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EA000000AE31C4054E8CC8F32A.jpg" manifest:media-type="image/jpeg"/>
  <manifest:file-entry manifest:full-path="Pictures/1000000000000628000001C69017D4A3645C7E90.jpg" manifest:media-type="image/jpeg"/>
  <manifest:file-entry manifest:full-path="Pictures/10000000000002040000002E0D4907E44FA442B7.jpg" manifest:media-type="image/jpeg"/>
  <manifest:file-entry manifest:full-path="Pictures/100000000000043E0000027298EE7DDCE1B86CFA.jpg" manifest:media-type="image/jpeg"/>
  <manifest:file-entry manifest:full-path="Pictures/100002010000014500000045B2009FA7E7BDC1DD.png" manifest:media-type="image/png"/>
  <manifest:file-entry manifest:full-path="Pictures/10000201000000ED000000ED19A7F8DEB15DDBB7.png" manifest:media-type="image/png"/>
  <manifest:file-entry manifest:full-path="Pictures/10000000000003F000000233979058C949FFA9ED.png" manifest:media-type="image/png"/>
  <manifest:file-entry manifest:full-path="Pictures/100000000000060F000003177BCF4596F32650D3.jpg" manifest:media-type="image/jpeg"/>
  <manifest:file-entry manifest:full-path="Pictures/100000000000016400000062F5CB68C553ED60CF.jpg" manifest:media-type="image/jpeg"/>
  <manifest:file-entry manifest:full-path="Pictures/100000000000070400000326DD2740BC7E79F94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erif" svg:font-family="'Liberation Serif'"/>
    <style:font-face style:name="ProximaNova" svg:font-family="ProximaNova"/>
    <style:font-face style:name="ProximaNovaular" svg:font-family="ProximaNovaular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a5551"/>
    </style:style>
    <style:style style:name="gr2" style:family="graphic" style:parent-style-name="standard">
      <style:graphic-properties draw:stroke="none" draw:fill="solid" draw:fill-color="#ea5651"/>
    </style:style>
    <style:style style:name="gr3" style:family="graphic" style:parent-style-name="standard">
      <style:graphic-properties draw:stroke="none" draw:fill="solid" draw:fill-color="#ea5751"/>
    </style:style>
    <style:style style:name="gr4" style:family="graphic" style:parent-style-name="standard">
      <style:graphic-properties draw:stroke="none" draw:fill="solid" draw:fill-color="#eb5850"/>
    </style:style>
    <style:style style:name="gr5" style:family="graphic" style:parent-style-name="standard">
      <style:graphic-properties draw:stroke="none" draw:fill="solid" draw:fill-color="#eb5950"/>
    </style:style>
    <style:style style:name="gr6" style:family="graphic" style:parent-style-name="standard">
      <style:graphic-properties draw:stroke="none" draw:fill="solid" draw:fill-color="#eb5a50"/>
    </style:style>
    <style:style style:name="gr7" style:family="graphic" style:parent-style-name="standard">
      <style:graphic-properties draw:stroke="none" draw:fill="solid" draw:fill-color="#eb5b50"/>
    </style:style>
    <style:style style:name="gr8" style:family="graphic" style:parent-style-name="standard">
      <style:graphic-properties draw:stroke="none" draw:fill="solid" draw:fill-color="#eb5c50"/>
    </style:style>
    <style:style style:name="gr9" style:family="graphic" style:parent-style-name="standard">
      <style:graphic-properties draw:stroke="none" draw:fill="solid" draw:fill-color="#ec5c50"/>
    </style:style>
    <style:style style:name="gr10" style:family="graphic" style:parent-style-name="standard">
      <style:graphic-properties draw:stroke="none" draw:fill="solid" draw:fill-color="#ec5d4f"/>
    </style:style>
    <style:style style:name="gr11" style:family="graphic" style:parent-style-name="standard">
      <style:graphic-properties draw:stroke="none" draw:fill="solid" draw:fill-color="#ec5e4f"/>
    </style:style>
    <style:style style:name="gr12" style:family="graphic" style:parent-style-name="standard">
      <style:graphic-properties draw:stroke="none" draw:fill="solid" draw:fill-color="#ec5f4f"/>
    </style:style>
    <style:style style:name="gr13" style:family="graphic" style:parent-style-name="standard">
      <style:graphic-properties draw:stroke="none" draw:fill="solid" draw:fill-color="#ec604f"/>
    </style:style>
    <style:style style:name="gr14" style:family="graphic" style:parent-style-name="standard">
      <style:graphic-properties draw:stroke="none" draw:fill="solid" draw:fill-color="#ed614f"/>
    </style:style>
    <style:style style:name="gr15" style:family="graphic" style:parent-style-name="standard">
      <style:graphic-properties draw:stroke="none" draw:fill="solid" draw:fill-color="#ed624e"/>
    </style:style>
    <style:style style:name="gr16" style:family="graphic" style:parent-style-name="standard">
      <style:graphic-properties draw:stroke="none" draw:fill="solid" draw:fill-color="#ed634e"/>
    </style:style>
    <style:style style:name="gr17" style:family="graphic" style:parent-style-name="standard">
      <style:graphic-properties draw:stroke="none" draw:fill="solid" draw:fill-color="#ed644e"/>
    </style:style>
    <style:style style:name="gr18" style:family="graphic" style:parent-style-name="standard">
      <style:graphic-properties draw:stroke="none" draw:fill="solid" draw:fill-color="#ed654e"/>
    </style:style>
    <style:style style:name="gr19" style:family="graphic" style:parent-style-name="standard">
      <style:graphic-properties draw:stroke="none" draw:fill="solid" draw:fill-color="#ee654e"/>
    </style:style>
    <style:style style:name="gr20" style:family="graphic" style:parent-style-name="standard">
      <style:graphic-properties draw:stroke="none" draw:fill="solid" draw:fill-color="#ee664d"/>
    </style:style>
    <style:style style:name="gr21" style:family="graphic" style:parent-style-name="standard">
      <style:graphic-properties draw:stroke="none" draw:fill="solid" draw:fill-color="#ee674d"/>
    </style:style>
    <style:style style:name="gr22" style:family="graphic" style:parent-style-name="standard">
      <style:graphic-properties draw:stroke="none" draw:fill="solid" draw:fill-color="#ee684d"/>
    </style:style>
    <style:style style:name="gr23" style:family="graphic" style:parent-style-name="standard">
      <style:graphic-properties draw:stroke="none" draw:fill="solid" draw:fill-color="#ee694d"/>
    </style:style>
    <style:style style:name="gr24" style:family="graphic" style:parent-style-name="standard">
      <style:graphic-properties draw:stroke="none" draw:fill="solid" draw:fill-color="#ef6a4d"/>
    </style:style>
    <style:style style:name="gr25" style:family="graphic" style:parent-style-name="standard">
      <style:graphic-properties draw:stroke="none" draw:fill="solid" draw:fill-color="#ef6b4d"/>
    </style:style>
    <style:style style:name="gr26" style:family="graphic" style:parent-style-name="standard">
      <style:graphic-properties draw:stroke="none" draw:fill="solid" draw:fill-color="#ef6c4c"/>
    </style:style>
    <style:style style:name="gr27" style:family="graphic" style:parent-style-name="standard">
      <style:graphic-properties draw:stroke="none" draw:fill="solid" draw:fill-color="#ef6d4c"/>
    </style:style>
    <style:style style:name="gr28" style:family="graphic" style:parent-style-name="standard">
      <style:graphic-properties draw:stroke="none" draw:fill="solid" draw:fill-color="#ef6e4c"/>
    </style:style>
    <style:style style:name="gr29" style:family="graphic" style:parent-style-name="standard">
      <style:graphic-properties draw:stroke="none" draw:fill="solid" draw:fill-color="#ef6f4c"/>
    </style:style>
    <style:style style:name="gr30" style:family="graphic" style:parent-style-name="standard">
      <style:graphic-properties draw:stroke="none" draw:fill="solid" draw:fill-color="#f06f4c"/>
    </style:style>
    <style:style style:name="gr31" style:family="graphic" style:parent-style-name="standard">
      <style:graphic-properties draw:stroke="none" draw:fill="solid" draw:fill-color="#f0704b"/>
    </style:style>
    <style:style style:name="gr32" style:family="graphic" style:parent-style-name="standard">
      <style:graphic-properties draw:stroke="none" draw:fill="solid" draw:fill-color="#f0714b"/>
    </style:style>
    <style:style style:name="gr33" style:family="graphic" style:parent-style-name="standard">
      <style:graphic-properties draw:stroke="none" draw:fill="solid" draw:fill-color="#f0724b"/>
    </style:style>
    <style:style style:name="gr34" style:family="graphic" style:parent-style-name="standard">
      <style:graphic-properties draw:stroke="none" draw:fill="solid" draw:fill-color="#f0734b"/>
    </style:style>
    <style:style style:name="gr35" style:family="graphic" style:parent-style-name="standard">
      <style:graphic-properties draw:stroke="none" draw:fill="solid" draw:fill-color="#f1744b"/>
    </style:style>
    <style:style style:name="gr36" style:family="graphic" style:parent-style-name="standard">
      <style:graphic-properties draw:stroke="none" draw:fill="solid" draw:fill-color="#f1754b"/>
    </style:style>
    <style:style style:name="gr37" style:family="graphic" style:parent-style-name="standard">
      <style:graphic-properties draw:stroke="none" draw:fill="solid" draw:fill-color="#f1764a"/>
    </style:style>
    <style:style style:name="gr38" style:family="graphic" style:parent-style-name="standard">
      <style:graphic-properties draw:stroke="none" draw:fill="solid" draw:fill-color="#f1774a"/>
    </style:style>
    <style:style style:name="gr39" style:family="graphic" style:parent-style-name="standard">
      <style:graphic-properties draw:stroke="none" draw:fill="solid" draw:fill-color="#f1784a"/>
    </style:style>
    <style:style style:name="gr40" style:family="graphic" style:parent-style-name="standard">
      <style:graphic-properties draw:stroke="none" draw:fill="solid" draw:fill-color="#f2794a"/>
    </style:style>
    <style:style style:name="gr41" style:family="graphic" style:parent-style-name="standard">
      <style:graphic-properties draw:stroke="none" draw:fill="solid" draw:fill-color="#f27a49"/>
    </style:style>
    <style:style style:name="gr42" style:family="graphic" style:parent-style-name="standard">
      <style:graphic-properties draw:stroke="none" draw:fill="solid" draw:fill-color="#f27b49"/>
    </style:style>
    <style:style style:name="gr43" style:family="graphic" style:parent-style-name="standard">
      <style:graphic-properties draw:stroke="none" draw:fill="solid" draw:fill-color="#f27c49"/>
    </style:style>
    <style:style style:name="gr44" style:family="graphic" style:parent-style-name="standard">
      <style:graphic-properties draw:stroke="none" draw:fill="solid" draw:fill-color="#f37d49"/>
    </style:style>
    <style:style style:name="gr45" style:family="graphic" style:parent-style-name="standard">
      <style:graphic-properties draw:stroke="none" draw:fill="solid" draw:fill-color="#f37e49"/>
    </style:style>
    <style:style style:name="gr46" style:family="graphic" style:parent-style-name="standard">
      <style:graphic-properties draw:stroke="none" draw:fill="solid" draw:fill-color="#f37f48"/>
    </style:style>
    <style:style style:name="gr47" style:family="graphic" style:parent-style-name="standard">
      <style:graphic-properties draw:stroke="none" draw:fill="solid" draw:fill-color="#f38048"/>
    </style:style>
    <style:style style:name="gr48" style:family="graphic" style:parent-style-name="standard">
      <style:graphic-properties draw:stroke="none" draw:fill="solid" draw:fill-color="#f38148"/>
    </style:style>
    <style:style style:name="gr49" style:family="graphic" style:parent-style-name="standard">
      <style:graphic-properties draw:stroke="none" draw:fill="solid" draw:fill-color="#f48248"/>
    </style:style>
    <style:style style:name="gr50" style:family="graphic" style:parent-style-name="standard">
      <style:graphic-properties draw:stroke="none" draw:fill="solid" draw:fill-color="#f48348"/>
    </style:style>
    <style:style style:name="gr51" style:family="graphic" style:parent-style-name="standard">
      <style:graphic-properties draw:stroke="none" draw:fill="solid" draw:fill-color="#f48447"/>
    </style:style>
    <style:style style:name="gr52" style:family="graphic" style:parent-style-name="standard">
      <style:graphic-properties draw:stroke="none" draw:fill="solid" draw:fill-color="#f48547"/>
    </style:style>
    <style:style style:name="gr53" style:family="graphic" style:parent-style-name="standard">
      <style:graphic-properties draw:stroke="none" draw:fill="solid" draw:fill-color="#f48647"/>
    </style:style>
    <style:style style:name="gr54" style:family="graphic" style:parent-style-name="standard">
      <style:graphic-properties draw:stroke="none" draw:fill="solid" draw:fill-color="#f58647"/>
    </style:style>
    <style:style style:name="gr55" style:family="graphic" style:parent-style-name="standard">
      <style:graphic-properties draw:stroke="none" draw:fill="solid" draw:fill-color="#f58747"/>
    </style:style>
    <style:style style:name="gr56" style:family="graphic" style:parent-style-name="standard">
      <style:graphic-properties draw:stroke="none" draw:fill="solid" draw:fill-color="#f58847"/>
    </style:style>
    <style:style style:name="gr57" style:family="graphic" style:parent-style-name="standard">
      <style:graphic-properties draw:stroke="none" draw:fill="solid" draw:fill-color="#f58946"/>
    </style:style>
    <style:style style:name="gr58" style:family="graphic" style:parent-style-name="standard">
      <style:graphic-properties draw:stroke="none" draw:fill="solid" draw:fill-color="#f58a46"/>
    </style:style>
    <style:style style:name="gr59" style:family="graphic" style:parent-style-name="standard">
      <style:graphic-properties draw:stroke="none" draw:fill="solid" draw:fill-color="#f68b46"/>
    </style:style>
    <style:style style:name="gr60" style:family="graphic" style:parent-style-name="standard">
      <style:graphic-properties draw:stroke="none" draw:fill="solid" draw:fill-color="#f68c46"/>
    </style:style>
    <style:style style:name="gr61" style:family="graphic" style:parent-style-name="standard">
      <style:graphic-properties draw:stroke="none" draw:fill="solid" draw:fill-color="#f68d46"/>
    </style:style>
    <style:style style:name="gr62" style:family="graphic" style:parent-style-name="standard">
      <style:graphic-properties draw:stroke="none" draw:fill="solid" draw:fill-color="#f68e45"/>
    </style:style>
    <style:style style:name="gr63" style:family="graphic" style:parent-style-name="standard">
      <style:graphic-properties draw:stroke="none" draw:fill="solid" draw:fill-color="#f68f45"/>
    </style:style>
    <style:style style:name="gr64" style:family="graphic" style:parent-style-name="standard">
      <style:graphic-properties draw:stroke="none" draw:fill="solid" draw:fill-color="#f79045"/>
    </style:style>
    <style:style style:name="gr65" style:family="graphic" style:parent-style-name="standard">
      <style:graphic-properties draw:stroke="none" draw:fill="solid" draw:fill-color="#f79145"/>
    </style:style>
    <style:style style:name="gr66" style:family="graphic" style:parent-style-name="standard">
      <style:graphic-properties draw:stroke="none" draw:fill="solid" draw:fill-color="#f79245"/>
    </style:style>
    <style:style style:name="gr67" style:family="graphic" style:parent-style-name="standard">
      <style:graphic-properties draw:stroke="none" draw:fill="solid" draw:fill-color="#f79344"/>
    </style:style>
    <style:style style:name="gr68" style:family="graphic" style:parent-style-name="standard">
      <style:graphic-properties draw:stroke="none" draw:fill="solid" draw:fill-color="#f79444"/>
    </style:style>
    <style:style style:name="gr69" style:family="graphic" style:parent-style-name="standard">
      <style:graphic-properties draw:stroke="none" draw:fill="solid" draw:fill-color="#f89444"/>
    </style:style>
    <style:style style:name="gr70" style:family="graphic" style:parent-style-name="standard">
      <style:graphic-properties draw:stroke="none" draw:fill="solid" draw:fill-color="#f89544"/>
    </style:style>
    <style:style style:name="gr71" style:family="graphic" style:parent-style-name="standard">
      <style:graphic-properties draw:stroke="none" draw:fill="solid" draw:fill-color="#f89644"/>
    </style:style>
    <style:style style:name="gr72" style:family="graphic" style:parent-style-name="standard">
      <style:graphic-properties draw:stroke="none" draw:fill="solid" draw:fill-color="#f89743"/>
    </style:style>
    <style:style style:name="gr73" style:family="graphic" style:parent-style-name="standard">
      <style:graphic-properties draw:stroke="none" draw:fill="solid" draw:fill-color="#f89843"/>
    </style:style>
    <style:style style:name="gr74" style:family="graphic" style:parent-style-name="standard">
      <style:graphic-properties draw:stroke="none" draw:fill="solid" draw:fill-color="#f99943"/>
    </style:style>
    <style:style style:name="gr75" style:family="graphic" style:parent-style-name="standard">
      <style:graphic-properties draw:stroke="none" draw:fill="solid" draw:fill-color="#f99a43"/>
    </style:style>
    <style:style style:name="gr76" style:family="graphic" style:parent-style-name="standard">
      <style:graphic-properties draw:stroke="none" draw:fill="solid" draw:fill-color="#f99b43"/>
    </style:style>
    <style:style style:name="gr77" style:family="graphic" style:parent-style-name="standard">
      <style:graphic-properties draw:stroke="none" draw:fill="solid" draw:fill-color="#f99c43"/>
    </style:style>
    <style:style style:name="gr78" style:family="graphic" style:parent-style-name="standard">
      <style:graphic-properties draw:stroke="none" draw:fill="solid" draw:fill-color="#f99d42"/>
    </style:style>
    <style:style style:name="gr79" style:family="graphic" style:parent-style-name="standard">
      <style:graphic-properties draw:stroke="none" draw:fill="solid" draw:fill-color="#fa9d42"/>
    </style:style>
    <style:style style:name="gr80" style:family="graphic" style:parent-style-name="standard">
      <style:graphic-properties draw:stroke="none" draw:fill="solid" draw:fill-color="#fa9e42"/>
    </style:style>
    <style:style style:name="gr81" style:family="graphic" style:parent-style-name="standard">
      <style:graphic-properties draw:stroke="none" draw:fill="solid" draw:fill-color="#fa9f42"/>
    </style:style>
    <style:style style:name="gr82" style:family="graphic" style:parent-style-name="standard">
      <style:graphic-properties draw:stroke="none" draw:fill="solid" draw:fill-color="#faa042"/>
    </style:style>
    <style:style style:name="gr83" style:family="graphic" style:parent-style-name="standard">
      <style:graphic-properties draw:stroke="none" draw:fill="solid" draw:fill-color="#faa141"/>
    </style:style>
    <style:style style:name="gr84" style:family="graphic" style:parent-style-name="standard">
      <style:graphic-properties draw:stroke="none" draw:fill="solid" draw:fill-color="#faa241"/>
    </style:style>
    <style:style style:name="gr85" style:family="graphic" style:parent-style-name="standard">
      <style:graphic-properties draw:stroke="none" draw:fill="solid" draw:fill-color="#fba341"/>
    </style:style>
    <style:style style:name="gr86" style:family="graphic" style:parent-style-name="standard">
      <style:graphic-properties draw:stroke="none" draw:fill="solid" draw:fill-color="#fba441"/>
    </style:style>
    <style:style style:name="gr87" style:family="graphic" style:parent-style-name="standard">
      <style:graphic-properties draw:stroke="none" draw:fill="solid" draw:fill-color="#fba541"/>
    </style:style>
    <style:style style:name="gr88" style:family="graphic" style:parent-style-name="standard">
      <style:graphic-properties draw:stroke="none" draw:fill="solid" draw:fill-color="#fba641"/>
    </style:style>
    <style:style style:name="gr89" style:family="graphic" style:parent-style-name="standard">
      <style:graphic-properties draw:stroke="none" draw:fill="solid" draw:fill-color="#fba740"/>
    </style:style>
    <style:style style:name="gr90" style:family="graphic" style:parent-style-name="standard">
      <style:graphic-properties draw:stroke="none" draw:fill="solid" draw:fill-color="#fca740"/>
    </style:style>
    <style:style style:name="gr91" style:family="graphic" style:parent-style-name="standard">
      <style:graphic-properties draw:stroke="none" draw:fill="solid" draw:fill-color="#fca840"/>
    </style:style>
    <style:style style:name="gr92" style:family="graphic" style:parent-style-name="standard">
      <style:graphic-properties draw:stroke="none" draw:fill="solid" draw:fill-color="#fca940"/>
    </style:style>
    <style:style style:name="gr93" style:family="graphic" style:parent-style-name="standard">
      <style:graphic-properties draw:stroke="none" draw:fill="solid" draw:fill-color="#fcaa40"/>
    </style:style>
    <style:style style:name="gr94" style:family="graphic" style:parent-style-name="standard">
      <style:graphic-properties draw:stroke="none" draw:fill="solid" draw:fill-color="#fcab3f"/>
    </style:style>
    <style:style style:name="gr95" style:family="graphic" style:parent-style-name="standard">
      <style:graphic-properties draw:stroke="none" draw:fill="solid" draw:fill-color="#fdac3f"/>
    </style:style>
    <style:style style:name="gr96" style:family="graphic" style:parent-style-name="standard">
      <style:graphic-properties draw:stroke="none" draw:fill="solid" draw:fill-color="#fdad3f"/>
    </style:style>
    <style:style style:name="gr97" style:family="graphic" style:parent-style-name="standard">
      <style:graphic-properties draw:stroke="none" draw:fill="solid" draw:fill-color="#fdae3f"/>
    </style:style>
    <style:style style:name="gr98" style:family="graphic" style:parent-style-name="standard">
      <style:graphic-properties draw:stroke="none" draw:fill="solid" draw:fill-color="#fdaf3f"/>
    </style:style>
    <style:style style:name="gr99" style:family="graphic" style:parent-style-name="standard">
      <style:graphic-properties draw:stroke="none" draw:fill="solid" draw:fill-color="#fdb03e"/>
    </style:style>
    <style:style style:name="gr100" style:family="graphic" style:parent-style-name="standard">
      <style:graphic-properties draw:stroke="none" draw:fill="solid" draw:fill-color="#feb03e"/>
    </style:style>
    <style:style style:name="gr101" style:family="graphic" style:parent-style-name="standard">
      <style:graphic-properties draw:stroke="none" draw:fill="solid" draw:fill-color="#feb13e"/>
    </style:style>
    <style:style style:name="gr102" style:family="graphic" style:parent-style-name="standard">
      <style:graphic-properties draw:stroke="none" draw:fill="solid" draw:fill-color="#feb23e"/>
    </style:style>
    <style:style style:name="gr103" style:family="graphic" style:parent-style-name="standard">
      <style:graphic-properties draw:stroke="none" draw:fill="solid" draw:fill-color="#feb33e"/>
    </style:style>
    <style:style style:name="gr104" style:family="graphic" style:parent-style-name="standard">
      <style:graphic-properties draw:stroke="none" draw:fill="solid" draw:fill-color="#feb43e"/>
    </style:style>
    <style:style style:name="gr105" style:family="graphic" style:parent-style-name="standard">
      <style:graphic-properties draw:stroke="none" draw:fill="solid" draw:fill-color="#ffb53d"/>
    </style:style>
    <style:style style:name="gr106" style:family="graphic" style:parent-style-name="standard">
      <style:graphic-properties draw:stroke="none" draw:fill="solid" draw:fill-color="#ffb63d"/>
    </style:style>
    <style:style style:name="gr107" style:family="graphic" style:parent-style-name="standard">
      <style:graphic-properties draw:stroke="none" draw:fill="solid" draw:fill-color="#ffb73d"/>
    </style:style>
    <style:style style:name="gr108" style:family="graphic" style:parent-style-name="standard">
      <style:graphic-properties draw:stroke="none" draw:fill="solid" draw:fill-color="#000000" draw:opacity="0%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0" style:family="graphic" style:parent-style-name="standard">
      <style:graphic-properties draw:stroke="none" draw:fill="solid" draw:fill-color="#ffffff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standard">
      <style:graphic-properties draw:stroke="none" draw:fill="solid" draw:fill-color="#010000" draw:opacity="0%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115" style:family="graphic" style:parent-style-name="standard">
      <style:graphic-properties draw:stroke="none" draw:fill="solid" draw:fill-color="#000000"/>
    </style:style>
    <style:style style:name="gr116" style:family="graphic" style:parent-style-name="standard">
      <style:graphic-properties draw:stroke="none" draw:fill="solid" draw:fill-color="#222222"/>
    </style:style>
    <style:style style:name="gr117" style:family="graphic" style:parent-style-name="standard">
      <style:graphic-properties draw:stroke="none" draw:fill="solid" draw:fill-color="#ee6a4d"/>
    </style:style>
    <style:style style:name="gr118" style:family="graphic" style:parent-style-name="standard">
      <style:graphic-properties draw:stroke="none" draw:fill="solid" draw:fill-color="#ef6b4c"/>
    </style:style>
    <style:style style:name="gr119" style:family="graphic" style:parent-style-name="standard">
      <style:graphic-properties draw:stroke="none" draw:fill="solid" draw:fill-color="#f0704c"/>
    </style:style>
    <style:style style:name="gr120" style:family="graphic" style:parent-style-name="standard">
      <style:graphic-properties draw:stroke="none" draw:fill="solid" draw:fill-color="#f1754a"/>
    </style:style>
    <style:style style:name="gr121" style:family="graphic" style:parent-style-name="standard">
      <style:graphic-properties draw:stroke="none" draw:fill="solid" draw:fill-color="#f2784a"/>
    </style:style>
    <style:style style:name="gr122" style:family="graphic" style:parent-style-name="standard">
      <style:graphic-properties draw:stroke="none" draw:fill="solid" draw:fill-color="#f58b46"/>
    </style:style>
    <style:style style:name="gr123" style:family="graphic" style:parent-style-name="standard">
      <style:graphic-properties draw:stroke="none" draw:fill="solid" draw:fill-color="#f79244"/>
    </style:style>
    <style:style style:name="gr124" style:family="graphic" style:parent-style-name="standard">
      <style:graphic-properties draw:stroke="none" draw:fill="solid" draw:fill-color="#f89744"/>
    </style:style>
    <style:style style:name="gr125" style:family="graphic" style:parent-style-name="standard">
      <style:graphic-properties draw:stroke="none" draw:fill="solid" draw:fill-color="#fba640"/>
    </style:style>
    <style:style style:name="P1" style:family="paragraph">
      <loext:graphic-properties draw:fill="solid" draw:fill-color="#ea5551"/>
    </style:style>
    <style:style style:name="P2" style:family="paragraph">
      <loext:graphic-properties draw:fill="solid" draw:fill-color="#ea5651"/>
    </style:style>
    <style:style style:name="P3" style:family="paragraph">
      <loext:graphic-properties draw:fill="solid" draw:fill-color="#ea5751"/>
    </style:style>
    <style:style style:name="P4" style:family="paragraph">
      <loext:graphic-properties draw:fill="solid" draw:fill-color="#eb5850"/>
    </style:style>
    <style:style style:name="P5" style:family="paragraph">
      <loext:graphic-properties draw:fill="solid" draw:fill-color="#eb5950"/>
    </style:style>
    <style:style style:name="P6" style:family="paragraph">
      <loext:graphic-properties draw:fill="solid" draw:fill-color="#eb5a50"/>
    </style:style>
    <style:style style:name="P7" style:family="paragraph">
      <loext:graphic-properties draw:fill="solid" draw:fill-color="#eb5b50"/>
    </style:style>
    <style:style style:name="P8" style:family="paragraph">
      <loext:graphic-properties draw:fill="solid" draw:fill-color="#eb5c50"/>
    </style:style>
    <style:style style:name="P9" style:family="paragraph">
      <loext:graphic-properties draw:fill="solid" draw:fill-color="#ec5c50"/>
    </style:style>
    <style:style style:name="P10" style:family="paragraph">
      <loext:graphic-properties draw:fill="solid" draw:fill-color="#ec5d4f"/>
    </style:style>
    <style:style style:name="P11" style:family="paragraph">
      <loext:graphic-properties draw:fill="solid" draw:fill-color="#ec5e4f"/>
    </style:style>
    <style:style style:name="P12" style:family="paragraph">
      <loext:graphic-properties draw:fill="solid" draw:fill-color="#ec5f4f"/>
    </style:style>
    <style:style style:name="P13" style:family="paragraph">
      <loext:graphic-properties draw:fill="solid" draw:fill-color="#ec604f"/>
    </style:style>
    <style:style style:name="P14" style:family="paragraph">
      <loext:graphic-properties draw:fill="solid" draw:fill-color="#ed614f"/>
    </style:style>
    <style:style style:name="P15" style:family="paragraph">
      <loext:graphic-properties draw:fill="solid" draw:fill-color="#ed624e"/>
    </style:style>
    <style:style style:name="P16" style:family="paragraph">
      <loext:graphic-properties draw:fill="solid" draw:fill-color="#ed634e"/>
    </style:style>
    <style:style style:name="P17" style:family="paragraph">
      <loext:graphic-properties draw:fill="solid" draw:fill-color="#ed644e"/>
    </style:style>
    <style:style style:name="P18" style:family="paragraph">
      <loext:graphic-properties draw:fill="solid" draw:fill-color="#ed654e"/>
    </style:style>
    <style:style style:name="P19" style:family="paragraph">
      <loext:graphic-properties draw:fill="solid" draw:fill-color="#ee654e"/>
    </style:style>
    <style:style style:name="P20" style:family="paragraph">
      <loext:graphic-properties draw:fill="solid" draw:fill-color="#ee664d"/>
    </style:style>
    <style:style style:name="P21" style:family="paragraph">
      <loext:graphic-properties draw:fill="solid" draw:fill-color="#ee674d"/>
    </style:style>
    <style:style style:name="P22" style:family="paragraph">
      <loext:graphic-properties draw:fill="solid" draw:fill-color="#ee684d"/>
    </style:style>
    <style:style style:name="P23" style:family="paragraph">
      <loext:graphic-properties draw:fill="solid" draw:fill-color="#ee694d"/>
    </style:style>
    <style:style style:name="P24" style:family="paragraph">
      <loext:graphic-properties draw:fill="solid" draw:fill-color="#ef6a4d"/>
    </style:style>
    <style:style style:name="P25" style:family="paragraph">
      <loext:graphic-properties draw:fill="solid" draw:fill-color="#ef6b4d"/>
    </style:style>
    <style:style style:name="P26" style:family="paragraph">
      <loext:graphic-properties draw:fill="solid" draw:fill-color="#ef6c4c"/>
    </style:style>
    <style:style style:name="P27" style:family="paragraph">
      <loext:graphic-properties draw:fill="solid" draw:fill-color="#ef6d4c"/>
    </style:style>
    <style:style style:name="P28" style:family="paragraph">
      <loext:graphic-properties draw:fill="solid" draw:fill-color="#ef6e4c"/>
    </style:style>
    <style:style style:name="P29" style:family="paragraph">
      <loext:graphic-properties draw:fill="solid" draw:fill-color="#ef6f4c"/>
    </style:style>
    <style:style style:name="P30" style:family="paragraph">
      <loext:graphic-properties draw:fill="solid" draw:fill-color="#f06f4c"/>
    </style:style>
    <style:style style:name="P31" style:family="paragraph">
      <loext:graphic-properties draw:fill="solid" draw:fill-color="#f0704b"/>
    </style:style>
    <style:style style:name="P32" style:family="paragraph">
      <loext:graphic-properties draw:fill="solid" draw:fill-color="#f0714b"/>
    </style:style>
    <style:style style:name="P33" style:family="paragraph">
      <loext:graphic-properties draw:fill="solid" draw:fill-color="#f0724b"/>
    </style:style>
    <style:style style:name="P34" style:family="paragraph">
      <loext:graphic-properties draw:fill="solid" draw:fill-color="#f0734b"/>
    </style:style>
    <style:style style:name="P35" style:family="paragraph">
      <loext:graphic-properties draw:fill="solid" draw:fill-color="#f1744b"/>
    </style:style>
    <style:style style:name="P36" style:family="paragraph">
      <loext:graphic-properties draw:fill="solid" draw:fill-color="#f1754b"/>
    </style:style>
    <style:style style:name="P37" style:family="paragraph">
      <loext:graphic-properties draw:fill="solid" draw:fill-color="#f1764a"/>
    </style:style>
    <style:style style:name="P38" style:family="paragraph">
      <loext:graphic-properties draw:fill="solid" draw:fill-color="#f1774a"/>
    </style:style>
    <style:style style:name="P39" style:family="paragraph">
      <loext:graphic-properties draw:fill="solid" draw:fill-color="#f1784a"/>
    </style:style>
    <style:style style:name="P40" style:family="paragraph">
      <loext:graphic-properties draw:fill="solid" draw:fill-color="#f2794a"/>
    </style:style>
    <style:style style:name="P41" style:family="paragraph">
      <loext:graphic-properties draw:fill="solid" draw:fill-color="#f27a49"/>
    </style:style>
    <style:style style:name="P42" style:family="paragraph">
      <loext:graphic-properties draw:fill="solid" draw:fill-color="#f27b49"/>
    </style:style>
    <style:style style:name="P43" style:family="paragraph">
      <loext:graphic-properties draw:fill="solid" draw:fill-color="#f27c49"/>
    </style:style>
    <style:style style:name="P44" style:family="paragraph">
      <loext:graphic-properties draw:fill="solid" draw:fill-color="#f37d49"/>
    </style:style>
    <style:style style:name="P45" style:family="paragraph">
      <loext:graphic-properties draw:fill="solid" draw:fill-color="#f37e49"/>
    </style:style>
    <style:style style:name="P46" style:family="paragraph">
      <loext:graphic-properties draw:fill="solid" draw:fill-color="#f37f48"/>
    </style:style>
    <style:style style:name="P47" style:family="paragraph">
      <loext:graphic-properties draw:fill="solid" draw:fill-color="#f38048"/>
    </style:style>
    <style:style style:name="P48" style:family="paragraph">
      <loext:graphic-properties draw:fill="solid" draw:fill-color="#f38148"/>
    </style:style>
    <style:style style:name="P49" style:family="paragraph">
      <loext:graphic-properties draw:fill="solid" draw:fill-color="#f48248"/>
    </style:style>
    <style:style style:name="P50" style:family="paragraph">
      <loext:graphic-properties draw:fill="solid" draw:fill-color="#f48348"/>
    </style:style>
    <style:style style:name="P51" style:family="paragraph">
      <loext:graphic-properties draw:fill="solid" draw:fill-color="#f48447"/>
    </style:style>
    <style:style style:name="P52" style:family="paragraph">
      <loext:graphic-properties draw:fill="solid" draw:fill-color="#f48547"/>
    </style:style>
    <style:style style:name="P53" style:family="paragraph">
      <loext:graphic-properties draw:fill="solid" draw:fill-color="#f48647"/>
    </style:style>
    <style:style style:name="P54" style:family="paragraph">
      <loext:graphic-properties draw:fill="solid" draw:fill-color="#f58647"/>
    </style:style>
    <style:style style:name="P55" style:family="paragraph">
      <loext:graphic-properties draw:fill="solid" draw:fill-color="#f58747"/>
    </style:style>
    <style:style style:name="P56" style:family="paragraph">
      <loext:graphic-properties draw:fill="solid" draw:fill-color="#f58847"/>
    </style:style>
    <style:style style:name="P57" style:family="paragraph">
      <loext:graphic-properties draw:fill="solid" draw:fill-color="#f58946"/>
    </style:style>
    <style:style style:name="P58" style:family="paragraph">
      <loext:graphic-properties draw:fill="solid" draw:fill-color="#f58a46"/>
    </style:style>
    <style:style style:name="P59" style:family="paragraph">
      <loext:graphic-properties draw:fill="solid" draw:fill-color="#f68b46"/>
    </style:style>
    <style:style style:name="P60" style:family="paragraph">
      <loext:graphic-properties draw:fill="solid" draw:fill-color="#f68c46"/>
    </style:style>
    <style:style style:name="P61" style:family="paragraph">
      <loext:graphic-properties draw:fill="solid" draw:fill-color="#f68d46"/>
    </style:style>
    <style:style style:name="P62" style:family="paragraph">
      <loext:graphic-properties draw:fill="solid" draw:fill-color="#f68e45"/>
    </style:style>
    <style:style style:name="P63" style:family="paragraph">
      <loext:graphic-properties draw:fill="solid" draw:fill-color="#f68f45"/>
    </style:style>
    <style:style style:name="P64" style:family="paragraph">
      <loext:graphic-properties draw:fill="solid" draw:fill-color="#f79045"/>
    </style:style>
    <style:style style:name="P65" style:family="paragraph">
      <loext:graphic-properties draw:fill="solid" draw:fill-color="#f79145"/>
    </style:style>
    <style:style style:name="P66" style:family="paragraph">
      <loext:graphic-properties draw:fill="solid" draw:fill-color="#f79245"/>
    </style:style>
    <style:style style:name="P67" style:family="paragraph">
      <loext:graphic-properties draw:fill="solid" draw:fill-color="#f79344"/>
    </style:style>
    <style:style style:name="P68" style:family="paragraph">
      <loext:graphic-properties draw:fill="solid" draw:fill-color="#f79444"/>
    </style:style>
    <style:style style:name="P69" style:family="paragraph">
      <loext:graphic-properties draw:fill="solid" draw:fill-color="#f89444"/>
    </style:style>
    <style:style style:name="P70" style:family="paragraph">
      <loext:graphic-properties draw:fill="solid" draw:fill-color="#f89544"/>
    </style:style>
    <style:style style:name="P71" style:family="paragraph">
      <loext:graphic-properties draw:fill="solid" draw:fill-color="#f89644"/>
    </style:style>
    <style:style style:name="P72" style:family="paragraph">
      <loext:graphic-properties draw:fill="solid" draw:fill-color="#f89743"/>
    </style:style>
    <style:style style:name="P73" style:family="paragraph">
      <loext:graphic-properties draw:fill="solid" draw:fill-color="#f89843"/>
    </style:style>
    <style:style style:name="P74" style:family="paragraph">
      <loext:graphic-properties draw:fill="solid" draw:fill-color="#f99943"/>
    </style:style>
    <style:style style:name="P75" style:family="paragraph">
      <loext:graphic-properties draw:fill="solid" draw:fill-color="#f99a43"/>
    </style:style>
    <style:style style:name="P76" style:family="paragraph">
      <loext:graphic-properties draw:fill="solid" draw:fill-color="#f99b43"/>
    </style:style>
    <style:style style:name="P77" style:family="paragraph">
      <loext:graphic-properties draw:fill="solid" draw:fill-color="#f99c43"/>
    </style:style>
    <style:style style:name="P78" style:family="paragraph">
      <loext:graphic-properties draw:fill="solid" draw:fill-color="#f99d42"/>
    </style:style>
    <style:style style:name="P79" style:family="paragraph">
      <loext:graphic-properties draw:fill="solid" draw:fill-color="#fa9d42"/>
    </style:style>
    <style:style style:name="P80" style:family="paragraph">
      <loext:graphic-properties draw:fill="solid" draw:fill-color="#fa9e42"/>
    </style:style>
    <style:style style:name="P81" style:family="paragraph">
      <loext:graphic-properties draw:fill="solid" draw:fill-color="#fa9f42"/>
    </style:style>
    <style:style style:name="P82" style:family="paragraph">
      <loext:graphic-properties draw:fill="solid" draw:fill-color="#faa042"/>
    </style:style>
    <style:style style:name="P83" style:family="paragraph">
      <loext:graphic-properties draw:fill="solid" draw:fill-color="#faa141"/>
    </style:style>
    <style:style style:name="P84" style:family="paragraph">
      <loext:graphic-properties draw:fill="solid" draw:fill-color="#faa241"/>
    </style:style>
    <style:style style:name="P85" style:family="paragraph">
      <loext:graphic-properties draw:fill="solid" draw:fill-color="#fba341"/>
    </style:style>
    <style:style style:name="P86" style:family="paragraph">
      <loext:graphic-properties draw:fill="solid" draw:fill-color="#fba441"/>
    </style:style>
    <style:style style:name="P87" style:family="paragraph">
      <loext:graphic-properties draw:fill="solid" draw:fill-color="#fba541"/>
    </style:style>
    <style:style style:name="P88" style:family="paragraph">
      <loext:graphic-properties draw:fill="solid" draw:fill-color="#fba641"/>
    </style:style>
    <style:style style:name="P89" style:family="paragraph">
      <loext:graphic-properties draw:fill="solid" draw:fill-color="#fba740"/>
    </style:style>
    <style:style style:name="P90" style:family="paragraph">
      <loext:graphic-properties draw:fill="solid" draw:fill-color="#fca740"/>
    </style:style>
    <style:style style:name="P91" style:family="paragraph">
      <loext:graphic-properties draw:fill="solid" draw:fill-color="#fca840"/>
    </style:style>
    <style:style style:name="P92" style:family="paragraph">
      <loext:graphic-properties draw:fill="solid" draw:fill-color="#fca940"/>
    </style:style>
    <style:style style:name="P93" style:family="paragraph">
      <loext:graphic-properties draw:fill="solid" draw:fill-color="#fcaa40"/>
    </style:style>
    <style:style style:name="P94" style:family="paragraph">
      <loext:graphic-properties draw:fill="solid" draw:fill-color="#fcab3f"/>
    </style:style>
    <style:style style:name="P95" style:family="paragraph">
      <loext:graphic-properties draw:fill="solid" draw:fill-color="#fdac3f"/>
    </style:style>
    <style:style style:name="P96" style:family="paragraph">
      <loext:graphic-properties draw:fill="solid" draw:fill-color="#fdad3f"/>
    </style:style>
    <style:style style:name="P97" style:family="paragraph">
      <loext:graphic-properties draw:fill="solid" draw:fill-color="#fdae3f"/>
    </style:style>
    <style:style style:name="P98" style:family="paragraph">
      <loext:graphic-properties draw:fill="solid" draw:fill-color="#fdaf3f"/>
    </style:style>
    <style:style style:name="P99" style:family="paragraph">
      <loext:graphic-properties draw:fill="solid" draw:fill-color="#fdb03e"/>
    </style:style>
    <style:style style:name="P100" style:family="paragraph">
      <loext:graphic-properties draw:fill="solid" draw:fill-color="#feb03e"/>
    </style:style>
    <style:style style:name="P101" style:family="paragraph">
      <loext:graphic-properties draw:fill="solid" draw:fill-color="#feb13e"/>
    </style:style>
    <style:style style:name="P102" style:family="paragraph">
      <loext:graphic-properties draw:fill="solid" draw:fill-color="#feb23e"/>
    </style:style>
    <style:style style:name="P103" style:family="paragraph">
      <loext:graphic-properties draw:fill="solid" draw:fill-color="#feb33e"/>
    </style:style>
    <style:style style:name="P104" style:family="paragraph">
      <loext:graphic-properties draw:fill="solid" draw:fill-color="#feb43e"/>
    </style:style>
    <style:style style:name="P105" style:family="paragraph">
      <loext:graphic-properties draw:fill="solid" draw:fill-color="#ffb53d"/>
    </style:style>
    <style:style style:name="P106" style:family="paragraph">
      <loext:graphic-properties draw:fill="solid" draw:fill-color="#ffb63d"/>
    </style:style>
    <style:style style:name="P107" style:family="paragraph">
      <loext:graphic-properties draw:fill="solid" draw:fill-color="#ffb73d"/>
    </style:style>
    <style:style style:name="P108" style:family="paragraph">
      <loext:graphic-properties draw:fill="solid" draw:fill-color="#000000" draw:opacity="0%"/>
    </style:style>
    <style:style style:name="P109" style:family="paragraph">
      <loext:graphic-properties draw:fill="none"/>
    </style:style>
    <style:style style:name="P110" style:family="paragraph">
      <loext:graphic-properties draw:fill="solid" draw:fill-color="#ffffff"/>
    </style:style>
    <style:style style:name="P111" style:family="paragraph">
      <style:text-properties fo:color="#ffffff" fo:font-size="20pt" fo:background-color="transparent" style:font-size-asian="20pt" style:font-size-complex="20pt"/>
    </style:style>
    <style:style style:name="P112" style:family="paragraph">
      <loext:graphic-properties draw:fill="none" draw:fill-color="#ffffff"/>
      <style:text-properties fo:color="#ffffff" fo:font-size="20pt" fo:background-color="transparent" style:font-size-asian="20pt" style:font-size-complex="20pt"/>
    </style:style>
    <style:style style:name="P113" style:family="paragraph">
      <style:paragraph-properties fo:text-align="center"/>
    </style:style>
    <style:style style:name="P114" style:family="paragraph">
      <loext:graphic-properties draw:fill="solid" draw:fill-color="#010000" draw:opacity="0%"/>
    </style:style>
    <style:style style:name="P115" style:family="paragraph">
      <style:paragraph-properties fo:text-align="start" style:writing-mode="lr-tb"/>
    </style:style>
    <style:style style:name="P116" style:family="paragraph">
      <loext:graphic-properties draw:fill="none"/>
      <style:text-properties fo:font-size="11pt" style:font-size-asian="11pt" style:font-size-complex="11pt"/>
    </style:style>
    <style:style style:name="P117" style:family="paragraph">
      <loext:graphic-properties draw:fill="solid" draw:fill-color="#000000"/>
    </style:style>
    <style:style style:name="P118" style:family="paragraph">
      <loext:graphic-properties draw:fill="solid" draw:fill-color="#222222"/>
    </style:style>
    <style:style style:name="P119" style:family="paragraph">
      <loext:graphic-properties draw:fill="solid" draw:fill-color="#ee6a4d"/>
    </style:style>
    <style:style style:name="P120" style:family="paragraph">
      <loext:graphic-properties draw:fill="solid" draw:fill-color="#ef6b4c"/>
    </style:style>
    <style:style style:name="P121" style:family="paragraph">
      <loext:graphic-properties draw:fill="solid" draw:fill-color="#f0704c"/>
    </style:style>
    <style:style style:name="P122" style:family="paragraph">
      <loext:graphic-properties draw:fill="solid" draw:fill-color="#f1754a"/>
    </style:style>
    <style:style style:name="P123" style:family="paragraph">
      <loext:graphic-properties draw:fill="solid" draw:fill-color="#f2784a"/>
    </style:style>
    <style:style style:name="P124" style:family="paragraph">
      <loext:graphic-properties draw:fill="solid" draw:fill-color="#f58b46"/>
    </style:style>
    <style:style style:name="P125" style:family="paragraph">
      <loext:graphic-properties draw:fill="solid" draw:fill-color="#f79244"/>
    </style:style>
    <style:style style:name="P126" style:family="paragraph">
      <loext:graphic-properties draw:fill="solid" draw:fill-color="#f89744"/>
    </style:style>
    <style:style style:name="P127" style:family="paragraph">
      <loext:graphic-properties draw:fill="solid" draw:fill-color="#fba640"/>
    </style:style>
    <style:style style:name="T1" style:family="text">
      <style:text-properties fo:color="#ffffff" fo:font-size="20pt" fo:background-color="transparent" style:font-size-asian="20pt" style:font-size-complex="20pt"/>
    </style:style>
    <style:style style:name="T2" style:family="text">
      <style:text-properties fo:color="#000000" style:font-name="Arial" fo:font-size="11pt" style:font-size-asian="11pt" style:font-name-complex="Arial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31cm" svg:height="0.31cm" svg:x="0cm" svg:y="0cm" svg:viewBox="0 0 311 311" draw:points="0,0 0,311 311,0">
          <text:p/>
        </draw:polygon>
        <draw:polygon draw:style-name="gr2" draw:text-style-name="P2" draw:layer="layout" svg:width="0.62cm" svg:height="0.62cm" svg:x="0cm" svg:y="0cm" svg:viewBox="0 0 621 621" draw:points="311,0 0,311 0,621 621,0">
          <text:p/>
        </draw:polygon>
        <draw:polygon draw:style-name="gr3" draw:text-style-name="P3" draw:layer="layout" svg:width="0.93cm" svg:height="0.93cm" svg:x="0cm" svg:y="0cm" svg:viewBox="0 0 931 931" draw:points="621,0 0,621 0,931 931,0">
          <text:p/>
        </draw:polygon>
        <draw:polygon draw:style-name="gr4" draw:text-style-name="P4" draw:layer="layout" svg:width="1.24cm" svg:height="1.24cm" svg:x="0cm" svg:y="0cm" svg:viewBox="0 0 1241 1241" draw:points="931,0 0,931 0,1241 1241,0">
          <text:p/>
        </draw:polygon>
        <draw:polygon draw:style-name="gr4" draw:text-style-name="P4" draw:layer="layout" svg:width="1.55cm" svg:height="1.55cm" svg:x="0cm" svg:y="0cm" svg:viewBox="0 0 1551 1551" draw:points="1241,0 0,1241 0,1551 1551,0">
          <text:p/>
        </draw:polygon>
        <draw:polygon draw:style-name="gr5" draw:text-style-name="P5" draw:layer="layout" svg:width="1.86cm" svg:height="1.86cm" svg:x="0cm" svg:y="0cm" svg:viewBox="0 0 1861 1861" draw:points="1551,0 0,1551 0,1861 1861,0">
          <text:p/>
        </draw:polygon>
        <draw:polygon draw:style-name="gr6" draw:text-style-name="P6" draw:layer="layout" svg:width="2.17cm" svg:height="2.17cm" svg:x="0cm" svg:y="0cm" svg:viewBox="0 0 2171 2171" draw:points="1861,0 0,1861 0,2171 2171,0">
          <text:p/>
        </draw:polygon>
        <draw:polygon draw:style-name="gr7" draw:text-style-name="P7" draw:layer="layout" svg:width="2.48cm" svg:height="2.48cm" svg:x="0cm" svg:y="0cm" svg:viewBox="0 0 2481 2481" draw:points="2171,0 0,2171 0,2481 2481,0">
          <text:p/>
        </draw:polygon>
        <draw:polygon draw:style-name="gr8" draw:text-style-name="P8" draw:layer="layout" svg:width="2.79cm" svg:height="2.79cm" svg:x="0cm" svg:y="0cm" svg:viewBox="0 0 2791 2791" draw:points="2481,0 0,2481 0,2791 2791,0">
          <text:p/>
        </draw:polygon>
        <draw:polygon draw:style-name="gr9" draw:text-style-name="P9" draw:layer="layout" svg:width="3.1cm" svg:height="3.1cm" svg:x="0cm" svg:y="0cm" svg:viewBox="0 0 3101 3101" draw:points="2791,0 0,2791 0,3101 3101,0">
          <text:p/>
        </draw:polygon>
        <draw:polygon draw:style-name="gr10" draw:text-style-name="P10" draw:layer="layout" svg:width="3.41cm" svg:height="3.41cm" svg:x="0cm" svg:y="0cm" svg:viewBox="0 0 3411 3411" draw:points="3101,0 0,3101 0,3411 3411,0">
          <text:p/>
        </draw:polygon>
        <draw:polygon draw:style-name="gr11" draw:text-style-name="P11" draw:layer="layout" svg:width="3.72cm" svg:height="3.72cm" svg:x="0cm" svg:y="0cm" svg:viewBox="0 0 3721 3721" draw:points="3411,0 0,3411 0,3721 3721,0">
          <text:p/>
        </draw:polygon>
        <draw:polygon draw:style-name="gr12" draw:text-style-name="P12" draw:layer="layout" svg:width="4.03cm" svg:height="4.03cm" svg:x="0cm" svg:y="0cm" svg:viewBox="0 0 4031 4031" draw:points="3721,0 0,3721 0,4031 4031,0">
          <text:p/>
        </draw:polygon>
        <draw:polygon draw:style-name="gr12" draw:text-style-name="P12" draw:layer="layout" svg:width="4.34cm" svg:height="4.34cm" svg:x="0cm" svg:y="0cm" svg:viewBox="0 0 4341 4341" draw:points="4031,0 0,4031 0,4341 4341,0">
          <text:p/>
        </draw:polygon>
        <draw:polygon draw:style-name="gr13" draw:text-style-name="P13" draw:layer="layout" svg:width="4.65cm" svg:height="4.65cm" svg:x="0cm" svg:y="0cm" svg:viewBox="0 0 4651 4651" draw:points="4341,0 0,4341 0,4651 4651,0">
          <text:p/>
        </draw:polygon>
        <draw:polygon draw:style-name="gr14" draw:text-style-name="P14" draw:layer="layout" svg:width="4.96cm" svg:height="4.96cm" svg:x="0cm" svg:y="0cm" svg:viewBox="0 0 4961 4961" draw:points="4651,0 0,4651 0,4961 4961,0">
          <text:p/>
        </draw:polygon>
        <draw:polygon draw:style-name="gr15" draw:text-style-name="P15" draw:layer="layout" svg:width="5.271cm" svg:height="5.27cm" svg:x="0cm" svg:y="0cm" svg:viewBox="0 0 5272 5271" draw:points="4961,0 0,4961 0,5271 5272,0">
          <text:p/>
        </draw:polygon>
        <draw:polygon draw:style-name="gr15" draw:text-style-name="P15" draw:layer="layout" svg:width="5.581cm" svg:height="5.581cm" svg:x="0cm" svg:y="0cm" svg:viewBox="0 0 5582 5582" draw:points="5272,0 0,5271 0,5582 5582,0">
          <text:p/>
        </draw:polygon>
        <draw:polygon draw:style-name="gr16" draw:text-style-name="P16" draw:layer="layout" svg:width="5.891cm" svg:height="5.891cm" svg:x="0cm" svg:y="0cm" svg:viewBox="0 0 5892 5892" draw:points="5582,0 0,5582 0,5892 5892,0">
          <text:p/>
        </draw:polygon>
        <draw:polygon draw:style-name="gr17" draw:text-style-name="P17" draw:layer="layout" svg:width="6.201cm" svg:height="6.201cm" svg:x="0cm" svg:y="0cm" svg:viewBox="0 0 6202 6202" draw:points="5892,0 0,5892 0,6202 6202,0">
          <text:p/>
        </draw:polygon>
        <draw:polygon draw:style-name="gr18" draw:text-style-name="P18" draw:layer="layout" svg:width="6.511cm" svg:height="6.511cm" svg:x="0cm" svg:y="0cm" svg:viewBox="0 0 6512 6512" draw:points="6202,0 0,6202 0,6512 6512,0">
          <text:p/>
        </draw:polygon>
        <draw:polygon draw:style-name="gr19" draw:text-style-name="P19" draw:layer="layout" svg:width="6.821cm" svg:height="6.821cm" svg:x="0cm" svg:y="0cm" svg:viewBox="0 0 6822 6822" draw:points="6512,0 0,6512 0,6822 6822,0">
          <text:p/>
        </draw:polygon>
        <draw:polygon draw:style-name="gr20" draw:text-style-name="P20" draw:layer="layout" svg:width="7.131cm" svg:height="7.131cm" svg:x="0cm" svg:y="0cm" svg:viewBox="0 0 7132 7132" draw:points="6822,0 0,6822 0,7132 7132,0">
          <text:p/>
        </draw:polygon>
        <draw:polygon draw:style-name="gr21" draw:text-style-name="P21" draw:layer="layout" svg:width="7.441cm" svg:height="7.441cm" svg:x="0cm" svg:y="0cm" svg:viewBox="0 0 7442 7442" draw:points="7132,0 0,7132 0,7442 7442,0">
          <text:p/>
        </draw:polygon>
        <draw:polygon draw:style-name="gr22" draw:text-style-name="P22" draw:layer="layout" svg:width="7.751cm" svg:height="7.751cm" svg:x="0cm" svg:y="0cm" svg:viewBox="0 0 7752 7752" draw:points="7442,0 0,7442 0,7752 7752,0">
          <text:p/>
        </draw:polygon>
        <draw:polygon draw:style-name="gr23" draw:text-style-name="P23" draw:layer="layout" svg:width="8.061cm" svg:height="8.061cm" svg:x="0cm" svg:y="0cm" svg:viewBox="0 0 8062 8062" draw:points="7752,0 0,7752 0,8062 8062,0">
          <text:p/>
        </draw:polygon>
        <draw:polygon draw:style-name="gr23" draw:text-style-name="P23" draw:layer="layout" svg:width="8.371cm" svg:height="8.371cm" svg:x="0cm" svg:y="0cm" svg:viewBox="0 0 8372 8372" draw:points="8062,0 0,8062 0,8372 8372,0">
          <text:p/>
        </draw:polygon>
        <draw:polygon draw:style-name="gr24" draw:text-style-name="P24" draw:layer="layout" svg:width="8.681cm" svg:height="8.681cm" svg:x="0cm" svg:y="0cm" svg:viewBox="0 0 8682 8682" draw:points="8372,0 0,8372 0,8682 8682,0">
          <text:p/>
        </draw:polygon>
        <draw:polygon draw:style-name="gr25" draw:text-style-name="P25" draw:layer="layout" svg:width="8.991cm" svg:height="8.991cm" svg:x="0cm" svg:y="0cm" svg:viewBox="0 0 8992 8992" draw:points="8682,0 0,8682 0,8992 8992,0">
          <text:p/>
        </draw:polygon>
        <draw:polygon draw:style-name="gr26" draw:text-style-name="P26" draw:layer="layout" svg:width="9.301cm" svg:height="9.301cm" svg:x="0cm" svg:y="0cm" svg:viewBox="0 0 9302 9302" draw:points="8992,0 0,8992 0,9302 9302,0">
          <text:p/>
        </draw:polygon>
        <draw:polygon draw:style-name="gr26" draw:text-style-name="P26" draw:layer="layout" svg:width="9.611cm" svg:height="9.611cm" svg:x="0cm" svg:y="0cm" svg:viewBox="0 0 9612 9612" draw:points="9302,0 0,9302 0,9612 9612,0">
          <text:p/>
        </draw:polygon>
        <draw:polygon draw:style-name="gr27" draw:text-style-name="P27" draw:layer="layout" svg:width="9.921cm" svg:height="9.921cm" svg:x="0cm" svg:y="0cm" svg:viewBox="0 0 9922 9922" draw:points="9612,0 0,9612 0,9922 9922,0">
          <text:p/>
        </draw:polygon>
        <draw:polygon draw:style-name="gr28" draw:text-style-name="P28" draw:layer="layout" svg:width="10.231cm" svg:height="10.231cm" svg:x="0cm" svg:y="0cm" svg:viewBox="0 0 10232 10232" draw:points="9922,0 0,9922 0,10232 10232,0">
          <text:p/>
        </draw:polygon>
        <draw:polygon draw:style-name="gr29" draw:text-style-name="P29" draw:layer="layout" svg:width="10.542cm" svg:height="10.541cm" svg:x="0cm" svg:y="0cm" svg:viewBox="0 0 10543 10542" draw:points="10232,0 0,10232 0,10542 10543,0">
          <text:p/>
        </draw:polygon>
        <draw:polygon draw:style-name="gr30" draw:text-style-name="P30" draw:layer="layout" svg:width="10.852cm" svg:height="10.852cm" svg:x="0cm" svg:y="0cm" svg:viewBox="0 0 10853 10853" draw:points="10543,0 0,10542 0,10853 10853,0">
          <text:p/>
        </draw:polygon>
        <draw:polygon draw:style-name="gr31" draw:text-style-name="P31" draw:layer="layout" svg:width="11.162cm" svg:height="11.162cm" svg:x="0cm" svg:y="0cm" svg:viewBox="0 0 11163 11163" draw:points="10853,0 0,10853 0,11163 11163,0">
          <text:p/>
        </draw:polygon>
        <draw:polygon draw:style-name="gr32" draw:text-style-name="P32" draw:layer="layout" svg:width="11.472cm" svg:height="11.472cm" svg:x="0cm" svg:y="0cm" svg:viewBox="0 0 11473 11473" draw:points="11163,0 0,11163 0,11473 11473,0">
          <text:p/>
        </draw:polygon>
        <draw:polygon draw:style-name="gr33" draw:text-style-name="P33" draw:layer="layout" svg:width="11.782cm" svg:height="11.782cm" svg:x="0cm" svg:y="0cm" svg:viewBox="0 0 11783 11783" draw:points="11473,0 0,11473 0,11783 11783,0">
          <text:p/>
        </draw:polygon>
        <draw:polygon draw:style-name="gr33" draw:text-style-name="P33" draw:layer="layout" svg:width="12.092cm" svg:height="12.092cm" svg:x="0cm" svg:y="0cm" svg:viewBox="0 0 12093 12093" draw:points="11783,0 0,11783 0,12093 12093,0">
          <text:p/>
        </draw:polygon>
        <draw:polygon draw:style-name="gr34" draw:text-style-name="P34" draw:layer="layout" svg:width="12.402cm" svg:height="12.402cm" svg:x="0cm" svg:y="0cm" svg:viewBox="0 0 12403 12403" draw:points="12093,0 0,12093 0,12403 12403,0">
          <text:p/>
        </draw:polygon>
        <draw:polygon draw:style-name="gr35" draw:text-style-name="P35" draw:layer="layout" svg:width="12.712cm" svg:height="12.712cm" svg:x="0cm" svg:y="0cm" svg:viewBox="0 0 12713 12713" draw:points="12403,0 0,12403 0,12713 12713,0">
          <text:p/>
        </draw:polygon>
        <draw:polygon draw:style-name="gr36" draw:text-style-name="P36" draw:layer="layout" svg:width="13.022cm" svg:height="13.022cm" svg:x="0cm" svg:y="0cm" svg:viewBox="0 0 13023 13023" draw:points="12713,0 0,12713 0,13023 13023,0">
          <text:p/>
        </draw:polygon>
        <draw:polygon draw:style-name="gr37" draw:text-style-name="P37" draw:layer="layout" svg:width="13.332cm" svg:height="13.332cm" svg:x="0cm" svg:y="0cm" svg:viewBox="0 0 13333 13333" draw:points="13023,0 0,13023 0,13333 13333,0">
          <text:p/>
        </draw:polygon>
        <draw:polygon draw:style-name="gr37" draw:text-style-name="P37" draw:layer="layout" svg:width="13.642cm" svg:height="13.642cm" svg:x="0cm" svg:y="0cm" svg:viewBox="0 0 13643 13643" draw:points="13333,0 0,13333 0,13643 13643,0">
          <text:p/>
        </draw:polygon>
        <draw:polygon draw:style-name="gr38" draw:text-style-name="P38" draw:layer="layout" svg:width="13.952cm" svg:height="13.952cm" svg:x="0cm" svg:y="0cm" svg:viewBox="0 0 13953 13953" draw:points="13643,0 0,13643 0,13953 13953,0">
          <text:p/>
        </draw:polygon>
        <draw:polygon draw:style-name="gr39" draw:text-style-name="P39" draw:layer="layout" svg:width="14.262cm" svg:height="14.262cm" svg:x="0cm" svg:y="0cm" svg:viewBox="0 0 14263 14263" draw:points="13953,0 0,13953 0,14263 14263,0">
          <text:p/>
        </draw:polygon>
        <draw:polygon draw:style-name="gr40" draw:text-style-name="P40" draw:layer="layout" svg:width="14.287cm" svg:height="14.287cm" svg:x="0cm" svg:y="0cm" svg:viewBox="0 0 14288 14288" draw:points="14263,0 0,14263 0,14288 14288,0">
          <text:p/>
        </draw:polygon>
        <draw:polygon draw:style-name="gr40" draw:text-style-name="P40" draw:layer="layout" svg:width="14.572cm" svg:height="14.287cm" svg:x="0cm" svg:y="0cm" svg:viewBox="0 0 14573 14288" draw:points="14288,0 0,14288 285,14288 14573,0">
          <text:p/>
        </draw:polygon>
        <draw:polygon draw:style-name="gr40" draw:text-style-name="P40" draw:layer="layout" svg:width="14.597cm" svg:height="14.287cm" svg:x="0.285cm" svg:y="0cm" svg:viewBox="0 0 14598 14288" draw:points="14288,0 0,14288 310,14288 14598,0">
          <text:p/>
        </draw:polygon>
        <draw:polygon draw:style-name="gr41" draw:text-style-name="P41" draw:layer="layout" svg:width="14.597cm" svg:height="14.287cm" svg:x="0.595cm" svg:y="0cm" svg:viewBox="0 0 14598 14288" draw:points="14288,0 0,14288 310,14288 14598,0">
          <text:p/>
        </draw:polygon>
        <draw:polygon draw:style-name="gr42" draw:text-style-name="P42" draw:layer="layout" svg:width="14.597cm" svg:height="14.287cm" svg:x="0.905cm" svg:y="0cm" svg:viewBox="0 0 14598 14288" draw:points="14288,0 0,14288 310,14288 14598,0">
          <text:p/>
        </draw:polygon>
        <draw:polygon draw:style-name="gr43" draw:text-style-name="P43" draw:layer="layout" svg:width="14.598cm" svg:height="14.287cm" svg:x="1.215cm" svg:y="0cm" svg:viewBox="0 0 14599 14288" draw:points="14288,0 0,14288 310,14288 14599,0">
          <text:p/>
        </draw:polygon>
        <draw:polygon draw:style-name="gr43" draw:text-style-name="P43" draw:layer="layout" svg:width="14.598cm" svg:height="14.287cm" svg:x="1.525cm" svg:y="0cm" svg:viewBox="0 0 14599 14288" draw:points="14289,0 0,14288 310,14288 14599,0">
          <text:p/>
        </draw:polygon>
        <draw:polygon draw:style-name="gr44" draw:text-style-name="P44" draw:layer="layout" svg:width="14.598cm" svg:height="14.287cm" svg:x="1.835cm" svg:y="0cm" svg:viewBox="0 0 14599 14288" draw:points="14289,0 0,14288 310,14288 14599,0">
          <text:p/>
        </draw:polygon>
        <draw:polygon draw:style-name="gr45" draw:text-style-name="P45" draw:layer="layout" svg:width="14.598cm" svg:height="14.287cm" svg:x="2.145cm" svg:y="0cm" svg:viewBox="0 0 14599 14288" draw:points="14289,0 0,14288 310,14288 14599,0">
          <text:p/>
        </draw:polygon>
        <draw:polygon draw:style-name="gr46" draw:text-style-name="P46" draw:layer="layout" svg:width="14.598cm" svg:height="14.287cm" svg:x="2.455cm" svg:y="0cm" svg:viewBox="0 0 14599 14288" draw:points="14289,0 0,14288 310,14288 14599,0">
          <text:p/>
        </draw:polygon>
        <draw:polygon draw:style-name="gr46" draw:text-style-name="P46" draw:layer="layout" svg:width="14.598cm" svg:height="14.287cm" svg:x="2.765cm" svg:y="0cm" svg:viewBox="0 0 14599 14288" draw:points="14289,0 0,14288 310,14288 14599,0">
          <text:p/>
        </draw:polygon>
        <draw:polygon draw:style-name="gr47" draw:text-style-name="P47" draw:layer="layout" svg:width="14.598cm" svg:height="14.287cm" svg:x="3.075cm" svg:y="0cm" svg:viewBox="0 0 14599 14288" draw:points="14289,0 0,14288 310,14288 14599,0">
          <text:p/>
        </draw:polygon>
        <draw:polygon draw:style-name="gr48" draw:text-style-name="P48" draw:layer="layout" svg:width="14.598cm" svg:height="14.287cm" svg:x="3.385cm" svg:y="0cm" svg:viewBox="0 0 14599 14288" draw:points="14289,0 0,14288 310,14288 14599,0">
          <text:p/>
        </draw:polygon>
        <draw:polygon draw:style-name="gr49" draw:text-style-name="P49" draw:layer="layout" svg:width="14.598cm" svg:height="14.287cm" svg:x="3.695cm" svg:y="0cm" svg:viewBox="0 0 14599 14288" draw:points="14289,0 0,14288 310,14288 14599,0">
          <text:p/>
        </draw:polygon>
        <draw:polygon draw:style-name="gr50" draw:text-style-name="P50" draw:layer="layout" svg:width="14.598cm" svg:height="14.287cm" svg:x="4.005cm" svg:y="0cm" svg:viewBox="0 0 14599 14288" draw:points="14289,0 0,14288 310,14288 14599,0">
          <text:p/>
        </draw:polygon>
        <draw:polygon draw:style-name="gr50" draw:text-style-name="P50" draw:layer="layout" svg:width="14.598cm" svg:height="14.287cm" svg:x="4.315cm" svg:y="0cm" svg:viewBox="0 0 14599 14288" draw:points="14289,0 0,14288 311,14288 14599,0">
          <text:p/>
        </draw:polygon>
        <draw:polygon draw:style-name="gr51" draw:text-style-name="P51" draw:layer="layout" svg:width="14.597cm" svg:height="14.287cm" svg:x="4.626cm" svg:y="0cm" svg:viewBox="0 0 14598 14288" draw:points="14288,0 0,14288 310,14288 14598,0">
          <text:p/>
        </draw:polygon>
        <draw:polygon draw:style-name="gr52" draw:text-style-name="P52" draw:layer="layout" svg:width="14.597cm" svg:height="14.287cm" svg:x="4.936cm" svg:y="0cm" svg:viewBox="0 0 14598 14288" draw:points="14288,0 0,14288 310,14288 14598,0">
          <text:p/>
        </draw:polygon>
        <draw:polygon draw:style-name="gr53" draw:text-style-name="P53" draw:layer="layout" svg:width="14.597cm" svg:height="14.287cm" svg:x="5.246cm" svg:y="0cm" svg:viewBox="0 0 14598 14288" draw:points="14288,0 0,14288 310,14288 14598,0">
          <text:p/>
        </draw:polygon>
        <draw:polygon draw:style-name="gr54" draw:text-style-name="P54" draw:layer="layout" svg:width="14.597cm" svg:height="14.287cm" svg:x="5.556cm" svg:y="0cm" svg:viewBox="0 0 14598 14288" draw:points="14288,0 0,14288 310,14288 14598,0">
          <text:p/>
        </draw:polygon>
        <draw:polygon draw:style-name="gr55" draw:text-style-name="P55" draw:layer="layout" svg:width="14.597cm" svg:height="14.287cm" svg:x="5.866cm" svg:y="0cm" svg:viewBox="0 0 14598 14288" draw:points="14288,0 0,14288 310,14288 14598,0">
          <text:p/>
        </draw:polygon>
        <draw:polygon draw:style-name="gr56" draw:text-style-name="P56" draw:layer="layout" svg:width="14.597cm" svg:height="14.287cm" svg:x="6.176cm" svg:y="0cm" svg:viewBox="0 0 14598 14288" draw:points="14288,0 0,14288 310,14288 14598,0">
          <text:p/>
        </draw:polygon>
        <draw:polygon draw:style-name="gr57" draw:text-style-name="P57" draw:layer="layout" svg:width="14.598cm" svg:height="14.287cm" svg:x="6.486cm" svg:y="0cm" svg:viewBox="0 0 14599 14288" draw:points="14288,0 0,14288 310,14288 14599,0">
          <text:p/>
        </draw:polygon>
        <draw:polygon draw:style-name="gr57" draw:text-style-name="P57" draw:layer="layout" svg:width="14.598cm" svg:height="14.287cm" svg:x="6.796cm" svg:y="0cm" svg:viewBox="0 0 14599 14288" draw:points="14289,0 0,14288 310,14288 14599,0">
          <text:p/>
        </draw:polygon>
        <draw:polygon draw:style-name="gr58" draw:text-style-name="P58" draw:layer="layout" svg:width="14.598cm" svg:height="14.287cm" svg:x="7.106cm" svg:y="0cm" svg:viewBox="0 0 14599 14288" draw:points="14289,0 0,14288 311,14288 14599,0">
          <text:p/>
        </draw:polygon>
        <draw:polygon draw:style-name="gr59" draw:text-style-name="P59" draw:layer="layout" svg:width="14.598cm" svg:height="14.287cm" svg:x="7.416cm" svg:y="0cm" svg:viewBox="0 0 14599 14288" draw:points="14288,0 0,14288 310,14288 14599,0">
          <text:p/>
        </draw:polygon>
        <draw:polygon draw:style-name="gr60" draw:text-style-name="P60" draw:layer="layout" svg:width="14.598cm" svg:height="14.287cm" svg:x="7.726cm" svg:y="0cm" svg:viewBox="0 0 14599 14288" draw:points="14289,0 0,14288 310,14288 14599,0">
          <text:p/>
        </draw:polygon>
        <draw:polygon draw:style-name="gr61" draw:text-style-name="P61" draw:layer="layout" svg:width="14.598cm" svg:height="14.287cm" svg:x="8.036cm" svg:y="0cm" svg:viewBox="0 0 14599 14288" draw:points="14289,0 0,14288 310,14288 14599,0">
          <text:p/>
        </draw:polygon>
        <draw:polygon draw:style-name="gr61" draw:text-style-name="P61" draw:layer="layout" svg:width="14.598cm" svg:height="14.287cm" svg:x="8.346cm" svg:y="0cm" svg:viewBox="0 0 14599 14288" draw:points="14289,0 0,14288 310,14288 14599,0">
          <text:p/>
        </draw:polygon>
        <draw:polygon draw:style-name="gr62" draw:text-style-name="P62" draw:layer="layout" svg:width="14.598cm" svg:height="14.287cm" svg:x="8.656cm" svg:y="0cm" svg:viewBox="0 0 14599 14288" draw:points="14289,0 0,14288 310,14288 14599,0">
          <text:p/>
        </draw:polygon>
        <draw:polygon draw:style-name="gr63" draw:text-style-name="P63" draw:layer="layout" svg:width="14.598cm" svg:height="14.287cm" svg:x="8.966cm" svg:y="0cm" svg:viewBox="0 0 14599 14288" draw:points="14289,0 0,14288 310,14288 14599,0">
          <text:p/>
        </draw:polygon>
        <draw:polygon draw:style-name="gr64" draw:text-style-name="P64" draw:layer="layout" svg:width="14.598cm" svg:height="14.287cm" svg:x="9.276cm" svg:y="0cm" svg:viewBox="0 0 14599 14288" draw:points="14289,0 0,14288 310,14288 14599,0">
          <text:p/>
        </draw:polygon>
        <draw:polygon draw:style-name="gr64" draw:text-style-name="P64" draw:layer="layout" svg:width="14.598cm" svg:height="14.287cm" svg:x="9.586cm" svg:y="0cm" svg:viewBox="0 0 14599 14288" draw:points="14289,0 0,14288 311,14288 14599,0">
          <text:p/>
        </draw:polygon>
        <draw:polygon draw:style-name="gr65" draw:text-style-name="P65" draw:layer="layout" svg:width="14.597cm" svg:height="14.287cm" svg:x="9.897cm" svg:y="0cm" svg:viewBox="0 0 14598 14288" draw:points="14288,0 0,14288 310,14288 14598,0">
          <text:p/>
        </draw:polygon>
        <draw:polygon draw:style-name="gr66" draw:text-style-name="P66" draw:layer="layout" svg:width="14.597cm" svg:height="14.287cm" svg:x="10.207cm" svg:y="0cm" svg:viewBox="0 0 14598 14288" draw:points="14288,0 0,14288 310,14288 14598,0">
          <text:p/>
        </draw:polygon>
        <draw:polygon draw:style-name="gr67" draw:text-style-name="P67" draw:layer="layout" svg:width="14.597cm" svg:height="14.287cm" svg:x="10.517cm" svg:y="0cm" svg:viewBox="0 0 14598 14288" draw:points="14288,0 0,14288 310,14288 14598,0">
          <text:p/>
        </draw:polygon>
        <draw:polygon draw:style-name="gr67" draw:text-style-name="P67" draw:layer="layout" svg:width="14.573cm" svg:height="14.287cm" svg:x="10.827cm" svg:y="0cm" svg:viewBox="0 0 14574 14288" draw:points="14288,0 0,14288 285,14288 14574,0">
          <text:p/>
        </draw:polygon>
        <draw:polygon draw:style-name="gr68" draw:text-style-name="P68" draw:layer="layout" svg:width="14.288cm" svg:height="14.287cm" svg:x="11.112cm" svg:y="0cm" svg:viewBox="0 0 14289 14288" draw:points="14289,0 0,14288 25,14288 14289,24">
          <text:p/>
        </draw:polygon>
        <draw:polygon draw:style-name="gr69" draw:text-style-name="P69" draw:layer="layout" svg:width="14.263cm" svg:height="14.263cm" svg:x="11.137cm" svg:y="0.024cm" svg:viewBox="0 0 14264 14264" draw:points="14264,0 0,14264 310,14264 14264,310">
          <text:p/>
        </draw:polygon>
        <draw:polygon draw:style-name="gr70" draw:text-style-name="P70" draw:layer="layout" svg:width="13.953cm" svg:height="13.953cm" svg:x="11.447cm" svg:y="0.334cm" svg:viewBox="0 0 13954 13954" draw:points="13954,0 0,13954 310,13954 13954,310">
          <text:p/>
        </draw:polygon>
        <draw:polygon draw:style-name="gr71" draw:text-style-name="P71" draw:layer="layout" svg:width="13.643cm" svg:height="13.643cm" svg:x="11.757cm" svg:y="0.644cm" svg:viewBox="0 0 13644 13644" draw:points="13644,0 0,13644 310,13644 13644,311">
          <text:p/>
        </draw:polygon>
        <draw:polygon draw:style-name="gr71" draw:text-style-name="P71" draw:layer="layout" svg:width="13.333cm" svg:height="13.332cm" svg:x="12.067cm" svg:y="0.955cm" svg:viewBox="0 0 13334 13333" draw:points="13334,0 0,13333 310,13333 13334,310">
          <text:p/>
        </draw:polygon>
        <draw:polygon draw:style-name="gr72" draw:text-style-name="P72" draw:layer="layout" svg:width="13.023cm" svg:height="13.022cm" svg:x="12.377cm" svg:y="1.265cm" svg:viewBox="0 0 13024 13023" draw:points="13024,0 0,13023 310,13023 13024,310">
          <text:p/>
        </draw:polygon>
        <draw:polygon draw:style-name="gr73" draw:text-style-name="P73" draw:layer="layout" svg:width="12.713cm" svg:height="12.712cm" svg:x="12.687cm" svg:y="1.575cm" svg:viewBox="0 0 12714 12713" draw:points="12714,0 0,12713 310,12713 12714,310">
          <text:p/>
        </draw:polygon>
        <draw:polygon draw:style-name="gr74" draw:text-style-name="P74" draw:layer="layout" svg:width="12.403cm" svg:height="12.402cm" svg:x="12.997cm" svg:y="1.885cm" svg:viewBox="0 0 12404 12403" draw:points="12404,0 0,12403 310,12403 12404,310">
          <text:p/>
        </draw:polygon>
        <draw:polygon draw:style-name="gr75" draw:text-style-name="P75" draw:layer="layout" svg:width="12.093cm" svg:height="12.092cm" svg:x="13.307cm" svg:y="2.195cm" svg:viewBox="0 0 12094 12093" draw:points="12094,0 0,12093 310,12093 12094,310">
          <text:p/>
        </draw:polygon>
        <draw:polygon draw:style-name="gr75" draw:text-style-name="P75" draw:layer="layout" svg:width="11.783cm" svg:height="11.782cm" svg:x="13.617cm" svg:y="2.505cm" svg:viewBox="0 0 11784 11783" draw:points="11784,0 0,11783 310,11783 11784,310">
          <text:p/>
        </draw:polygon>
        <draw:polygon draw:style-name="gr76" draw:text-style-name="P76" draw:layer="layout" svg:width="11.473cm" svg:height="11.472cm" svg:x="13.927cm" svg:y="2.815cm" svg:viewBox="0 0 11474 11473" draw:points="11474,0 0,11473 310,11473 11474,310">
          <text:p/>
        </draw:polygon>
        <draw:polygon draw:style-name="gr77" draw:text-style-name="P77" draw:layer="layout" svg:width="11.163cm" svg:height="11.162cm" svg:x="14.237cm" svg:y="3.125cm" svg:viewBox="0 0 11164 11163" draw:points="11164,0 0,11163 310,11163 11164,310">
          <text:p/>
        </draw:polygon>
        <draw:polygon draw:style-name="gr78" draw:text-style-name="P78" draw:layer="layout" svg:width="10.853cm" svg:height="10.852cm" svg:x="14.547cm" svg:y="3.435cm" svg:viewBox="0 0 10854 10853" draw:points="10854,0 0,10853 310,10853 10854,310">
          <text:p/>
        </draw:polygon>
        <draw:polygon draw:style-name="gr79" draw:text-style-name="P79" draw:layer="layout" svg:width="10.543cm" svg:height="10.542cm" svg:x="14.857cm" svg:y="3.745cm" svg:viewBox="0 0 10544 10543" draw:points="10544,0 0,10543 311,10543 10544,310">
          <text:p/>
        </draw:polygon>
        <draw:polygon draw:style-name="gr80" draw:text-style-name="P80" draw:layer="layout" svg:width="10.232cm" svg:height="10.232cm" svg:x="15.168cm" svg:y="4.055cm" svg:viewBox="0 0 10233 10233" draw:points="10233,0 0,10233 311,10233 10233,310">
          <text:p/>
        </draw:polygon>
        <draw:polygon draw:style-name="gr81" draw:text-style-name="P81" draw:layer="layout" svg:width="9.922cm" svg:height="9.922cm" svg:x="15.478cm" svg:y="4.365cm" svg:viewBox="0 0 9923 9923" draw:points="9923,0 0,9923 310,9923 9923,310">
          <text:p/>
        </draw:polygon>
        <draw:polygon draw:style-name="gr82" draw:text-style-name="P82" draw:layer="layout" svg:width="9.612cm" svg:height="9.612cm" svg:x="15.788cm" svg:y="4.675cm" svg:viewBox="0 0 9613 9613" draw:points="9613,0 0,9613 310,9613 9613,311">
          <text:p/>
        </draw:polygon>
        <draw:polygon draw:style-name="gr82" draw:text-style-name="P82" draw:layer="layout" svg:width="9.302cm" svg:height="9.302cm" svg:x="16.098cm" svg:y="4.985cm" svg:viewBox="0 0 9303 9303" draw:points="9303,0 0,9303 310,9303 9303,310">
          <text:p/>
        </draw:polygon>
        <draw:polygon draw:style-name="gr83" draw:text-style-name="P83" draw:layer="layout" svg:width="8.992cm" svg:height="8.992cm" svg:x="16.408cm" svg:y="5.295cm" svg:viewBox="0 0 8993 8993" draw:points="8993,0 0,8993 310,8993 8993,310">
          <text:p/>
        </draw:polygon>
        <draw:polygon draw:style-name="gr84" draw:text-style-name="P84" draw:layer="layout" svg:width="8.682cm" svg:height="8.682cm" svg:x="16.718cm" svg:y="5.605cm" svg:viewBox="0 0 8683 8683" draw:points="8683,0 0,8683 310,8683 8683,310">
          <text:p/>
        </draw:polygon>
        <draw:polygon draw:style-name="gr85" draw:text-style-name="P85" draw:layer="layout" svg:width="8.372cm" svg:height="8.372cm" svg:x="17.028cm" svg:y="5.915cm" svg:viewBox="0 0 8373 8373" draw:points="8373,0 0,8373 310,8373 8373,310">
          <text:p/>
        </draw:polygon>
        <draw:polygon draw:style-name="gr85" draw:text-style-name="P85" draw:layer="layout" svg:width="8.062cm" svg:height="8.062cm" svg:x="17.338cm" svg:y="6.225cm" svg:viewBox="0 0 8063 8063" draw:points="8063,0 0,8063 310,8063 8063,311">
          <text:p/>
        </draw:polygon>
        <draw:polygon draw:style-name="gr86" draw:text-style-name="P86" draw:layer="layout" svg:width="7.752cm" svg:height="7.751cm" svg:x="17.648cm" svg:y="6.536cm" svg:viewBox="0 0 7753 7752" draw:points="7753,0 0,7752 310,7752 7753,310">
          <text:p/>
        </draw:polygon>
        <draw:polygon draw:style-name="gr87" draw:text-style-name="P87" draw:layer="layout" svg:width="7.442cm" svg:height="7.441cm" svg:x="17.958cm" svg:y="6.846cm" svg:viewBox="0 0 7443 7442" draw:points="7443,0 0,7442 310,7442 7443,310">
          <text:p/>
        </draw:polygon>
        <draw:polygon draw:style-name="gr88" draw:text-style-name="P88" draw:layer="layout" svg:width="7.132cm" svg:height="7.131cm" svg:x="18.268cm" svg:y="7.156cm" svg:viewBox="0 0 7133 7132" draw:points="7133,0 0,7132 310,7132 7133,310">
          <text:p/>
        </draw:polygon>
        <draw:polygon draw:style-name="gr89" draw:text-style-name="P89" draw:layer="layout" svg:width="6.822cm" svg:height="6.821cm" svg:x="18.578cm" svg:y="7.466cm" svg:viewBox="0 0 6823 6822" draw:points="6823,0 0,6822 310,6822 6823,310">
          <text:p/>
        </draw:polygon>
        <draw:polygon draw:style-name="gr90" draw:text-style-name="P90" draw:layer="layout" svg:width="6.512cm" svg:height="6.511cm" svg:x="18.888cm" svg:y="7.776cm" svg:viewBox="0 0 6513 6512" draw:points="6513,0 0,6512 310,6512 6513,310">
          <text:p/>
        </draw:polygon>
        <draw:polygon draw:style-name="gr91" draw:text-style-name="P91" draw:layer="layout" svg:width="6.202cm" svg:height="6.201cm" svg:x="19.198cm" svg:y="8.086cm" svg:viewBox="0 0 6203 6202" draw:points="6203,0 0,6202 310,6202 6203,310">
          <text:p/>
        </draw:polygon>
        <draw:polygon draw:style-name="gr92" draw:text-style-name="P92" draw:layer="layout" svg:width="5.892cm" svg:height="5.891cm" svg:x="19.508cm" svg:y="8.396cm" svg:viewBox="0 0 5893 5892" draw:points="5893,0 0,5892 310,5892 5893,310">
          <text:p/>
        </draw:polygon>
        <draw:polygon draw:style-name="gr93" draw:text-style-name="P93" draw:layer="layout" svg:width="5.582cm" svg:height="5.581cm" svg:x="19.818cm" svg:y="8.706cm" svg:viewBox="0 0 5583 5582" draw:points="5583,0 0,5582 310,5582 5583,310">
          <text:p/>
        </draw:polygon>
        <draw:polygon draw:style-name="gr93" draw:text-style-name="P93" draw:layer="layout" svg:width="5.272cm" svg:height="5.271cm" svg:x="20.128cm" svg:y="9.016cm" svg:viewBox="0 0 5273 5272" draw:points="5273,0 0,5272 311,5272 5273,310">
          <text:p/>
        </draw:polygon>
        <draw:polygon draw:style-name="gr94" draw:text-style-name="P94" draw:layer="layout" svg:width="4.961cm" svg:height="4.961cm" svg:x="20.439cm" svg:y="9.326cm" svg:viewBox="0 0 4962 4962" draw:points="4962,0 0,4962 310,4962 4962,310">
          <text:p/>
        </draw:polygon>
        <draw:polygon draw:style-name="gr95" draw:text-style-name="P95" draw:layer="layout" svg:width="4.651cm" svg:height="4.651cm" svg:x="20.749cm" svg:y="9.636cm" svg:viewBox="0 0 4652 4652" draw:points="4652,0 0,4652 311,4652 4652,310">
          <text:p/>
        </draw:polygon>
        <draw:polygon draw:style-name="gr96" draw:text-style-name="P96" draw:layer="layout" svg:width="4.341cm" svg:height="4.341cm" svg:x="21.059cm" svg:y="9.946cm" svg:viewBox="0 0 4342 4342" draw:points="4342,0 0,4342 310,4342 4342,310">
          <text:p/>
        </draw:polygon>
        <draw:polygon draw:style-name="gr96" draw:text-style-name="P96" draw:layer="layout" svg:width="4.031cm" svg:height="4.031cm" svg:x="21.369cm" svg:y="10.256cm" svg:viewBox="0 0 4032 4032" draw:points="4032,0 0,4032 310,4032 4032,310">
          <text:p/>
        </draw:polygon>
        <draw:polygon draw:style-name="gr97" draw:text-style-name="P97" draw:layer="layout" svg:width="3.721cm" svg:height="3.721cm" svg:x="21.679cm" svg:y="10.566cm" svg:viewBox="0 0 3722 3722" draw:points="3722,0 0,3722 310,3722 3722,310">
          <text:p/>
        </draw:polygon>
        <draw:polygon draw:style-name="gr98" draw:text-style-name="P98" draw:layer="layout" svg:width="3.411cm" svg:height="3.411cm" svg:x="21.989cm" svg:y="10.876cm" svg:viewBox="0 0 3412 3412" draw:points="3412,0 0,3412 311,3412 3412,310">
          <text:p/>
        </draw:polygon>
        <draw:polygon draw:style-name="gr99" draw:text-style-name="P99" draw:layer="layout" svg:width="3.101cm" svg:height="3.101cm" svg:x="22.299cm" svg:y="11.186cm" svg:viewBox="0 0 3102 3102" draw:points="3102,0 0,3102 310,3102 3102,310">
          <text:p/>
        </draw:polygon>
        <draw:polygon draw:style-name="gr100" draw:text-style-name="P100" draw:layer="layout" svg:width="2.791cm" svg:height="2.791cm" svg:x="22.609cm" svg:y="11.496cm" svg:viewBox="0 0 2792 2792" draw:points="2792,0 0,2792 310,2792 2792,311">
          <text:p/>
        </draw:polygon>
        <draw:polygon draw:style-name="gr101" draw:text-style-name="P101" draw:layer="layout" svg:width="2.481cm" svg:height="2.48cm" svg:x="22.919cm" svg:y="11.807cm" svg:viewBox="0 0 2482 2481" draw:points="2482,0 0,2481 310,2481 2482,310">
          <text:p/>
        </draw:polygon>
        <draw:polygon draw:style-name="gr102" draw:text-style-name="P102" draw:layer="layout" svg:width="2.171cm" svg:height="2.17cm" svg:x="23.229cm" svg:y="12.117cm" svg:viewBox="0 0 2172 2171" draw:points="2172,0 0,2171 310,2171 2172,310">
          <text:p/>
        </draw:polygon>
        <draw:polygon draw:style-name="gr103" draw:text-style-name="P103" draw:layer="layout" svg:width="1.861cm" svg:height="1.86cm" svg:x="23.539cm" svg:y="12.427cm" svg:viewBox="0 0 1862 1861" draw:points="1862,0 0,1861 310,1861 1862,310">
          <text:p/>
        </draw:polygon>
        <draw:polygon draw:style-name="gr104" draw:text-style-name="P104" draw:layer="layout" svg:width="1.551cm" svg:height="1.55cm" svg:x="23.849cm" svg:y="12.737cm" svg:viewBox="0 0 1552 1551" draw:points="1552,0 0,1551 311,1551 1552,310">
          <text:p/>
        </draw:polygon>
        <draw:polygon draw:style-name="gr104" draw:text-style-name="P104" draw:layer="layout" svg:width="1.241cm" svg:height="1.24cm" svg:x="24.159cm" svg:y="13.047cm" svg:viewBox="0 0 1242 1241" draw:points="1242,0 0,1241 311,1241 1242,310">
          <text:p/>
        </draw:polygon>
        <draw:polygon draw:style-name="gr105" draw:text-style-name="P105" draw:layer="layout" svg:width="0.931cm" svg:height="0.93cm" svg:x="24.469cm" svg:y="13.357cm" svg:viewBox="0 0 932 931" draw:points="932,0 0,931 311,931 932,311">
          <text:p/>
        </draw:polygon>
        <draw:polygon draw:style-name="gr106" draw:text-style-name="P106" draw:layer="layout" svg:width="0.621cm" svg:height="0.62cm" svg:x="24.779cm" svg:y="13.667cm" svg:viewBox="0 0 622 621" draw:points="622,0 0,621 310,621 622,311">
          <text:p/>
        </draw:polygon>
        <draw:polygon draw:style-name="gr107" draw:text-style-name="P107" draw:layer="layout" svg:width="0.311cm" svg:height="0.31cm" svg:x="25.089cm" svg:y="13.977cm" svg:viewBox="0 0 312 311" draw:points="312,0 0,311 312,311">
          <text:p/>
        </draw:polygon>
        <draw:polygon draw:style-name="gr108" draw:text-style-name="P108" draw:layer="layout" svg:width="1.654cm" svg:height="1.654cm" svg:x="21.729cm" svg:y="1.144cm" svg:viewBox="0 0 1655 1655" draw:points="0,0 1655,0 1655,1655 0,1655">
          <text:p/>
        </draw:polygon>
        <draw:frame draw:style-name="gr109" draw:text-style-name="P109" draw:layer="layout" svg:width="1.653cm" svg:height="1.653cm" svg:x="21.729cm" svg:y="1.144cm">
          <draw:image xlink:href="Pictures/10000201000000ED000000ED19A7F8DEB15DDBB7.png" xlink:type="simple" xlink:show="embed" xlink:actuate="onLoad">
            <text:p/>
          </draw:image>
        </draw:frame>
        <draw:polygon draw:style-name="gr108" draw:text-style-name="P108" draw:layer="layout" svg:width="7.277cm" svg:height="1.425cm" svg:x="1.921cm" svg:y="10.187cm" svg:viewBox="0 0 7278 1426" draw:points="0,0 7278,0 7278,1426 0,1426">
          <text:p/>
        </draw:polygon>
        <draw:path draw:style-name="gr110" draw:text-style-name="P110" draw:layer="layout" svg:width="6.208cm" svg:height="0.37cm" svg:x="1.943cm" svg:y="11.074cm" svg:viewBox="0 0 6209 371" svg:d="M145 293c-42 0-76-14-104-41s-41-63-41-106 13-78 41-105 62-41 104-41c45 0 80 18 107 56l-30 16c-8-12-19-21-33-29-13-8-28-12-44-12-31 0-57 11-78 33-21 21-31 49-31 82s10 61 31 83c20 22 46 33 78 33 16 0 31-4 44-12 14-8 25-17 33-30l31 17c-28 37-64 56-108 56zM435 288v-178h-107v178h-32v-206h170v206zM622 293c-31 0-56-10-75-30-20-20-29-46-29-79 0-30 9-55 28-76 20-20 44-31 73-31s52 10 70 31c19 20 28 46 28 79v8h-166c1 22 9 39 23 52s31 20 51 20c25 0 46-9 63-26l15 21c-21 20-48 31-81 31zM686 171c0-18-7-34-19-48-12-13-29-19-49-19-19 0-35 6-47 19-13 14-19 30-20 48zM930 288h-162v-206h32v178h107v-178h31v178h24v80h-32zM1006 288v-206h31v157l108-157h32v206h-33v-160l-108 160zM1368 288v-23c-17 18-40 28-68 28-20 0-37-7-51-20s-20-29-20-48c0-21 6-37 20-49 13-13 30-19 51-19 30 0 52 9 68 28v-37c0-14-5-25-15-32-9-7-22-11-37-11-24 0-44 9-62 28l-15-22c22-23 49-34 82-34 25 0 44 6 58 18 14 13 21 29 21 51v142zM1312 270c25 0 44-8 56-25v-40c-12-17-31-25-56-25-15 0-27 4-37 12-9 8-14 20-14 33 0 14 5 24 14 33 10 8 22 12 37 12zM1439 267c10 0 18-6 24-19 6-12 11-34 15-65l13-101h142v206h-31v-178h-83l-9 77c-4 37-12 64-23 81-11 16-27 25-48 25zM1697 288v-206h32v157l107-157h31v206h-31v-160l-108 160zM2021 293c-30 0-55-10-74-30-19-21-28-47-28-79 0-30 9-56 28-76 19-21 44-31 74-31 32 0 57 12 75 36l-21 19c-13-17-31-26-52-26s-38 7-52 22c-13 14-19 33-19 56 0 24 6 44 19 59 13 14 30 22 52 22 21 0 38-9 52-27l21 19c-18 24-43 36-75 36zM2178 288v-178h-60v-28h151v28h-60v178zM2558 288v-178h-106v178h-32v-206h170v206zM2743 293c-30 0-54-10-73-30-19-21-29-46-29-79 0-31 10-57 29-77s43-30 73-30c29 0 53 10 72 30s29 46 29 77c0 33-10 58-29 79-19 20-43 30-72 30zM2743 265c20 0 36-8 48-23 13-15 19-35 19-58s-6-41-19-56c-12-15-28-22-48-22s-37 7-49 22c-13 14-20 33-20 56 0 24 7 44 20 59 12 14 29 22 49 22zM3207 288l-24-63h-141l-25 63h-40l113-284h44l114 284zM3112 41l-60 152h120zM3283 288v-206h32v85h107v-85h31v206h-31v-93h-107v93zM3645 288v-23c-17 18-40 28-68 28-21 0-38-7-51-20-14-13-21-29-21-48 0-21 7-37 20-49 14-13 31-19 52-19 29 0 52 9 68 28v-37c0-14-5-25-15-32s-22-11-37-11c-24 0-45 9-62 28l-15-22c22-23 49-34 81-34 25 0 45 6 58 18 15 13 22 29 22 51v142zM3589 270c25 0 43-8 56-25v-40c-13-17-31-25-56-25-15 0-27 4-37 12-9 8-14 20-14 33 0 14 5 24 14 33 10 8 22 12 37 12zM3716 267c9 0 17-6 23-19 7-12 12-34 16-65l13-101h142v206h-31v-178h-83l-10 77c-4 37-11 64-23 81-11 16-27 25-47 25zM3974 288v-206h32v157l107-157h31v206h-32v-160l-108 160zM4280 293c-39 0-70-11-92-34l15-20c20 18 45 28 77 28 18 0 32-3 43-10 11-6 17-15 17-26 0-23-22-35-64-35h-46v-26h46c18 0 32-3 43-9 12-6 17-14 17-25 0-9-6-17-17-23s-25-9-42-9c-29 0-52 8-69 26l-17-20c22-22 50-32 84-32 29 0 51 5 68 14 18 10 26 23 26 40 0 13-5 23-15 33-10 9-24 15-40 17 18 2 32 7 43 17 11 9 16 21 16 34 0 18-8 32-25 43s-40 17-68 17zM4418 339c5 2 11 3 18 3s13-1 18-4 9-9 12-17l14-31-86-208h35l68 169 68-169h35l-103 247c-11 27-31 41-60 42-8 0-16-1-24-3zM4724 259c14-1 25-5 33-12 7-7 14-18 18-33 5-16 9-39 13-68l17-142h173v252h26v84h-35v-52h-210v52h-35zM4780 256h163v-220h-106l-14 113c-7 54-21 91-43 107zM5176 288v-23c-18 18-40 28-68 28-21 0-38-7-52-20-13-13-20-29-20-48 0-21 7-37 20-49 14-13 31-19 52-19 29 0 52 9 68 28v-37c0-14-5-25-15-32s-22-11-37-11c-24 0-45 9-63 28l-14-22c21-23 48-34 81-34 25 0 44 6 58 18 14 13 21 29 21 51v142zM5119 270c25 0 44-8 57-25v-40c-13-17-32-25-57-25-15 0-27 4-36 12s-14 20-14 33c0 14 5 24 14 33 9 8 21 12 36 12zM5271 288v-206h32v85h106v-85h32v206h-32v-93h-106v93zM5505 288v-206h31v85h107v-85h31v206h-31v-93h-107v93zM5770 82v80h77c19 0 34 5 46 17 12 11 18 26 18 46 0 19-6 34-18 45-12 12-27 18-46 18h-109v-206zM5770 189v71h73c12 0 21-3 26-10 6-6 9-15 9-25s-3-19-8-25c-6-7-15-11-27-11zM5944 288v-206h32v206zM6172 288l-61-85-62 85h-36l78-106-74-100h37l57 78 56-78h37l-74 100 79 106z">
          <text:p/>
        </draw:path>
        <draw:polygon draw:style-name="gr108" draw:text-style-name="P108" draw:layer="layout" svg:width="17.688cm" svg:height="3.398cm" svg:x="1.921cm" svg:y="1.243cm" svg:viewBox="0 0 17689 3399" draw:points="0,0 17689,0 17689,3399 0,3399">
          <text:p/>
        </draw:polygon>
        <draw:path draw:style-name="gr110" draw:text-style-name="P110" draw:layer="layout" svg:width="7.992cm" svg:height="1.129cm" svg:x="2.031cm" svg:y="1.371cm" svg:viewBox="0 0 7993 1130" svg:d="M569 956l-357-423-95 107v316h-117v-942h117v488l416-488h147l-392 448 426 494zM1104 973c-103 0-186-33-251-100-64-67-97-153-97-258 0-101 32-185 96-254 64-70 144-104 240-104 98 0 177 34 237 103 61 67 91 155 91 263v27h-552c4 70 29 126 76 170 46 44 103 66 169 66 83 0 153-29 210-86l51 69c-69 69-159 104-270 104zM1315 573c0-63-20-117-62-161-41-45-95-67-162-67-63 0-115 22-157 67-42 44-64 98-66 161zM1590 956v-682h106v521l358-521h105v682h-106v-530l-361 530zM2113 72c-28 38-64 69-107 91s-90 33-141 33c-102 0-185-41-248-124l52-45c49 68 114 101 196 101 84 0 150-33 196-101zM2671 973c-100 0-182-34-245-101-64-68-95-154-95-257s31-188 95-255c63-69 145-103 245-103 105 0 188 39 249 119l-70 65c-44-59-101-89-173-89-70 0-127 25-171 73-43 49-65 112-65 190 0 79 22 143 65 191s100 73 171 73 129-30 173-89l70 65c-61 79-144 118-249 118zM3733 973c-100 0-181-34-245-101-63-68-95-154-95-257s32-188 95-255c64-69 145-103 245-103 105 0 189 39 250 119l-71 65c-43-59-101-89-173-89-70 0-127 25-170 73-44 49-66 112-66 190 0 79 22 143 65 191 44 48 100 73 171 73s129-30 173-89l71 65c-61 79-145 118-250 118zM4255 956v-588h-197v-94h502v94h-199v588zM5125 956v-77c-58 63-133 94-226 94-69 0-126-21-171-65-45-43-68-97-68-160 0-66 23-120 67-162 45-42 102-63 172-63 98 0 173 31 226 93v-122c0-47-17-82-49-107-33-25-74-38-124-38-80 0-149 32-209 95l-49-73c73-76 163-114 272-114 84 0 149 20 195 61s69 97 69 170v468zM4937 897c84 0 146-28 188-85v-128c-42-56-104-84-188-84-50 0-91 13-122 41s-46 64-46 108c0 43 15 79 46 106 31 28 72 42 122 42zM5361 869c37-7 65-30 84-69 19-40 35-103 46-189l44-337h474v589h79v267h-106v-174h-515v174h-106zM5498 863h405v-495h-275l-31 255c-16 120-49 200-99 240zM6233 956v-682h106v521l357-521h105v682h-106v-530l-360 530zM7347 956v-93c165-131 279-226 341-285 62-60 108-114 137-161 29-48 44-95 44-141 0-51-18-93-54-124-36-32-83-48-142-48-110 0-196 40-256 119l-72-75c36-48 83-84 140-110 58-25 121-38 188-38 91 0 166 25 226 76 60 50 90 117 90 200 0 78-33 158-97 242-64 85-185 196-361 334h462v104z">
          <text:p/>
        </draw:path>
        <draw:polygon draw:style-name="gr108" draw:text-style-name="P108" draw:layer="layout" svg:width="19.518cm" svg:height="3.124cm" svg:x="1.698cm" svg:y="3.776cm" svg:viewBox="0 0 19519 3125" draw:points="0,0 19519,0 19519,3125 0,3125">
          <text:p/>
        </draw:polygon>
        <draw:path draw:style-name="gr110" draw:text-style-name="P110" draw:layer="layout" svg:width="16.511cm" svg:height="0.431cm" svg:x="1.961cm" svg:y="4.154cm" svg:viewBox="0 0 16512 432" svg:d="M164 340c-48 0-88-16-118-48s-46-73-46-122 16-90 46-122c31-32 70-48 118-48s88 16 118 48 45 73 45 122-15 90-46 123c-30 32-69 47-117 47zM164 304c36 0 65-12 87-38 23-25 34-57 34-96s-11-71-34-96c-22-25-51-37-87-37s-65 12-87 36c-23 25-34 57-34 97s11 72 33 97 52 37 88 37zM494 307c23 0 42-8 57-25 15-18 22-40 22-67s-7-49-23-66c-14-17-33-26-56-26s-42 9-57 26-23 39-23 66 8 50 23 67 34 25 57 25zM494 340c-35 0-64-12-86-37-21-25-32-58-32-99 0-55 10-97 29-124 20-28 52-45 96-50 25-4 43-8 53-12 9-3 14-7 14-12h36c0 14-7 25-21 34-15 9-39 16-73 20-30 5-53 14-69 26-16 13-26 31-31 55 10-16 23-29 39-37 16-9 33-14 51-14 33 0 59 12 80 36s32 53 32 89c0 37-12 68-34 91s-50 34-84 34zM792 340c-34 0-60-13-80-41v128h-37v-331h37v36c8-12 20-22 34-30s29-12 46-12c32 0 58 12 77 34s29 53 29 91c0 39-10 69-29 92-19 22-44 33-77 33zM783 307c23 0 41-8 55-24 14-17 21-40 21-68 0-27-7-49-20-66-14-17-33-26-56-26-15 0-29 4-42 12-13 7-23 16-29 26v108c6 10 16 20 29 27 13 8 27 11 42 11zM1106 335v-28c-20 22-46 33-79 33-24 0-44-7-60-22s-23-34-23-56c0-23 7-42 23-57s36-22 60-22c34 0 61 11 79 33v-43c0-16-6-29-17-37-11-9-26-13-43-13-28 0-52 11-73 33l-17-26c25-27 57-40 95-40 29 0 52 8 68 22s24 34 24 59v164zM1040 314c30 0 52-10 66-30v-44c-14-20-36-30-66-30-17 0-31 5-42 14-11 10-16 23-16 38s5 28 16 38c11 9 25 14 42 14zM1321 307c23 0 42-8 57-25 15-18 22-40 22-67s-7-49-22-66-34-26-57-26-42 9-57 26-22 39-22 66 7 50 22 67 34 25 57 25zM1321 340c-35 0-64-12-85-37-22-25-33-58-33-99 0-55 10-97 30-124 19-28 51-45 95-50 26-4 43-8 53-12 10-3 15-7 15-12h36c0 14-8 25-22 34s-38 16-72 20c-31 5-54 14-70 26-16 13-26 31-30 55 9-16 22-29 38-37 16-9 33-14 51-14 33 0 60 12 81 36 20 24 31 53 31 89 0 37-11 68-34 91-22 23-50 34-84 34zM1606 340c-35 0-63-11-85-35-22-23-33-53-33-90s11-67 33-90 50-35 85-35 63 12 85 35 33 53 33 90-11 67-33 90c-22 24-50 35-85 35zM1606 307c23 0 42-8 57-25 15-18 22-40 22-67s-7-48-22-66c-15-17-34-26-57-26s-42 9-57 26-22 39-22 66c0 28 7 50 22 67s34 25 57 25zM1828 335v-206h-70v-33h177v33h-70v206zM2145 335l-86-107-39 38v69h-37v-239h37v127l125-127h47l-106 108 107 131zM2385 335v-28c-20 22-46 33-78 33-24 0-44-7-60-22s-24-34-24-56c0-23 8-42 24-57 15-15 35-22 60-22 34 0 60 11 78 33v-43c0-16-5-29-16-37-12-9-26-13-44-13-28 0-52 11-73 33l-17-26c25-27 57-40 95-40 30 0 52 8 68 22 17 14 25 34 25 59v164zM2320 314c29 0 51-10 65-30v-44c-14-20-36-30-65-30-18 0-32 5-43 14-11 10-16 23-16 38s5 28 16 38c11 9 25 14 43 14zM2668 335v-206h-70v-33h176v33h-70v206zM2930 340c-36 0-65-11-88-34-22-24-33-54-33-91 0-35 11-65 33-89 23-24 51-36 84-36 34 0 62 12 83 36s31 54 31 92v10h-193c2 24 11 44 27 59s36 23 59 23c29 0 54-10 74-30l18 24c-25 24-56 36-95 36zM3004 200c0-22-7-40-22-56-14-15-33-23-56-23s-41 8-55 23c-15 16-23 34-24 56zM3263 335l-86-107-40 38v69h-37v-239h37v127l126-127h47l-106 108 106 131zM3458 340c-35 0-64-11-86-35s-33-54-33-90 11-65 33-89 51-36 86-36c37 0 66 14 87 42l-24 22c-16-20-36-31-61-31s-45 9-60 26-23 39-23 66c0 28 8 50 23 67s35 25 60 25 45-10 61-31l24 23c-21 28-50 41-87 41zM3640 335v-206h-69v-33h176v33h-70v206zM3944 335v-28c-20 22-46 33-79 33-24 0-44-7-60-22-15-15-23-34-23-56 0-23 8-42 23-57 16-15 36-22 60-22 35 0 61 11 79 33v-43c0-16-5-29-17-37-11-9-25-13-43-13-28 0-52 11-73 33l-17-26c25-27 57-40 95-40 29 0 52 8 68 22s25 34 25 59v164zM3879 314c29 0 51-10 65-30v-44c-14-20-36-30-65-30-18 0-32 5-43 14-11 10-16 23-16 38s5 28 16 38c11 9 25 14 43 14zM4075 147c-7 0-14-3-19-8s-8-11-8-19 3-14 8-19c5-6 12-8 19-8 8 0 14 2 19 8 6 5 8 11 8 19s-2 14-8 19c-5 5-11 8-19 8zM4075 340c-7 0-14-3-19-8s-8-12-8-20c0-7 3-13 8-19 5-5 12-7 19-7 8 0 14 2 19 7 6 6 8 12 8 19 0 8-2 15-8 20-5 5-11 8-19 8zM4333 270c7 11 17 20 30 27s27 10 41 10c24 0 42-8 56-25s21-39 21-66c0-28-7-50-20-67-14-17-33-26-57-26-14 0-28 4-41 12-13 7-23 16-30 27zM4297 335v-329h36v126c21-28 48-42 81-42 31 0 57 12 76 35 20 23 30 53 30 91s-10 68-30 91c-19 22-45 33-76 33-17 0-32-3-46-11s-26-18-35-30v36zM4729 335v-28c-20 22-46 33-79 33-24 0-44-7-60-22-15-15-23-34-23-56 0-23 8-42 23-57 16-15 36-22 60-22 34 0 61 11 79 33v-43c0-16-5-29-17-37-11-9-26-13-43-13-28 0-52 11-73 33l-17-26c25-27 57-40 95-40 29 0 52 8 68 22s24 34 24 59v164zM4663 314c30 0 52-10 66-30v-44c-14-20-36-30-66-30-17 0-31 5-42 14-11 10-16 23-16 38s5 28 16 38c11 9 25 14 42 14zM4936 432c-20 0-38-2-53-7s-29-14-43-28l19-29c10 13 21 21 33 26s27 8 44 8c25 0 43-6 57-19 13-14 19-31 19-54v-34c-8 12-19 23-33 31s-30 12-46 12c-33 0-58-12-78-34-19-23-29-53-29-90 0-38 10-68 30-90 19-22 45-34 77-34s59 14 79 42v-36h38v232c0 33-10 60-30 78-20 17-48 26-84 26zM4941 305c14 0 27-4 40-11 14-7 24-16 31-28v-104c-7-12-17-21-31-28-13-7-26-11-40-11-23 0-41 9-55 26-14 16-21 38-21 65 0 28 7 50 21 66 14 17 33 25 55 25zM5355 340c-35 0-63-11-85-35-22-23-33-53-33-90s11-67 33-90 50-35 85-35 63 12 85 35 33 53 33 90-11 67-33 90c-22 24-50 35-85 35zM5355 307c23 0 42-8 57-25 15-18 22-40 22-67s-7-48-22-66c-15-17-34-26-57-26s-42 9-57 26-22 39-22 66c0 28 7 50 22 67s34 25 57 25zM5544 335v-206h-40v-33h40v-18c0-25 6-44 18-57 12-14 29-20 51-20 20 0 37 6 50 18l-15 24c-9-8-18-12-30-12-25 0-37 16-37 47v18h48v33h-48v206zM6007 335l-63-192-62 192h-37l-76-239h39l58 190 63-190h31l63 190 58-190h39l-76 239zM6267 340c-35 0-63-11-85-35-22-23-33-53-33-90s11-67 33-90 50-35 85-35 64 12 86 35 33 53 33 90-11 67-33 90c-22 24-51 35-86 35zM6267 307c23 0 43-8 58-25 15-18 22-40 22-67s-7-48-22-66c-15-17-35-26-58-26s-42 9-57 26-23 39-23 66c0 28 8 50 23 67 14 17 33 25 57 25zM6446 335v-239h37v39c22-29 49-44 79-44v38l-14-1c-11 0-24 4-37 12-14 8-23 17-28 26v169zM6781 335v-36c-8 12-20 22-34 30s-29 11-46 11c-32 0-57-11-77-33-19-23-29-53-29-91s10-69 29-91c20-23 46-35 77-35 16 0 31 4 45 12 14 7 26 17 35 30v-126h38v329zM6710 307c15 0 29-3 42-10s23-16 29-27v-108c-6-11-16-20-29-27-13-8-27-12-42-12-23 0-41 9-55 26-14 16-22 39-22 67 0 27 7 49 21 66s33 25 56 25zM6968 340c-40 0-72-12-96-37l19-27c8 10 19 18 33 24 14 7 29 10 46 10 18 0 32-4 42-11 9-8 14-18 14-30 0-10-5-18-16-24-10-6-29-13-58-19-24-5-42-13-55-24-12-10-19-25-19-43 0-20 8-37 24-49 17-13 38-20 65-20 36 0 66 12 89 35l-18 26c-7-9-16-16-29-22-12-6-26-8-42-8s-29 3-39 10c-9 7-14 16-14 27 0 10 6 17 16 23 11 5 30 11 58 17 24 6 43 14 55 25 13 12 19 27 19 46 0 22-9 39-26 52s-39 19-68 19zM7142 340c-8 0-14-3-19-8s-8-12-8-20c0-7 3-13 8-19 5-5 11-7 19-7s14 2 19 7c6 6 8 12 8 19 0 8-2 15-8 20-5 5-11 8-19 8zM7446 335v-293h-104v-36h250v36h-105v293zM7695 340c-35 0-65-11-87-34-23-24-34-54-34-91 0-35 11-65 33-89 23-24 51-36 84-36 34 0 62 12 83 36s32 54 32 92v10h-193c1 24 10 44 26 59s36 23 60 23c29 0 53-10 73-30l18 24c-24 24-56 36-95 36zM7769 200c0-22-7-40-22-56-14-15-33-23-56-23-22 0-41 8-55 23-15 16-22 34-23 56zM7970 340c-35 0-63-11-85-35-22-23-33-53-33-90s11-67 33-90 50-35 85-35c34 0 63 12 85 35s33 53 33 90-11 67-33 90c-22 24-51 35-85 35zM7970 307c23 0 42-8 57-25 15-18 22-40 22-67s-7-48-22-66c-15-17-34-26-57-26s-42 9-57 26-23 39-23 66c0 28 8 50 23 67 14 17 33 25 57 25zM8266 340c-34 0-61-13-81-41v128h-37v-331h37v36c8-12 20-22 34-30s30-12 47-12c32 0 57 12 76 34 20 22 29 53 29 91 0 39-9 69-29 92-19 22-44 33-76 33zM8256 307c23 0 42-8 55-24 15-17 22-40 22-68 0-27-7-49-21-66s-33-26-56-26c-15 0-29 4-42 12-13 7-22 16-29 26v108c7 10 16 20 29 27 13 8 27 11 42 11zM8538 340c-36 0-65-11-88-34-22-24-34-54-34-91 0-35 12-65 34-89 23-24 51-36 84-36 34 0 62 12 83 36s31 54 31 92v10h-193c2 24 11 44 27 59s36 23 59 23c29 0 54-10 74-30l18 24c-25 24-56 36-95 36zM8612 200c0-22-7-40-22-56-14-15-33-23-57-23-22 0-40 8-55 23-14 16-22 34-23 56zM8915 335v-188l-78 188h-14l-78-188v188h-37v-239h49l73 177 72-177h49v239zM9175 335v-28c-20 22-47 33-79 33-24 0-44-7-60-22s-24-34-24-56c0-23 8-42 24-57 15-15 35-22 60-22 34 0 60 11 79 33v-43c0-16-6-29-17-37-12-9-26-13-44-13-28 0-52 11-72 33l-18-26c26-27 57-40 95-40 30 0 52 8 68 22 17 14 25 34 25 59v164zM9109 314c29 0 51-10 66-30v-44c-15-20-37-30-66-30-17 0-32 5-43 14-10 10-16 23-16 38s6 28 16 38c11 9 26 14 43 14zM9628 6v36h-173v94h92c30 0 55 10 74 28 20 19 29 43 29 71 0 29-9 53-28 72-19 18-44 28-75 28h-132v-329zM9455 173v125h87c20 0 36-5 47-17 13-12 19-27 19-46 0-18-6-33-19-45-11-12-27-17-47-17zM9852 335v-28c-20 22-47 33-79 33-24 0-44-7-60-22s-24-34-24-56c0-23 8-42 24-57s36-22 60-22c34 0 60 11 79 33v-43c0-16-6-29-17-37-11-9-26-13-43-13-28 0-53 11-73 33l-18-26c26-27 57-40 95-40 30 0 53 8 69 22s24 34 24 59v164zM9786 314c30 0 52-10 66-30v-44c-14-20-36-30-66-30-17 0-31 5-42 14-11 10-17 23-17 38s6 28 17 38c11 9 25 14 42 14zM9963 335v-239h37v182l125-182h37v239h-38v-186l-125 186zM10152 26c-10 13-22 24-37 32-15 7-31 11-49 11-36 0-65-14-87-43l18-16c17 23 40 35 69 35s52-12 68-35zM10343 340c-36 0-65-11-88-34-22-24-33-54-33-91 0-35 11-65 33-89 23-24 51-36 84-36 34 0 62 12 83 36s32 54 32 92v10h-194c2 24 11 44 27 59s36 23 59 23c29 0 54-10 74-30l18 24c-24 24-56 36-95 36zM10417 200c0-22-7-40-22-56-14-15-33-23-56-23-22 0-41 8-55 23-15 16-23 34-24 56zM10619 340c-35 0-64-11-86-35s-34-54-34-90 12-65 34-89 51-36 86-36c36 0 66 14 87 42l-25 22c-15-20-35-31-60-31s-45 9-60 26-23 39-23 66c0 28 8 50 23 67s35 25 60 25c24 0 45-10 60-31l25 23c-21 28-51 41-87 41zM10907 335v-28c-20 22-47 33-79 33-24 0-44-7-60-22s-24-34-24-56c0-23 8-42 24-57s36-22 60-22c34 0 60 11 79 33v-43c0-16-6-29-17-37-12-9-26-13-44-13-27 0-52 11-72 33l-18-26c26-27 57-40 95-40 30 0 53 8 69 22s24 34 24 59v164zM10841 314c29 0 51-10 66-30v-44c-15-20-37-30-66-30-17 0-32 5-43 14-10 10-16 23-16 38s6 28 16 38c11 9 26 14 43 14zM11145 335v-239h37v182l125-182h37v239h-37v-186l-126 186zM11545 335v-239h37v99h124v-99h38v239h-38v-107h-124v107zM11967 335v-28c-21 22-47 33-79 33-24 0-44-7-60-22s-24-34-24-56c0-23 8-42 24-57 15-15 35-22 60-22 34 0 60 11 79 33v-43c0-16-6-29-17-37-12-9-26-13-44-13-28 0-52 11-73 33l-17-26c25-27 57-40 95-40 30 0 52 8 68 22 17 14 25 34 25 59v164zM11901 314c29 0 51-10 66-30v-44c-15-20-37-30-66-30-18 0-32 5-43 14-11 10-16 23-16 38s5 28 16 38c11 9 25 14 43 14zM12078 335v-239h37v182l124-182h37v239h-37v-186l-126 186zM12350 335v-239h131c22 0 38 6 50 18 12 11 18 25 18 43 0 15-4 27-12 36s-17 16-27 19c13 4 23 11 31 22s12 23 12 36c0 20-6 35-18 47s-29 18-51 18zM12476 302c12 0 22-3 28-9 7-7 11-16 11-27 0-10-3-19-10-26-6-8-16-12-29-12h-89v74zM12475 196c11 0 20-3 26-9 7-7 10-15 10-24 0-11-3-19-10-25-6-6-15-9-26-9h-88v67zM12624 335v-239h37v99h124v-99h37v239h-37v-107h-124v107zM12933 96v93h89c23 0 41 6 54 20 15 13 22 30 22 53 0 21-7 39-22 52-13 14-31 21-54 21h-126v-239zM12933 221v81h86c13 0 23-4 30-11 7-8 11-18 11-29 0-12-4-22-11-29-6-8-17-12-30-12zM13136 335v-239h38v239zM13248 335v-239h36v182l125-182h37v239h-37v-186l-126 186zM13437 26c-10 13-23 24-38 32-14 7-31 11-49 11-36 0-65-14-87-43l19-16c17 23 40 35 68 35 29 0 52-12 68-35zM13751 307c23 0 42-8 57-25 15-18 23-40 23-67s-8-49-23-66-34-26-57-26-42 9-57 26-22 39-22 66 7 50 22 67 34 25 57 25zM13751 340c-35 0-64-12-85-37-22-25-33-58-33-99 0-55 10-97 30-124 20-28 51-45 95-50 26-4 44-8 53-12 10-3 15-7 15-12h36c0 14-8 25-22 34s-38 16-72 20c-31 5-54 14-70 26-16 13-26 31-30 55 9-16 22-29 38-37 16-9 34-14 51-14 33 0 60 12 81 36s31 53 31 89c0 37-11 68-33 91-23 23-51 34-85 34zM14081 335v-28c-20 22-46 33-79 33-24 0-44-7-60-22-15-15-23-34-23-56 0-23 8-42 23-57 16-15 36-22 60-22 34 0 61 11 79 33v-43c0-16-6-29-17-37-11-9-26-13-43-13-28 0-52 11-73 33l-17-26c25-27 57-40 95-40 29 0 52 8 68 22s24 34 24 59v164zM14015 314c30 0 52-10 66-30v-44c-14-20-36-30-66-30-17 0-31 5-42 14-11 10-16 23-16 38s5 28 16 38c11 9 25 14 42 14zM14192 335v-239h37v182l125-182h37v239h-37v-186l-126 186zM14381 26c-10 13-22 24-37 32-15 7-31 11-49 11-36 0-65-14-87-43l18-16c17 23 40 35 69 35s52-12 68-35zM14572 340c-35 0-65-11-87-34-23-24-34-54-34-91 0-35 11-65 33-89 23-24 51-36 84-36 34 0 62 12 83 36s32 54 32 92v10h-193c1 24 10 44 26 59s36 23 60 23c29 0 53-10 73-30l18 24c-24 24-56 36-95 36zM14646 200c0-22-7-40-21-56-15-15-34-23-57-23-22 0-41 8-55 23-15 16-22 34-23 56zM14848 340c-35 0-64-11-86-35s-33-54-33-90 11-65 33-89 51-36 86-36c37 0 66 14 87 42l-24 22c-15-20-36-31-61-31s-45 9-60 26-23 39-23 66c0 28 8 50 23 67s35 25 60 25 45-10 61-31l24 23c-21 28-50 41-87 41zM15091 340c-35 0-63-11-85-35-22-23-33-53-33-90s11-67 33-90 50-35 85-35 63 12 85 35 33 53 33 90-11 67-33 90c-22 24-50 35-85 35zM15091 307c23 0 42-8 57-25 15-18 22-40 22-67s-7-48-22-66c-15-17-34-26-57-26s-42 9-57 26-22 39-22 66c0 28 7 50 22 67s34 25 57 25zM15270 335v-239h131c21 0 37 6 49 18 12 11 18 25 18 43 0 15-4 27-12 36s-17 16-27 19c13 4 24 11 32 22s12 23 12 36c0 20-7 35-19 47s-29 18-51 18zM15396 302c11 0 21-3 28-9 7-7 10-16 10-27 0-10-3-19-10-26-6-8-16-12-28-12h-90v74zM15394 196c12 0 20-3 26-9 7-7 10-15 10-24 0-11-3-19-10-25-6-6-14-9-26-9h-88v67zM15648 340c-35 0-64-11-86-35s-33-54-33-90 11-65 33-89 51-36 86-36c37 0 66 14 87 42l-24 22c-15-20-36-31-61-31-24 0-44 9-60 26-15 17-23 39-23 66 0 28 8 50 23 67s35 25 60 25 45-10 61-31l24 23c-21 28-50 41-87 41zM15949 335l-85-107-40 38v69h-37v-239h37v127l125-127h48l-106 108 106 131zM16041 335v-239h37v182l125-182h36v239h-37v-186l-125 186zM16314 335v-239h36v182l125-182h37v239h-37v-186l-126 186zM16502 26c-9 13-22 24-37 32-15 7-31 11-49 11-36 0-65-14-87-43l18-16c17 23 40 35 69 35s52-12 68-35z">
          <text:p/>
        </draw:path>
        <draw:path draw:style-name="gr110" draw:text-style-name="P110" draw:layer="layout" svg:width="18.446cm" svg:height="0.42cm" svg:x="1.973cm" svg:y="4.848cm" svg:viewBox="0 0 18447 421" svg:d="M163 329l-86-107-40 38v69h-37v-239h37v127l126-127h47l-106 108 106 131zM226 304c11 0 20-7 27-22 8-14 14-39 18-75l15-117h167v239h-38v-206h-96l-11 89c-5 43-14 74-27 93-13 20-31 29-55 29zM675 329v-28c-20 22-46 33-78 33-24 0-44-7-60-22s-24-34-24-57c0-22 8-41 24-56 15-15 35-22 60-22 34 0 60 11 78 33v-43c0-16-5-29-16-37-12-9-26-13-44-13-28 0-52 11-73 33l-17-26c25-27 57-40 95-40 30 0 52 7 68 22 17 14 25 34 25 59v164zM610 308c29 0 51-10 65-30v-44c-14-20-36-30-65-30-18 0-32 5-43 14-11 10-16 22-16 38 0 15 5 28 16 37 11 10 25 15 43 15zM892 334c-35 0-64-11-86-35s-33-54-33-90 11-65 33-89 51-36 86-36c37 0 66 14 87 42l-24 22c-16-20-36-31-61-31s-45 9-60 26-23 39-23 66c0 28 8 50 23 67s35 25 60 25 45-10 61-31l24 23c-21 28-50 41-87 41zM1136 334c-35 0-64-11-86-35s-33-54-33-90 11-65 33-89 51-36 86-36c37 0 66 14 87 42l-24 22c-15-20-35-31-61-31-24 0-44 9-60 26-15 17-23 39-23 66 0 28 8 50 23 67s35 25 60 25 45-10 61-31l24 23c-21 28-50 41-87 41zM1275 329v-239h37v182l125-182h37v239h-37v-186l-126 186zM1624 84c27 0 49 14 65 42v-126h38v126c6-12 15-22 26-30 12-8 24-12 38-12 26 0 46 12 62 35 16 22 24 52 24 90s-8 68-24 91-36 34-62 34c-27 0-49-14-64-41v128h-38v-128c-7 12-16 22-27 30s-24 11-38 11c-26 0-46-11-62-33-16-23-24-53-24-91s8-68 24-91 36-35 62-35zM1635 117c-18 0-33 9-43 26-11 17-16 39-16 67 0 27 5 50 16 67 11 16 25 24 43 24 11 0 22-3 32-10 10-8 17-17 22-28v-107c-5-11-12-20-22-27-10-8-21-12-32-12zM1781 301c18 0 32-8 42-25 11-17 16-39 16-67 0-27-5-50-16-66-11-17-25-26-42-26-11 0-22 4-32 12-10 7-18 16-22 26v108c4 10 12 19 22 27s21 11 32 11zM1942 329v-239h37v182l124-182h37v239h-37v-186l-126 186zM2376 329l-85-107-40 38v69h-37v-239h37v127l125-127h47l-105 108 106 131zM2617 329v-28c-20 22-47 33-79 33-24 0-44-7-60-22s-24-34-24-57c0-22 8-41 24-56s36-22 60-22c34 0 60 11 79 33v-43c0-16-6-29-17-37-11-9-26-13-44-13-27 0-52 11-72 33l-18-26c26-27 57-40 95-40 30 0 53 7 69 22 16 14 24 34 24 59v164zM2551 308c30 0 52-10 66-30v-44c-14-20-36-30-66-30-17 0-31 5-42 14-11 10-17 22-17 38 0 15 6 28 17 37 11 10 25 15 42 15zM2772 329v-206h-70v-33h176v33h-70v206zM3030 334c-34 0-62-11-84-35-22-23-33-53-33-90s11-67 33-90 50-35 84-35c35 0 63 12 86 35 22 23 33 53 33 90s-11 67-33 90c-23 24-51 35-86 35zM3030 301c24 0 43-8 57-25 15-18 23-40 23-67s-8-49-23-66c-14-17-33-26-57-26-23 0-42 9-57 26s-22 39-22 66 7 50 22 67 34 25 57 25zM3326 334c-34 0-60-14-80-41v128h-37v-331h37v36c8-12 20-22 34-30s30-12 46-12c32 0 58 11 77 34 20 22 29 53 29 91s-9 69-29 92c-19 22-44 33-77 33zM3317 301c23 0 41-8 55-24 14-17 21-40 21-68 0-27-7-49-20-66-14-17-33-26-56-26-15 0-29 4-42 12-13 7-23 16-29 26v108c6 10 16 19 29 27s27 11 42 11zM3507 334c-7 0-14-3-19-8-5-6-8-12-8-20 0-7 3-13 8-19 5-5 12-8 19-8 8 0 14 3 20 8 5 6 8 12 8 19 0 8-3 14-8 20-6 5-12 8-20 8zM3965 329l-29-74h-164l-29 74h-47l132-329h51l133 329zM3854 42l-70 177h139zM4054 329v-239h36v99h125v-99h37v239h-37v-107h-125v107zM4475 329v-28c-20 22-47 33-79 33-24 0-44-7-60-22s-24-34-24-57c0-22 8-41 24-56s36-22 60-22c34 0 60 11 79 33v-43c0-16-6-29-17-37-11-9-26-13-44-13-27 0-52 11-72 33l-18-26c26-27 57-40 95-40 30 0 53 7 69 22 16 14 24 34 24 59v164zM4409 308c30 0 51-10 66-30v-44c-15-20-36-30-66-30-17 0-31 5-43 14-10 10-16 22-16 38 0 15 6 28 16 37 12 10 26 15 43 15zM4558 304c11 0 20-7 27-22 8-14 14-39 18-75l15-117h167v239h-38v-206h-96l-11 89c-5 43-14 74-27 93-13 20-31 29-55 29zM4859 329v-239h36v182l125-182h37v239h-37v-186l-126 186zM5215 334c-45 0-81-13-108-38l19-24c23 21 52 32 89 32 22 0 39-4 51-11 13-8 19-18 19-31 0-26-25-39-75-39h-53v-30h53c22 0 39-4 52-11s19-17 19-29c0-11-6-20-20-27-13-8-29-11-50-11-33 0-59 10-80 30l-19-22c25-26 58-38 98-38 33 0 60 5 79 17 21 11 31 27 31 46 0 15-6 28-18 39s-28 17-47 20c21 2 38 8 51 19 12 10 19 24 19 39 0 21-10 37-30 50s-47 19-80 19zM5512 329v-239h131c21 0 38 6 50 17 12 12 18 26 18 44 0 15-4 27-12 36s-17 16-27 19c13 3 23 11 31 22s12 23 12 36c0 19-6 35-18 47s-29 18-51 18zM5638 296c12 0 21-3 28-10 7-6 11-15 11-26 0-10-4-19-10-26-7-8-16-12-29-12h-89v74zM5637 190c11 0 20-3 26-9 6-7 10-15 10-24 0-11-4-19-10-25s-15-9-26-9h-88v67zM5903 334c-34 0-61-14-81-41v128h-36v-331h36v36c9-12 20-22 34-30 15-8 30-12 47-12 32 0 58 11 77 34 19 22 29 53 29 91s-10 69-29 92c-19 22-45 33-77 33zM5893 301c24 0 42-8 56-24 14-17 21-40 21-68 0-27-7-49-21-66-13-17-32-26-56-26-14 0-28 4-41 12-13 7-23 16-30 26v108c7 10 17 19 30 27s27 11 41 11zM6175 334c-35 0-65-11-87-34-23-24-34-54-34-91 0-35 11-65 33-89 23-24 51-36 84-36 34 0 62 12 83 36s32 54 32 92v10h-193c1 24 10 44 26 59s36 23 60 23c29 0 53-10 73-30l18 24c-24 24-56 36-95 36zM6249 194c0-22-7-41-21-56-15-15-34-23-57-23-22 0-41 8-55 23-15 15-22 34-23 56zM6552 329v-188l-78 188h-13l-78-188v188h-37v-239h49l72 177 73-177h49v239zM6771 334c-36 0-65-11-88-34-23-24-34-54-34-91 0-35 11-65 34-89 22-24 50-36 84-36s61 12 82 36 32 54 32 92v10h-193c1 24 10 44 26 59 17 15 37 23 60 23 29 0 53-10 74-30l17 24c-24 24-55 36-94 36zM6845 194c0-22-8-41-22-56-15-15-33-23-57-23-22 0-40 8-55 23-14 15-22 34-23 56zM6941 329v-239h37v99h124v-99h38v239h-38v-107h-124v107zM7214 329v-239h37v99h125v-99h37v239h-37v-107h-125v107zM7591 334c-35 0-63-11-85-35-22-23-33-53-33-90s11-67 33-90 50-35 85-35 63 12 85 35 33 53 33 90-11 67-33 90c-22 24-50 35-85 35zM7591 301c23 0 42-8 57-25 15-18 22-40 22-67s-7-49-22-66-34-26-57-26-42 9-57 26-23 39-23 66 8 50 23 67 34 25 57 25zM7936 123h-130v206h-37v-239h167zM8088 334c-34 0-62-11-84-35-22-23-33-53-33-90s11-67 33-90 50-35 84-35c35 0 64 12 86 35s33 53 33 90-11 67-33 90c-22 24-51 35-86 35zM8088 301c24 0 43-8 57-25 15-18 23-40 23-67s-8-49-23-66c-14-17-33-26-57-26-22 0-41 9-57 26-15 17-22 39-22 66s7 50 22 67 34 25 57 25zM8512 334c-34 0-61-14-81-41v128h-37v-331h37v36c9-12 20-22 34-30s30-12 47-12c32 0 57 11 77 34 19 22 29 53 29 91s-10 69-29 92c-19 22-45 33-77 33zM8502 301c23 0 42-8 56-24 14-17 21-40 21-68 0-27-7-49-21-66s-32-26-56-26c-15 0-29 4-42 12-12 7-22 16-29 26v108c7 10 17 19 29 27 13 8 27 11 42 11zM8668 329l64-94c-18-2-32-10-44-23-11-12-17-29-17-49 0-22 7-39 21-53 13-13 32-20 55-20h126v239h-38v-93h-65l-58 93zM8835 204v-81h-84c-14 0-24 4-31 11-7 8-11 17-11 29s3 22 10 30c7 7 18 11 32 11zM8918 298c13-2 23-10 30-24 6-14 12-36 16-67l15-117h166v206h27v93h-36v-60h-181v60h-37zM8966 296h142v-173h-96l-11 89c-6 42-17 70-35 84zM9372 329v-28c-20 22-46 33-79 33-23 0-43-7-59-22s-24-34-24-57c0-22 8-41 24-56 15-15 35-22 59-22 35 0 61 11 79 33v-43c0-16-5-29-17-37-11-9-25-13-43-13-28 0-52 11-73 33l-17-26c25-27 57-40 95-40 30 0 52 7 68 22 17 14 25 34 25 59v164zM9307 308c29 0 51-10 65-30v-44c-14-20-36-30-65-30-18 0-32 5-43 14-11 10-16 22-16 38 0 15 5 28 16 37 11 10 25 15 43 15zM9503 334c-7 0-14-3-19-8-5-6-8-12-8-20 0-7 3-13 8-19 5-5 12-8 19-8 8 0 14 3 20 8 5 6 7 12 7 19 0 8-2 14-7 20-6 5-12 8-20 8zM9925 329l-125-148-33 37v111h-41v-329h41v170l145-170h52l-137 156 149 173zM9993 304c11 0 20-7 27-22 8-14 14-39 18-75l16-117h166v239h-37v-206h-97l-11 89c-5 43-13 74-26 93-13 20-32 29-56 29zM10443 329v-28c-21 22-47 33-79 33-24 0-44-7-60-22s-24-34-24-57c0-22 8-41 24-56 15-15 35-22 60-22 34 0 60 11 79 33v-43c0-16-6-29-17-37-12-9-26-13-44-13-28 0-52 11-73 33l-17-26c25-27 57-40 95-40 30 0 52 7 68 22 17 14 25 34 25 59v164zM10377 308c29 0 51-10 66-30v-44c-15-20-37-30-66-30-17 0-32 5-43 14-10 10-16 22-16 38 0 15 6 28 16 37 11 10 26 15 43 15zM10659 334c-35 0-64-11-86-35s-33-54-33-90 11-65 33-89 51-36 86-36c37 0 66 14 87 42l-24 22c-15-20-36-31-61-31s-45 9-60 26-23 39-23 66c0 28 8 50 23 67s35 25 60 25 45-10 61-31l24 23c-21 28-50 41-87 41zM10842 329v-206h-70v-33h176v33h-70v206zM11104 334c-36 0-65-11-87-34-23-24-34-54-34-91 0-35 11-65 33-89 23-24 51-36 84-36 34 0 62 12 83 36s32 54 32 92v10h-194c2 24 11 44 27 59s36 23 59 23c29 0 54-10 74-30l18 24c-24 24-56 36-95 36zM11178 194c0-22-7-41-22-56-14-15-33-23-56-23-22 0-41 8-55 23-15 15-23 34-24 56zM11392 334c-34 0-61-14-81-41v128h-36v-331h36v36c9-12 20-22 34-30 15-8 30-12 47-12 32 0 58 11 77 34 19 22 29 53 29 91s-10 69-29 92c-19 22-45 33-77 33zM11382 301c24 0 42-8 56-24 14-17 21-40 21-68 0-27-7-49-21-66-13-17-32-26-56-26-14 0-28 4-41 12-13 7-23 16-30 26v108c7 10 17 19 30 27s27 11 41 11zM11557 329v-239h37v182l125-182h36v239h-37v-186l-126 186zM11914 334c-46 0-82-13-108-38l18-24c23 21 53 32 90 32 21 0 38-4 51-11 12-8 19-18 19-31 0-26-25-39-75-39h-54v-30h54c21 0 38-4 51-11s19-17 19-29c0-11-6-20-19-27-13-8-30-11-50-11-33 0-60 10-80 30l-20-22c25-26 58-38 98-38 33 0 60 5 80 17 20 11 30 27 30 46 0 15-6 28-18 39s-27 17-47 20c21 2 38 8 51 19 13 10 19 24 19 39 0 21-10 37-30 50s-46 19-79 19zM12232 329v-28c-20 22-46 33-79 33-24 0-44-7-60-22s-24-34-24-57c0-22 8-41 24-56s36-22 60-22c34 0 60 11 79 33v-43c0-16-6-29-17-37-11-9-26-13-43-13-28 0-53 11-73 33l-18-26c26-27 58-40 96-40 29 0 52 7 68 22 16 14 24 34 24 59v164zM12166 308c30 0 52-10 66-30v-44c-14-20-36-30-66-30-17 0-31 5-42 14-11 10-16 22-16 38 0 15 5 28 16 37 11 10 25 15 42 15zM12532 329h-189v-239h37v206h124v-206h38v206h27v93h-37zM12620 329v-239h37v182l125-182h37v239h-38v-186l-125 186zM12884 329l64-94c-18-2-32-10-44-23-11-12-17-29-17-49 0-22 7-39 21-53 13-13 32-20 55-20h126v239h-38v-93h-65l-58 93zM13051 204v-81h-84c-14 0-24 4-31 11-8 8-11 17-11 29s3 22 10 30c7 7 18 11 32 11zM13182 141c-7 0-14-3-19-8s-8-11-8-19 3-14 8-19c5-6 12-8 19-8 8 0 14 2 20 8 5 5 7 11 7 19s-2 14-7 19c-6 5-12 8-20 8zM13182 334c-7 0-14-3-19-8-5-6-8-12-8-20 0-7 3-13 8-19 5-5 12-8 19-8 8 0 14 3 20 8 5 6 7 12 7 19 0 8-2 14-7 20-6 5-12 8-20 8zM13566 329l-86-107-40 38v69h-36v-329h36v217l126-127h47l-106 108 106 131zM13622 225v-32h118v32zM14080 329v-162c0-33-15-50-44-50-13 0-25 4-37 12-11 7-20 15-26 25v175h-38v-162c0-33-14-50-43-50-12 0-24 4-36 12-11 7-21 16-27 26v174h-37v-239h37v35c5-10 16-19 31-27 16-9 31-14 46-14 18 0 32 5 43 13 10 9 17 19 21 32 8-13 20-24 35-32s30-13 45-13c44 0 67 24 67 72v173zM14298 334c-36 0-65-11-87-34-23-24-34-54-34-91 0-35 11-65 33-89 23-24 51-36 84-36 34 0 62 12 83 36s32 54 32 92v10h-193c1 24 10 44 26 59s36 23 60 23c29 0 53-10 73-30l18 24c-24 24-56 36-95 36zM14372 194c0-22-7-41-22-56-14-15-33-23-56-23-22 0-41 8-55 23-15 15-23 34-23 56zM14618 329v-28c-21 22-47 33-79 33-24 0-44-7-60-22s-24-34-24-57c0-22 8-41 24-56 15-15 35-22 60-22 34 0 60 11 79 33v-43c0-16-6-29-17-37-12-9-26-13-44-13-28 0-52 11-73 33l-17-26c25-27 57-40 95-40 30 0 52 7 68 22 17 14 25 34 25 59v164zM14552 308c29 0 51-10 66-30v-44c-15-20-37-30-66-30-18 0-32 5-43 14-10 10-16 22-16 38 0 15 6 28 16 37 11 10 25 15 43 15zM14890 329v-156c0-21-5-36-15-44s-23-12-39-12c-13 0-27 4-41 12-13 7-23 16-29 26v174h-37v-239h37v35c10-12 22-22 37-29 15-8 31-12 47-12 51 0 76 26 76 77v168zM15076 334c-40 0-73-12-96-37l19-27c8 10 19 18 33 24 14 7 29 10 46 10 18 0 32-4 42-11 9-8 14-18 14-30 0-10-5-18-16-25-10-6-29-12-58-19-24-4-42-12-55-23-12-10-19-25-19-43 0-20 8-37 24-49 17-13 38-20 65-20 36 0 66 12 89 35l-18 26c-7-9-17-16-29-22s-26-9-42-9-29 4-39 11c-9 7-14 16-14 27 0 9 6 17 16 23 11 5 30 11 58 17 24 6 43 14 55 25 13 12 19 27 19 45 0 23-9 40-26 53s-40 19-68 19zM15280 317c0 15-4 29-12 42-7 13-17 24-29 32l-18-15c8-5 15-12 21-21 7-8 10-17 12-25l-7 1c-7 0-13-2-17-7-5-4-7-10-7-18 0-7 2-13 7-19 5-5 11-8 19-8s15 4 21 10c7 7 10 16 10 28zM15473 329v-329h215v36h-175v106h172v37h-172v113h175v37zM16035 329v-272l-112 272h-17l-112-272v272h-41v-329h59l102 247 103-247h59v329zM16129 225v-32h118v32zM16448 329v-28c-20 22-46 33-79 33-24 0-44-7-60-22-15-15-23-34-23-57 0-22 8-41 23-56 16-15 36-22 60-22 35 0 61 11 79 33v-43c0-16-5-29-17-37-11-9-25-13-43-13-28 0-52 11-73 33l-17-26c25-27 57-40 95-40 29 0 52 7 68 22 16 14 25 34 25 59v164zM16383 308c29 0 51-10 65-30v-44c-14-20-36-30-65-30-18 0-32 5-43 14-11 10-16 22-16 38 0 15 5 28 16 37 11 10 25 15 43 15zM16531 304c11 0 21-7 28-22 7-14 13-39 18-75l15-117h166v239h-37v-206h-96l-11 89c-5 43-14 74-27 93-13 20-32 29-56 29zM16999 123h-130v206h-37v-239h167zM17151 334c-34 0-63-11-85-35-22-23-33-53-33-90s11-67 33-90 51-35 85-35c35 0 63 12 85 35s33 53 33 90-11 67-33 90c-22 24-50 35-85 35zM17151 301c23 0 42-8 57-25 15-18 23-40 23-67s-8-49-23-66-34-26-57-26-42 9-57 26-22 39-22 66 7 50 22 67 34 25 57 25zM17447 334c-34 0-61-14-80-41v128h-37v-331h37v36c8-12 19-22 33-30 15-8 30-12 47-12 32 0 58 11 77 34 19 22 29 53 29 91s-10 69-29 92c-19 22-45 33-77 33zM17438 301c23 0 41-8 55-24 14-17 21-40 21-68 0-27-7-49-21-66-13-17-32-26-55-26-15 0-29 4-42 12-13 7-23 16-29 26v108c6 10 16 19 29 27s27 11 42 11zM17612 329v-239h37v182l125-182h37v239h-38v-186l-125 186zM17928 329v-206h-69v-33h176v33h-70v206zM18289 329v-188l-77 188h-14l-78-188v188h-37v-239h49l73 177 72-177h49v239zM18420 334c-8 0-14-3-19-8-5-6-8-12-8-20 0-7 3-13 8-19 5-5 11-8 19-8s14 3 19 8c5 6 8 12 8 19 0 8-3 14-8 20-5 5-11 8-19 8z">
          <text:p/>
        </draw:path>
        <draw:path draw:style-name="gr110" draw:text-style-name="P110" draw:layer="layout" svg:width="17.805cm" svg:height="0.425cm" svg:x="1.961cm" svg:y="5.53cm" svg:viewBox="0 0 17806 426" svg:d="M164 341c-48 0-88-16-118-48s-46-73-46-123c0-49 16-90 46-122 31-32 70-48 118-48s88 16 118 48 45 73 45 122c0 50-15 91-46 123-30 32-69 48-117 48zM164 305c36 0 65-13 87-38 23-25 34-57 34-97 0-39-11-72-34-96-22-25-51-38-87-38s-65 13-87 37c-23 25-34 57-34 97 0 41 11 73 33 98s52 37 88 37zM551 336v-207h-124v207h-37v-240h198v240zM780 341c-34 0-61-14-81-41v126h-36v-330h36v36c9-13 20-22 34-30 15-8 30-12 47-12 32 0 58 11 77 34 19 22 29 52 29 92 0 38-10 69-29 91-19 23-45 34-77 34zM770 308c24 0 42-8 56-25 14-16 21-39 21-67s-7-50-21-67-32-26-56-26c-14 0-28 4-41 11-13 8-23 17-30 27v109c7 10 17 19 30 27s27 11 41 11zM1052 341c-35 0-65-11-87-34-23-24-34-54-34-91 0-36 11-66 33-90 23-24 51-36 84-36 34 0 62 12 83 36 21 23 32 54 32 93v9h-193c1 25 10 45 26 60s36 23 60 23c29 0 53-10 73-30l18 24c-24 24-56 36-95 36zM1126 200c0-22-7-41-22-56-14-15-33-23-56-23-22 0-41 8-55 23-15 15-22 34-23 56zM1194 305c13-2 23-10 30-24 6-14 12-36 16-67l15-118h166v207h28v93h-37v-60h-181v60h-37zM1242 303h142v-174h-96l-11 90c-6 42-17 70-35 84zM1607 341c-36 0-65-11-87-34-23-24-34-54-34-91 0-36 11-66 33-90 23-24 51-36 84-36 34 0 62 12 83 36 21 23 32 54 32 93v9h-193c1 25 10 45 26 60s36 23 59 23c29 0 54-10 74-30l18 24c-24 24-56 36-95 36zM1681 200c0-22-7-41-22-56-14-15-33-23-56-23-22 0-41 8-55 23-15 15-23 34-23 56zM1749 311c11 0 21-7 28-22 7-14 13-39 18-75l15-118h166v240h-37v-207h-96l-11 90c-5 43-14 74-27 93-13 20-32 29-56 29zM2158 341c-36 0-65-11-88-34-23-24-34-54-34-91 0-36 11-66 34-90 22-24 50-36 83-36 35 0 62 12 83 36 21 23 32 54 32 93v9h-193c1 25 10 45 26 60 17 15 36 23 60 23 29 0 53-10 73-30l18 24c-24 24-56 36-94 36zM2232 200c0-22-8-41-22-56-15-15-34-23-57-23-22 0-40 8-55 23s-22 34-23 56zM2328 336v-240h37v99h124v-99h37v240h-37v-107h-124v107zM2600 336v-240h37v183l125-183h37v240h-37v-187l-126 187zM2980 341c-35 0-65-11-87-34-23-24-34-54-34-91 0-36 11-66 33-90 23-24 51-36 84-36 34 0 62 12 83 36 21 23 32 54 32 93v9h-193c1 25 10 45 26 60s36 23 60 23c29 0 53-10 73-30l18 24c-24 24-56 36-95 36zM3054 200c0-22-7-41-21-56-15-15-34-23-57-23-22 0-41 8-55 23-15 15-22 34-23 56zM3322 336v-207h-70v-33h176v33h-70v207zM3580 341c-34 0-62-11-84-35-22-23-33-53-33-90 0-38 11-68 33-91s50-35 84-35c35 0 64 12 86 35s33 53 33 91c0 37-11 67-33 90-22 24-51 35-86 35zM3580 308c24 0 43-8 57-25 15-18 23-40 23-67 0-28-8-50-23-67-14-17-33-26-57-26-22 0-42 9-57 26s-22 39-22 67c0 27 7 50 22 67s34 25 57 25zM3759 336v-240h37v99h124v-99h37v240h-37v-107h-124v107zM4180 336v-28c-20 22-46 33-79 33-24 0-44-7-60-22-15-16-23-34-23-57s8-41 23-57c16-15 36-22 60-22 34 0 61 11 79 33v-44c0-16-5-28-17-36-11-9-25-14-43-14-28 0-52 11-73 34l-17-27c25-26 57-39 95-39 29 0 52 7 68 22 16 14 24 33 24 59v165zM4115 315c29 0 51-10 65-30v-45c-14-19-36-29-65-29-18 0-32 5-43 14-11 10-16 22-16 38 0 15 5 27 16 37s25 15 43 15zM4263 311c11 0 21-7 28-22 7-14 13-39 18-75l15-118h166v240h-37v-207h-97l-10 90c-5 43-14 74-27 93-13 20-32 29-56 29zM4601 96v93h89c22 0 41 6 54 20 14 14 21 31 21 53s-7 40-21 53c-13 14-32 21-54 21h-126v-240zM4601 222v81h85c14 0 24-4 31-11 7-8 10-18 10-30 0-11-3-21-10-29-7-7-17-11-31-11zM4822 336v-240h37v99h124v-99h37v240h-37v-107h-124v107zM5198 341c-34 0-63-11-85-35-22-23-33-53-33-90 0-38 11-68 33-91s51-35 85-35c35 0 63 12 85 35s33 53 33 91c0 37-11 67-33 90-22 24-50 35-85 35zM5198 308c23 0 42-8 57-25 15-18 22-40 22-67 0-28-7-50-22-67s-34-26-57-26-42 9-57 26-22 39-22 67c0 27 7 50 22 67s34 25 57 25zM5482 341c-35 0-64-12-86-35-22-24-34-54-34-90 0-37 12-67 34-90 22-24 51-36 86-36 36 0 66 14 87 42l-25 22c-15-20-35-31-60-31s-45 9-60 26-23 39-23 67 8 50 23 67 35 25 60 25c24 0 45-10 60-31l25 23c-21 28-51 41-87 41zM5664 336v-207h-69v-33h176v33h-70v207zM5819 336v-240h37v183l125-183h37v240h-37v-187l-126 187zM6263 336v-207h-70v-33h176v33h-70v207zM6525 341c-36 0-65-11-88-34-22-24-33-54-33-91 0-36 11-66 33-90 23-24 51-36 84-36 34 0 62 12 83 36 21 23 31 54 31 93v9h-193c2 25 11 45 27 60s36 23 59 23c29 0 54-10 74-30l18 24c-25 24-56 36-95 36zM6599 200c0-22-7-41-22-56-14-15-33-23-56-23s-41 8-55 23c-15 15-23 34-24 56zM6858 336l-86-108-40 39v69h-37v-240h37v128l126-128h47l-106 108 106 132zM7054 341c-35 0-64-12-86-35-22-24-34-54-34-90 0-37 12-67 34-90 22-24 51-36 86-36 37 0 66 14 87 42l-24 22c-16-20-36-31-61-31s-45 9-60 26-23 39-23 67 8 50 23 67 35 25 60 25 45-10 61-31l24 23c-21 28-50 41-87 41zM7236 336v-207h-69v-33h176v33h-70v207zM7540 336v-28c-20 22-46 33-79 33-24 0-44-7-60-22-15-16-23-34-23-57s8-41 23-57c16-15 36-22 60-22 35 0 61 11 79 33v-44c0-16-5-28-17-36-11-9-25-14-43-14-28 0-52 11-73 34l-17-27c25-26 57-39 95-39 29 0 52 7 68 22 16 14 25 33 25 59v165zM7475 315c29 0 51-10 65-30v-45c-14-19-36-29-65-29-18 0-32 5-43 14-11 10-16 22-16 38 0 15 5 27 16 37s25 15 43 15zM7671 340c-7 0-14-2-19-7-5-6-8-12-8-20 0-7 3-14 8-19s12-8 19-8c8 0 14 3 19 8 6 5 8 12 8 19 0 8-2 14-8 20-5 5-11 7-19 7zM8044 341c-48 0-88-16-118-48s-45-73-45-123c0-49 15-90 45-122 31-32 70-48 118-48s88 16 118 48 45 73 45 122c0 50-15 91-46 123-30 32-69 48-117 48zM8044 305c36 0 65-13 87-38 23-25 34-57 34-97 0-39-11-72-34-96-22-25-51-38-87-38s-65 13-87 37c-23 25-34 57-34 97 0 41 11 73 33 98s52 37 88 37zM8431 336v-207h-124v207h-37v-240h199v240zM8660 341c-34 0-61-14-81-41v126h-36v-330h36v36c9-13 20-22 34-30 15-8 30-12 47-12 32 0 58 11 77 34 19 22 29 52 29 92 0 38-10 69-29 91-19 23-45 34-77 34zM8650 308c24 0 42-8 56-25 14-16 21-39 21-67s-7-50-21-67c-13-17-32-26-56-26-14 0-28 4-41 11-13 8-23 17-30 27v109c7 10 17 19 30 27s27 11 41 11zM8932 341c-35 0-65-11-87-34-23-24-34-54-34-91 0-36 11-66 33-90 23-24 51-36 84-36 34 0 62 12 83 36 21 23 32 54 32 93v9h-193c1 25 10 45 26 60s36 23 60 23c29 0 53-10 73-30l18 24c-24 24-56 36-95 36zM9006 200c0-22-7-41-21-56-15-15-34-23-57-23-22 0-41 8-55 23-15 15-22 34-23 56zM9074 305c13-2 23-10 30-24s12-36 16-67l15-118h166v207h28v93h-37v-60h-180v60h-38zM9122 303h142v-174h-96l-11 90c-6 42-17 70-35 84zM9487 341c-36 0-65-11-87-34-23-24-34-54-34-91 0-36 11-66 33-90 23-24 51-36 84-36 34 0 62 12 83 36 21 23 32 54 32 93v9h-193c1 25 10 45 26 60s36 23 60 23c28 0 53-10 73-30l18 24c-24 24-56 36-95 36zM9561 200c0-22-7-41-22-56-14-15-33-23-56-23-22 0-41 8-55 23-15 15-23 34-23 56zM9629 311c11 0 21-7 28-22 7-14 13-39 18-75l15-118h166v240h-37v-207h-96l-11 90c-5 43-14 74-27 93-13 20-32 29-56 29zM10038 341c-36 0-65-11-88-34-23-24-34-54-34-91 0-36 11-66 34-90 22-24 50-36 83-36 35 0 62 12 83 36 21 23 32 54 32 93v9h-193c1 25 10 45 26 60 17 15 37 23 60 23 29 0 53-10 74-30l17 24c-24 24-56 36-94 36zM10112 200c0-22-8-41-22-56-15-15-34-23-57-23-22 0-40 8-55 23s-22 34-23 56zM10208 336v-240h37v99h124v-99h37v240h-37v-107h-124v107zM10481 336v-240h36v183l125-183h37v240h-37v-187l-126 187zM10860 341c-35 0-65-11-87-34-23-24-34-54-34-91 0-36 11-66 33-90 23-24 51-36 84-36 35 0 62 12 83 36 21 23 32 54 32 93v9h-193c1 25 10 45 26 60 17 15 36 23 60 23 29 0 53-10 73-30l18 24c-24 24-56 36-95 36zM10934 200c0-22-7-41-21-56-15-15-34-23-57-23-22 0-40 8-55 23s-22 34-23 56zM11263 341c-35 0-63-12-86-35-22-24-33-54-33-90 0-37 11-67 33-90 23-24 51-36 86-36 37 0 66 14 87 42l-24 22c-15-20-35-31-61-31-24 0-44 9-60 26-15 17-22 39-22 67s7 50 22 67c16 17 36 25 60 25 25 0 45-10 61-31l24 23c-21 28-50 41-87 41zM11564 336v-207h-125v207h-36v-240h198v240zM11824 336v-28c-20 22-47 33-79 33-24 0-44-7-60-22-16-16-24-34-24-57s8-41 24-57c16-15 36-22 60-22 34 0 60 11 79 33v-44c0-16-6-28-17-36-11-9-26-14-43-14-28 0-53 11-73 34l-18-27c26-26 57-39 95-39 30 0 53 7 69 22 16 14 24 33 24 59v165zM11758 315c30 0 52-10 66-30v-45c-14-19-36-29-66-29-17 0-31 5-42 14-11 10-17 22-17 38 0 15 6 27 17 37s25 15 42 15zM12141 336v-189l-77 189h-14l-78-189v189h-37v-240h49l73 178 72-178h49v240zM12401 336v-28c-20 22-46 33-79 33-24 0-44-7-59-22-16-16-24-34-24-57s8-41 24-57c15-15 35-22 59-22 35 0 61 11 79 33v-44c0-16-5-28-17-36-11-9-25-14-43-14-28 0-52 11-73 34l-17-27c25-26 57-39 95-39 30 0 52 7 68 22 16 14 25 33 25 59v165zM12336 315c29 0 51-10 65-30v-45c-14-19-36-29-65-29-18 0-32 5-43 14-11 10-16 22-16 38 0 15 5 27 16 37s25 15 43 15zM12640 336v-240h131c21 0 38 6 50 17 12 12 18 26 18 44 0 15-4 27-12 36s-17 16-27 20c13 3 23 11 31 22s12 23 12 36c0 19-6 35-18 47s-29 18-51 18zM12766 303c12 0 21-3 28-10 7-6 11-15 11-27 0-9-4-18-10-25-7-8-16-12-29-12h-89v74zM12765 196c11 0 20-3 26-9 6-7 9-15 9-24 0-11-3-19-9-25s-15-9-26-9h-88v67zM13084 336v-207h-69v-33h176v33h-70v207zM13347 341c-36 0-65-11-88-34-22-24-34-54-34-91 0-36 11-66 34-90 22-24 50-36 84-36s61 12 82 36c22 23 32 54 32 93v9h-193c1 25 10 45 27 60 16 15 36 23 59 23 29 0 54-10 74-30l17 24c-24 24-55 36-94 36zM13421 200c0-22-8-41-22-56s-33-23-57-23c-22 0-40 8-55 23-14 15-22 34-23 56zM13679 336l-85-108-40 39v69h-37v-240h37v128l125-128h47l-105 108 106 132zM13874 341c-35 0-63-12-86-35-22-24-33-54-33-90 0-37 11-67 33-90 23-24 51-36 86-36 37 0 66 14 88 42l-25 22c-15-20-35-31-60-31s-45 9-60 26c-16 17-23 39-23 67s7 50 23 67c15 17 35 25 60 25 24 0 45-10 60-31l25 23c-22 28-51 41-88 41zM14057 336v-207h-69v-33h176v33h-70v207zM14320 341c-36 0-65-11-88-34-23-24-34-54-34-91 0-36 11-66 34-90 22-24 50-36 84-36s61 12 82 36c21 23 32 54 32 93v9h-193c1 25 10 45 26 60 17 15 37 23 60 23 29 0 53-10 74-30l17 24c-24 24-55 36-94 36zM14394 200c0-22-8-41-22-56-15-15-33-23-57-23-22 0-40 8-55 23-14 15-22 34-23 56zM14506 340c-7 0-14-2-19-7-5-6-8-12-8-20 0-7 3-14 8-19s12-8 19-8c8 0 14 3 20 8 5 5 7 12 7 19 0 8-2 14-7 20-6 5-12 7-20 7zM14810 336v-294h-104v-37h250v37h-105v294zM15060 341c-36 0-65-11-88-34-23-24-34-54-34-91 0-36 11-66 34-90 22-24 50-36 83-36 35 0 62 12 83 36 21 23 32 54 32 93v9h-193c1 25 10 45 26 60 17 15 36 23 60 23 29 0 53-10 74-30l17 24c-24 24-56 36-94 36zM15134 200c0-22-8-41-22-56-15-15-34-23-57-23-22 0-40 8-55 23s-22 34-23 56zM15335 341c-35 0-64-12-86-35-22-24-33-54-33-90 0-37 11-67 33-90 22-24 51-36 86-36 37 0 66 14 87 42l-24 22c-15-20-36-31-61-31-24 0-44 9-60 26-15 17-23 39-23 67s8 50 23 67 35 25 60 25 45-10 61-31l24 23c-21 28-50 41-87 41zM15518 336v-207h-70v-33h176v33h-69v207zM15673 336v-240h37v183l124-183h37v240h-37v-187l-126 187zM16063 341c-34 0-61-14-81-41v126h-37v-330h37v36c9-13 20-22 34-30s30-12 47-12c32 0 57 11 77 34 19 22 29 52 29 92 0 38-10 69-29 91-19 23-45 34-77 34zM16053 308c23 0 42-8 56-25 14-16 21-39 21-67s-7-50-21-67-32-26-56-26c-15 0-29 4-42 11-13 8-22 17-29 27v109c7 10 16 19 29 27s27 11 42 11zM16331 341c-34 0-62-11-84-35-22-23-33-53-33-90 0-38 11-68 33-91s50-35 84-35c35 0 64 12 86 35s33 53 33 91c0 37-11 67-33 90-22 24-51 35-86 35zM16331 308c24 0 43-8 57-25 15-18 23-40 23-67 0-28-8-50-23-67-14-17-33-26-57-26-22 0-42 9-57 26s-22 39-22 67c0 27 7 50 22 67s34 25 57 25zM16510 336v-240h131c21 0 38 6 50 17 11 12 17 26 17 44 0 15-4 27-12 36-7 9-16 16-26 20 12 3 23 11 31 22s12 23 12 36c0 19-6 35-18 47s-29 18-52 18zM16636 303c12 0 21-3 28-10 7-6 11-15 11-27 0-9-4-18-10-25-7-8-16-12-29-12h-89v74zM16635 196c11 0 20-3 26-9 6-7 9-15 9-24 0-11-3-19-9-25s-15-9-26-9h-88v67zM16932 336v-28c-20 22-46 33-79 33-24 0-44-7-60-22-15-16-23-34-23-57s8-41 23-57c16-15 36-22 60-22 34 0 61 11 79 33v-44c0-16-5-28-17-36-11-9-25-14-43-14-28 0-52 11-73 34l-17-27c25-26 57-39 95-39 29 0 52 7 68 22 16 14 24 33 24 59v165zM16867 315c29 0 51-10 65-30v-45c-14-19-36-29-65-29-18 0-32 5-43 14-11 10-16 22-16 38 0 15 5 27 16 37s25 15 43 15zM17044 336v-240h36v99h125v-99h37v240h-37v-107h-125v107zM17316 336v-240h37v183l125-183h36v240h-37v-187l-125 187zM17696 341c-36 0-65-11-88-34-22-24-34-54-34-91 0-36 12-66 34-90 23-24 51-36 84-36 34 0 62 12 83 36 21 23 31 54 31 93v9h-193c2 25 11 45 27 60s36 23 59 23c29 0 54-10 74-30l18 24c-25 24-56 36-95 36zM17770 200c0-22-7-41-22-56-14-15-33-23-57-23-22 0-40 8-55 23-14 15-22 34-23 56z">
          <text:p/>
        </draw:path>
        <draw:path draw:style-name="gr110" draw:text-style-name="P110" draw:layer="layout" svg:width="12.841cm" svg:height="0.437cm" svg:x="1.973cm" svg:y="6.214cm" svg:viewBox="0 0 12842 438" svg:d="M167 134h-130v205h-37v-239h167zM216 339v-239h36v183l125-183h37v239h-37v-185l-126 185zM649 339v-205h-124v205h-37v-239h199v239zM864 345c-34 0-62-11-84-35-22-23-33-53-33-90s11-67 33-90c22-24 50-36 84-36 35 0 63 12 86 36 22 23 33 53 33 90s-11 67-33 90c-23 24-51 35-86 35zM864 312c24 0 43-8 57-25 15-18 23-40 23-67s-8-49-23-66c-14-17-33-26-57-26-23 0-42 9-57 26s-22 39-22 66 7 49 22 67c15 17 34 25 57 25zM1086 339v-205h-69v-34h176v34h-70v205zM1349 345c-36 0-65-11-88-34-22-24-34-54-34-91 0-35 11-65 34-89 22-25 50-37 84-37s61 12 82 37c22 23 32 54 32 92v9h-193c2 25 10 44 27 60 16 15 36 23 59 23 29 0 54-10 74-31l18 25c-25 24-56 36-95 36zM1423 205c0-22-7-41-22-56-14-16-33-23-57-23-22 0-40 7-55 23-14 15-22 34-23 56zM1604 345c-46 0-82-13-108-39l18-23c23 21 53 32 90 32 21 0 38-4 50-12 13-7 19-17 19-30 0-26-24-39-74-39h-54v-30h54c21 0 38-4 51-11s19-17 19-29-6-21-19-28-30-10-51-10c-33 0-59 10-79 30l-20-22c25-27 58-39 98-39 33 0 60 5 80 18 20 11 30 27 30 46 0 15-6 28-18 39-12 10-27 17-47 19 21 2 38 9 51 20 12 10 19 23 19 39 0 20-10 37-30 50s-46 19-79 19zM1955 438c-23-31-40-65-52-102-12-38-18-77-18-116 0-40 6-79 18-117s29-72 52-103l22 17c-20 40-34 74-41 105-7 29-11 62-11 98 0 35 4 68 11 98 8 30 21 64 41 102zM2128 345c-35 0-64-12-86-35-22-24-33-54-33-90s11-66 33-89c22-25 51-37 86-37 37 0 66 15 87 42l-24 23c-16-20-36-31-61-31s-45 9-60 26-23 39-23 66c0 28 8 50 23 67s35 25 60 25 45-10 61-31l24 23c-21 27-50 41-87 41zM2311 339v-205h-70v-34h176v34h-70v205zM2614 339v-27c-20 22-46 33-79 33-24 0-44-7-60-22-15-16-23-34-23-57s8-41 23-56c16-15 36-22 60-22 35 0 61 11 79 32v-43c0-16-5-28-17-36-11-9-25-14-43-14-28 0-52 11-73 33l-17-26c25-27 57-40 95-40 29 0 52 7 68 23 16 14 25 33 25 59v163zM2549 319c29 0 51-10 65-30v-45c-14-19-36-29-65-29-18 0-32 4-43 14s-16 22-16 38c0 15 5 27 16 37s25 15 43 15zM2769 339v-205h-69v-34h176v34h-70v205zM2924 339v-239h37v183l125-183h37v239h-38v-185l-125 185zM3302 345c-35 0-64-12-86-35-22-24-33-54-33-90s11-66 33-89c22-25 51-37 86-37 37 0 66 15 87 42l-25 23c-15-20-35-31-60-31s-45 9-60 26-23 39-23 66c0 28 8 50 23 67s35 25 60 25c24 0 45-10 60-31l25 23c-21 27-50 41-87 41zM3484 339v-205h-69v-34h176v34h-70v205zM3639 339v-239h37v183l125-183h37v239h-37v-185l-126 185zM3944 100v68c0 20 4 35 13 44 10 9 25 13 47 13 26 0 47-4 64-13v-112h36v239h-36v-97c-21 11-45 16-73 16-31 0-54-6-67-19-14-12-21-32-21-60v-79zM4286 345c-35 0-65-11-87-34-23-24-34-54-34-91 0-35 11-65 33-89 23-25 51-37 84-37 34 0 62 12 83 37 21 23 32 54 32 92v9h-193c1 25 10 44 26 60 16 15 36 23 60 23 29 0 53-10 73-31l18 25c-24 24-56 36-95 36zM4360 205c0-22-7-41-22-56-14-16-33-23-56-23-22 0-41 7-55 23-15 15-22 34-23 56zM4563 345c-35 0-64-12-86-35-22-24-34-54-34-90s12-66 34-89c22-25 51-37 86-37 37 0 66 15 87 42l-24 23c-16-20-36-31-61-31s-45 9-60 26-23 39-23 66c0 28 8 50 23 67s35 25 60 25 45-10 61-31l24 23c-21 27-50 41-87 41zM4864 339l-85-107-40 39v68h-37v-239h37v128l125-128h47l-106 109 107 130zM4956 339v-239h37v183l124-183h37v239h-37v-185l-126 185zM5336 345c-36 0-65-11-88-34-22-24-34-54-34-91 0-35 11-65 34-89 22-25 50-37 84-37s61 12 82 37c22 23 32 54 32 92v9h-193c1 25 10 44 27 60 16 15 36 23 59 23 29 0 54-10 74-31l17 25c-24 24-55 36-94 36zM5410 205c0-22-8-41-22-56-14-16-33-23-57-23-22 0-40 7-55 23-14 15-22 34-23 56zM5677 339v-205h-69v-34h176v34h-70v205zM5939 345c-35 0-65-11-87-34-23-24-34-54-34-91 0-35 11-65 33-89 23-25 51-37 84-37 35 0 62 12 83 37 21 23 32 54 32 92v9h-193c1 25 10 44 26 60 17 15 36 23 60 23 29 0 53-10 73-31l18 25c-24 24-56 36-95 36zM6013 205c0-22-7-41-21-56-15-16-34-23-57-23-22 0-40 7-55 23-15 15-22 34-23 56zM6215 345c-35 0-64-12-86-35-22-24-33-54-33-90s11-66 33-89c22-25 51-37 86-37 37 0 66 15 87 42l-24 23c-15-20-36-31-61-31s-45 9-60 26-23 39-23 66c0 28 8 50 23 67s35 25 60 25 45-10 61-31l24 23c-21 27-50 41-87 41zM6398 339v-205h-70v-34h176v34h-70v205zM6589 100v94h90c22 0 40 6 54 19 14 14 21 31 21 53s-7 40-21 53c-14 14-32 20-54 20h-126v-239zM6589 226v81h86c14 0 24-4 31-11 7-8 10-18 10-30 0-11-3-21-10-29-7-7-17-11-31-11zM6793 339v-239h37v239zM7031 339v-239h37v100h125v-100h37v239h-37v-106h-125v106zM7453 339v-27c-20 22-47 33-79 33-24 0-44-7-60-22-16-16-24-34-24-57s8-41 24-56 36-22 60-22c34 0 60 11 79 32v-43c0-16-6-28-17-36-11-9-26-14-44-14-27 0-52 11-72 33l-18-26c26-27 57-40 95-40 30 0 53 7 69 23 16 14 24 33 24 59v163zM7387 319c30 0 51-10 66-30v-45c-15-19-36-29-66-29-17 0-32 4-43 14-10 10-16 22-16 38 0 15 6 27 16 37 11 10 26 15 43 15zM7691 339v-239h37v100h125v-100h37v239h-37v-106h-125v106zM8071 345c-35 0-65-11-87-34-23-24-34-54-34-91 0-35 11-65 33-89 23-25 51-37 84-37 34 0 62 12 83 37 21 23 32 54 32 92v9h-193c1 25 10 44 26 60 16 15 36 23 60 23 29 0 53-10 73-31l18 25c-24 24-56 36-95 36zM8145 205c0-22-7-41-22-56-14-16-33-23-56-23-22 0-41 7-55 23-15 15-22 34-23 56zM8347 345c-35 0-64-12-86-35-22-24-33-54-33-90s11-66 33-89c22-25 51-37 86-37 37 0 66 15 87 42l-24 23c-15-20-36-31-61-31s-45 9-60 26-23 39-23 66c0 28 8 50 23 67s35 25 60 25 45-10 61-31l24 23c-21 27-50 41-87 41zM8648 339l-85-107-40 39v68h-37v-239h37v128l125-128h47l-105 109 106 130zM8842 345c-34 0-63-11-85-35-22-23-33-53-33-90s11-67 33-90c22-24 51-36 85-36 35 0 63 12 85 36 22 23 33 53 33 90s-11 67-33 90c-22 24-50 35-85 35zM8842 312c23 0 42-8 57-25 15-18 23-40 23-67s-8-49-23-66-34-26-57-26-42 9-57 26-22 39-22 66 7 49 22 67c15 17 34 25 57 25zM8992 315c12 0 21-8 28-22s13-39 18-75l15-118h166v239h-37v-205h-96l-11 89c-5 43-14 74-27 93-13 20-32 29-56 29zM9330 100v94h89c23 0 41 6 54 19 15 14 22 31 22 53s-7 40-22 53c-13 14-31 20-54 20h-126v-239zM9330 226v81h86c13 0 23-4 30-11 7-8 11-18 11-30 0-11-4-21-11-29-6-7-17-11-30-11zM9713 339l-86-107-39 39v68h-37v-239h37v128l125-128h47l-106 109 106 130zM9805 339v-239h36v183l125-183h37v239h-37v-185l-126 185zM10231 339l-71-97-72 97h-42l91-122-86-117h43l66 92 66-92h43l-87 117 92 122zM10444 339v-239h131c22 0 38 6 50 18s18 26 18 44c0 15-4 27-12 36s-17 15-27 19c13 3 23 11 31 22s12 23 12 36c0 19-6 35-18 47s-29 17-51 17zM10570 307c12 0 22-3 29-10 6-6 10-15 10-27 0-9-3-18-10-25-6-8-16-12-29-12h-89v74zM10569 201c11 0 20-3 26-10 7-6 10-14 10-24s-3-18-10-24c-6-6-15-9-26-9h-88v67zM10755 100v94h89c22 0 40 6 54 19 14 14 21 31 21 53s-7 40-21 53c-14 14-32 20-54 20h-126v-239zM10755 226v81h85c14 0 24-4 31-11 7-8 10-18 10-30 0-11-3-21-10-29-7-7-17-11-31-11zM10958 339v-239h37v239zM11173 312c23 0 42-8 57-25 15-18 22-40 22-67s-7-49-22-66-34-26-57-26-42 9-57 26-22 39-22 66 7 49 22 67c15 17 34 25 57 25zM11173 345c-35 0-64-12-86-37-21-25-32-58-32-99 0-55 10-97 30-126 19-27 51-44 95-50 26-4 43-7 53-11 10-3 14-8 14-13h36c0 14-7 26-21 35s-39 15-72 20c-31 5-54 13-70 26-16 12-26 32-31 56 10-16 23-29 39-39 16-8 33-13 51-13 33 0 59 12 80 37 21 23 32 53 32 89 0 37-11 67-34 91-22 23-50 34-84 34zM11458 345c-35 0-63-11-85-35-22-23-33-53-33-90s11-67 33-90c22-24 50-36 85-36s63 12 85 36c22 23 33 53 33 90s-11 67-33 90c-22 24-50 35-85 35zM11458 312c23 0 42-8 57-25 15-18 22-40 22-67s-7-49-22-66-34-26-57-26-42 9-57 26-23 39-23 66 8 49 23 67c15 17 34 25 57 25zM11754 345c-34 0-61-14-81-42v127h-37v-330h37v36c9-12 20-22 34-30s30-12 47-12c32 0 57 11 77 35 19 22 29 52 29 91 0 38-10 69-29 91-19 23-45 34-77 34zM11744 312c23 0 42-8 56-25 14-16 21-39 21-67 0-27-7-49-21-66s-32-26-56-26c-15 0-28 4-41 11-13 8-23 17-30 27v108c7 10 17 19 30 27 13 7 26 11 41 11zM12081 339l-86-107-39 39v68h-37v-239h37v128l125-128h47l-106 109 106 130zM12321 339v-27c-20 22-46 33-79 33-24 0-44-7-60-22-15-16-23-34-23-57s8-41 23-56c16-15 36-22 60-22 35 0 61 11 79 32v-43c0-16-5-28-17-36-11-9-25-14-43-14-28 0-52 11-73 33l-17-26c25-27 57-40 95-40 29 0 52 7 68 23 16 14 25 33 25 59v163zM12256 319c29 0 51-10 65-30v-45c-14-19-36-29-65-29-18 0-32 4-43 14s-16 22-16 38c0 15 5 27 16 37s25 15 43 15zM12587 339l-72-97-71 97h-43l92-122-87-117h43l66 92 66-92h43l-86 117 92 122zM12644 420c19-38 33-72 40-103 8-31 12-64 12-97 0-34-4-66-12-96-7-32-21-67-40-107l22-17c22 31 40 65 52 103s18 77 18 117c0 39-6 78-18 116-12 37-30 71-52 102zM12814 344c-7 0-13-2-19-7-5-6-8-12-8-20 0-7 3-14 8-19 6-5 12-8 19-8 8 0 15 3 20 8s8 12 8 19c0 8-3 14-8 20-5 5-12 7-20 7z">
          <text:p/>
        </draw:path>
        <draw:polygon draw:style-name="gr108" draw:text-style-name="P108" draw:layer="layout" svg:width="2.505cm" svg:height="0.532cm" svg:x="20.854cm" svg:y="12.801cm" svg:viewBox="0 0 2506 533" draw:points="0,0 2506,0 2506,533 0,533">
          <text:p/>
        </draw:polygon>
        <draw:frame draw:style-name="gr109" draw:text-style-name="P109" draw:layer="layout" svg:width="2.504cm" svg:height="0.53cm" svg:x="20.855cm" svg:y="12.802cm">
          <draw:image xlink:href="Pictures/100002010000014500000045B2009FA7E7BDC1DD.png" xlink:type="simple" xlink:show="embed" xlink:actuate="onLoad">
            <text:p/>
          </draw:image>
        </draw:frame>
        <draw:frame draw:style-name="gr111" draw:text-style-name="P112" draw:layer="layout" svg:width="5.137cm" svg:height="0.784cm" svg:x="1.905cm" svg:y="9.858cm">
          <draw:text-box>
            <text:p text:style-name="P111"><text:span text:style-name="T1">Юстина Иванова</text:span></text:p>
          </draw:text-box>
        </draw:frame>
      </draw:page>
      <draw:page draw:name="page2" draw:style-name="dp1" draw:master-page-name="master-page3">
        <draw:frame draw:style-name="gr112" draw:text-style-name="P113" draw:layer="layout" svg:width="25.781cm" svg:height="14.399cm" svg:x="0cm" svg:y="-0.036cm">
          <draw:image xlink:href="Pictures/10000000000003F000000233979058C949FFA9ED.png" xlink:type="simple" xlink:show="embed" xlink:actuate="onLoad">
            <text:p/>
          </draw:image>
        </draw:frame>
      </draw:page>
      <draw:page draw:name="page3" draw:style-name="dp1" draw:master-page-name="master-page3">
        <draw:polygon draw:style-name="gr110" draw:text-style-name="P110" draw:layer="layout" svg:width="25.399cm" svg:height="14.287cm" svg:x="0cm" svg:y="0cm" svg:viewBox="0 0 25400 14288" draw:points="0,0 25400,0 25400,14288 0,14288">
          <text:p/>
        </draw:polygon>
        <draw:polygon draw:style-name="gr108" draw:text-style-name="P108" draw:layer="layout" svg:width="24.553cm" svg:height="12.522cm" svg:x="0.423cm" svg:y="0.272cm" svg:viewBox="0 0 24554 12523" draw:points="0,0 24554,0 24554,12523 0,12523">
          <text:p/>
        </draw:polygon>
        <draw:frame draw:style-name="gr109" draw:text-style-name="P109" draw:layer="layout" svg:width="24.552cm" svg:height="12.521cm" svg:x="0.423cm" svg:y="0.273cm">
          <draw:image xlink:href="Pictures/100000000000060F000003177BCF4596F32650D3.jpg" xlink:type="simple" xlink:show="embed" xlink:actuate="onLoad">
            <text:p/>
          </draw:image>
        </draw:frame>
        <draw:polygon draw:style-name="gr108" draw:text-style-name="P108" draw:layer="layout" svg:width="8.53cm" svg:height="0.241cm" svg:x="0.986cm" svg:y="13.279cm" svg:viewBox="0 0 8531 242" draw:points="0,0 8531,0 8531,242 0,242">
          <text:p/>
        </draw:polygon>
        <draw:polygon draw:style-name="gr108" draw:text-style-name="P108" draw:layer="layout" svg:width="6.747cm" svg:height="0.446cm" svg:x="1.224cm" svg:y="13.303cm" svg:viewBox="0 0 6748 447" draw:points="0,0 6748,0 6748,447 0,447">
          <text:p/>
        </draw:polygon>
        <draw:polygon draw:style-name="gr113" draw:text-style-name="P114" draw:layer="layout" svg:width="0cm" svg:height="0.566cm" svg:x="7.971cm" svg:y="13.208cm" svg:viewBox="0 0 0 567" draw:points="0,0 0,567">
          <text:p/>
        </draw:polygon>
        <draw:polygon draw:style-name="gr108" draw:text-style-name="P108" draw:layer="layout" svg:width="3.27cm" svg:height="0.9cm" svg:x="22.129cm" svg:y="13.387cm" svg:viewBox="0 0 3271 901" draw:points="0,0 3271,0 3271,901 0,901">
          <text:p/>
        </draw:polygon>
        <draw:frame draw:style-name="gr109" draw:text-style-name="P109" draw:layer="layout" svg:width="3.269cm" svg:height="0.899cm" svg:x="22.13cm" svg:y="13.387cm">
          <draw:image xlink:href="Pictures/100000000000016400000062F5CB68C553ED60CF.jpg" xlink:type="simple" xlink:show="embed" xlink:actuate="onLoad">
            <text:p/>
          </draw:image>
        </draw:frame>
        <draw:frame draw:style-name="gr114" draw:text-style-name="P116" draw:layer="layout" svg:width="6.78cm" svg:height="0.433cm" svg:x="1.225cm" svg:y="13.304cm">
          <draw:text-box>
            <text:p text:style-name="P115"><text:span text:style-name="T2">https://vas3k.ru/blog/</text:span><text:span text:style-name="T2">machine_learning/</text:span></text:p>
          </draw:text-box>
        </draw:frame>
      </draw:page>
      <draw:page draw:name="page4" draw:style-name="dp1" draw:master-page-name="master-page3">
        <draw:polygon draw:style-name="gr110" draw:text-style-name="P110" draw:layer="layout" svg:width="25.399cm" svg:height="14.287cm" svg:x="0cm" svg:y="0cm" svg:viewBox="0 0 25400 14288" draw:points="0,0 25400,0 25400,14288 0,14288">
          <text:p/>
        </draw:polygon>
        <draw:polygon draw:style-name="gr108" draw:text-style-name="P108" draw:layer="layout" svg:width="24.553cm" svg:height="11.019cm" svg:x="0.423cm" svg:y="1.972cm" svg:viewBox="0 0 24554 11020" draw:points="0,0 24554,0 24554,11020 0,11020">
          <text:p/>
        </draw:polygon>
        <draw:frame draw:style-name="gr109" draw:text-style-name="P109" draw:layer="layout" svg:width="24.552cm" svg:height="11.018cm" svg:x="0.423cm" svg:y="1.973cm">
          <draw:image xlink:href="Pictures/100000000000070400000326DD2740BC7E79F949.jpg" xlink:type="simple" xlink:show="embed" xlink:actuate="onLoad">
            <text:p/>
          </draw:image>
        </draw:frame>
        <draw:polygon draw:style-name="gr108" draw:text-style-name="P108" draw:layer="layout" svg:width="3.27cm" svg:height="0.9cm" svg:x="22.129cm" svg:y="13.387cm" svg:viewBox="0 0 3271 901" draw:points="0,0 3271,0 3271,901 0,901">
          <text:p/>
        </draw:polygon>
        <draw:frame draw:style-name="gr109" draw:text-style-name="P109" draw:layer="layout" svg:width="3.269cm" svg:height="0.899cm" svg:x="22.13cm" svg:y="13.387cm">
          <draw:image xlink:href="Pictures/100000000000016400000062F5CB68C553ED60CF.jpg" xlink:type="simple" xlink:show="embed" xlink:actuate="onLoad">
            <text:p/>
          </draw:image>
        </draw:frame>
        <draw:polygon draw:style-name="gr108" draw:text-style-name="P108" draw:layer="layout" svg:width="23.669cm" svg:height="1.591cm" svg:x="0.865cm" svg:y="0.52cm" svg:viewBox="0 0 23670 1592" draw:points="0,0 23670,0 23670,1592 0,1592">
          <text:p/>
        </draw:polygon>
        <draw:path draw:style-name="gr115" draw:text-style-name="P117" draw:layer="layout" svg:width="6.389cm" svg:height="0.73cm" svg:x="1.146cm" svg:y="1.006cm" svg:viewBox="0 0 6390 731" svg:d="M263 566v-55c-82-6-146-29-193-70-46-41-70-94-70-157 0-64 24-117 72-157 48-42 112-65 191-70v-57h70v57c80 5 144 29 192 70 48 40 72 93 72 157s-24 116-71 157-111 64-193 70v55zM524 284c0-45-17-83-51-112-33-29-80-47-140-52v327c60-5 107-22 140-51 34-30 51-67 51-112zM74 284c0 45 16 82 49 112 33 29 80 46 140 51v-327c-60 5-107 23-140 52s-49 67-49 112zM882 576c-59 0-108-20-146-60-38-41-56-93-56-155 0-63 18-115 56-155s87-59 146-59 108 19 146 59c37 40 56 92 56 155 0 62-19 114-56 155-38 40-87 60-146 60zM882 519c40 0 72-15 97-44 26-30 38-68 38-114s-12-84-38-113c-25-30-57-45-97-45s-72 15-98 44c-25 30-38 67-38 114s12 85 38 114c25 29 58 44 98 44zM1389 576c-58 0-104-24-138-72v218h-63v-565h63v61c15-21 34-38 58-52 25-13 52-19 80-19 55 0 99 19 132 57 33 39 50 91 50 157 0 65-16 118-50 157-32 39-76 58-132 58zM1373 519c39 0 71-14 95-43s37-67 37-115c0-47-12-85-36-114s-56-44-96-44c-25 0-49 7-71 20-23 12-40 28-51 45v185c11 18 28 34 51 47 22 13 46 19 71 19zM2026 566v-321l-133 321h-24l-134-321v321h-63v-409h84l125 303 124-303h85v409zM2205 668c9 5 20 7 34 7 15 0 26-3 36-9s18-17 25-34l28-62-172-413h69l136 335 136-335h69l-205 492c-22 54-62 81-120 82-16 0-32-1-47-5zM2584 524c19 0 35-13 47-38 13-25 23-67 31-128l26-201h285v409h-64v-353h-165l-19 153c-8 73-24 127-46 160s-54 50-95 50zM3355 566v-47c-34 38-79 57-135 57-41 0-76-13-103-39s-40-58-40-97 13-71 40-96c27-26 61-38 103-38 58 0 104 18 135 55v-73c0-28-10-49-29-64s-44-23-74-23c-48 0-90 20-125 58l-30-45c43-45 98-67 164-67 50 0 89 12 116 36 28 24 42 58 42 102v281zM3243 530c50 0 87-17 112-51v-77c-25-33-62-50-112-50-30 0-55 8-73 25-19 16-28 38-28 64s9 48 28 64c18 17 43 25 73 25zM4134 0v63h-297v162h157c52 0 95 17 128 49 32 32 49 72 49 121 0 50-16 91-49 123-32 32-75 48-128 48h-227v-566zM3837 288v215h148c34 0 61-10 82-29 21-20 31-46 31-79 0-32-10-58-31-77-21-20-48-30-82-30zM4517 566v-47c-35 38-80 57-136 57-41 0-75-13-102-39s-41-58-41-97 14-71 40-96c27-26 62-38 103-38 59 0 104 18 136 55v-73c0-28-10-49-29-64-20-15-44-23-74-23-48 0-90 20-126 58l-30-45c44-45 99-67 164-67 50 0 89 12 117 36s42 58 42 102v281zM4404 530c51 0 88-17 113-51v-77c-25-33-62-50-113-50-30 0-54 8-73 25-18 16-27 38-27 64s9 48 27 64c19 17 43 25 73 25zM4708 566v-409h63v312l214-312h63v409h-64v-319l-216 319zM5021 35c-18 23-39 41-65 55-25 14-53 20-84 20-61 0-111-26-149-75l32-28c29 41 68 62 117 62 51 0 90-21 117-62zM5359 576c-61 0-111-20-150-60s-58-92-58-155c0-61 19-111 57-152 39-42 87-62 145-62s106 20 142 61c36 40 54 93 54 158v16h-331c2 42 17 76 45 102s62 40 102 40c50 0 92-18 127-52l30 41c-42 42-96 63-163 63zM5486 335c0-37-12-69-37-96s-57-40-97-40c-38 0-70 13-95 40s-38 59-39 96zM5832 576c-60 0-109-20-147-61s-57-92-57-154 19-113 57-153c38-41 87-61 147-61 63 0 113 23 150 71l-43 38c-26-35-60-53-104-53-42 0-76 15-102 44s-39 67-39 114 13 85 39 115c26 29 60 43 102 43 43 0 78-18 104-53l43 39c-37 47-87 71-150 71zM6326 566v-47c-34 38-79 57-135 57-41 0-76-13-103-39s-40-58-40-97 13-71 40-96c27-26 61-38 103-38 58 0 104 18 135 55v-73c0-28-10-49-29-64s-44-23-74-23c-48 0-90 20-125 58l-30-45c43-45 98-67 164-67 50 0 89 12 116 36 28 24 42 58 42 102v281zM6214 530c50 0 87-17 112-51v-77c-25-33-62-50-112-50-30 0-55 8-73 25-19 16-28 38-28 64s9 48 28 64c18 17 43 25 73 25z">
          <text:p/>
        </draw:path>
      </draw:page>
      <draw:page draw:name="page5" draw:style-name="dp1" draw:master-page-name="master-page3">
        <draw:polygon draw:style-name="gr110" draw:text-style-name="P110" draw:layer="layout" svg:width="25.399cm" svg:height="14.287cm" svg:x="0cm" svg:y="0cm" svg:viewBox="0 0 25400 14288" draw:points="0,0 25400,0 25400,14288 0,14288">
          <text:p/>
        </draw:polygon>
        <draw:polygon draw:style-name="gr108" draw:text-style-name="P108" draw:layer="layout" svg:width="23.669cm" svg:height="1.59cm" svg:x="0.865cm" svg:y="0cm" svg:viewBox="0 0 23670 1591" draw:points="0,0 23670,0 23670,1591 0,1591">
          <text:p/>
        </draw:polygon>
        <draw:path draw:style-name="gr115" draw:text-style-name="P117" draw:layer="layout" svg:width="4.785cm" svg:height="0.739cm" svg:x="1.17cm" svg:y="0.477cm" svg:viewBox="0 0 4786 740" svg:d="M0 573v-564h251c48 0 86 13 115 39s43 61 43 105c0 33-9 61-27 84-19 23-42 38-72 45 30 5 56 21 78 48s32 57 32 91c0 46-14 83-43 111s-69 41-120 41zM239 253c32 0 56-8 73-25 16-18 25-39 25-65 0-25-9-47-25-65-17-17-41-26-73-26h-169v181zM243 511c33 0 58-9 77-26 18-17 27-41 27-72 0-29-9-52-29-70-19-18-44-27-75-27h-173v195zM785 573v-46c-34 38-79 57-135 57-41 0-76-13-103-39s-40-59-40-97c0-39 13-71 40-97 27-25 61-38 103-38 58 0 103 19 135 56v-73c0-28-10-49-29-64s-44-23-74-23c-48 0-90 19-125 57l-30-44c43-45 98-68 163-68 51 0 90 12 117 37 28 24 42 58 42 101v281zM673 538c50 0 87-17 112-51v-77c-25-34-62-51-112-51-30 0-55 9-73 25-19 17-28 39-28 65s9 47 28 64c18 17 43 25 73 25zM1140 740c-35 0-65-4-91-13-25-8-50-24-74-48l32-47c17 20 36 35 57 43s47 13 76 13c42 0 74-11 98-33 23-21 34-52 34-91v-58c-15 21-34 38-59 52-24 13-50 20-79 20-55 0-99-19-132-58-34-39-50-90-50-153 0-66 17-117 50-155 34-39 78-58 132-58 56 0 103 24 138 72v-61h64v396c0 58-17 103-51 133-34 31-83 46-145 46zM1149 523c23 0 46-7 69-19 24-12 42-29 54-48v-179c-12-20-30-35-54-48-23-12-46-18-69-18-40 0-72 14-95 43-24 29-36 66-36 113s12 84 36 113c25 28 56 43 95 43zM1860 584c-59 0-108-20-146-61-38-40-57-92-57-155s19-114 57-154 87-60 146-60 108 20 145 60c38 40 57 91 57 154s-19 115-57 155c-37 41-86 61-145 61zM1860 527c39 0 72-15 97-45 25-29 38-67 38-114 0-45-13-83-38-112-25-30-58-45-97-45-40 0-72 15-98 44s-39 67-39 113c0 47 13 85 39 115 25 29 58 44 98 44zM2183 573v-353h-67v-55h67v-32c0-42 11-75 32-98s50-35 87-35c34 0 63 11 86 31l-26 42c-15-14-32-20-51-20-43 0-64 26-64 80v32h83v55h-83v353zM2978 573l-107-328-107 328h-63l-131-408h66l100 325 108-325h54l107 325 100-325h66l-130 408zM3424 584c-60 0-108-20-146-61-38-40-57-92-57-155s19-114 57-154 86-60 146-60c59 0 107 20 145 60s57 91 57 154-19 115-57 155c-38 41-86 61-145 61zM3424 527c39 0 71-15 97-45 25-29 38-67 38-114 0-45-13-83-38-112-26-30-58-45-97-45-40 0-73 15-98 44-26 29-39 67-39 113 0 47 13 85 38 115 26 29 58 44 99 44zM3729 573v-408h64v66c37-50 83-75 136-75v65l-26-2c-19 0-40 7-63 20-23 14-39 29-47 45v289zM4305 573v-60c-15 20-35 37-59 51-24 13-50 20-79 20-55 0-99-20-132-59-34-39-50-91-50-156s17-117 50-156c34-39 78-59 132-59 28 0 53 7 77 19 24 13 45 31 61 53v-217h63v564zM4182 527c26 0 50-6 72-19 23-12 39-27 51-45v-186c-12-18-28-33-51-46-22-14-46-20-72-20-39 0-71 14-95 43s-36 67-36 115c0 47 12 85 36 114 23 29 55 44 95 44zM4625 584c-69 0-124-22-165-65l33-46c14 16 32 30 56 42 24 11 50 17 79 17 31 0 55-7 71-20 17-13 25-30 25-50 0-18-9-33-27-43-17-11-50-22-99-33-41-8-73-21-95-40-21-18-32-43-32-74 0-34 14-63 41-85 28-22 65-33 111-33 62 0 112 20 152 60l-30 44c-12-15-29-27-50-37s-45-15-72-15c-28 0-50 6-66 19-16 12-24 27-24 45 0 17 9 30 27 39 18 10 51 20 100 30 41 10 72 24 94 44 21 19 32 45 32 77 0 38-15 68-44 90-30 23-68 34-117 34z">
          <text:p/>
        </draw:path>
        <draw:polygon draw:style-name="gr108" draw:text-style-name="P108" draw:layer="layout" svg:width="19.721cm" svg:height="11.369cm" svg:x="2.839cm" svg:y="1.303cm" svg:viewBox="0 0 19722 11370" draw:points="0,0 19722,0 19722,11370 0,11370">
          <text:p/>
        </draw:polygon>
        <draw:frame draw:style-name="gr109" draw:text-style-name="P109" draw:layer="layout" svg:width="19.721cm" svg:height="11.367cm" svg:x="2.839cm" svg:y="1.304cm">
          <draw:image xlink:href="Pictures/100000000000043E0000027298EE7DDCE1B86CFA.jpg" xlink:type="simple" xlink:show="embed" xlink:actuate="onLoad">
            <text:p/>
          </draw:image>
        </draw:frame>
        <draw:polygon draw:style-name="gr108" draw:text-style-name="P108" draw:layer="layout" svg:width="6.06cm" svg:height="0.54cm" svg:x="0.337cm" svg:y="13.524cm" svg:viewBox="0 0 6061 541" draw:points="0,0 6061,0 6061,541 0,541">
          <text:p/>
        </draw:polygon>
        <draw:frame draw:style-name="gr109" draw:text-style-name="P109" draw:layer="layout" svg:width="6.06cm" svg:height="0.539cm" svg:x="0.337cm" svg:y="13.525cm">
          <draw:image xlink:href="Pictures/10000000000002040000002E0D4907E44FA442B7.jpg" xlink:type="simple" xlink:show="embed" xlink:actuate="onLoad">
            <text:p/>
          </draw:image>
        </draw:frame>
        <draw:polygon draw:style-name="gr108" draw:text-style-name="P108" draw:layer="layout" svg:width="3.27cm" svg:height="0.9cm" svg:x="22.129cm" svg:y="13.387cm" svg:viewBox="0 0 3271 901" draw:points="0,0 3271,0 3271,901 0,901">
          <text:p/>
        </draw:polygon>
        <draw:frame draw:style-name="gr109" draw:text-style-name="P109" draw:layer="layout" svg:width="3.269cm" svg:height="0.899cm" svg:x="22.13cm" svg:y="13.387cm">
          <draw:image xlink:href="Pictures/100000000000016400000062F5CB68C553ED60CF.jpg" xlink:type="simple" xlink:show="embed" xlink:actuate="onLoad">
            <text:p/>
          </draw:image>
        </draw:frame>
      </draw:page>
      <draw:page draw:name="page6" draw:style-name="dp1" draw:master-page-name="master-page3">
        <draw:polygon draw:style-name="gr110" draw:text-style-name="P110" draw:layer="layout" svg:width="25.399cm" svg:height="14.287cm" svg:x="0cm" svg:y="0cm" svg:viewBox="0 0 25400 14288" draw:points="0,0 25400,0 25400,14288 0,14288">
          <text:p/>
        </draw:polygon>
        <draw:polygon draw:style-name="gr108" draw:text-style-name="P108" draw:layer="layout" svg:width="23.669cm" svg:height="1.59cm" svg:x="0.865cm" svg:y="0cm" svg:viewBox="0 0 23670 1591" draw:points="0,0 23670,0 23670,1591 0,1591">
          <text:p/>
        </draw:polygon>
        <draw:path draw:style-name="gr115" draw:text-style-name="P117" draw:layer="layout" svg:width="4.785cm" svg:height="0.739cm" svg:x="1.17cm" svg:y="0.477cm" svg:viewBox="0 0 4786 740" svg:d="M0 573v-564h251c48 0 86 13 115 39s43 61 43 105c0 33-9 61-27 84-19 23-42 38-72 45 30 5 56 21 78 48s32 57 32 91c0 46-14 83-43 111s-69 41-120 41zM239 253c32 0 56-8 73-25 16-18 25-39 25-65 0-25-9-47-25-65-17-17-41-26-73-26h-169v181zM243 511c33 0 58-9 77-26 18-17 27-41 27-72 0-29-9-52-29-70-19-18-44-27-75-27h-173v195zM785 573v-46c-34 38-79 57-135 57-41 0-76-13-103-39s-40-59-40-97c0-39 13-71 40-97 27-25 61-38 103-38 58 0 103 19 135 56v-73c0-28-10-49-29-64s-44-23-74-23c-48 0-90 19-125 57l-30-44c43-45 98-68 163-68 51 0 90 12 117 37 28 24 42 58 42 101v281zM673 538c50 0 87-17 112-51v-77c-25-34-62-51-112-51-30 0-55 9-73 25-19 17-28 39-28 65s9 47 28 64c18 17 43 25 73 25zM1140 740c-35 0-65-4-91-13-25-8-50-24-74-48l32-47c17 20 36 35 57 43s47 13 76 13c42 0 74-11 98-33 23-21 34-52 34-91v-58c-15 21-34 38-59 52-24 13-50 20-79 20-55 0-99-19-132-58-34-39-50-90-50-153 0-66 17-117 50-155 34-39 78-58 132-58 56 0 103 24 138 72v-61h64v396c0 58-17 103-51 133-34 31-83 46-145 46zM1149 523c23 0 46-7 69-19 24-12 42-29 54-48v-179c-12-20-30-35-54-48-23-12-46-18-69-18-40 0-72 14-95 43-24 29-36 66-36 113s12 84 36 113c25 28 56 43 95 43zM1860 584c-59 0-108-20-146-61-38-40-57-92-57-155s19-114 57-154 87-60 146-60 108 20 145 60c38 40 57 91 57 154s-19 115-57 155c-37 41-86 61-145 61zM1860 527c39 0 72-15 97-45 25-29 38-67 38-114 0-45-13-83-38-112-25-30-58-45-97-45-40 0-72 15-98 44s-39 67-39 113c0 47 13 85 39 115 25 29 58 44 98 44zM2183 573v-353h-67v-55h67v-32c0-42 11-75 32-98s50-35 87-35c34 0 63 11 86 31l-26 42c-15-14-32-20-51-20-43 0-64 26-64 80v32h83v55h-83v353zM2978 573l-107-328-107 328h-63l-131-408h66l100 325 108-325h54l107 325 100-325h66l-130 408zM3424 584c-60 0-108-20-146-61-38-40-57-92-57-155s19-114 57-154 86-60 146-60c59 0 107 20 145 60s57 91 57 154-19 115-57 155c-38 41-86 61-145 61zM3424 527c39 0 71-15 97-45 25-29 38-67 38-114 0-45-13-83-38-112-26-30-58-45-97-45-40 0-73 15-98 44-26 29-39 67-39 113 0 47 13 85 38 115 26 29 58 44 99 44zM3729 573v-408h64v66c37-50 83-75 136-75v65l-26-2c-19 0-40 7-63 20-23 14-39 29-47 45v289zM4305 573v-60c-15 20-35 37-59 51-24 13-50 20-79 20-55 0-99-20-132-59-34-39-50-91-50-156s17-117 50-156c34-39 78-59 132-59 28 0 53 7 77 19 24 13 45 31 61 53v-217h63v564zM4182 527c26 0 50-6 72-19 23-12 39-27 51-45v-186c-12-18-28-33-51-46-22-14-46-20-72-20-39 0-71 14-95 43s-36 67-36 115c0 47 12 85 36 114 23 29 55 44 95 44zM4625 584c-69 0-124-22-165-65l33-46c14 16 32 30 56 42 24 11 50 17 79 17 31 0 55-7 71-20 17-13 25-30 25-50 0-18-9-33-27-43-17-11-50-22-99-33-41-8-73-21-95-40-21-18-32-43-32-74 0-34 14-63 41-85 28-22 65-33 111-33 62 0 112 20 152 60l-30 44c-12-15-29-27-50-37s-45-15-72-15c-28 0-50 6-66 19-16 12-24 27-24 45 0 17 9 30 27 39 18 10 51 20 100 30 41 10 72 24 94 44 21 19 32 45 32 77 0 38-15 68-44 90-30 23-68 34-117 34z">
          <text:p/>
        </draw:path>
        <draw:polygon draw:style-name="gr108" draw:text-style-name="P108" draw:layer="layout" svg:width="3.27cm" svg:height="0.9cm" svg:x="22.129cm" svg:y="13.387cm" svg:viewBox="0 0 3271 901" draw:points="0,0 3271,0 3271,901 0,901">
          <text:p/>
        </draw:polygon>
        <draw:frame draw:style-name="gr109" draw:text-style-name="P109" draw:layer="layout" svg:width="3.269cm" svg:height="0.899cm" svg:x="22.13cm" svg:y="13.387cm">
          <draw:image xlink:href="Pictures/100000000000016400000062F5CB68C553ED60CF.jpg" xlink:type="simple" xlink:show="embed" xlink:actuate="onLoad">
            <text:p/>
          </draw:image>
        </draw:frame>
        <draw:polygon draw:style-name="gr108" draw:text-style-name="P108" draw:layer="layout" svg:width="22.149cm" svg:height="0.9cm" svg:x="1.625cm" svg:y="1.59cm" svg:viewBox="0 0 22150 901" draw:points="0,0 22150,0 22150,901 0,901">
          <text:p/>
        </draw:polygon>
        <draw:path draw:style-name="gr115" draw:text-style-name="P117" draw:layer="layout" svg:width="20.08cm" svg:height="0.48cm" svg:x="1.907cm" svg:y="1.994cm" svg:viewBox="0 0 20081 481" svg:d="M267 377v-172h-220v172h-47v-377h47v163h220v-163h47v377zM524 384c-41 0-75-13-101-40-25-26-38-61-38-103 0-40 13-74 38-103 26-27 58-41 96-41 39 0 71 14 95 41 24 28 36 63 36 106v11h-221c2 28 12 51 31 68 18 18 41 26 68 26 33 0 61-11 84-35l20 28c-28 28-64 42-108 42zM608 224c0-25-8-47-24-66-17-17-39-26-65-26s-47 9-64 26c-16 19-25 41-26 66zM838 384c-40 0-72-14-98-41-25-27-38-61-38-102s13-75 38-103c26-27 58-41 98-41 43 0 76 16 100 47l-28 27c-17-24-40-36-69-36-28 0-51 10-68 30-18 19-26 44-26 76 0 31 8 57 25 76 18 20 41 29 69 29s51-12 69-35l28 26c-24 31-57 47-100 47zM1234 377v-213l-89 213h-16l-89-213v213h-43v-273h57l83 203 82-203h57v273zM1479 384c-39 0-71-13-97-40-25-27-37-61-37-103s12-77 37-104c26-27 58-40 97-40 40 0 72 13 98 40 25 27 38 62 38 104s-13 76-38 103c-26 27-58 40-98 40zM1479 346c27 0 48-9 65-29s26-45 26-76-9-56-26-75c-17-21-38-31-65-31-26 0-47 10-65 30-17 20-25 45-25 76s8 56 25 76 39 29 65 29zM1733 377v-236h-79v-37h201v37h-80v236zM2044 384c-38 0-69-16-91-48v145h-43v-377h43v40c9-14 22-25 38-34 17-9 34-13 53-13 37 0 66 13 88 38 23 26 34 62 34 106 0 43-11 78-33 104s-52 39-89 39zM2034 346c26 0 47-9 63-28s24-45 24-77-8-57-24-76c-15-20-37-30-63-30-17 0-33 4-48 13-15 8-26 19-33 31v123c7 12 18 23 33 32 15 8 31 12 48 12zM2224 377l73-107c-21-3-37-11-51-25-13-15-19-34-19-57 0-24 7-46 23-61s37-23 63-23h144v273h-42v-105h-75l-66 105zM2415 235v-94h-98c-14 0-26 5-35 13-8 10-12 21-12 34 0 14 4 25 12 34 8 8 20 13 35 13zM2687 377v-273h43v114h142v-114h42v273h-42v-122h-142v122zM3169 377v-31c-23 25-53 38-90 38-28 0-50-9-69-26-17-17-26-39-26-64 0-27 8-48 26-65 18-16 41-25 69-25 39 0 69 13 90 37v-49c0-18-6-34-20-43-13-10-29-15-49-15-32 0-60 12-83 39l-20-31c29-30 65-45 109-45 33 0 59 8 78 24 18 17 27 39 27 69v187zM3094 354c34 0 59-12 75-34v-51c-16-23-41-34-75-34-20 0-36 5-48 16-13 11-19 26-19 43 0 18 6 32 19 43 12 11 28 17 48 17zM3626 377v-236h-142v236h-43v-273h227v273zM3872 384c-39 0-72-13-97-40s-38-61-38-103 13-77 38-104 58-40 97-40c40 0 72 13 97 40 26 27 38 62 38 104s-12 76-38 103c-25 27-57 40-97 40zM3872 346c26 0 48-9 65-29s26-45 26-76-9-56-26-75c-17-21-39-31-65-31s-48 10-65 30-26 45-26 76 9 56 26 76 38 29 65 29zM4125 377v-236h-79v-37h201v37h-79v236zM4426 384c-41 0-75-13-101-40-25-26-38-61-38-103 0-40 13-74 38-103 26-27 58-41 96-41 39 0 71 14 95 41 24 28 36 63 36 106v11h-220c1 28 11 51 30 68 18 18 41 26 68 26 33 0 61-11 84-35l20 28c-28 28-64 42-108 42zM4511 224c0-25-9-47-25-66-17-17-38-26-65-26-26 0-47 9-63 26-17 19-26 41-26 66zM4755 384c-39 0-70-16-92-48v145h-43v-377h43v40c10-14 22-25 39-34 16-9 34-13 53-13 36 0 66 13 88 38 22 26 33 62 33 106 0 43-11 78-33 104s-51 39-88 39zM4744 346c26 0 48-9 64-28s24-45 24-77-8-57-24-76c-16-20-37-30-64-30-17 0-33 4-48 13-14 8-26 19-33 31v123c7 12 19 23 33 32 15 8 31 12 48 12zM5172 384c-37 0-68-12-92-36-25-23-39-54-42-93h-52v122h-43v-273h43v114h53c5-36 19-66 44-88s54-33 89-33c39 0 71 13 97 40s38 62 38 104-12 77-38 103c-26 27-58 40-97 40zM5172 346c26 0 48-9 65-29s26-45 26-76-9-56-26-75c-17-21-39-31-65-31s-48 10-65 31c-17 19-25 44-25 75s8 56 25 76 39 29 65 29zM5522 377v-273h42v209l143-209h41v273h-42v-212l-144 212zM5833 377v-273h43v114h142v-114h42v273h-42v-122h-142v122zM6232 97c31 0 56 16 75 48v-145h42v144c8-14 18-25 31-34s27-13 43-13c29 0 53 13 71 39 18 27 27 62 27 105s-9 77-27 104c-18 26-42 39-71 39-31 0-56-16-74-48v145h-42v-144c-8 14-19 25-32 34s-27 13-43 13c-29 0-53-13-71-39s-27-60-27-104c0-43 9-77 27-104s42-40 71-40zM6244 135c-20 0-37 10-49 30-12 19-18 45-18 76 0 32 6 58 18 77 13 19 29 28 49 28 13 0 25-4 37-12 12-9 20-19 26-31v-123c-6-12-14-23-26-32s-24-13-37-13zM6411 346c20 0 36-9 49-29 12-19 18-45 18-76 0-32-6-57-18-76-13-20-29-30-49-30-13 0-25 4-37 13-11 8-19 19-25 31v123c6 12 14 23 25 32 12 8 24 12 37 12zM6714 384c-40 0-72-13-97-40s-38-61-38-103 13-77 38-104 57-40 97-40 72 13 97 40 38 62 38 104-13 76-38 103-57 40-97 40zM6714 346c26 0 48-9 65-29s25-45 25-76-8-56-25-75c-17-21-39-31-65-31s-48 10-65 30-26 45-26 76 9 56 26 76c16 20 38 29 65 29zM7052 384c-39 0-69-16-92-48v145h-42v-377h42v40c10-14 23-25 39-34s34-13 53-13c37 0 66 13 88 38 22 26 34 62 34 106 0 43-12 78-34 104s-51 39-88 39zM7041 346c27 0 48-9 64-28s24-45 24-77-8-57-24-76c-16-20-37-30-64-30-17 0-32 4-47 13-15 8-26 19-34 31v123c8 12 19 23 34 32 15 8 30 12 47 12zM7476 377v-213l-88 213h-16l-89-213v213h-43v-273h57l83 203 82-203h57v273zM7774 377v-31c-23 25-53 38-91 38-27 0-50-9-68-26s-27-39-27-64c0-27 9-48 27-65 18-16 41-25 68-25 40 0 70 13 91 37v-49c0-18-7-34-20-43-13-10-29-15-49-15-32 0-60 12-84 39l-19-31c29-30 65-45 109-45 33 0 59 8 77 24 19 17 28 39 28 69v187zM7699 354c33 0 58-12 75-34v-51c-17-23-42-34-75-34-20 0-36 5-49 16-12 11-18 26-18 43 0 18 6 32 18 43 13 11 29 17 49 17zM8117 377h-216v-273h42v236h142v-236h43v236h32v107h-43zM8218 377v-273h43v209l142-209h42v273h-42v-212l-144 212zM8530 377v-273h42v209l143-209h42v273h-42v-212l-144 212zM9106 384c-40 0-72-13-97-40s-38-61-38-103 13-77 38-104 57-40 97-40 72 13 97 40 38 62 38 104-13 76-38 103-57 40-97 40zM9106 346c26 0 48-9 65-29s25-45 25-76-8-56-25-75c-17-21-39-31-65-31s-48 10-65 30-26 45-26 76 9 56 26 76c16 20 38 29 65 29zM9640 377v-236h-142v236h-43v-273h227v273zM9886 384c-40 0-72-13-97-40s-38-61-38-103 13-77 38-104 57-40 97-40c39 0 72 13 97 40s38 62 38 104-13 76-38 103-58 40-97 40zM9886 346c26 0 48-9 65-29s25-45 25-76-8-56-25-75c-17-21-39-31-65-31s-48 10-65 30-26 45-26 76 9 56 25 76c17 20 39 29 66 29zM10224 384c-39 0-69-16-92-48v145h-43v-377h43v40c10-14 23-25 39-34s34-13 53-13c36 0 66 13 88 38 22 26 33 62 33 106 0 43-11 78-33 104s-51 39-88 39zM10213 346c27 0 48-9 64-28s24-45 24-77-8-57-24-76c-16-20-37-30-64-30-17 0-33 4-47 13-15 8-27 19-34 31v123c7 12 19 23 34 32 14 8 30 12 47 12zM10404 377l72-107c-20-3-37-11-50-25-13-15-20-34-20-57 0-24 8-46 24-61 15-15 36-23 62-23h144v273h-42v-105h-74l-67 105zM10594 235v-94h-97c-15 0-27 5-35 13-8 10-13 21-13 34 0 14 4 25 12 34 8 8 20 13 36 13zM10689 342c15-2 26-11 34-27 7-16 13-41 18-76l17-135h190v236h32v107h-43v-70h-206v70h-42zM10744 340h162v-199h-110l-13 103c-6 48-19 80-39 96zM11223 377l-98-122-45 45v77h-42v-273h42v146l143-146h54l-121 124 122 149zM11449 384c-41 0-74-13-100-40-26-26-39-61-39-103 0-40 13-74 39-103 25-27 57-41 96-41s70 14 94 41c24 28 37 63 37 106v11h-221c1 28 11 51 30 68 19 18 41 26 68 26 33 0 61-11 84-35l20 28c-27 28-64 42-108 42zM11534 224c0-25-8-47-25-66-17-17-38-26-65-26-25 0-46 9-63 26-17 19-25 41-26 66zM11909 384c-39 0-72-14-98-41-25-27-38-61-38-102s13-75 38-103c26-27 59-41 98-41 43 0 76 16 101 47l-29 27c-17-24-40-36-69-36-28 0-51 10-68 30-18 19-26 44-26 76 0 31 8 57 25 76 18 20 41 29 69 29s51-12 69-35l29 26c-25 31-58 47-101 47zM12037 349c12 0 23-8 31-25 8-16 15-45 20-85l18-135h189v273h-42v-236h-110l-12 103c-6 49-16 85-31 107s-36 33-63 33zM12499 384c-39 0-72-13-97-40s-38-61-38-103 13-77 38-104 58-40 97-40c40 0 72 13 97 40 26 27 38 62 38 104s-12 76-38 103c-25 27-57 40-97 40zM12499 346c27 0 48-9 65-29s26-45 26-76-9-56-26-75c-17-21-38-31-65-31-26 0-48 10-65 30s-25 45-25 76 8 56 25 76 38 29 65 29zM12703 377v-273h150c24 0 43 6 56 19 14 13 21 30 21 52 0 16-5 30-13 40-9 11-19 18-31 22 15 4 26 12 35 25 10 13 15 26 15 41 0 23-7 41-22 54-13 14-33 20-58 20zM12847 340c14 0 25-3 32-11 8-7 12-17 12-31 0-11-3-20-11-29-7-9-18-13-33-13h-102v84zM12846 219c13 0 23-4 30-11s10-16 10-27c0-12-3-23-10-30-7-6-17-10-30-10h-101v78zM13161 377v-273h150c24 0 43 6 57 19 13 13 20 30 20 52 0 16-4 30-13 40-9 11-19 18-31 22 15 4 27 12 36 25s14 26 14 41c0 23-7 41-21 54-14 14-34 20-59 20zM13306 340c13 0 24-3 32-11 8-7 12-17 12-31 0-11-4-20-12-29-7-9-18-13-32-13h-102v84zM13304 219c13 0 23-4 30-11s11-16 11-27c0-12-4-23-11-30-7-6-17-10-30-10h-100v78zM13669 377v-236h-79v-37h201v37h-80v236zM13969 384c-41 0-74-13-100-40-26-26-39-61-39-103 0-40 13-74 39-103 25-27 57-41 96-41s70 14 94 41c25 28 37 63 37 106v11h-221c1 28 11 51 30 68 19 18 42 26 68 26 33 0 61-11 84-35l21 28c-28 28-64 42-109 42zM14054 224c0-25-8-47-25-66-16-17-38-26-65-26-25 0-46 9-63 26-16 19-25 41-26 66zM14349 377l-98-122-45 45v77h-42v-273h42v146l143-146h54l-121 124 122 149zM14572 384c-40 0-72-14-98-41-25-27-38-61-38-102s13-75 38-103c26-27 58-41 98-41 43 0 76 16 100 47l-28 27c-17-24-40-36-69-36-28 0-51 10-68 30-18 19-26 44-26 76 0 31 8 57 25 76 18 20 41 29 69 29s51-12 69-35l28 26c-24 31-57 47-100 47zM14781 377v-236h-79v-37h201v37h-79v236zM15082 384c-42 0-75-13-101-40-26-26-38-61-38-103 0-40 12-74 38-103 26-27 58-41 96-41 39 0 71 14 95 41 24 28 36 63 36 106v11h-221c2 28 12 51 30 68 19 18 42 26 69 26 33 0 61-11 84-35l20 28c-28 28-64 42-108 42zM15166 224c0-25-8-47-25-66-16-17-38-26-64-26s-47 9-64 26c-16 19-25 41-26 66zM15329 364c0 17-4 33-13 48s-20 27-33 37l-21-18c9-6 17-14 24-23 7-10 12-20 13-29l-8 1c-8 0-15-2-20-8-5-5-7-12-7-21 0-8 3-15 8-21 6-6 13-9 22-9s17 4 24 11c8 8 11 18 11 32zM15784 377v-213l-89 213h-16l-89-213v213h-43v-273h57l83 203 82-203h57v273zM16029 384c-39 0-71-13-97-40-25-27-37-61-37-103s12-77 37-104c26-27 58-40 97-40 40 0 72 13 98 40 25 27 38 62 38 104s-13 76-38 103c-26 27-58 40-98 40zM16029 346c27 0 48-9 65-29s26-45 26-76-9-56-26-75c-17-21-38-31-65-31-26 0-47 10-65 30-17 20-25 45-25 76s8 56 25 76 39 29 65 29zM16178 377l121-149-121-124h54l117 121v-121h43v120l117-120h54l-121 124 121 149h-54l-98-122-19 19v103h-43v-103l-19-19-98 122zM16613 377v-273h43v114h142v-114h42v273h-42v-122h-142v122zM17044 384c-39 0-72-13-97-40s-38-61-38-103 13-77 38-104 58-40 97-40c40 0 72 13 97 40 26 27 38 62 38 104s-12 76-38 103c-25 27-57 40-97 40zM17044 346c26 0 48-9 65-29s26-45 26-76-9-56-26-75c-17-21-39-31-65-31s-48 10-65 30-26 45-26 76 9 56 26 76 38 29 65 29zM17393 377v-273h150c25 0 44 6 57 19 14 13 20 30 20 52 0 16-4 30-13 40-9 11-19 18-31 22 15 4 27 12 36 25s14 26 14 41c0 23-7 41-21 54-14 14-33 20-59 20zM17538 340c14 0 24-3 32-11 8-7 12-17 12-31 0-11-4-20-11-29-8-9-19-13-33-13h-102v84zM17536 219c13 0 23-4 30-11s11-16 11-27c0-12-4-23-11-30-7-6-17-10-30-10h-100v78zM17749 104v106h102c25 0 46 8 62 23 15 16 23 36 23 61s-8 45-23 60c-16 16-37 23-62 23h-145v-273zM17749 248v92h97c16 0 27-4 35-13s12-20 12-33-4-24-12-33c-7-9-19-13-35-13zM17981 377v-273h42v273zM18145 104v77c0 24 5 40 15 50 11 10 29 15 54 15 29 0 53-5 72-14v-128h42v273h-42v-111c-23 12-51 18-83 18-36 0-61-7-77-21-16-15-24-37-24-68v-91zM18413 377v-273h43v209l142-209h42v273h-42v-212l-144 212zM18845 384c-40 0-73-14-98-41-26-27-38-61-38-102s12-75 38-103c25-27 58-41 98-41 42 0 75 16 100 47l-29 27c-17-24-40-36-69-36-28 0-50 10-68 30-17 19-26 44-26 76 0 31 9 57 26 76 17 20 40 29 68 29 29 0 52-12 69-35l29 26c-25 31-58 47-100 47zM18972 349c13 0 23-8 31-25 9-16 15-45 21-85l17-135h190v273h-42v-236h-110l-13 103c-6 49-16 85-31 107s-36 33-63 33zM19307 377l72-107c-20-3-37-11-50-25-13-15-20-34-20-57 0-24 8-46 24-61 15-15 36-23 63-23h143v273h-42v-105h-74l-67 105zM19497 235v-94h-97c-15 0-26 5-35 13-8 10-12 21-12 34 0 14 4 25 12 34 8 8 19 13 35 13zM19674 377v-236h-79v-37h201v37h-80v236zM19893 104v106h103c25 0 46 8 62 23 15 16 23 36 23 61s-8 45-23 60c-16 16-37 23-62 23h-145v-273zM19893 248v92h98c15 0 27-4 35-13s12-20 12-33-4-24-12-33-19-13-35-13z">
          <text:p/>
        </draw:path>
        <draw:path draw:style-name="gr115" draw:text-style-name="P117" draw:layer="layout" svg:width="19.239cm" svg:height="0.482cm" svg:x="1.906cm" svg:y="2.687cm" svg:viewBox="0 0 19240 483" svg:d="M134 378c-39 0-69-16-92-48v146h-42v-377h42v40c10-14 23-25 39-34s34-13 53-13c37 0 66 13 88 38 22 26 34 61 34 105 0 43-11 78-34 104-22 26-51 39-88 39zM123 340c27 0 48-9 64-28 16-20 24-45 24-77s-8-57-24-76c-16-20-37-29-64-29-17 0-32 4-47 13-15 8-26 18-34 30v123c8 12 19 23 34 31 15 9 30 13 47 13zM493 371v-31c-23 25-53 38-90 38-28 0-50-9-69-26-18-17-26-39-26-64 0-27 8-48 26-65s41-25 69-25c39 0 69 12 90 37v-49c0-18-6-33-20-43-13-9-29-14-49-14-32 0-60 12-83 38l-20-30c29-30 65-45 109-45 33 0 59 8 78 24 18 16 27 39 27 68v187zM418 348c34 0 59-12 75-34v-51c-16-23-41-34-75-34-20 0-36 5-48 16-13 11-19 26-19 43 0 18 6 32 19 43 12 11 28 17 48 17zM740 378c-40 0-73-14-98-41s-38-61-38-102 13-75 38-102c25-28 58-41 98-41 42 0 76 16 100 47l-28 26c-17-23-40-35-69-35-28 0-51 9-69 29-17 19-26 44-26 76 0 31 9 57 26 76 17 20 40 29 69 29 28 0 51-12 69-35l28 26c-24 31-58 47-100 47zM1019 378c-40 0-72-14-98-41-25-27-38-61-38-102s13-75 38-102c26-28 58-41 98-41 43 0 76 16 100 47l-28 26c-17-23-40-35-69-35-28 0-51 9-68 29-18 19-26 44-26 76 0 31 8 57 25 76 18 20 41 29 69 29s51-12 69-35l28 26c-24 31-57 47-100 47zM1228 371v-235h-79v-37h201v37h-79v235zM1524 378c-39 0-71-14-97-40-25-27-37-62-37-103 0-42 12-77 37-103 26-27 58-40 97-40 40 0 72 13 98 40 25 26 38 61 38 103 0 41-13 76-38 103-26 26-58 40-98 40zM1524 340c27 0 48-10 65-29 17-20 26-45 26-76s-9-56-26-75c-17-20-38-30-65-30-26 0-47 10-65 29-17 20-25 45-25 76s8 56 25 76c17 19 39 29 65 29zM1719 371l73-107c-20-3-37-11-50-25-13-15-20-34-20-57 0-24 8-45 23-60 16-15 37-23 63-23h144v272h-42v-105h-74l-67 105zM1910 229v-93h-97c-15 0-27 4-35 13-9 9-13 20-13 33 0 14 4 25 12 34 8 8 20 13 36 13zM2037 371v-272h42v113h143v-113h42v272h-42v-122h-143v122zM2348 371v-272h43v208l142-208h42v272h-42v-212l-144 212zM2783 378c-41 0-75-13-100-40-26-27-39-61-39-103 0-40 13-74 39-102 25-27 57-41 95-41 40 0 71 13 95 41 24 27 36 62 36 105v11h-220c1 28 11 50 30 68 19 17 41 26 68 26 33 0 61-11 84-35l20 28c-28 28-64 42-108 42zM2868 218c0-25-9-47-25-65-17-17-38-26-65-26-25 0-46 9-63 26-17 18-25 40-26 65zM3359 371v-213l-88 213h-16l-89-213v213h-43v-272h56l84 202 82-202h56v272zM3609 378c-41 0-74-13-100-40s-39-61-39-103c0-40 13-74 39-102 25-27 57-41 96-41s70 13 94 41c25 27 37 62 37 105v11h-221c1 28 11 50 30 68 19 17 42 26 68 26 33 0 61-11 84-35l20 28c-27 28-64 42-108 42zM3694 218c0-25-8-47-25-65-16-17-38-26-65-26-25 0-46 9-63 26-17 18-25 40-26 65zM3769 371l122-149-121-123h53l118 120v-120h42v119l117-119h54l-121 123 122 149h-55l-98-122-19 19v103h-42v-103l-19-19-99 122zM4173 336c15-2 26-11 34-27 7-16 13-41 18-76l17-134h190v235h32v107h-43v-70h-206v70h-42zM4228 334h162v-198h-110l-13 102c-6 48-20 80-39 96zM4513 439c6 3 14 5 23 5 10 0 18-2 24-6s12-12 17-23l18-41-114-275h46l90 223 91-223h46l-137 328c-15 37-41 55-79 56-11 0-22-1-31-4zM4944 371v-272h150c24 0 43 6 56 19 14 13 21 30 21 51 0 16-5 30-14 40-9 11-19 18-30 22 14 4 26 12 35 25 10 13 14 26 14 41 0 23-7 40-21 54-14 13-33 20-59 20zM5088 334c14 0 24-4 32-11s12-17 12-31c0-11-4-21-11-29-8-9-18-13-33-13h-102v84zM5087 212c13 0 22-3 29-10 8-7 11-16 11-27 0-12-3-22-11-29-7-7-16-10-29-10h-101v76zM5379 378c-41 0-74-13-100-40s-39-61-39-103c0-40 13-74 39-102 26-27 58-41 96-41 39 0 71 13 94 41 25 27 37 62 37 105v11h-221c1 28 12 50 30 68 19 17 42 26 68 26 34 0 62-11 84-35l21 28c-28 28-64 42-109 42zM5464 218c0-25-8-47-25-65-16-17-38-26-65-26-25 0-46 9-63 26-16 18-25 40-26 65zM5759 371l-97-122-46 45v77h-42v-272h42v145l143-145h54l-120 123 121 149zM5914 371v-235h-79v-37h200v37h-79v235zM6210 378c-40 0-72-14-97-40-25-27-38-62-38-103 0-42 13-77 38-103 25-27 57-40 97-40s72 13 97 40c25 26 38 61 38 103 0 41-13 76-38 103-25 26-57 40-97 40zM6210 340c26 0 48-10 65-29 17-20 25-45 25-76s-8-56-25-75c-17-20-39-30-65-30s-48 10-65 29c-17 20-26 45-26 76s9 56 26 76c16 19 38 29 65 29zM6548 378c-39 0-69-16-92-48v146h-42v-377h42v40c10-14 23-25 39-34s34-13 53-13c37 0 66 13 88 38 22 26 33 61 33 105 0 43-11 78-33 104s-51 39-88 39zM6537 340c27 0 48-9 64-28 16-20 24-45 24-77s-8-57-24-76c-16-20-37-29-64-29-17 0-32 4-47 13-15 8-26 18-34 30v123c8 12 19 23 34 31 15 9 30 13 47 13zM6907 371v-31c-23 25-53 38-90 38-28 0-50-9-69-26-18-17-27-39-27-64 0-27 9-48 27-65s41-25 69-25c39 0 69 12 90 37v-49c0-18-7-33-20-43-13-9-29-14-49-14-32 0-60 12-83 38l-20-30c29-30 65-45 109-45 33 0 59 8 78 24 18 16 27 39 27 68v187zM6832 348c33 0 59-12 75-34v-51c-16-23-42-34-75-34-20 0-36 5-49 16-12 11-18 26-18 43 0 18 6 32 18 43 13 11 29 17 49 17zM7270 371v-213l-89 213h-16l-89-213v213h-42v-272h56l83 202 83-202h56v272zM7397 371v-272h42v208l143-208h42v272h-43v-212l-143 212zM7766 358c0 17-4 33-13 48s-20 27-33 37l-22-18c9-6 18-14 25-24 7-9 12-19 13-28l-8 1c-8 0-16-2-21-8-5-5-7-12-7-21 0-8 3-15 8-21 7-6 14-9 23-9s17 3 24 11c8 8 11 18 11 32zM7984 371v-272h43v113h142v-113h42v272h-42v-122h-142v122zM8467 371v-31c-23 25-54 38-91 38-27 0-50-9-68-26s-27-39-27-64c0-27 9-48 27-65 17-17 40-25 68-25 39 0 69 12 91 37v-49c0-18-7-33-20-43-13-9-29-14-49-14-32 0-60 12-84 38l-20-30c29-30 66-45 109-45 34 0 60 8 78 24 19 16 28 39 28 68v187zM8391 348c34 0 59-12 76-34v-51c-17-23-42-34-76-34-19 0-36 5-48 16s-19 26-19 43c0 18 7 32 19 43s29 17 48 17zM8778 371v-235h-142v235h-43v-272h227v272zM9039 378c-38 0-69-16-92-48v146h-42v-377h42v40c10-14 23-25 39-34 17-9 34-13 53-13 37 0 66 13 88 38 23 26 34 61 34 105 0 43-11 78-33 104s-52 39-89 39zM9028 340c27 0 48-9 64-28 16-20 24-45 24-77s-8-57-24-76c-16-20-37-29-64-29-16 0-32 4-47 13-15 8-26 18-34 30v123c8 12 19 23 34 31 15 9 31 13 47 13zM9228 371v-272h42v208l143-208h42v272h-43v-212l-143 212zM9775 371v-213l-88 213h-16l-89-213v213h-43v-272h56l84 202 82-202h56v272zM10025 378c-41 0-74-13-100-40s-39-61-39-103c0-40 13-74 39-102 25-27 57-41 96-41s70 13 94 41c25 27 37 62 37 105v11h-221c1 28 11 50 30 68 19 17 42 26 68 26 33 0 61-11 84-35l21 28c-28 28-64 42-109 42zM10110 218c0-25-8-47-25-65-16-17-38-26-65-26-25 0-46 9-63 26-17 18-25 40-26 65zM10354 378c-39 0-69-16-92-48v146h-42v-377h42v40c10-14 23-25 39-34s34-13 53-13c37 0 66 13 88 38 22 26 34 61 34 105 0 43-11 78-33 104-23 26-52 39-89 39zM10343 340c27 0 48-9 64-28 16-20 24-45 24-77s-8-57-24-76c-16-20-37-29-64-29-17 0-32 4-47 13-15 8-26 18-34 30v123c8 12 19 23 34 31 15 9 30 13 47 13zM10596 358c0 17-5 33-14 48-8 15-19 27-33 37l-20-18c9-6 17-14 24-24 7-9 11-19 12-28l-8 1c-8 0-14-2-19-8-5-5-8-12-8-21 0-8 3-15 9-21 5-6 12-9 21-9s18 3 25 11 11 18 11 32zM10934 378c-40 0-72-14-98-41-25-27-38-61-38-102s13-75 38-102c26-28 58-41 98-41 42 0 76 16 100 47l-28 26c-17-23-40-35-69-35-28 0-51 9-69 29-17 19-26 44-26 76 0 31 9 57 26 76 17 20 40 29 69 29 28 0 51-12 69-35l28 26c-24 31-58 47-100 47zM11424 371v-235h-143v235h-42v-272h227v272zM11669 378c-39 0-71-14-97-40-25-27-37-62-37-103 0-42 12-77 37-103 26-27 58-40 97-40 40 0 72 13 98 40 25 26 38 61 38 103 0 41-13 76-38 103-26 26-58 40-98 40zM11669 340c27 0 48-10 65-29 17-20 26-45 26-76s-9-56-26-75c-17-20-38-30-65-30-26 0-47 10-65 29-17 20-25 45-25 76s8 56 25 76c17 19 39 29 65 29zM12109 371v-213l-88 213h-16l-89-213v213h-43v-272h56l84 202 82-202h56v272zM12355 378c-39 0-72-14-97-40-25-27-38-62-38-103 0-42 13-77 38-103 25-27 58-40 97-40 40 0 72 13 97 40 26 26 38 61 38 103 0 41-12 76-38 103-25 26-57 40-97 40zM12355 340c26 0 48-10 65-29 17-20 26-45 26-76s-9-56-26-75c-17-20-39-30-65-30s-48 10-65 29c-17 20-26 45-26 76s9 56 26 76c17 19 38 29 65 29zM12916 99v235h35v107h-42v-70h-350v-272h42v235h115v-235h43v235h115v-235zM13052 99v105h102c25 0 46 8 62 23 15 16 23 36 23 61s-8 45-23 60c-16 16-37 23-62 23h-145v-272zM13052 241v93h97c16 0 27-4 35-13s12-20 12-33-4-25-12-33c-7-9-19-14-35-14zM13532 378c-37 0-67-12-92-36-24-23-38-54-41-93h-53v122h-42v-272h42v113h53c5-36 20-65 44-87 25-22 55-33 89-33 39 0 72 13 97 40 26 26 39 61 39 103s-13 76-39 103c-25 27-58 40-97 40zM13532 340c27 0 48-10 66-29 17-20 25-45 25-76s-8-56-25-75c-17-20-39-30-66-30-26 0-48 10-65 30-16 19-25 44-25 75s9 56 25 76c17 19 39 29 65 29zM14068 371l-98-122-45 45v77h-43v-272h43v145l143-145h53l-120 123 121 149zM14289 378c-39 0-71-14-97-40-25-27-37-62-37-103 0-42 12-77 37-103 26-27 58-40 97-40 40 0 73 13 98 40 25 26 38 61 38 103 0 41-13 76-38 103-25 26-58 40-98 40zM14289 340c27 0 49-10 65-29 17-20 26-45 26-76s-9-56-26-75c-16-20-38-30-65-30-26 0-47 10-64 29-18 20-26 45-26 76s8 56 25 76c17 19 39 29 65 29zM14614 378c-40 0-73-14-98-41-26-27-39-61-39-102s13-75 39-102c25-28 58-41 98-41 42 0 75 16 100 47l-29 26c-17-23-40-35-69-35-28 0-51 9-68 29-18 19-26 44-26 76 0 31 8 57 25 76 18 20 41 29 69 29s51-12 69-35l29 26c-25 31-58 47-100 47zM14773 371v-272h42v208l143-208h42v272h-43v-212l-144 212zM15084 371v-272h43v113h142v-113h42v272h-42v-122h-142v122zM15387 439c6 3 14 5 23 5 10 0 18-2 24-6s12-12 17-23l18-41-114-275h46l90 223 91-223h46l-137 328c-14 37-41 55-79 56-11 0-22-1-31-4zM15792 378c-40 0-72-14-98-41-25-27-38-61-38-102s13-75 38-102c26-28 58-41 98-41 43 0 76 16 100 47l-28 26c-17-23-40-35-69-35-28 0-51 9-68 29-18 19-26 44-26 76 0 31 8 57 25 76 18 20 40 29 69 29 28 0 51-12 69-35l28 26c-24 31-57 47-100 47zM15951 371v-272h43v113h142v-113h42v272h-42v-122h-142v122zM16382 378c-39 0-72-14-97-40-25-27-38-62-38-103 0-42 13-77 38-103 25-27 58-40 97-40 40 0 72 13 97 40 25 26 38 61 38 103 0 41-13 76-38 103-25 26-57 40-97 40zM16382 340c26 0 48-10 65-29 17-20 25-45 25-76s-8-56-25-75c-17-20-39-30-65-30s-48 10-65 29c-17 20-26 45-26 76s9 56 26 76c16 19 38 29 65 29zM16586 371v-272h42v208l143-208h42v272h-43v-212l-143 212zM16794 18c-11 15-25 27-42 37-17 8-36 13-56 13-41 0-75-17-100-50l22-18c19 27 45 41 78 41s59-14 78-41zM17279 371v-213l-89 213h-16l-89-213v213h-42v-272h56l83 202 83-202h56v272zM17529 378c-41 0-75-13-101-40-25-27-38-61-38-103 0-40 13-74 38-102 26-27 58-41 96-41 39 0 71 13 95 41 24 27 36 62 36 105v11h-220c1 28 11 50 30 68 18 17 41 26 68 26 33 0 61-11 84-35l20 28c-28 28-64 42-108 42zM17614 218c0-25-9-47-25-65-17-17-38-26-65-26-26 0-47 9-63 26-17 18-26 40-26 65zM17773 371v-235h-79v-37h201v37h-79v235zM18085 378c-39 0-70-16-92-48v146h-43v-377h43v40c9-14 22-25 39-34 16-9 34-13 53-13 36 0 66 13 88 38 22 26 33 61 33 105 0 43-11 78-33 104s-52 39-88 39zM18074 340c26 0 47-9 63-28 16-20 24-45 24-77s-8-57-24-76c-15-20-36-29-63-29-17 0-33 4-48 13-15 8-26 18-33 30v123c7 12 18 23 33 31 15 9 31 13 48 13zM18273 371v-272h43v208l142-208h42v272h-42v-212l-144 212zM18770 371l-98-122-45 45v77h-43v-272h43v145l143-145h54l-121 123 122 149zM18875 371v-272h42v208l143-208h41v272h-42v-212l-144 212zM19209 377c-9 0-16-3-22-9s-9-13-9-22 3-16 9-22 13-9 22-9c8 0 16 3 22 9s9 13 9 22-3 16-9 22-14 9-22 9z">
          <text:p/>
        </draw:path>
        <draw:polygon draw:style-name="gr110" draw:text-style-name="P110" draw:layer="layout" svg:width="19.456cm" svg:height="0.678cm" svg:x="1.863cm" svg:y="3.204cm" svg:viewBox="0 0 19457 679" draw:points="0,0 19457,0 19457,679 0,679">
          <text:p/>
        </draw:polygon>
        <draw:polygon draw:style-name="gr108" draw:text-style-name="P108" draw:layer="layout" svg:width="19.456cm" svg:height="0.687cm" svg:x="1.863cm" svg:y="3.227cm" svg:viewBox="0 0 19457 688" draw:points="0,0 19457,0 19457,688 0,688">
          <text:p/>
        </draw:polygon>
        <draw:path draw:style-name="gr116" draw:text-style-name="P118" draw:layer="layout" svg:width="19.386cm" svg:height="0.499cm" svg:x="1.907cm" svg:y="3.36cm" svg:viewBox="0 0 19387 500" svg:d="M322 387v-310l-128 310h-19l-128-310v310h-47v-377h68l116 283 118-283h67v377zM498 114v105h102c25 0 46 8 62 23s23 36 23 61c0 24-7 45-23 60-16 16-37 24-62 24h-145v-273zM498 256v93h97c16 0 27-4 35-13s12-20 12-33c0-14-4-25-12-33-7-9-19-14-35-14zM730 387v-273h43v273zM1239 387v-215l-89 215h-16l-89-215v215h-42v-273h56l83 201 83-201h56v273zM1484 394c-39 0-71-14-97-41-25-27-37-62-37-103 0-42 12-77 37-103 26-27 58-40 97-40 40 0 73 13 98 40 25 26 38 61 38 103 0 41-13 76-38 103s-58 41-98 41zM1484 355c27 0 49-10 65-29 17-20 26-45 26-76s-9-56-26-76c-16-19-38-29-65-29-26 0-47 10-64 29-18 20-26 45-26 76s8 56 25 76c17 19 39 29 65 29zM1633 387l122-150-122-123h54l118 120v-120h42v119l117-119h54l-121 123 121 150h-54l-98-123-19 19v104h-42v-104l-19-19-99 123zM2190 394c-41 0-75-13-100-41-26-27-39-61-39-103 0-41 13-74 39-102 25-28 57-41 95-41 40 0 71 13 95 41 24 27 37 62 37 105v11h-221c1 28 11 50 30 68 19 17 41 26 68 26 33 0 61-12 84-35l20 28c-28 29-64 43-108 43zM2275 233c0-26-9-47-25-65-17-17-38-26-65-26-25 0-46 9-63 26-17 18-25 39-26 65zM2621 387v-215l-89 215h-16l-89-215v215h-42v-273h56l83 201 83-201h56v273zM3078 387v-236h-142v236h-43v-273h227v273zM3324 394c-40 0-72-14-98-41-25-27-37-62-37-103 0-42 12-77 37-103 26-27 58-40 98-40 39 0 72 13 97 40 25 26 38 61 38 103 0 41-13 76-38 103s-58 41-97 41zM3324 355c26 0 48-10 64-29 18-20 26-45 26-76s-8-56-26-76c-16-19-38-29-64-29-27 0-48 10-65 29-17 20-26 45-26 76s8 56 25 76c17 19 39 29 66 29zM3527 387v-273h43v208l142-208h42v273h-42v-213l-144 213zM3736 33c-11 15-25 27-43 36-17 9-35 14-56 14-41 0-74-17-99-50l21-18c19 27 45 40 78 40 34 0 60-13 78-40zM3888 387v-236h-79v-37h201v37h-79v236zM4066 387v-273h42v208l143-208h42v273h-43v-213l-143 213zM4491 351c14-2 26-12 33-27 8-16 14-41 19-76l17-134h190v235h31v108h-42v-70h-206v70h-42zM4545 349h162v-198h-109l-13 102c-7 48-20 80-40 96zM5010 387v-32c-23 26-53 39-91 39-27 0-50-9-68-27-18-17-27-39-27-64 0-27 9-48 27-65s41-25 68-25c40 0 70 12 91 37v-49c0-19-7-33-20-43s-29-15-49-15c-32 0-60 13-84 39l-19-30c29-30 65-45 109-45 33 0 59 8 77 24 19 16 28 39 28 68v188zM4935 363c33 0 58-12 75-34v-52c-17-22-42-33-75-33-20 0-36 5-49 16-12 11-18 25-18 43 0 17 6 32 18 43 13 11 29 17 49 17zM5105 358c12 0 23-8 31-25 9-16 15-45 20-85l18-134h190v273h-43v-236h-110l-12 102c-6 49-16 84-31 107s-36 34-63 34zM5491 114v105h102c25 0 46 8 62 23s23 36 23 61c0 24-7 45-23 60-16 16-37 24-62 24h-145v-273zM5491 256v93h97c16 0 27-4 35-13s12-20 12-33c0-14-4-25-12-33-7-9-19-14-35-14zM6100 114v273h-357v-273h42v235h115v-235h43v235h115v-235zM6308 394c-41 0-75-13-101-41-25-27-38-61-38-103 0-41 13-74 38-102 26-28 58-41 96-41 39 0 71 13 95 41 24 27 36 62 36 105v11h-220c1 28 11 50 30 68 18 17 41 26 68 26 33 0 61-12 84-35l20 28c-28 29-64 43-108 43zM6393 233c0-26-9-47-25-65-17-17-38-26-65-26-26 0-47 9-63 26-17 18-26 39-26 65zM6648 387v-273h42v208l143-208h42v273h-42v-213l-144 213zM7290 387v-236h-142v236h-43v-273h227v273zM7551 394c-39 0-69-16-92-49v146h-43v-377h43v40c10-14 23-25 39-34s34-13 53-13c36 0 66 13 88 38 22 26 33 61 33 105 0 43-11 78-33 104-22 27-51 40-88 40zM7540 355c27 0 48-9 64-28 16-20 24-45 24-77s-8-57-24-76c-16-20-37-29-64-29-17 0-33 4-47 13-15 8-27 18-34 30v123c7 12 19 23 34 31 14 9 30 13 47 13zM7863 394c-41 0-74-13-101-41-26-27-38-61-38-103 0-41 12-74 38-102 27-28 59-41 97-41 39 0 71 13 95 41 24 27 36 62 36 105v11h-222c2 28 12 50 31 68 19 17 42 26 69 26 33 0 61-12 84-35l20 28c-28 29-64 43-109 43zM7948 233c0-26-8-47-25-65-16-17-38-26-65-26-25 0-46 9-63 26-17 18-26 39-27 65zM8026 351c15-2 26-12 34-27 7-16 13-41 18-76l17-134h190v235h32v108h-43v-70h-206v70h-42zM8081 349h162v-198h-110l-13 102c-6 48-19 80-39 96zM8495 394c-40 0-73-14-98-42-25-27-38-61-38-102s13-75 38-102c25-28 58-41 98-41 42 0 75 16 100 47l-29 26c-17-23-40-35-69-35-28 0-50 9-68 29-17 19-26 44-26 76 0 31 9 57 26 76 17 20 40 29 68 29 29 0 52-12 69-35l29 26c-25 32-58 48-100 48zM8703 387v-236h-78v-37h200v37h-79v236zM9051 387v-32c-23 26-53 39-90 39-27 0-50-9-68-27-18-17-27-39-27-64 0-27 9-48 26-65 18-17 41-25 69-25 39 0 69 12 90 37v-49c0-19-6-33-19-43s-30-15-50-15c-32 0-59 13-83 39l-20-30c29-30 65-45 109-45 34 0 59 8 78 24 18 16 28 39 28 68v188zM8976 363c34 0 59-12 75-34v-52c-16-22-41-33-75-33-20 0-36 5-48 16-13 11-19 25-19 43 0 17 6 32 19 43 12 11 28 17 48 17zM9178 387v-273h150c24 0 43 6 57 19 13 13 20 30 20 51 0 16-4 30-13 40-9 11-19 18-31 22 15 4 27 12 36 25 9 12 14 26 14 41 0 22-7 40-21 54s-34 21-59 21zM9323 349c13 0 24-4 32-11s12-18 12-31c0-11-4-21-12-29-7-9-18-13-32-13h-102v84zM9321 227c13 0 23-3 30-10s11-16 11-27c0-12-4-22-11-29s-17-10-30-10h-100v76zM9491 387v-273h42v208l143-208h42v273h-42v-213l-144 213zM9852 387v-236h-79v-37h201v37h-80v236zM10072 114v105h102c25 0 46 8 62 23s23 36 23 61c0 24-7 45-23 60-16 16-37 24-62 24h-145v-273zM10072 256v93h97c16 0 27-4 35-13s12-20 12-33c0-14-4-25-12-33-7-9-19-14-35-14zM10469 387v-273h43v113h142v-113h42v273h-42v-123h-142v123zM10951 387v-32c-23 26-53 39-90 39-27 0-50-9-68-27-18-17-27-39-27-64 0-27 9-48 26-65 18-17 41-25 69-25 39 0 69 12 90 37v-49c0-19-6-33-19-43s-30-15-50-15c-32 0-59 13-83 39l-20-30c29-30 65-45 109-45 34 0 59 8 78 24 18 16 28 39 28 68v188zM10876 363c34 0 59-12 75-34v-52c-16-22-41-33-75-33-20 0-36 5-48 16-13 11-19 25-19 43 0 17 6 32 19 43 12 11 28 17 48 17zM11435 114v273h-357v-273h43v235h115v-235h42v235h115v-235zM11851 387l-98-123-45 44v79h-42v-273h42v145l143-145h54l-121 123 122 150zM12073 394c-39 0-72-14-97-41s-38-62-38-103c0-42 13-77 38-103 25-27 58-40 97-40 40 0 72 13 97 40 26 26 38 61 38 103 0 41-12 76-38 103-25 27-57 41-97 41zM12073 355c26 0 48-10 65-29 17-20 26-45 26-76s-9-56-26-76c-17-19-39-29-65-29s-48 10-65 29c-17 20-26 45-26 76s9 56 26 76c17 19 38 29 65 29zM12411 394c-38 0-69-16-92-49v146h-42v-377h42v40c10-14 23-25 39-34s34-13 53-13c37 0 66 13 88 38 22 26 34 61 34 105 0 43-11 78-33 104-22 27-52 40-89 40zM12400 355c27 0 48-9 64-28 16-20 24-45 24-77s-8-57-24-76c-16-20-37-29-64-29-16 0-32 4-47 13-15 8-26 18-34 30v123c8 12 19 23 34 31 15 9 31 13 47 13zM12784 387v-236h-142v236h-42v-273h226v273zM12903 455c6 3 14 5 23 5s17-2 23-6c7-4 12-12 17-23l19-41-115-276h46l91 223 90-223h47l-137 329c-15 36-42 54-80 55-11 0-21-1-31-4zM13308 394c-40 0-73-14-98-42-26-27-38-61-38-102s12-75 38-102c25-28 58-41 98-41 42 0 75 16 100 47l-29 26c-17-23-40-35-69-35-28 0-50 9-68 29-17 19-26 44-26 76 0 31 9 57 26 76 17 20 40 29 68 29 29 0 52-12 69-35l29 26c-25 32-58 48-100 48zM13675 500c-26-35-45-74-59-117-14-44-21-89-21-134 0-46 7-90 21-132 14-43 33-82 59-117l25 19c-23 45-38 84-46 118s-13 71-13 112 5 78 13 112c8 36 24 75 46 119zM13752 387v-273h43v113h142v-113h42v273h-42v-123h-142v123zM14235 387v-32c-24 26-54 39-91 39-27 0-50-9-68-27-18-17-27-39-27-64 0-27 9-48 26-65 18-17 41-25 69-25 39 0 69 12 91 37v-49c0-19-7-33-20-43s-30-15-49-15c-32 0-60 13-84 39l-20-30c29-30 66-45 109-45 34 0 60 8 78 24 19 16 28 39 28 68v188zM14159 363c34 0 59-12 76-34v-52c-17-22-42-33-76-33-19 0-36 5-48 16s-19 25-19 43c0 17 7 32 19 43s29 17 48 17zM14480 355c27 0 48-10 65-29 17-20 26-46 26-77 0-30-9-55-26-75-17-19-38-29-65-29-26 0-47 10-65 29-17 20-25 45-25 75 0 32 8 57 25 77 17 19 39 29 65 29zM14480 394c-40 0-73-14-98-44-24-28-36-66-36-113 0-63 11-111 33-142 23-32 59-51 110-58 29-4 49-8 60-13 11-4 16-9 16-14h41c0 16-8 29-24 39-17 10-44 18-83 23-34 6-61 15-79 30-19 14-30 35-36 63 12-18 27-33 45-43 19-10 38-15 58-15 38 0 68 13 92 41 24 27 36 60 36 101 0 43-13 78-38 104-26 28-58 41-97 41zM14806 394c-39 0-72-14-97-41s-38-62-38-103c0-42 13-77 38-103 25-27 58-40 97-40 40 0 72 13 97 40 25 26 38 61 38 103 0 41-13 76-38 103s-57 41-97 41zM14806 355c26 0 48-10 65-29 17-20 25-45 25-76s-8-56-25-76c-17-19-39-29-65-29s-48 10-65 29c-17 20-26 45-26 76s9 56 26 76c16 19 38 29 65 29zM15144 394c-39 0-69-16-92-49v146h-42v-377h42v40c10-14 23-25 39-34s34-13 53-13c37 0 66 13 88 38 22 26 34 61 34 105 0 43-11 78-33 104-23 27-52 40-89 40zM15133 355c27 0 48-9 64-28 16-20 24-45 24-77s-8-57-24-76c-16-20-37-29-64-29-17 0-32 4-47 13-15 8-26 18-34 30v123c8 12 19 23 34 31 15 9 30 13 47 13zM15528 387v-236h-79v-37h201v37h-80v236zM15828 394c-41 0-74-13-100-41-26-27-39-61-39-103 0-41 13-74 39-102 25-28 57-41 96-41s70 13 94 41c24 27 37 62 37 105v11h-221c1 28 11 50 30 68 19 17 42 26 68 26 33 0 61-12 84-35l20 28c-27 29-64 43-108 43zM15913 233c0-26-8-47-25-65-16-17-38-26-65-26-25 0-46 9-63 26-17 18-25 39-26 65zM16208 387l-98-123-45 44v79h-42v-273h42v145l143-145h54l-121 123 122 150zM16431 394c-40 0-72-14-98-42-25-27-38-61-38-102s13-75 38-102c26-28 58-41 98-41 42 0 76 16 100 47l-28 26c-17-23-40-35-69-35-28 0-51 9-68 29-18 19-26 44-26 76 0 31 8 57 25 76 17 20 40 29 69 29 28 0 51-12 69-35l28 26c-24 32-58 48-100 48zM16640 387v-236h-79v-37h201v37h-79v236zM16936 394c-39 0-72-14-97-41s-38-62-38-103c0-42 13-77 38-103 25-27 58-40 97-40 40 0 72 13 97 40 26 26 38 61 38 103 0 41-12 76-38 103-25 27-57 41-97 41zM16936 355c27 0 48-10 65-29 17-20 26-45 26-76s-9-56-26-76c-17-19-38-29-65-29-26 0-48 10-65 29-17 20-25 45-25 76s8 56 25 76c17 19 38 29 65 29zM17140 387v-273h150c24 0 43 6 57 19 13 13 20 30 20 51 0 16-5 30-13 40-9 11-19 18-31 22 15 4 27 12 36 25 9 12 14 26 14 41 0 22-7 40-21 54s-34 21-59 21zM17285 349c13 0 24-4 31-11 8-7 12-18 12-31 0-11-3-21-11-29-7-9-18-13-32-13h-102v84zM17283 227c13 0 23-3 30-10s11-16 11-27c0-12-4-22-11-29s-17-10-30-10h-100v76zM17420 480c22-44 38-83 46-120 9-35 13-73 13-111s-4-75-12-110c-9-34-24-75-47-120l26-19c25 35 45 74 59 117 13 42 20 86 20 132 0 45-7 90-20 134-14 43-34 82-59 117zM17738 387v-273h150c24 0 43 6 57 19 13 13 20 30 20 51 0 16-4 30-13 40-9 11-19 18-31 22 15 4 27 12 36 25 9 12 14 26 14 41 0 22-7 40-21 54s-34 21-59 21zM17883 349c13 0 24-4 32-11s12-18 12-31c0-11-4-21-12-29-7-9-18-13-32-13h-102v84zM17881 227c13 0 23-3 30-10s11-16 11-27c0-12-4-22-11-29s-17-10-30-10h-100v76zM18196 387v-273h150c25 0 44 6 57 19 14 13 20 30 20 51 0 16-4 30-13 40-9 11-19 18-31 22 15 4 27 12 36 25 9 12 14 26 14 41 0 22-7 40-21 54s-33 21-59 21zM18341 349c14 0 24-4 32-11s12-18 12-31c0-11-4-21-11-29-8-9-19-13-33-13h-102v84zM18339 227c13 0 23-3 30-10s11-16 11-27c0-12-4-22-11-29s-17-10-30-10h-100v76zM18509 387v-273h43v208l142-208h42v273h-42v-213l-144 213zM18789 351c14-2 25-12 33-27 8-16 14-41 18-76l18-134h189v235h32v108h-42v-70h-206v70h-42zM18843 349h162v-198h-110l-12 102c-7 48-20 80-40 96zM19260 394c-41 0-74-13-100-41-26-27-39-61-39-103 0-41 13-74 39-102 25-28 57-41 96-41s70 13 94 41c25 27 37 62 37 105v11h-221c1 28 11 50 30 68 19 17 42 26 68 26 33 0 61-12 84-35l21 28c-28 29-64 43-109 43zM19345 233c0-26-8-47-25-65-16-17-38-26-65-26-25 0-46 9-63 26-17 18-25 39-26 65z">
          <text:p/>
        </draw:path>
        <draw:polygon draw:style-name="gr108" draw:text-style-name="P108" draw:layer="layout" svg:width="0.145cm" svg:height="0.687cm" svg:x="21.319cm" svg:y="3.227cm" svg:viewBox="0 0 146 688" draw:points="0,0 146,0 146,688 0,688">
          <text:p/>
        </draw:polygon>
        <draw:polygon draw:style-name="gr110" draw:text-style-name="P110" draw:layer="layout" svg:width="11.308cm" svg:height="0.678cm" svg:x="1.863cm" svg:y="3.892cm" svg:viewBox="0 0 11309 679" draw:points="0,0 11309,0 11309,679 0,679">
          <text:p/>
        </draw:polygon>
        <draw:polygon draw:style-name="gr108" draw:text-style-name="P108" draw:layer="layout" svg:width="11.308cm" svg:height="0.687cm" svg:x="1.863cm" svg:y="3.915cm" svg:viewBox="0 0 11309 688" draw:points="0,0 11309,0 11309,688 0,688">
          <text:p/>
        </draw:polygon>
        <draw:path draw:style-name="gr116" draw:text-style-name="P118" draw:layer="layout" svg:width="11.231cm" svg:height="0.499cm" svg:x="1.906cm" svg:y="4.048cm" svg:viewBox="0 0 11232 500" svg:d="M236 387v-215l-89 215h-16l-89-215v215h-42v-273h56l83 202 83-202h56v273zM533 387v-31c-23 25-53 38-90 38-28 0-50-9-69-26-17-17-26-39-26-64 0-27 8-48 26-65s41-25 69-25c39 0 69 12 90 37v-49c0-20-6-34-20-44-13-10-29-15-49-15-32 0-60 13-83 38l-20-29c29-30 65-45 109-45 33 0 59 8 78 24 18 16 27 39 27 69v187zM458 364c34 0 59-12 75-34v-52c-16-22-41-34-75-34-20 0-36 6-48 17-13 11-19 25-19 43 0 17 6 32 19 43 12 11 28 17 48 17zM709 387v-236h-78v-37h200v37h-79v236zM1021 394c-39 0-69-16-92-48v145h-42v-377h42v40c10-14 23-25 39-34s34-13 53-13c37 0 66 12 88 38s34 62 34 106c0 43-11 78-33 104-23 26-52 39-89 39zM1010 356c27 0 48-9 64-28 16-20 24-45 24-77s-8-57-24-77-37-29-64-29c-16 0-32 4-47 12-15 9-26 19-34 32v123c8 12 19 22 34 31s31 13 47 13zM1210 387v-273h42v209l143-209h41v273h-42v-213l-144 213zM1737 387h-216v-273h43v236h142v-236h42v236h32v107h-43zM1880 114v106h102c26 0 47 8 62 23 16 15 24 35 24 61 0 24-8 44-24 60-15 15-36 23-62 23h-144v-273zM1880 257v93h98c15 0 27-4 34-13 8-9 12-20 12-33 0-14-3-25-11-34-8-8-20-13-35-13zM2112 387v-273h43v273zM2373 89c0-18 5-34 13-49 9-14 20-27 33-36l21 17c-9 6-17 14-24 24-8 10-12 19-12 29l7-1c8 0 14 2 19 8 6 5 8 12 8 21 0 8-3 15-8 21-6 6-13 8-22 8s-17-3-24-10c-7-8-11-18-11-32zM2464 89c0-18 4-34 12-49 9-14 20-27 33-36l21 17c-9 6-17 14-24 24s-11 19-12 29l8-1c7 0 14 2 19 8 5 5 8 12 8 21 0 8-3 15-9 21s-13 8-21 8c-10 0-18-3-25-10-7-8-10-18-10-32zM2725 394c-40 0-72-14-98-41-25-27-38-61-38-102s13-76 38-103c26-28 58-41 98-41 43 0 76 15 100 47l-28 26c-17-24-40-35-69-35-28 0-51 9-68 29-18 20-26 45-26 77 0 31 8 57 25 76 18 19 40 29 69 29 28 0 51-12 69-35l28 26c-24 31-57 47-100 47zM2853 359c12 0 23-8 31-25 8-16 15-45 20-85l18-135h189v273h-42v-236h-110l-12 103c-6 49-16 84-31 107-15 22-36 33-63 33zM3315 394c-39 0-72-14-97-40-25-27-38-62-38-103 0-43 13-78 38-104 25-27 58-40 97-40 40 0 72 13 97 40 25 26 38 61 38 104 0 41-13 76-38 103-25 26-57 40-97 40zM3315 356c26 0 48-10 65-29 17-20 25-45 25-76s-8-56-25-77c-17-19-39-29-65-29s-48 9-65 29c-17 21-26 46-26 77s9 56 26 76c16 19 38 29 65 29zM3519 387v-273h150c24 0 44 6 57 19 14 13 21 30 21 51 0 17-5 31-14 41-8 10-19 18-31 22 15 4 27 12 36 25 10 12 14 26 14 41 0 22-7 40-21 54-13 13-34 20-59 20zM3663 350c14 0 24-4 32-11s12-18 12-31c0-11-4-21-11-29-7-9-18-13-33-13h-102v84zM3662 228c13 0 23-3 29-10 8-7 11-16 11-27 0-13-3-23-11-30-6-7-16-10-29-10h-101v77zM3951 394c-39 0-71-14-97-40-25-27-37-62-37-103 0-43 12-78 37-104 26-27 58-40 97-40 40 0 72 13 97 40 26 26 39 61 39 104 0 41-13 76-39 103-25 26-57 40-97 40zM3951 356c27 0 48-10 65-29 17-20 26-45 26-76s-9-56-26-77c-17-19-38-29-65-29-26 0-47 9-65 29-17 21-25 46-25 77s8 56 25 76c17 19 39 29 65 29zM4130 269v-37h135v37zM4293 352c14-3 25-12 33-27 8-16 14-42 18-76l18-135h189v236h32v107h-42v-70h-206v70h-42zM4347 350h162v-199h-110l-12 103c-7 48-20 80-40 96zM4760 394c-39 0-72-14-97-40-25-27-38-62-38-103 0-43 13-78 38-104 25-27 58-40 97-40 40 0 72 13 97 40 26 26 38 61 38 104 0 41-12 76-38 103-25 26-57 40-97 40zM4760 356c26 0 48-10 65-29 17-20 26-45 26-76s-9-56-26-77c-17-19-39-29-65-29s-48 9-65 29c-17 21-26 46-26 77s9 56 26 76c16 19 38 29 65 29zM5149 387l-98-122-45 44v78h-42v-273h42v146l143-146h54l-121 124 122 149zM5246 455c6 3 13 5 23 5 9 0 17-2 23-6 7-4 12-12 17-23l18-41-114-276h46l91 224 90-224h47l-137 328c-15 37-42 55-80 56-11 0-21-2-31-4zM5766 387v-215l-88 215h-16l-89-215v215h-43v-273h57l83 202 82-202h57v273zM6016 394c-41 0-74-14-100-40-26-27-39-61-39-103 0-41 13-75 39-103s57-41 96-41 70 13 94 41c25 27 37 63 37 106v11h-221c1 28 12 50 30 68 19 17 42 26 68 26 34 0 62-12 84-35l21 28c-28 28-64 42-109 42zM6101 234c0-26-8-47-25-66-16-17-38-26-65-26-25 0-46 9-63 26-16 19-25 40-26 66zM6211 387v-273h42v114h143v-114h42v273h-42v-122h-143v122zM6572 387v-236h-79v-37h201v37h-79v236zM6897 47c0 17-5 33-14 48-9 16-19 28-32 37l-21-18c9-5 17-13 24-23s11-20 12-29l-7 1c-8 0-15-2-20-8-5-5-8-12-8-20 0-9 3-16 9-22s13-9 21-9c10 0 18 4 25 11s11 18 11 32zM6806 47c0 17-4 33-13 48-9 16-20 28-33 37l-21-18c9-5 17-13 24-23s12-20 13-29l-8 1c-8 0-14-2-20-8-5-5-7-12-7-20 0-9 3-16 8-22 6-6 13-9 22-9s17 4 25 11c7 7 10 18 10 32zM7177 500c-25-35-45-74-59-117s-20-88-20-133c0-46 6-91 20-133 14-43 34-82 59-117l26 19c-23 45-39 84-47 118s-12 72-12 113 4 78 12 112c9 34 24 74 47 118zM7324 394c-40 0-60-22-60-64v-179h-46v-37h46v-75h42v75h55v37h-55v170c0 10 2 19 6 25 5 7 12 10 21 10 12 0 22-4 29-11l13 31c-12 12-29 18-51 18zM7544 394c-41 0-75-14-101-40-25-27-38-61-38-103 0-41 13-75 38-103 26-28 58-41 96-41 40 0 71 13 95 41 24 27 36 63 36 106v11h-220c1 28 11 50 30 68 19 17 41 26 68 26 33 0 61-12 84-35l20 28c-28 28-64 42-108 42zM7629 234c0-26-9-47-25-66-17-17-38-26-65-26-25 0-46 9-63 26-17 19-26 40-26 66zM7738 387v-273h43v43c25-33 55-49 91-49v43l-17-1c-13 0-27 4-43 14-15 9-25 19-31 30v193zM8254 387v-185c0-39-17-57-50-57-15 0-29 4-42 12-13 9-23 18-31 30v200h-42v-185c0-39-17-57-50-57-14 0-28 4-41 13-13 8-23 18-31 30v199h-42v-273h42v39c7-11 19-21 36-31 18-10 35-15 52-15 21 0 38 5 49 14 12 10 20 22 24 36 10-14 23-26 41-36 17-10 34-14 51-14 51 0 76 27 76 83v197zM8355 269v-37h136v37zM8748 387v-40c-11 13-24 25-40 33-16 9-33 14-52 14-37 0-66-13-89-39-22-26-33-61-33-104s11-79 34-105c22-26 52-39 88-39 18 0 35 4 51 12 16 9 30 21 41 36v-145h42v377zM8666 356c17 0 33-4 48-12 15-9 26-19 34-31v-124c-8-12-19-23-34-31-15-9-31-13-48-13-27 0-48 9-64 29s-24 45-24 77c0 31 8 57 24 76s37 29 64 29zM8993 394c-39 0-71-14-97-40-25-27-37-62-37-103 0-43 12-78 37-104 26-27 58-40 97-40 40 0 73 13 98 40 25 26 38 61 38 104 0 41-13 76-38 103-25 26-58 40-98 40zM8993 356c27 0 49-10 65-29 17-20 26-45 26-76s-9-56-26-77c-16-19-38-29-65-29-26 0-47 9-64 29-18 21-26 46-26 77s8 56 25 76c17 19 39 29 65 29zM9317 394c-39 0-72-14-98-41-25-27-38-61-38-102s13-76 38-103c26-28 59-41 98-41 43 0 76 15 101 47l-29 26c-17-24-40-35-69-35-28 0-51 9-68 29-18 20-26 45-26 77 0 31 8 57 25 76 18 19 41 29 69 29s51-12 69-35l29 26c-25 31-58 47-101 47zM9660 387v-38c-10 12-24 22-41 31s-35 14-55 14c-58 0-87-29-87-87v-193h42v180c0 22 5 37 15 47 9 10 25 15 46 15 16 0 32-4 47-12 14-9 26-18 33-29v-201h43v273zM10117 387v-185c0-39-17-57-51-57-14 0-28 4-41 12-13 9-24 18-31 30v200h-42v-185c0-39-17-57-50-57-14 0-28 4-41 13-13 8-24 18-31 30v199h-43v-273h43v39c6-11 18-21 36-31s35-15 52-15c21 0 37 5 49 14 12 10 20 22 24 36 10-14 23-26 40-36 18-10 35-14 52-14 51 0 76 27 76 83v197zM10367 394c-41 0-75-14-101-40-25-27-38-61-38-103 0-41 13-75 38-103 26-28 58-41 96-41 39 0 71 13 95 41 24 27 36 63 36 106v11h-221c2 28 12 50 31 68 18 17 41 26 68 26 33 0 61-12 84-35l20 28c-28 28-64 42-108 42zM10451 234c0-26-8-47-24-66-17-17-39-26-65-26s-47 9-64 26c-16 19-25 40-26 66zM10745 387v-178c0-25-5-42-16-51s-26-13-45-13c-15 0-31 4-46 12-16 9-27 19-34 31v199h-43v-273h43v39c11-14 26-25 43-33 17-9 35-13 54-13 58 0 87 29 87 89v191zM10941 394c-40 0-60-22-60-64v-179h-45v-37h45v-75h42v75h55v37h-55v170c0 10 2 19 7 25 4 7 11 10 21 10 11 0 21-4 29-11l12 31c-12 12-29 18-51 18zM11005 480c23-44 38-83 47-119 8-36 13-73 13-111s-4-76-13-111c-9-34-24-75-47-120l26-19c26 35 46 74 59 117 14 42 21 87 21 133 0 45-7 90-21 133-13 43-33 82-59 117zM11201 393c-9 0-16-3-22-9s-9-14-9-22c0-9 3-16 9-22 6-7 13-10 22-10 8 0 15 3 22 10 6 6 9 13 9 22 0 8-3 16-9 22-7 6-14 9-22 9z">
          <text:p/>
        </draw:path>
        <draw:polygon draw:style-name="gr108" draw:text-style-name="P108" draw:layer="layout" svg:width="24.553cm" svg:height="7.073cm" svg:x="0.423cm" svg:y="5.127cm" svg:viewBox="0 0 24554 7074" draw:points="0,0 24554,0 24554,7074 0,7074">
          <text:p/>
        </draw:polygon>
        <draw:frame draw:style-name="gr109" draw:text-style-name="P109" draw:layer="layout" svg:width="24.552cm" svg:height="7.072cm" svg:x="0.423cm" svg:y="5.128cm">
          <draw:image xlink:href="Pictures/1000000000000628000001C69017D4A3645C7E90.jpg" xlink:type="simple" xlink:show="embed" xlink:actuate="onLoad">
            <text:p/>
          </draw:image>
        </draw:frame>
        <draw:polygon draw:style-name="gr108" draw:text-style-name="P108" draw:layer="layout" svg:width="10.025cm" svg:height="0.9cm" svg:x="0cm" svg:y="13.387cm" svg:viewBox="0 0 10026 901" draw:points="0,0 10026,0 10026,901 0,901">
          <text:p/>
        </draw:polygon>
        <draw:polygon draw:style-name="gr108" draw:text-style-name="P108" draw:layer="layout" svg:width="6.5cm" svg:height="0.386cm" svg:x="0.238cm" svg:y="13.638cm" svg:viewBox="0 0 6501 387" draw:points="0,0 6501,0 6501,387 0,387">
          <text:p/>
        </draw:polygon>
        <draw:path draw:style-name="gr115" draw:text-style-name="P117" draw:layer="layout" svg:width="6.476cm" svg:height="0.28cm" svg:x="0.262cm" svg:y="13.712cm" svg:viewBox="0 0 6477 281" svg:d="M103 219v-102c0-12-2-20-8-26-5-6-14-9-26-9-9 0-17 2-26 7-8 4-15 10-20 17v113h-23v-213h23v81c7-8 15-15 25-19 10-5 20-7 30-7 33 0 49 16 49 48v110zM213 223c-22 0-34-12-34-36v-102h-25v-21h25v-41h24v41h31v21h-31v97c0 5 2 10 4 14 3 4 6 5 12 5s12-2 16-6l7 18c-7 6-16 10-29 10zM307 223c-23 0-34-12-34-36v-102h-25v-21h25v-41h24v41h31v21h-31v97c0 5 1 10 3 14 3 4 7 5 12 5 7 0 12-2 17-6l6 18c-6 6-16 10-28 10zM437 223c-22 0-39-9-52-27v81h-23v-213h23v23c6-8 13-14 22-19s19-7 30-7c20 0 37 7 49 21 13 15 19 34 19 59s-6 45-18 60c-13 14-29 22-50 22zM431 201c15 0 27-5 36-16s13-25 13-44c0-18-4-32-13-43s-21-16-36-16c-10 0-19 2-27 7s-14 11-19 17v71c5 6 11 12 19 17s17 7 27 7zM592 223c-26 0-47-8-62-24l12-18c5 6 12 11 21 16 9 4 19 6 29 6 12 0 21-2 27-7 7-5 10-12 10-19s-4-12-10-16c-7-4-19-8-37-12-16-5-28-9-36-16s-12-16-12-28c0-13 5-24 15-32 11-8 25-12 42-12 23 0 42 7 57 22l-11 17c-5-6-11-11-19-14-8-4-17-6-27-6-11 0-19 2-25 7s-9 10-9 17c0 6 3 11 10 15 7 3 20 7 38 11 15 3 27 9 35 16 8 8 12 18 12 30 0 15-6 26-17 34s-25 13-43 13zM703 97c-4 0-9-2-12-5-4-3-5-7-5-12s1-9 5-13c3-3 8-5 12-5 5 0 9 2 13 5 3 4 5 8 5 13s-2 9-5 12c-4 3-8 5-13 5zM703 222c-4 0-9-2-12-5-4-3-5-8-5-13 0-4 1-8 5-12 3-3 8-5 12-5 5 0 9 2 13 5 3 4 5 8 5 12 0 5-2 10-5 13-4 3-8 5-13 5zM740 225l75-225h19l-76 225zM834 225l75-225h19l-76 225zM1056 219v-102c0-12-3-20-9-26-5-6-14-9-26-9-9 0-17 2-25 7-9 4-15 10-21 17v113h-23v-213h23v81c7-8 16-15 25-19 10-5 20-7 30-7 33 0 49 16 49 48v110zM1223 219v-18c-13 14-30 22-51 22-15 0-28-5-38-15-11-10-16-22-16-36 0-15 5-28 15-37 10-10 23-15 39-15 22 0 39 7 51 21v-27c0-11-4-19-11-24-7-6-17-9-28-9-18 0-34 7-47 21l-11-16c16-17 37-25 61-25 19 0 34 4 44 13s16 22 16 38v107zM1180 206c19 0 34-7 43-19v-29c-9-14-24-20-43-20-11 0-20 3-27 9-7 7-10 15-10 25s3 18 10 24 16 10 27 10zM1318 177c4 7 11 13 19 17 8 5 17 7 27 7 15 0 27-5 36-16s13-25 13-44c0-18-4-32-13-43s-21-16-36-16c-10 0-19 2-27 7s-15 11-19 18zM1294 219v-213h24v82c13-18 30-27 52-27 20 0 37 7 49 22 13 15 19 34 19 58 0 26-6 45-19 60-12 14-29 22-49 22-11 0-21-3-30-8s-16-11-22-19v23zM1477 219v-155h24v25c14-19 31-28 51-28v25l-10-1c-7 0-15 2-24 8-8 5-14 10-17 16v110zM1568 222c-5 0-9-2-13-5-3-3-5-8-5-13 0-4 2-8 5-12 4-3 8-5 13-5s9 2 12 5c4 4 6 8 6 12 0 5-2 10-6 13-3 3-7 5-12 5zM1694 223c-23 0-41-8-55-23-15-15-22-35-22-59 0-23 7-42 22-58 14-15 32-22 55-22s42 9 56 26l-16 15c-10-13-23-20-39-20s-29 5-39 16c-9 11-14 25-14 43 0 19 5 33 14 44 10 11 23 16 39 16s29-6 39-20l16 15c-14 18-33 27-56 27zM1850 223c-22 0-40-8-55-23-14-15-21-35-21-59s7-43 21-58c15-15 33-22 55-22s40 7 54 22c15 15 22 34 22 58s-7 44-22 59c-14 15-32 23-54 23zM1850 201c15 0 27-5 37-16 9-11 14-26 14-44 0-17-5-31-14-42-10-12-22-17-37-17s-27 5-36 16c-10 11-15 26-15 43 0 19 5 33 14 44 10 11 22 16 37 16zM2150 219v-105c0-22-10-32-28-32-8 0-16 2-24 7-7 5-13 10-17 16v114h-24v-105c0-22-9-32-28-32-8 0-16 2-23 7s-13 11-17 17v113h-24v-155h24v23c3-6 10-12 20-18 10-5 19-8 29-8 12 0 21 2 28 8 6 5 11 12 13 20 6-8 13-15 23-20 10-6 19-8 29-8 28 0 43 15 43 46v112zM2198 225l75-225h18l-75 225zM2315 219v-155h24v25c14-19 31-28 51-28v25l-9-1c-7 0-15 2-24 8-9 5-15 10-18 16v110zM2524 219v-22c-6 7-14 13-24 18-9 5-20 8-31 8-32 0-49-17-49-49v-110h24v102c0 12 3 21 8 27 6 6 14 8 26 8 9 0 18-2 27-7 8-4 14-10 19-16v-114h24v155zM2571 225l75-225h19l-75 225zM2757 223c-23 0-41-8-55-23-15-15-22-35-22-59 0-23 7-42 22-58 14-15 32-22 55-22s42 9 56 26l-16 15c-10-13-23-20-39-20s-29 5-39 16c-9 11-14 25-14 43 0 19 5 33 14 44 10 11 23 16 39 16s29-6 39-20l16 15c-14 18-33 27-56 27zM2913 223c-22 0-40-8-55-23-14-15-21-35-21-59s7-43 21-58c15-15 33-22 55-22s40 7 54 22c16 15 23 34 23 58s-7 44-23 59c-14 15-32 23-54 23zM2913 201c15 0 27-5 37-16 9-11 14-26 14-44 0-17-5-31-14-42-10-12-22-17-37-17s-27 5-36 16c-10 11-15 26-15 43 0 19 5 33 14 44 10 11 22 16 37 16zM3214 219v-105c0-22-10-32-28-32-8 0-16 2-24 7-7 5-13 10-17 16v114h-24v-105c0-22-9-32-28-32-8 0-16 2-23 7s-13 11-17 17v113h-24v-155h24v23c3-6 10-12 20-18 10-5 19-8 29-8 12 0 21 2 28 8 6 5 11 12 13 20 6-8 13-15 23-20 10-6 19-8 29-8 28 0 43 15 43 46v112zM3361 223c-22 0-39-9-52-27v81h-24v-213h24v23c6-8 13-14 22-19s19-7 30-7c20 0 37 7 49 21 13 15 19 34 19 59s-6 45-18 60c-13 14-29 22-50 22zM3355 201c15 0 27-5 35-16 10-11 14-25 14-44 0-18-4-32-14-43-8-11-20-16-35-16-10 0-19 2-27 7s-15 11-19 17v71c4 6 11 12 19 17s17 7 27 7zM3563 219v-18c-13 14-30 22-51 22-15 0-28-5-38-15s-16-22-16-36c0-15 5-28 15-37 10-10 23-15 39-15 22 0 39 7 51 21v-27c0-11-4-19-11-24-7-6-17-9-28-9-18 0-33 7-47 21l-11-16c16-17 37-25 61-25 19 0 34 4 44 13s16 22 16 38v107zM3520 206c19 0 34-7 43-19v-29c-9-14-24-20-43-20-11 0-20 3-27 9-7 7-10 15-10 25s3 18 10 24 16 10 27 10zM3738 219v-102c0-13-3-22-10-27-6-6-14-8-25-8-8 0-17 2-26 7-8 5-15 10-19 17v113h-24v-155h24v23c7-8 15-14 24-19 10-5 20-7 31-7 32 0 49 16 49 49v109zM3804 257c4 2 8 3 14 3 5 0 9-1 13-4 3-2 7-6 9-12l10-24-64-156h26l51 127 51-127h26l-77 186c-8 20-23 31-45 31-6 0-12-1-17-2zM3941 225l75-225h19l-75 225zM4126 223c-22 0-41-8-55-23s-21-35-21-59 7-43 21-58 33-22 55-22 40 7 54 22 22 34 22 58-8 44-22 59-32 23-54 23zM4126 201c14 0 27-5 36-16 10-11 15-26 15-44 0-17-5-31-15-42-9-12-22-17-36-17-15 0-27 5-37 16s-14 26-14 43c0 19 4 33 14 44 9 11 22 16 37 16zM4351 219v-23c-5 8-12 14-22 19-9 5-19 8-29 8-21 0-37-8-50-22-12-15-19-34-19-60 0-24 7-44 19-58 13-15 29-22 50-22 10 0 20 2 29 7 9 4 16 11 22 20v-82h24v213zM4305 201c10 0 19-2 27-7 9-4 15-10 19-17v-70c-4-7-10-13-19-18-8-5-17-7-27-7-14 0-26 5-36 16-8 11-13 25-13 43 0 19 5 33 13 44 10 11 22 16 36 16zM4471 223c-25 0-46-8-62-24l13-18c5 6 12 11 21 16 9 4 19 6 29 6 12 0 21-2 27-7 7-5 10-12 10-19s-4-12-10-16c-7-4-19-8-37-12-16-5-28-9-36-16s-12-16-12-28c0-13 5-24 15-32 11-8 25-12 42-12 23 0 42 7 57 22l-11 17c-5-6-11-11-19-14-8-4-17-6-27-6-11 0-19 2-25 7s-9 10-9 17c0 6 3 11 10 15 7 3 20 7 38 11 15 3 27 9 35 16 8 8 12 18 12 30 0 15-6 26-17 34s-25 13-44 13zM4547 225l75-225h19l-76 225zM4688 177c5 7 11 13 19 17 9 5 18 7 27 7 15 0 27-5 36-16s14-25 14-44c0-18-5-32-14-43s-21-16-36-16c-9 0-18 2-27 7-8 5-14 11-19 18zM4665 219v-213h23v82c14-18 31-27 52-27 20 0 37 7 50 22 12 15 19 34 19 58 0 26-7 45-19 60-13 14-30 22-50 22-11 0-21-3-30-8s-16-11-22-19v23zM4847 219v-213h24v213zM4986 223c-23 0-41-8-55-23s-21-35-21-59 7-43 21-58 32-22 55-22c22 0 40 7 54 22s21 34 21 58-7 44-21 59-32 23-54 23zM4986 201c14 0 26-5 36-16s15-26 15-44c0-17-5-31-15-42-10-12-22-17-36-17-15 0-27 5-37 16s-15 26-15 43c0 19 5 33 14 44 10 11 23 16 38 16zM5162 281c-13 0-25-1-34-5-10-3-19-9-28-18l12-18c6 8 13 13 21 16 8 4 18 5 29 5 15 0 27-4 36-12s13-19 13-34v-21c-5 7-13 14-22 19s-19 8-30 8c-20 0-37-7-49-22-13-15-19-34-19-59 0-24 6-43 19-58 13-14 29-21 49-21 22 0 39 9 52 27v-24h24v150c0 22-7 39-19 50-13 11-31 17-54 17zM5165 200c9 0 18-3 26-7 9-5 15-11 20-18v-68c-5-8-11-14-20-18-9-5-17-7-26-7-15 0-27 5-36 16s-13 25-13 42c0 19 5 33 14 44 9 10 21 16 35 16zM5259 225l75-225h18l-75 225zM5437 223c-18 0-33-4-46-11s-23-15-29-24l15-17c6 9 15 15 25 21 10 4 22 7 34 7 16 0 28-4 37-10 9-8 13-17 13-30s-5-22-14-28c-9-7-22-10-39-10h-13-9v-24h9 13c15 0 27-3 36-9s13-15 13-26c0-10-4-19-13-26-9-6-20-10-34-10-21 0-40 9-56 26l-14-17c17-21 42-32 72-32 22 0 39 5 52 16 13 10 20 23 20 40 0 13-5 24-13 33-9 9-20 14-33 17 13 1 25 6 35 16 9 10 14 22 14 37 0 18-7 33-21 44-13 11-31 17-54 17zM5546 219v-21c38-30 63-52 77-65 14-14 25-26 31-37 7-11 10-21 10-31 0-12-4-21-12-28s-19-11-32-11c-25 0-44 9-58 27l-16-17c8-10 19-19 32-25 13-5 27-8 42-8 20 0 37 5 51 17 13 11 20 26 20 45 0 17-7 35-22 54-14 19-41 45-81 76h104v24zM5802 222c-25 0-44-8-59-25l13-20c6 6 12 12 19 16s16 6 27 6c18 0 32-8 43-23s16-36 16-61v-5-4c-6 10-15 18-26 24-12 6-23 9-34 9-21 0-37-6-50-18s-19-29-19-49 7-37 20-50c14-13 32-20 54-20 25 0 45 10 60 29 14 20 22 47 22 81 0 33-8 61-24 81-15 19-36 29-62 29zM5807 117c11 0 21-3 30-9 10-6 17-13 23-23-2-19-8-33-17-43-10-11-22-16-36-16s-26 4-35 13-14 19-14 32c0 14 5 25 14 34 8 8 20 12 35 12zM6015 219v-54h-101v-23l91-136h36v135h30v24h-30v54zM6015 31l-75 110h75zM6138 219v-178l-34 36-16-16 52-55h24v213zM6286 223c-25 0-45-11-59-31-15-20-22-47-22-80s7-59 22-79 34-30 59-30c16 0 31 4 43 14 12 9 21 22 28 39 6 17 10 36 10 56s-4 40-10 57c-7 17-16 30-28 39-12 10-26 15-43 15zM6286 199c17 0 30-8 39-23 10-15 15-37 15-64s-5-48-15-63c-9-15-22-23-39-23s-30 8-40 23-14 36-14 63 4 49 14 64c9 15 23 23 40 23zM6383 225l75-225h19l-76 225z">
          <text:p/>
        </draw:path>
        <draw:polygon draw:style-name="gr113" draw:text-style-name="P114" draw:layer="layout" svg:width="0cm" svg:height="0.385cm" svg:x="6.738cm" svg:y="13.638cm" svg:viewBox="0 0 0 386" draw:points="0,0 0,386">
          <text:p/>
        </draw:polygon>
      </draw:page>
      <draw:page draw:name="page7" draw:style-name="dp1" draw:master-page-name="master-page3">
        <draw:polygon draw:style-name="gr110" draw:text-style-name="P110" draw:layer="layout" svg:width="25.399cm" svg:height="14.287cm" svg:x="0cm" svg:y="0cm" svg:viewBox="0 0 25400 14288" draw:points="0,0 25400,0 25400,14288 0,14288">
          <text:p/>
        </draw:polygon>
        <draw:polygon draw:style-name="gr108" draw:text-style-name="P108" draw:layer="layout" svg:width="23.669cm" svg:height="1.59cm" svg:x="0.865cm" svg:y="0cm" svg:viewBox="0 0 23670 1591" draw:points="0,0 23670,0 23670,1591 0,1591">
          <text:p/>
        </draw:polygon>
        <draw:polygon draw:style-name="gr110" draw:text-style-name="P110" draw:layer="layout" svg:width="20.242cm" svg:height="1.016cm" svg:x="1.103cm" svg:y="0.238cm" svg:viewBox="0 0 20243 1017" draw:points="0,0 20243,0 20243,1017 0,1017">
          <text:p/>
        </draw:polygon>
        <draw:polygon draw:style-name="gr108" draw:text-style-name="P108" draw:layer="layout" svg:width="2.877cm" svg:height="1.032cm" svg:x="1.103cm" svg:y="0.271cm" svg:viewBox="0 0 2878 1033" draw:points="0,0 2878,0 2878,1033 0,1033">
          <text:p/>
        </draw:polygon>
        <draw:path draw:style-name="gr116" draw:text-style-name="P118" draw:layer="layout" svg:width="2.579cm" svg:height="0.573cm" svg:x="1.131cm" svg:y="0.486cm" svg:viewBox="0 0 2580 574" svg:d="M179 565v-502h-179v-63h429v63h-179v502zM522 565v-565h370v63h-300v181h294v63h-294v258zM947 388v-56h203v56zM1242 565v-565h70v565zM1444 565v-565h193c86 0 156 26 209 80 54 53 81 121 81 202 0 83-27 152-81 204-54 53-124 79-209 79zM1637 503c65 0 117-21 157-61s60-94 60-160c0-65-20-118-60-159-39-40-91-60-157-60h-122v440zM2037 565v-565h370v63h-300v181h294v63h-294v258zM2534 243c-13 0-24-5-34-14-8-9-13-20-13-33s5-24 13-33c10-9 21-14 34-14s24 5 33 14 13 20 13 33-4 24-13 33-20 14-33 14zM2534 574c-13 0-24-5-34-14-8-9-13-20-13-33s5-24 13-33c10-9 21-13 34-13s24 4 33 13 13 20 13 33-4 24-13 33-20 14-33 14z">
          <text:p/>
        </draw:path>
        <draw:polygon draw:style-name="gr113" draw:text-style-name="P114" draw:layer="layout" svg:width="17.365cm" svg:height="1.032cm" svg:x="3.98cm" svg:y="0.271cm" svg:viewBox="0 0 17366 1033" draw:points="0,0 17366,0 17366,1033 0,1033">
          <text:p/>
        </draw:polygon>
        <draw:path draw:style-name="gr116" draw:text-style-name="P118" draw:layer="layout" svg:width="17.354cm" svg:height="0.739cm" svg:x="3.988cm" svg:y="0.477cm" svg:viewBox="0 0 17355 740" svg:d="M158 584c-60 0-90-32-90-96v-268h-68v-55h68v-112h63v112h83v55h-83v254c0 16 4 28 10 38 7 10 18 15 32 15 17 0 32-6 43-17l19 47c-18 18-43 27-77 27zM489 584c-62 0-112-20-151-60s-58-92-58-156c0-60 19-111 58-152 38-41 86-62 144-62 59 0 106 21 142 61 36 41 54 94 54 159v16h-331c2 41 17 76 45 102s62 39 102 39c50 0 92-17 127-51l30 41c-42 42-96 63-162 63zM615 343c0-38-12-70-37-96-25-27-57-40-97-40-38 0-69 13-95 40-25 26-38 58-39 96zM781 573v-408h63v66c38-50 83-75 137-75v65l-26-2c-19 0-40 7-63 20-24 14-39 29-48 45v289zM1554 573v-277c0-57-25-85-76-85-21 0-42 6-62 19s-35 27-46 44v299h-63v-277c0-57-26-85-76-85-21 0-41 6-61 20-20 13-35 27-46 44v298h-64v-408h64v59c9-17 27-32 54-47 26-15 52-23 78-23 31 0 56 8 73 23 18 14 30 32 37 54 14-22 34-41 60-55s52-22 77-22c76 0 114 41 114 124v295zM1981 573v-353h-68v-55h68v-32c0-42 10-75 31-98s50-35 87-35c34 0 63 11 86 31l-26 42c-15-14-32-20-51-20-43 0-64 26-64 80v32h83v55h-83v353zM2202 573v-408h64v66c37-50 83-75 136-75v65l-26-2c-19 0-40 7-63 20-23 14-39 29-47 45v289zM2666 584c-61 0-111-20-150-60s-58-92-58-156c0-60 19-111 57-152 39-41 87-62 145-62s106 21 142 61c36 41 54 94 54 159v16h-331c2 41 17 76 45 102s62 39 102 39c50 0 92-17 126-51l31 41c-42 42-96 63-163 63zM2793 343c0-38-12-70-37-96-25-27-57-40-97-40-38 0-70 13-95 40-25 26-38 58-39 96zM3129 527c23 0 47-7 71-19 23-13 40-29 51-47v-185c-10-17-26-32-49-45-22-14-47-20-73-20-40 0-71 14-95 44-23 29-35 67-35 113 0 47 12 85 35 115 24 29 55 44 95 44zM3114 584c-55 0-99-20-132-59s-50-91-50-157 17-118 50-156c34-39 78-58 132-58 29 0 55 7 79 20s44 30 58 51v-60h64v565h-64v-219c-34 49-79 73-137 73zM3719 573v-57c-16 18-37 34-62 48-25 13-53 20-84 20-87 0-130-44-130-131v-288h63v269c0 32 7 56 22 70 15 15 38 23 69 23 25 0 49-6 71-19 22-12 39-27 51-43v-300h63v408zM4094 584c-62 0-112-20-151-60-38-40-58-92-58-156 0-60 19-111 58-152 38-41 86-62 144-62 59 0 106 21 142 61 36 41 54 94 54 159v16h-331c2 41 18 76 45 102 28 26 62 39 102 39 50 0 93-17 127-51l30 41c-41 42-96 63-162 63zM4221 343c0-38-13-70-38-96-24-27-57-40-97-40-38 0-69 13-94 40-26 26-39 58-40 96zM4662 573v-267c0-36-9-61-26-74-16-14-38-21-66-21-23 0-47 6-70 19-22 13-39 28-51 45v298h-63v-408h63v59c18-21 39-37 65-50s53-20 81-20c87 0 131 44 131 133v286zM5034 584c-60 0-109-20-147-61s-57-92-57-155c0-61 19-112 57-153 38-40 87-61 147-61 63 0 113 24 149 71l-42 39c-26-35-60-53-104-53-42 0-76 14-102 44-26 29-39 67-39 113 0 48 13 86 39 115 25 29 60 44 102 44 43 0 78-18 104-54l42 40c-36 47-86 71-149 71zM5260 677c9 4 20 7 34 7 15 0 26-3 36-10 10-5 18-17 25-33l28-63-172-413h69l136 335 136-335h69l-205 493c-22 54-62 81-120 82-16 0-32-2-47-6zM5867 396v-55h655v55zM6861 106c-12 0-22-4-30-12s-13-18-13-30 5-22 13-30c8-9 18-13 30-13 11 0 22 4 30 13 9 8 13 18 13 30s-4 22-13 30c-8 8-19 12-30 12zM6830 573v-408h63v408zM7296 573v-267c0-36-9-61-25-74-17-14-39-21-67-21-23 0-47 6-69 19-23 13-40 28-52 45v298h-63v-408h63v59c18-21 40-37 65-50 26-13 53-20 81-20 87 0 131 44 131 133v286zM7596 573l-171-408h69l136 335 136-335h69l-170 408zM8086 584c-62 0-112-20-151-60-38-40-57-92-57-156 0-60 19-111 57-152 39-41 87-62 144-62 59 0 106 21 142 61 37 41 55 94 55 159v16h-332c3 41 18 76 46 102s62 39 102 39c50 0 92-17 126-51l30 41c-41 42-95 63-162 63zM8213 343c0-38-13-70-37-96-25-27-58-40-98-40-38 0-69 13-94 40-25 26-38 58-40 96zM8378 573v-408h63v66c38-50 84-75 137-75v65l-26-2c-19 0-40 7-63 20-23 14-39 29-48 45v289zM8787 584c-69 0-124-22-165-65l33-46c13 16 32 30 56 42 24 11 50 17 78 17 32 0 56-7 72-20 17-13 25-30 25-50 0-18-9-33-27-43-17-11-51-22-99-33-41-8-73-21-95-40-21-18-32-43-32-74 0-34 14-63 41-85 28-22 65-33 111-33 62 0 112 20 152 60l-30 44c-12-15-29-27-50-37s-45-15-72-15c-28 0-50 6-66 19-16 12-24 27-24 45 0 17 9 30 27 39 18 10 51 20 100 30 41 10 72 24 94 44 21 19 32 45 32 77 0 38-15 68-44 90-30 23-69 34-117 34zM9236 584c-62 0-112-20-151-60-38-40-58-92-58-156 0-60 19-111 58-152 38-41 86-62 144-62 59 0 106 21 142 61 36 41 54 94 54 159v16h-331c2 41 17 76 45 102s62 39 102 39c50 0 92-17 127-51l30 41c-42 42-96 63-162 63zM9363 343c0-38-13-70-38-96-24-27-57-40-97-40-38 0-69 13-94 40-26 26-39 58-40 96zM10042 573v-60c-15 20-34 37-58 51-24 13-51 20-79 20-55 0-99-20-133-59-33-39-50-91-50-156s17-117 51-156c33-39 77-59 132-59 27 0 53 7 77 19 24 13 44 31 60 53v-217h64v564zM9920 527c25 0 49-6 72-19 22-12 39-27 50-45v-186c-11-18-28-33-50-46-23-14-47-20-72-20-40 0-72 14-95 43-24 29-36 67-36 115 0 47 11 85 35 114s56 44 96 44zM10412 584c-59 0-108-20-146-61-38-40-57-92-57-155s19-114 57-154 87-60 146-60 108 20 145 60c38 40 57 91 57 154s-19 115-57 155c-37 41-86 61-145 61zM10412 527c39 0 72-15 97-45 25-29 38-67 38-114 0-45-13-83-38-112-25-30-58-45-97-45-40 0-73 15-98 44-26 29-39 67-39 113 0 47 13 85 38 115 26 29 59 44 99 44zM10898 584c-60 0-109-20-147-61s-57-92-57-155c0-61 19-112 57-153 38-40 87-61 147-61 63 0 113 24 149 71l-42 39c-26-35-60-53-104-53-42 0-76 14-102 44-26 29-39 67-39 113 0 48 13 86 39 115 25 29 60 44 102 44 43 0 78-18 104-54l42 40c-36 47-86 71-149 71zM11412 573v-57c-15 18-36 34-61 48-26 13-54 20-84 20-87 0-130-44-130-131v-288h63v269c0 32 7 56 22 70 15 15 38 23 69 23 25 0 48-6 71-19 22-12 38-27 50-43v-300h64v408zM12097 573v-277c0-57-25-85-76-85-21 0-42 6-62 19s-35 27-46 44v299h-63v-277c0-57-26-85-76-85-21 0-41 6-61 20-20 13-35 27-47 44v298h-63v-408h63v59c10-17 28-32 55-47 26-15 52-23 78-23 31 0 56 8 73 23 18 14 30 32 37 54 14-22 34-41 60-55s52-22 77-22c76 0 114 41 114 124v295zM12472 584c-62 0-112-20-151-60-38-40-58-92-58-156 0-60 19-111 58-152 38-41 86-62 144-62 59 0 106 21 142 61 36 41 54 94 54 159v16h-331c2 41 17 76 45 102s62 39 102 39c50 0 92-17 127-51l30 41c-42 42-96 63-162 63zM12599 343c0-38-13-70-38-96-24-27-57-40-97-40-38 0-69 13-95 40-25 26-38 58-39 96zM13040 573v-267c0-36-9-61-26-74-16-14-38-21-66-21-23 0-47 6-70 19-22 13-40 28-51 45v298h-63v-408h63v59c18-21 39-37 65-50s53-20 81-20c87 0 130 44 130 133v286zM13333 584c-60 0-90-32-90-96v-268h-68v-55h68v-112h63v112h84v55h-84v254c0 16 4 28 10 38 7 10 18 15 32 15 17 0 32-6 43-17l19 47c-18 18-43 27-77 27zM13716 573v-353h-68v-55h68v-32c0-42 10-75 31-98s50-35 87-35c34 0 63 11 86 31l-26 42c-15-14-32-20-51-20-43 0-64 26-64 80v32h83v55h-83v353zM13937 573v-408h64v66c37-50 83-75 136-75v65l-26-2c-19 0-40 7-63 20-23 14-39 29-47 45v289zM14401 584c-61 0-111-20-150-60s-58-92-58-156c0-60 19-111 57-152 39-41 87-62 145-62s106 21 142 61c36 41 54 94 54 159v16h-331c2 41 17 76 45 102s62 39 102 39c50 0 92-17 126-51l31 41c-42 42-96 63-163 63zM14528 343c0-38-12-70-37-96-25-27-57-40-97-40-38 0-70 13-95 40-25 26-38 58-39 96zM14864 527c23 0 47-7 70-19 24-13 41-29 52-47v-185c-10-17-26-32-49-45-22-14-47-20-73-20-40 0-71 14-95 44-23 29-35 67-35 113 0 47 12 85 35 115 24 29 55 44 95 44zM14849 584c-55 0-99-20-132-59s-50-91-50-157 17-118 50-156c34-39 78-58 132-58 29 0 55 7 79 20s44 30 58 51v-60h64v565h-64v-219c-34 49-79 73-137 73zM15453 573v-57c-15 18-36 34-61 48-25 13-53 20-84 20-87 0-130-44-130-131v-288h63v269c0 32 7 56 22 70 15 15 38 23 69 23 25 0 49-6 71-19 22-12 39-27 50-43v-300h64v408zM15829 584c-62 0-112-20-151-60-38-40-58-92-58-156 0-60 19-111 58-152 38-41 86-62 144-62 59 0 106 21 142 61 36 41 54 94 54 159v16h-331c2 41 17 76 45 102s62 39 102 39c50 0 92-17 127-51l30 41c-41 42-96 63-162 63zM15956 343c0-38-13-70-38-96-24-27-57-40-97-40-38 0-69 13-94 40-26 26-39 58-40 96zM16397 573v-267c0-36-9-61-26-74-16-14-38-21-66-21-23 0-47 6-70 19-22 13-40 28-51 45v298h-63v-408h63v59c18-21 39-37 65-50s53-20 81-20c87 0 130 44 130 133v286zM16768 584c-60 0-109-20-147-61-39-41-58-92-58-155 0-61 19-112 58-153 38-40 87-61 147-61 63 0 113 24 149 71l-42 39c-26-35-60-53-104-53-42 0-76 14-102 44-26 29-39 67-39 113 0 48 13 86 38 115 26 29 61 44 103 44 43 0 78-18 104-54l42 40c-36 47-86 71-149 71zM16994 677c9 4 20 7 34 7 15 0 26-3 36-10 10-5 18-17 25-33l28-63-172-413h69l136 335 136-335h69l-205 493c-22 54-62 81-120 82-16 0-32-2-47-6z">
          <text:p/>
        </draw:path>
        <draw:polygon draw:style-name="gr108" draw:text-style-name="P108" draw:layer="layout" svg:width="3.27cm" svg:height="0.9cm" svg:x="22.129cm" svg:y="13.387cm" svg:viewBox="0 0 3271 901" draw:points="0,0 3271,0 3271,901 0,901">
          <text:p/>
        </draw:polygon>
        <draw:frame draw:style-name="gr109" draw:text-style-name="P109" draw:layer="layout" svg:width="3.269cm" svg:height="0.899cm" svg:x="22.13cm" svg:y="13.387cm">
          <draw:image xlink:href="Pictures/100000000000016400000062F5CB68C553ED60CF.jpg" xlink:type="simple" xlink:show="embed" xlink:actuate="onLoad">
            <text:p/>
          </draw:image>
        </draw:frame>
        <draw:polygon draw:style-name="gr108" draw:text-style-name="P108" draw:layer="layout" svg:width="19.315cm" svg:height="3.354cm" svg:x="3.042cm" svg:y="2.522cm" svg:viewBox="0 0 19316 3355" draw:points="0,0 19316,0 19316,3355 0,3355">
          <text:p/>
        </draw:polygon>
        <draw:frame draw:style-name="gr109" draw:text-style-name="P109" draw:layer="layout" svg:width="19.314cm" svg:height="3.353cm" svg:x="3.042cm" svg:y="2.522cm">
          <draw:image xlink:href="Pictures/10000000000003EA000000AE31C4054E8CC8F32A.jpg" xlink:type="simple" xlink:show="embed" xlink:actuate="onLoad">
            <text:p/>
          </draw:image>
        </draw:frame>
        <draw:polygon draw:style-name="gr108" draw:text-style-name="P108" draw:layer="layout" svg:width="21.661cm" svg:height="1.929cm" svg:x="1.869cm" svg:y="6.524cm" svg:viewBox="0 0 21662 1930" draw:points="0,0 21662,0 21662,1930 0,1930">
          <text:p/>
        </draw:polygon>
        <draw:polygon draw:style-name="gr110" draw:text-style-name="P110" draw:layer="layout" svg:width="18.277cm" svg:height="0.678cm" svg:x="2.107cm" svg:y="6.762cm" svg:viewBox="0 0 18278 679" draw:points="0,0 18278,0 18278,679 0,679">
          <text:p/>
        </draw:polygon>
        <draw:polygon draw:style-name="gr108" draw:text-style-name="P108" draw:layer="layout" svg:width="18.277cm" svg:height="0.688cm" svg:x="2.107cm" svg:y="6.785cm" svg:viewBox="0 0 18278 689" draw:points="0,0 18278,0 18278,689 0,689">
          <text:p/>
        </draw:polygon>
        <draw:path draw:style-name="gr115" draw:text-style-name="P117" draw:layer="layout" svg:width="18.199cm" svg:height="0.449cm" svg:x="2.151cm" svg:y="6.928cm" svg:viewBox="0 0 18200 450" svg:d="M0 377v-377h47v295l217-295h48v377h-47v-300l-219 300zM448 377v-235h-79v-37h200v37h-79v235zM795 377v-31c-23 25-53 38-90 38-27 0-50-9-68-26s-27-39-27-64c0-27 9-48 26-65 18-16 41-25 69-25 39 0 69 13 90 37v-49c0-18-6-33-19-42-13-10-30-15-50-15-32 0-59 12-83 38l-20-30c29-30 65-45 109-45 34 0 60 8 78 24 18 17 28 39 28 68v187zM720 354c34 0 59-12 75-34v-51c-16-23-41-34-75-34-20 0-36 5-48 16-13 11-19 26-19 43 0 18 6 32 19 43 12 11 28 17 48 17zM1108 377l-98-122-45 45v77h-43v-272h43v145l143-145h54l-121 124 121 148zM1269 364c0 17-4 33-13 48s-20 28-33 38l-21-18c9-7 17-15 24-24 7-10 12-20 13-29l-8 1c-8 0-14-2-20-8-5-5-7-12-7-21 0-8 3-15 8-21 6-6 13-9 22-9s17 4 25 11c7 8 10 18 10 32zM1583 377v-334h-119v-43h285v43h-120v334zM1811 377v-377h247v43h-200v121h196v42h-196v171zM2240 260v-38h436v38zM2956 384c-42 0-76-16-100-47l27-25c18 25 42 37 71 37 26 0 47-8 63-25 17-17 26-39 29-66h-137v-37h137c-3-27-13-48-29-64s-37-24-63-24c-30 0-53 12-71 37l-27-25c24-31 58-47 100-47 40 0 73 14 98 41s38 61 38 102-13 75-38 102-58 41-98 41zM3210 377v-235h-79v-37h201v37h-80v235zM3506 384c-39 0-72-13-97-40s-38-61-38-103 13-77 38-103c25-27 58-40 97-40 40 0 72 13 97 40 26 26 38 61 38 103s-12 76-38 103c-25 27-57 40-97 40zM3506 346c27 0 48-9 65-29s26-45 26-76-9-56-26-75c-17-20-38-30-65-30-26 0-48 10-65 29-17 20-25 45-25 76s8 56 25 76 38 29 65 29zM3892 105v76c0 24 5 40 16 50s29 15 54 15c28 0 52-5 72-14v-127h42v272h-42v-111c-23 12-51 18-83 18-36 0-62-7-77-21-16-14-24-37-24-68v-90zM4331 377v-31c-23 25-53 38-90 38-27 0-50-9-68-26s-27-39-27-64c0-27 9-48 26-65 18-16 41-25 69-25 39 0 69 13 90 37v-49c0-18-6-33-19-42-13-10-30-15-50-15-32 0-59 12-83 38l-20-30c29-30 65-45 109-45 34 0 59 8 78 24 18 17 28 39 28 68v187zM4256 354c34 0 59-12 75-34v-51c-16-23-41-34-75-34-20 0-36 5-48 16-13 11-19 26-19 43 0 18 6 32 19 43 12 11 28 17 48 17zM4578 384c-40 0-72-14-98-41-25-27-38-61-38-102s13-75 38-102c26-27 58-41 98-41 43 0 76 16 100 47l-28 26c-17-23-40-35-69-35-28 0-51 10-68 29-18 19-26 45-26 76s8 57 25 76c18 20 41 29 69 29s51-12 69-35l28 26c-24 31-57 47-100 47zM4787 377v-235h-79v-37h201v37h-79v235zM5083 384c-39 0-71-13-97-40-25-27-37-61-37-103s12-77 37-103c26-27 58-40 97-40 40 0 72 13 98 40 25 26 38 61 38 103s-13 76-38 103c-26 27-58 40-98 40zM5083 346c27 0 48-9 65-29s26-45 26-76-9-56-26-75c-17-20-38-30-65-30-26 0-47 10-65 29-17 20-25 45-25 76s8 56 25 76 39 29 65 29zM5337 377v-235h-79v-37h201v37h-80v235zM5685 377v-31c-23 25-54 38-91 38-27 0-50-9-68-26s-27-39-27-64c0-27 9-48 27-65 17-16 40-25 68-25 39 0 69 13 91 37v-49c0-18-7-33-20-42-13-10-30-15-49-15-32 0-60 12-84 38l-20-30c29-30 66-45 109-45 34 0 60 8 78 24 19 17 28 39 28 68v187zM5609 354c34 0 59-12 76-34v-51c-17-23-42-34-76-34-19 0-36 5-48 16s-19 26-19 43c0 18 7 32 19 43s29 17 48 17zM6077 384c-40 0-72-14-98-41-25-27-38-61-38-102s13-75 38-102c26-27 58-41 98-41 42 0 76 16 100 47l-28 26c-17-23-40-35-69-35-28 0-51 10-69 29-17 19-26 45-26 76s9 57 26 76c17 20 40 29 69 29 28 0 51-12 69-35l28 26c-24 31-58 47-100 47zM6204 349c13 0 24-8 32-25 8-16 15-44 20-85l17-134h190v272h-42v-235h-110l-12 102c-6 49-16 85-31 107s-36 33-64 33zM6667 384c-40 0-72-13-97-40s-38-61-38-103 13-77 38-103c25-27 57-40 97-40 39 0 72 13 97 40 25 26 38 61 38 103s-13 76-38 103-58 40-97 40zM6667 346c26 0 48-9 65-29s25-45 25-76-8-56-25-75c-17-20-39-30-65-30s-48 10-65 29c-17 20-26 45-26 76s9 56 25 76c17 20 39 29 66 29zM6871 377v-272h151c24 0 43 6 56 19 14 13 20 30 20 51 0 16-4 30-13 40-9 11-19 18-30 22 14 4 26 12 35 25 10 13 14 26 14 41 0 23-7 41-21 54-14 14-33 20-59 20zM7016 340c14 0 24-3 32-11 8-7 12-17 12-31 0-11-4-20-11-29-8-9-18-13-33-13h-103v84zM7015 219c13 0 22-4 29-11 8-7 11-16 11-27 0-12-3-22-11-29-7-6-16-10-29-10h-102v77zM7355 377v-31c-23 25-53 38-91 38-27 0-50-9-68-26s-27-39-27-64c0-27 9-48 27-65 18-16 41-25 68-25 39 0 70 13 91 37v-49c0-18-7-33-20-42-13-10-29-15-49-15-32 0-60 12-84 38l-19-30c28-30 65-45 109-45 33 0 59 8 77 24 19 17 28 39 28 68v187zM7280 354c33 0 58-12 75-34v-51c-17-23-42-34-75-34-20 0-36 5-49 16-12 11-18 26-18 43 0 18 6 32 18 43 13 11 29 17 49 17zM7863 377l-71-219-71 219h-42l-87-272h44l66 217 72-217h36l72 217 66-217h45l-88 272zM8187 377v-272h150c24 0 43 6 57 19 13 13 20 30 20 51 0 16-5 30-13 40-9 11-19 18-31 22 15 4 27 12 36 25s14 26 14 41c0 23-7 41-21 54-14 14-34 20-59 20zM8332 340c13 0 24-3 31-11 8-7 12-17 12-31 0-11-3-20-11-29-7-9-18-13-32-13h-102v84zM8330 219c13 0 23-4 30-11s10-16 10-27c0-12-3-22-10-29-7-6-17-10-30-10h-100v77zM8695 377v-235h-79v-37h201v37h-80v235zM8995 384c-41 0-74-13-100-40-26-26-39-61-39-103 0-40 13-74 39-102 25-27 57-41 96-41s70 14 94 41c25 27 37 62 37 105v11h-221c1 28 11 51 30 68 19 18 42 26 68 26 33 0 61-11 84-34l21 27c-28 28-64 42-109 42zM9080 224c0-25-8-47-25-65-16-17-38-26-65-26-25 0-46 9-63 26-17 18-25 40-26 65zM9375 377l-98-122-45 45v77h-42v-272h42v145l143-145h54l-121 124 122 148zM9598 384c-40 0-72-14-98-41-25-27-38-61-38-102s13-75 38-102c26-27 58-41 98-41 43 0 76 16 100 47l-28 26c-17-23-40-35-69-35-28 0-51 10-68 29-18 19-26 45-26 76s8 57 25 76c18 20 40 29 69 29 28 0 51-12 69-35l28 26c-24 31-57 47-100 47zM9807 377v-235h-79v-37h201v37h-79v235zM10107 384c-41 0-74-13-100-40-26-26-38-61-38-103 0-40 12-74 38-102 26-27 58-41 96-41 39 0 71 14 95 41s36 62 36 105v11h-221c2 28 12 51 30 68 19 18 42 26 69 26 33 0 61-11 84-34l20 27c-28 28-64 42-109 42zM10192 224c0-25-8-47-25-65-16-17-38-26-65-26-25 0-46 9-63 26-16 18-25 40-26 65zM10645 377v-40c-10 14-23 25-39 34s-34 13-53 13c-36 0-66-13-88-39s-33-60-33-104c0-43 11-78 33-104 23-26 52-39 88-39 19 0 36 4 52 13 16 8 29 20 40 35v-146h43v377zM10563 346c17 0 33-4 48-12s27-19 34-31v-123c-7-12-19-22-34-31s-31-13-48-13c-26 0-47 10-63 29s-24 44-24 76c0 31 8 57 24 76 15 20 37 29 63 29zM10829 364c0 17-4 33-13 48s-20 28-33 38l-21-18c9-7 17-15 24-24 7-10 12-20 13-29l-8 1c-8 0-15-2-20-8-5-5-7-12-7-21 0-8 3-15 8-21 6-6 13-9 22-9s17 4 24 11c8 8 11 18 11 32zM11144 384c-52 0-93-15-123-44l21-28c26 25 60 37 102 37 25 0 44-4 58-13 15-8 22-20 22-34 0-30-28-45-86-45h-60v-35h60c25 0 44-4 59-12s22-19 22-34c0-12-7-23-22-31s-34-12-57-12c-38 0-69 12-92 35l-22-26c28-29 66-43 112-43 38 0 68 6 91 19s34 31 34 53c0 17-7 31-20 44-14 12-31 20-53 23 23 2 42 10 57 22 14 12 22 27 22 45 0 23-12 42-34 57-23 15-53 22-91 22zM11306 342c14-2 25-11 33-27s14-41 18-76l18-134h189v235h32v107h-42v-70h-206v70h-42zM11360 340h162v-198h-110l-12 102c-7 48-20 80-40 96zM11777 384c-41 0-74-13-100-40-26-26-39-61-39-103 0-40 13-74 39-102 25-27 57-41 96-41s70 14 94 41c25 27 37 62 37 105v11h-221c1 28 11 51 30 68 19 18 42 26 68 26 33 0 61-11 84-34l21 27c-28 28-64 42-109 42zM11862 224c0-25-8-47-25-65-16-17-38-26-65-26-25 0-46 9-63 26-17 18-25 40-26 65zM12092 384c-40 0-73-14-98-41s-38-61-38-102 13-75 38-102 58-41 98-41c42 0 76 16 100 47l-28 26c-18-23-41-35-69-35s-51 10-69 29c-17 19-26 45-26 76s9 57 26 76c17 20 40 29 69 29 28 0 51-12 69-35l28 26c-24 31-58 47-100 47zM12294 105v105h102c25 0 46 8 62 23 16 16 23 36 23 61s-7 45-23 60c-16 16-37 23-62 23h-145v-272zM12294 248v92h97c16 0 27-4 35-13 8-8 12-20 12-33s-4-24-12-33c-7-9-19-13-35-13zM12691 377v-272h43v113h142v-113h42v272h-42v-122h-142v122zM13126 384c-41 0-75-13-101-40-25-26-38-61-38-103 0-40 13-74 38-102 26-27 58-41 96-41 40 0 71 14 95 41s36 62 36 105v11h-220c1 28 11 51 30 68 19 18 41 26 68 26 33 0 61-11 84-34l20 27c-28 28-64 42-108 42zM13211 224c0-25-9-47-25-65-17-17-38-26-65-26-25 0-46 9-63 26-17 18-25 40-26 65zM13370 377v-235h-79v-37h201v37h-79v235zM13693 377v-272h42v113h143v-113h42v272h-42v-122h-143v122zM14004 377v-272h43v208l143-208h41v272h-42v-212l-144 212zM14353 105v76c0 24 5 40 15 50 11 10 29 15 54 15 29 0 53-5 72-14v-127h43v272h-43v-111c-23 12-51 18-83 18-35 0-61-7-77-21s-23-37-23-68v-90zM14744 384c-41 0-74-13-100-40-26-26-39-61-39-103 0-40 13-74 39-102 26-27 58-41 96-41 39 0 71 14 95 41s36 62 36 105v11h-221c2 28 12 51 30 68 19 18 42 26 69 26 33 0 61-11 83-34l21 27c-28 28-64 42-109 42zM14829 224c0-25-8-47-25-65-16-17-38-26-65-26-25 0-46 9-63 26-16 18-25 40-26 65zM15130 142h-149v235h-42v-272h191zM15304 384c-39 0-72-13-97-40s-38-61-38-103 13-77 38-103c25-27 58-40 97-40 40 0 72 13 97 40 26 26 38 61 38 103s-12 76-38 103c-25 27-57 40-97 40zM15304 346c26 0 48-9 65-29s26-45 26-76-9-56-26-75c-17-20-39-30-65-30s-48 10-65 29c-17 20-26 45-26 76s9 56 26 76c16 20 38 29 65 29zM15774 384c-40 0-73-14-98-41-26-27-38-61-38-102s12-75 38-102c25-27 58-41 98-41 42 0 75 16 100 47l-29 26c-17-23-40-35-69-35-28 0-50 10-68 29-17 19-26 45-26 76s8 57 25 76c18 20 41 29 69 29s51-12 69-35l29 26c-25 31-58 47-100 47zM15901 349c12 0 23-8 31-25 8-16 15-44 20-85l18-134h190v272h-43v-235h-110l-12 102c-6 49-16 85-31 107s-36 33-63 33zM16363 384c-39 0-72-13-97-40s-38-61-38-103 13-77 38-103c25-27 58-40 97-40 40 0 72 13 97 40 26 26 38 61 38 103s-12 76-38 103c-25 27-57 40-97 40zM16363 346c27 0 48-9 65-29s26-45 26-76-9-56-26-75c-17-20-38-30-65-30-26 0-48 10-65 29-17 20-25 45-25 76s8 56 25 76 38 29 65 29zM16512 377l121-148-121-124h54l117 120v-120h42v119l118-119h54l-122 124 122 148h-54l-98-122-20 19v103h-42v-103l-19-19-98 122zM16947 377v-272h43v113h142v-113h42v272h-42v-122h-142v122zM17378 384c-40 0-72-13-97-40s-38-61-38-103 13-77 38-103c25-27 57-40 97-40s72 13 97 40c25 26 38 61 38 103s-13 76-38 103-57 40-97 40zM17378 346c26 0 48-9 65-29s25-45 25-76-8-56-25-75c-17-20-39-30-65-30s-48 10-65 29c-17 20-26 45-26 76s9 56 26 76c16 20 38 29 65 29zM17773 142h-149v235h-42v-272h191zM17947 384c-40 0-72-13-98-40-25-27-37-61-37-103s12-77 37-103c26-27 58-40 98-40 39 0 72 13 97 40 25 26 38 61 38 103s-13 76-38 103-58 40-97 40zM17947 346c26 0 48-9 65-29s25-45 25-76-8-56-25-75c-17-20-39-30-65-30-27 0-48 10-65 29-17 20-26 45-26 76s9 56 25 76c17 20 39 29 66 29zM18169 383c-8 0-16-3-22-9s-9-13-9-22 3-16 9-22 14-9 22-9c9 0 16 3 22 9s9 13 9 22-3 16-9 22-13 9-22 9z">
          <text:p/>
        </draw:path>
        <draw:polygon draw:style-name="gr108" draw:text-style-name="P108" draw:layer="layout" svg:width="0.146cm" svg:height="0.688cm" svg:x="20.384cm" svg:y="6.785cm" svg:viewBox="0 0 147 689" draw:points="0,0 147,0 147,689 0,689">
          <text:p/>
        </draw:polygon>
        <draw:polygon draw:style-name="gr108" draw:text-style-name="P108" draw:layer="layout" svg:width="0cm" svg:height="0.687cm" svg:x="20.53cm" svg:y="6.785cm" svg:viewBox="0 0 0 688" draw:points="0,0 0,688">
          <text:p/>
        </draw:polygon>
        <draw:polygon draw:style-name="gr110" draw:text-style-name="P110" draw:layer="layout" svg:width="19.407cm" svg:height="0.677cm" svg:x="2.107cm" svg:y="7.53cm" svg:viewBox="0 0 19408 678" draw:points="0,0 19408,0 19408,678 0,678">
          <text:p/>
        </draw:polygon>
        <draw:polygon draw:style-name="gr108" draw:text-style-name="P108" draw:layer="layout" svg:width="19.407cm" svg:height="0.688cm" svg:x="2.107cm" svg:y="7.552cm" svg:viewBox="0 0 19408 689" draw:points="0,0 19408,0 19408,689 0,689">
          <text:p/>
        </draw:polygon>
        <draw:path draw:style-name="gr115" draw:text-style-name="P117" draw:layer="layout" svg:width="19.359cm" svg:height="0.487cm" svg:x="2.112cm" svg:y="7.695cm" svg:viewBox="0 0 19360 488" svg:d="M308 378l-33-85h-188l-33 85h-54l151-378h59l151 378zM181 49l-80 202h160zM554 378v-274h150c25 0 43 7 57 20 13 13 20 29 20 50 0 17-4 30-13 41-9 10-19 17-31 21 15 4 27 13 36 25 9 13 14 27 14 42 0 23-7 41-21 54-14 14-33 21-59 21zM699 340c13 0 24-3 32-10 8-9 12-19 12-32 0-11-4-21-11-30-8-8-19-12-33-12h-102v84zM697 218c13 0 23-4 30-10 7-8 11-17 11-28 0-12-4-21-11-28s-17-11-30-11h-100v77zM986 384c-39 0-72-13-97-40-25-28-38-62-38-104s13-76 38-103c25-26 58-40 97-40 40 0 72 14 97 40 25 27 38 61 38 103s-13 76-38 104c-25 27-57 40-97 40zM986 347c26 0 48-10 65-31 17-20 26-45 26-76 0-30-9-55-26-75s-39-30-65-30-48 10-65 30c-17 19-26 44-26 75s9 57 26 76c16 21 38 31 65 31zM1239 378v-237h-79v-37h201v37h-79v237zM1564 378v-378h47v378zM1699 378v-378h129c57 0 103 18 139 54 36 35 54 80 54 135s-18 100-54 135c-36 36-83 54-139 54zM1828 336c42 0 77-14 104-41s40-63 40-106c0-44-13-79-40-106-26-27-61-41-104-41h-82v294zM2094 378v-378h246v42h-199v121h195v42h-195v173zM2523 259v-37h436v37zM3284 384c-40 0-73-13-98-40-25-28-38-62-38-104 0-41 13-75 38-102s58-41 98-41c42 0 75 16 100 48l-29 26c-17-24-40-36-69-36-27 0-50 10-68 29-17 19-26 45-26 76 0 32 9 57 26 77s40 30 68 30c29 0 52-12 69-37l29 27c-25 32-58 47-100 47zM3435 446c6 3 13 4 23 4 9 0 17-2 23-6 7-4 12-11 17-23l19-40-115-277h46l91 224 90-224h47l-137 329c-15 36-42 55-80 55-11 0-21-1-31-4zM4077 104v236h35v107h-42v-69h-351v-274h43v236h115v-236h43v236h115v-236zM4293 384c-41 0-75-13-100-39-26-28-39-63-39-105 0-40 13-74 39-101 25-28 57-42 95-42 40 0 71 14 95 41s37 62 37 106v10h-221c1 28 11 51 30 68 19 19 41 28 68 28 33 0 61-12 84-36l20 29c-28 27-64 41-108 41zM4378 223c0-25-9-47-25-64-17-18-38-27-65-27-25 0-46 9-63 27-17 17-25 39-26 64zM4608 384c-40 0-73-13-98-40-26-28-38-62-38-104 0-41 12-75 38-102 25-27 58-41 98-41 42 0 75 16 100 48l-29 26c-17-24-40-36-69-36-28 0-50 10-68 29-17 19-26 45-26 76 0 32 9 57 26 77s40 30 68 30c29 0 52-12 69-37l29 27c-25 32-58 47-100 47zM4816 378v-237h-79v-37h201v37h-79v237zM4994 378v-274h150c24 0 43 7 56 20 14 13 21 29 21 50 0 17-5 30-14 41-8 10-19 17-30 21 14 4 26 13 35 25 10 13 14 27 14 42 0 23-7 41-21 54-13 14-33 21-58 21zM5138 340c14 0 25-3 32-10 8-9 12-19 12-32 0-11-4-21-11-30-7-8-18-12-33-12h-102v84zM5137 218c13 0 23-4 30-10 7-8 10-17 10-28 0-12-3-21-10-28s-17-11-30-11h-101v77zM5430 384c-42 0-75-13-101-39-26-28-38-63-38-105 0-40 12-74 38-101 26-28 58-42 96-42 39 0 71 14 95 41s36 62 36 106v10h-221c2 28 12 51 30 68 19 19 42 28 69 28 33 0 61-12 84-36l20 29c-28 27-64 41-108 41zM5514 223c0-25-8-47-25-64-16-18-38-27-64-27s-47 9-64 27c-16 17-25 39-26 64zM5624 378v-274h43v113h142v-113h42v274h-42v-123h-142v123zM5936 378v-274h42v113h142v-113h42v274h-42v-123h-142v123zM6366 384c-39 0-72-13-97-40-25-28-38-62-38-104s13-76 38-103c25-26 58-40 97-40 40 0 72 14 97 40 26 27 38 61 38 103s-12 76-38 104c-25 27-57 40-97 40zM6366 347c27 0 48-10 65-31 17-20 26-45 26-76 0-30-9-55-26-75s-38-30-65-30c-26 0-48 10-65 30-17 19-25 44-25 75s8 57 25 76c17 21 38 31 65 31zM6834 347c27 0 49-10 65-31 17-20 26-45 26-77 0-30-9-55-26-74-17-20-38-30-65-30-26 0-47 10-64 30-18 19-26 44-26 74 0 32 8 58 25 77 17 21 39 31 65 31zM6834 384c-40 0-73-14-98-42-24-30-36-68-36-114 0-64 11-111 34-143 22-32 59-51 109-57 29-5 49-9 60-13s16-9 16-15h42c0 16-9 30-25 40-17 10-44 18-83 23-34 5-61 15-79 29-18 15-30 36-35 63 11-18 26-32 44-43 19-10 38-15 59-15 37 0 67 14 91 41s36 61 36 101c0 43-13 78-38 106-26 26-58 39-97 39zM7160 384c-39 0-72-13-97-40-25-28-38-62-38-104s13-76 38-103c25-26 58-40 97-40 40 0 72 14 97 40 26 27 38 61 38 103s-12 76-38 104c-25 27-57 40-97 40zM7160 347c27 0 48-10 65-31 17-20 26-45 26-76 0-30-9-55-26-75s-38-30-65-30c-26 0-48 10-65 30-17 19-25 44-25 75s8 57 25 76c17 21 38 31 65 31zM7332 350c13 0 23-9 31-26 9-17 15-45 21-85l17-135h191v274h-43v-237h-110l-13 103c-6 48-16 85-31 107s-36 33-63 33zM7799 384c-41 0-74-13-100-39-26-28-38-63-38-105 0-40 12-74 38-101 26-28 58-42 96-42 39 0 71 14 95 41s36 62 36 106v10h-221c2 28 12 51 30 68 19 19 42 28 69 28 33 0 61-12 84-36l20 29c-28 27-64 41-109 41zM7884 223c0-25-8-47-25-64-16-18-38-27-64-27s-47 9-64 27c-16 17-25 39-26 64zM8117 384c-41 0-74-13-100-39-26-28-39-63-39-105 0-40 13-74 39-101 25-28 57-42 96-42s70 14 94 41c25 27 37 62 37 106v10h-221c1 28 11 51 30 68 19 19 42 28 68 28 33 0 61-12 84-36l21 29c-28 27-64 41-109 41zM8202 223c0-25-8-47-25-64-16-18-38-27-65-27-25 0-46 9-63 27-17 17-25 39-26 64zM8457 378v-274h43v208l143-208h41v274h-42v-213l-144 213zM8769 378v-274h42v113h143v-113h42v274h-42v-123h-143v123zM9130 378v-237h-79v-37h201v37h-80v237zM9430 384c-41 0-74-13-100-39-26-28-39-63-39-105 0-40 13-74 39-101 26-28 57-42 96-42s70 14 94 41c25 27 37 62 37 106v10h-221c1 28 12 51 30 68 19 19 42 28 68 28 34 0 62-12 84-36l21 29c-28 27-64 41-109 41zM9515 223c0-25-8-47-25-64-16-18-38-27-65-27-25 0-46 9-63 27-16 17-25 39-26 64zM9759 384c-38 0-69-16-92-48v145h-42v-377h42v41c10-14 23-26 39-35 17-8 34-13 53-13 37 0 66 13 88 39 23 25 34 60 34 104s-11 78-33 105c-22 26-52 39-89 39zM9748 347c27 0 48-10 64-30 16-19 24-45 24-77 0-31-8-57-24-76s-37-29-64-29c-16 0-32 4-47 13-15 8-26 18-34 31v122c8 13 19 24 34 33 15 8 31 13 47 13zM10071 384c-41 0-75-13-101-39-25-28-38-63-38-105 0-40 13-74 38-101 26-28 58-42 96-42 39 0 71 14 95 41s36 62 36 106v10h-220c1 28 11 51 30 68 19 19 41 28 68 28 33 0 61-12 84-36l20 29c-28 27-64 41-108 41zM10156 223c0-25-9-47-25-64-17-18-38-27-65-27-25 0-47 9-63 27-17 17-26 39-26 64zM10386 384c-40 0-73-13-98-40-26-28-38-62-38-104 0-41 12-75 38-102 25-27 58-41 98-41 42 0 75 16 100 48l-29 26c-17-24-40-36-69-36-28 0-50 10-68 29-17 19-26 45-26 76 0 32 8 57 26 77 17 20 40 30 68 30 29 0 52-12 69-37l29 27c-25 32-58 47-100 47zM10545 378v-274h42v113h142v-113h43v274h-43v-123h-142v123zM11027 378v-31c-23 25-53 37-91 37-27 0-50-8-68-25-18-18-27-40-27-66s9-48 27-64c18-17 41-26 68-26 40 0 70 13 91 38v-50c0-18-7-32-20-42s-29-15-49-15c-32 0-60 13-84 38l-19-29c28-31 65-46 109-46 33 0 59 8 77 25 19 16 28 38 28 67v189zM10952 354c33 0 58-11 75-35v-51c-17-23-42-34-75-34-20 0-36 6-49 17-12 11-18 25-18 43 0 17 6 32 18 44 13 11 29 16 49 16zM11145 378l73-108c-21-3-38-12-51-26-13-15-20-33-20-56 0-25 8-45 24-61 16-15 37-23 63-23h144v274h-43v-107h-74l-67 107zM11335 234v-93h-97c-15 0-26 5-35 14-8 8-12 19-12 33 0 13 4 24 12 33s20 13 35 13zM11608 378v-274h150c24 0 43 7 57 20 13 13 20 29 20 50 0 17-5 30-13 41-9 10-19 17-31 21 15 4 26 13 36 25 9 13 14 27 14 42 0 23-7 41-21 54-14 14-34 21-59 21zM11753 340c13 0 24-3 31-10 8-9 12-19 12-32 0-11-3-21-11-30-7-8-18-12-32-12h-103v84zM11751 218c13 0 23-4 30-10 7-8 10-17 10-28 0-12-3-21-10-28s-17-11-30-11h-101v77zM12044 384c-41 0-75-13-101-39-25-28-38-63-38-105 0-40 13-74 38-101 26-28 58-42 96-42 39 0 71 14 95 41s36 62 36 106v10h-221c2 28 12 51 31 68 18 19 41 28 68 28 33 0 61-12 84-36l20 29c-28 27-64 41-108 41zM12128 223c0-25-8-47-24-64-17-18-39-27-65-27s-47 9-64 27c-16 17-25 39-26 64zM12595 104v236h36v107h-43v-69h-350v-274h43v236h115v-236h42v236h115v-236zM12731 104v106h102c26 0 46 7 62 23 16 15 24 35 24 60s-8 46-24 61c-16 16-36 24-62 24h-145v-274zM12731 247v93h98c15 0 27-4 34-12 8-10 12-21 12-35 0-13-4-24-11-33-8-9-20-13-35-13zM13006 162c-9 0-16-3-22-9s-9-13-9-22c0-8 3-16 9-22s13-9 22-9c8 0 16 3 22 9s9 14 9 22c0 9-3 16-9 22s-14 9-22 9zM13006 383c-9 0-16-3-22-9s-9-13-9-22c0-8 3-16 9-22 6-7 13-10 22-10 8 0 16 3 22 10 6 6 9 14 9 22 0 9-3 16-9 22s-14 9-22 9zM13333 384c-42 0-75-15-100-47l27-26c19 26 42 39 71 39 27 0 48-9 64-27 16-16 26-39 29-66h-137v-37h136c-3-26-13-48-29-64s-37-24-63-24c-29 0-53 13-71 38l-27-25c25-32 58-48 100-48 41 0 73 14 99 41 25 27 38 61 38 102 0 42-13 76-38 104-26 27-58 40-99 40zM13587 378v-237h-79v-37h201v37h-79v237zM13884 384c-40 0-72-13-97-40-26-28-38-62-38-104s12-76 38-103c25-26 57-40 97-40 39 0 72 14 97 40 25 27 38 61 38 103s-13 76-38 104c-25 27-58 40-97 40zM13884 347c26 0 48-10 65-31 17-20 25-45 25-76 0-30-8-55-25-75s-39-30-65-30-48 10-65 30c-17 19-26 44-26 75s9 57 25 76c17 21 39 31 66 31zM14201 350c13 0 23-9 32-26 8-17 15-45 20-85l17-135h190v274h-42v-237h-110l-13 103c-5 48-16 85-31 107-14 22-36 33-63 33zM14664 384c-40 0-72-13-98-40-25-28-37-62-37-104s12-76 37-103c26-26 58-40 98-40 39 0 72 14 97 40 25 27 38 61 38 103s-13 76-38 104c-25 27-58 40-97 40zM14664 347c26 0 48-10 64-31 18-20 26-45 26-76 0-30-8-55-26-75-16-20-38-30-64-30-27 0-48 10-65 30-17 19-26 44-26 75s8 57 25 76c17 21 39 31 66 31zM15058 141h-148v237h-43v-274h191zM15284 378v-31c-23 25-53 37-90 37-28 0-50-8-69-25-18-18-27-40-27-66s9-48 27-64c18-17 41-26 69-26 39 0 69 13 90 38v-50c0-18-7-32-20-42s-29-15-49-15c-32 0-60 13-83 38l-20-29c29-31 65-46 109-46 33 0 59 8 78 25 18 16 27 38 27 67v189zM15209 354c33 0 59-11 75-35v-51c-16-23-42-34-75-34-20 0-36 6-49 17-12 11-18 25-18 43 0 17 6 32 18 44 13 11 29 16 49 16zM15545 384c-39 0-69-16-92-48v145h-42v-377h42v41c10-14 23-26 39-35 16-8 34-13 53-13 37 0 66 13 88 39 22 25 34 60 34 104s-11 78-33 105c-23 26-52 39-89 39zM15534 347c27 0 48-10 64-30 16-19 24-45 24-77 0-31-8-57-24-76s-37-29-64-29c-16 0-32 4-47 13-15 8-26 18-34 31v122c8 13 19 24 34 33 15 8 31 13 47 13zM15734 378v-274h42v208l143-208h41v274h-42v-213l-144 213zM16133 97c31 0 55 16 74 48v-145h43v145c7-14 18-26 30-35 13-8 28-13 43-13 30 0 53 13 71 39 19 26 28 61 28 104s-9 78-28 105c-18 26-41 39-71 39-31 0-55-16-73-48v145h-43v-144c-8 14-18 25-31 34s-28 13-43 13c-30 0-54-13-72-39-18-27-27-61-27-104s9-78 27-104c18-27 42-40 72-40zM16145 135c-21 0-37 10-50 29-12 19-18 45-18 77 0 31 6 57 19 76 12 20 29 30 49 30 13 0 25-5 36-13 12-9 21-20 26-32v-123c-5-12-14-22-26-31-11-8-23-13-36-13zM16312 347c20 0 36-10 48-30s19-45 19-77c0-31-7-57-19-76s-29-29-48-29c-13 0-26 4-37 13-11 8-20 18-25 31v122c5 13 14 24 25 33 11 8 24 13 37 13zM16731 378v-215l-88 215h-16l-89-215v215h-43v-274h57l83 202 82-202h57v274zM17123 384c-40 0-72-13-97-40-25-28-38-62-38-104s13-76 38-103c25-26 57-40 97-40s72 14 97 40c25 27 38 61 38 103s-13 76-38 104c-25 27-57 40-97 40zM17123 347c26 0 48-10 65-31 17-20 25-45 25-76 0-30-8-55-25-75s-39-30-65-30-48 10-65 30c-17 19-26 44-26 75s9 57 26 76c16 21 38 31 65 31zM17446 347c26 0 48-10 65-31 17-20 25-45 25-77 0-30-8-55-25-74-18-20-39-30-65-30-27 0-48 10-65 30-17 19-26 44-26 74 0 32 8 58 25 77 17 21 39 31 66 31zM17446 384c-41 0-74-14-98-42-25-30-37-68-37-114 0-64 11-111 34-143 22-32 59-51 109-57 29-5 49-9 60-13s16-9 16-15h42c0 16-9 30-25 40s-44 18-83 23c-34 5-61 15-79 29-18 15-30 36-35 63 11-18 26-32 44-43 19-10 38-15 59-15 37 0 67 14 91 41s36 61 36 101c0 43-13 78-38 106-25 26-58 39-96 39zM17787 384c-39 0-70-16-92-48v145h-43v-377h43v41c9-14 22-26 39-35 16-8 33-13 53-13 36 0 66 13 88 39 22 25 33 60 33 104s-11 78-33 105c-22 26-52 39-88 39zM17776 347c26 0 47-10 63-30 16-19 24-45 24-77 0-31-8-57-24-76-15-19-37-29-63-29-17 0-33 4-48 13-15 8-26 18-33 31v122c7 13 18 24 33 33 15 8 31 13 48 13zM18146 378v-31c-23 25-54 37-91 37-27 0-50-8-68-25-18-18-27-40-27-66s9-48 27-64c17-17 40-26 68-26 39 0 69 13 91 38v-50c0-18-7-32-20-42s-30-15-49-15c-32 0-60 13-84 38l-20-29c29-31 66-46 109-46 34 0 60 8 78 25 19 16 28 38 28 67v189zM18070 354c34 0 59-11 76-35v-51c-17-23-42-34-76-34-19 0-36 6-48 17s-19 25-19 43c0 17 7 32 19 44 12 11 29 16 48 16zM18322 378v-237h-79v-37h201v37h-79v237zM18499 378v-274h43v113h142v-113h42v274h-42v-123h-142v123zM18930 384c-40 0-72-13-97-40-25-28-38-62-38-104s13-76 38-103c25-26 57-40 97-40 39 0 72 14 97 40 25 27 38 61 38 103s-13 76-38 104c-25 27-58 40-97 40zM18930 347c26 0 48-10 65-31 17-20 25-45 25-76 0-30-8-55-25-75s-39-30-65-30-48 10-65 30c-17 19-26 44-26 75s9 57 25 76c17 21 39 31 66 31zM19133 378v-274h43v208l143-208h41v274h-42v-213l-144 213zM19342 24c-11 15-25 27-42 36s-36 13-57 13c-41 0-74-16-99-49l21-19c20 27 46 41 78 41 34 0 60-14 79-41z">
          <text:p/>
        </draw:path>
        <draw:polygon draw:style-name="gr108" draw:text-style-name="P108" draw:layer="layout" svg:width="0.145cm" svg:height="0.688cm" svg:x="21.514cm" svg:y="7.552cm" svg:viewBox="0 0 146 689" draw:points="0,0 146,0 146,689 0,689">
          <text:p/>
        </draw:polygon>
        <draw:polygon draw:style-name="gr110" draw:text-style-name="P110" draw:layer="layout" svg:width="19.125cm" svg:height="0.677cm" svg:x="2.107cm" svg:y="8.297cm" svg:viewBox="0 0 19126 678" draw:points="0,0 19126,0 19126,678 0,678">
          <text:p/>
        </draw:polygon>
        <draw:polygon draw:style-name="gr108" draw:text-style-name="P108" draw:layer="layout" svg:width="19.125cm" svg:height="0.687cm" svg:x="2.107cm" svg:y="8.32cm" svg:viewBox="0 0 19126 688" draw:points="0,0 19126,0 19126,688 0,688">
          <text:p/>
        </draw:polygon>
        <draw:path draw:style-name="gr115" draw:text-style-name="P117" draw:layer="layout" svg:width="19.061cm" svg:height="0.493cm" svg:x="2.144cm" svg:y="8.457cm" svg:viewBox="0 0 19062 494" svg:d="M42 109v78c0 23 5 40 16 50s29 15 54 15c28 0 52-5 72-15v-128h42v274h-42v-111c-23 12-51 18-83 18-36 0-62-7-77-22-16-14-24-37-24-68v-91zM481 383v-31c-23 25-53 38-90 38-27 0-50-9-68-26s-27-39-27-65 9-48 26-64c18-17 41-25 69-25 39 0 69 12 90 37v-49c0-19-6-34-19-44s-30-15-50-15c-32 0-59 13-83 39l-20-30c29-30 65-46 109-46 34 0 59 9 78 25 18 16 28 39 28 69v187zM406 359c34 0 59-11 75-34v-51c-16-22-41-34-75-34-20 0-36 6-48 17-13 11-19 25-19 43 0 17 6 32 19 43 12 11 28 16 48 16zM728 390c-40 0-72-14-98-41-25-27-38-61-38-102 0-42 13-77 38-104 26-27 58-41 98-41 43 0 76 16 100 48l-28 27c-17-25-40-36-69-36-28 0-51 9-68 28-18 21-26 46-26 78 0 31 8 56 25 76 18 19 40 29 69 29 28 0 51-12 69-36l28 26c-24 32-57 48-100 48zM937 383v-236h-79v-38h201v38h-79v236zM1233 390c-39 0-71-14-97-41-25-27-37-61-37-102 0-43 12-78 37-104 26-27 58-41 97-41 40 0 72 14 97 41 26 26 38 61 38 104 0 41-12 75-38 102-25 27-57 41-97 41zM1233 352c27 0 48-10 65-29 17-20 26-46 26-76 0-31-9-56-26-77-17-20-38-29-65-29-26 0-48 9-65 29s-25 46-25 77 8 56 25 76c17 19 39 29 65 29zM1487 383v-236h-79v-38h201v38h-80v236zM1706 109v107h103c25 0 46 8 62 23 15 15 23 35 23 60s-8 45-23 61c-16 15-37 23-62 23h-145v-274zM1706 253v93h98c15 0 27-5 35-13 8-9 12-20 12-34 0-13-4-24-12-33-8-8-19-13-35-13zM1939 383v-274h42v274zM2346 390c-39 0-70-16-92-48v145h-43v-378h43v41c9-14 22-25 39-34 16-9 34-14 53-14 36 0 66 13 88 39s33 61 33 106c0 43-11 78-33 104s-51 39-88 39zM2335 352c26 0 48-10 64-29s24-45 24-76c0-32-8-57-24-78-16-19-37-28-64-28-17 0-33 4-48 12-15 9-26 20-33 32v123c7 12 18 22 33 31s31 13 48 13zM2705 383v-31c-23 25-54 38-91 38-27 0-50-9-68-26s-27-39-27-65 9-48 27-64c18-17 40-25 68-25 39 0 70 12 91 37v-49c0-19-7-34-20-44s-29-15-49-15c-32 0-60 13-84 39l-20-30c29-30 66-46 110-46 33 0 59 9 77 25 19 16 28 39 28 69v187zM2630 359c33 0 58-11 75-34v-51c-17-22-42-34-75-34-20 0-36 6-49 17-12 11-18 25-18 43 0 17 6 32 18 43 13 11 29 16 49 16zM2952 390c-40 0-73-14-98-41-26-27-38-61-38-102 0-42 12-77 38-104 25-27 58-41 98-41 42 0 75 16 100 48l-29 27c-17-25-40-36-69-36-28 0-50 9-68 28-17 21-26 46-26 78 0 31 9 56 26 76 17 19 40 29 68 29 29 0 52-12 69-36l29 26c-25 32-58 48-100 48zM3296 383v-236h-143v236h-42v-274h227v274zM3557 390c-39 0-70-16-92-48v145h-43v-378h43v41c9-14 22-25 39-34 16-9 34-14 53-14 36 0 66 13 88 39s33 61 33 106c0 43-11 78-33 104s-51 39-88 39zM3546 352c26 0 48-10 64-29s24-45 24-76c0-32-8-57-24-78-16-19-37-28-64-28-17 0-33 4-48 12-15 9-26 20-33 32v123c7 12 18 22 33 31s31 13 48 13zM3864 390c-39 0-72-14-97-41s-38-61-38-102c0-43 13-78 38-104 25-27 58-41 97-41 40 0 72 14 97 41 26 26 38 61 38 104 0 41-12 75-38 102-25 27-57 41-97 41zM3864 352c27 0 48-10 65-29 17-20 26-46 26-76 0-31-9-56-26-77-17-20-38-29-65-29-26 0-48 9-65 29s-25 46-25 77 8 56 25 76c17 19 38 29 65 29zM4188 390c-40 0-72-14-98-41-25-27-38-61-38-102 0-42 13-77 38-104 26-27 58-41 98-41 42 0 76 16 100 48l-28 27c-17-25-40-36-69-36-28 0-51 9-69 28-17 21-26 46-26 78 0 31 9 56 26 76 17 19 40 29 69 29 28 0 51-12 69-36l28 26c-24 32-58 48-100 48zM4397 383v-236h-79v-38h201v38h-80v236zM4708 390c-38 0-69-16-91-48v145h-43v-378h43v41c9-14 22-25 38-34 17-9 34-14 53-14 37 0 66 13 88 39 23 26 34 61 34 106 0 43-11 78-33 104s-52 39-89 39zM4698 352c26 0 47-10 63-29s24-45 24-76c0-32-8-57-24-78-15-19-37-28-63-28-17 0-33 4-48 12-15 9-26 20-33 32v123c7 12 18 22 33 31s31 13 48 13zM5068 383v-31c-24 25-54 38-91 38-27 0-50-9-68-26s-27-39-27-65 9-48 26-64c18-17 41-25 69-25 39 0 69 12 91 37v-49c0-19-7-34-20-44s-30-15-49-15c-32 0-60 13-84 39l-20-30c29-30 65-46 109-46 34 0 60 9 78 25s28 39 28 69v187zM4992 359c34 0 59-11 76-34v-51c-17-22-42-34-76-34-20 0-36 6-48 17s-19 25-19 43c0 17 7 32 19 43s28 16 48 16zM5194 383v-274h43v115h142v-115h42v274h-42v-122h-142v122zM5629 390c-41 0-75-14-101-40-25-27-38-61-38-103 0-41 13-75 38-103 26-28 58-42 96-42 39 0 71 14 95 41s36 64 36 107v11h-220c1 27 11 50 30 68 19 17 41 26 68 26 33 0 61-12 84-35l20 28c-28 28-64 42-108 42zM5714 230c0-26-9-47-25-66-17-18-38-26-65-26-25 0-47 8-63 26-17 19-26 40-26 66zM5823 383v-274h43v115h142v-115h42v274h-42v-122h-142v122zM6135 383v-274h42v115h143v-115h42v274h-42v-122h-143v122zM6565 390c-39 0-71-14-97-41-25-27-37-61-37-102 0-43 12-78 37-104 26-27 58-41 97-41 40 0 73 14 98 41 25 26 38 61 38 104 0 41-13 75-38 102s-58 41-98 41zM6565 352c27 0 49-10 65-29 17-20 26-46 26-76 0-31-9-56-26-77-16-20-38-29-65-29-26 0-47 9-64 29-18 20-26 46-26 77s8 56 25 76c17 19 39 29 65 29zM6889 390c-39 0-72-14-97-41-26-27-39-61-39-102 0-42 13-77 39-104 25-27 58-41 97-41 43 0 76 16 101 48l-29 27c-17-25-40-36-69-36-28 0-51 9-68 28-18 21-26 46-26 78 0 31 8 56 25 76 18 19 41 29 69 29s51-12 69-36l29 26c-25 32-58 48-101 48zM7098 383v-236h-79v-38h201v38h-79v236zM7275 383v-274h43v209l144-209h41v274h-42v-213l-145 213zM7854 390c-40 0-73-14-98-41-26-27-38-61-38-102 0-42 12-77 38-104 25-27 58-41 98-41 42 0 75 16 100 48l-29 27c-17-25-40-36-69-36-28 0-50 9-68 28-17 21-26 46-26 78 0 31 9 56 26 76 17 19 40 29 68 29 29 0 52-12 69-36l29 26c-25 32-58 48-100 48zM7981 355c13 0 23-8 31-25 9-17 15-45 21-85l17-136h190v274h-42v-236h-110l-13 103c-6 49-16 84-31 106-15 23-36 34-63 34zM8443 390c-39 0-71-14-97-41-25-27-37-61-37-102 0-43 12-78 37-104 26-27 58-41 97-41 40 0 72 14 98 41 25 26 38 61 38 104 0 41-13 75-38 102-26 27-58 41-98 41zM8443 352c27 0 48-10 65-29 17-20 26-46 26-76 0-31-9-56-26-77-17-20-38-29-65-29-26 0-47 9-65 29-17 20-25 46-25 77s8 56 25 76c17 19 39 29 65 29zM8647 383v-274h150c24 0 43 7 57 20 13 13 20 30 20 51 0 17-4 30-13 41-9 10-19 18-31 21 15 5 27 13 36 26 9 12 14 26 14 41 0 22-7 40-21 54-14 13-34 20-59 20zM8792 346c13 0 24-4 32-11s12-18 12-31c0-11-4-21-12-29-7-9-18-13-32-13h-102v84zM8790 224c13 0 23-3 30-10s11-16 11-27c0-13-4-23-11-30s-17-10-30-10h-100v77zM9130 383v-31c-23 25-53 38-90 38-27 0-50-9-68-26s-27-39-27-65 9-48 26-64c18-17 41-25 69-25 39 0 69 12 90 37v-49c0-19-6-34-19-44s-30-15-50-15c-32 0-59 13-83 39l-20-30c29-30 65-46 109-46 34 0 59 9 78 25 18 16 28 39 28 69v187zM9055 359c34 0 59-11 75-34v-51c-16-22-41-34-75-34-20 0-36 6-48 17-13 11-19 25-19 43 0 17 6 32 19 43 12 11 28 16 48 16zM9639 383l-71-220-71 220h-43l-87-274h44l67 219 71-219h37l71 219 67-219h44l-87 274zM9962 383v-274h151c24 0 43 7 56 20 14 13 20 30 20 51 0 17-4 30-13 41-9 10-19 18-30 21 14 5 26 13 35 26 10 12 14 26 14 41 0 22-7 40-21 54-14 13-33 20-59 20zM10107 346c14 0 24-4 32-11s12-18 12-31c0-11-4-21-11-29-8-9-18-13-33-13h-102v84zM10106 224c12 0 22-3 29-10s11-16 11-27c0-13-4-23-11-30s-17-10-29-10h-101v77zM10606 383l-98-122-45 44v78h-42v-274h42v147l143-147h54l-121 125 122 149zM10828 390c-39 0-72-14-97-41s-38-61-38-102c0-43 13-78 38-104 25-27 58-41 97-41 40 0 72 14 97 41 26 26 38 61 38 104 0 41-12 75-38 102-25 27-57 41-97 41zM10828 352c27 0 48-10 65-29 17-20 26-46 26-76 0-31-9-56-26-77-17-20-38-29-65-29-26 0-48 9-65 29s-25 46-25 77 8 56 25 76c17 19 38 29 65 29zM11166 390c-38 0-69-16-92-48v145h-42v-378h42v41c10-14 23-25 39-34 17-9 34-14 53-14 37 0 66 13 88 39 23 26 34 61 34 106 0 43-11 78-33 104s-52 39-89 39zM11155 352c27 0 48-10 64-29s24-45 24-76c0-32-8-57-24-78-16-19-37-28-64-28-16 0-32 4-47 12-15 9-26 20-34 32v123c8 12 19 22 34 31s31 13 47 13zM11539 383v-236h-142v236h-42v-274h227v274zM11658 451c6 3 14 5 23 5s17-2 24-7c6-3 12-11 17-22l18-41-114-277h46l90 225 91-225h46l-137 329c-15 36-41 55-80 56-11 0-21-2-31-4zM12063 390c-40 0-73-14-98-41s-38-61-38-102c0-42 13-77 38-104s58-41 98-41c42 0 75 16 100 48l-29 27c-17-25-40-36-69-36-27 0-50 9-68 28-17 21-26 46-26 78 0 31 9 56 26 76 17 19 40 29 68 29 29 0 52-12 69-36l29 26c-25 32-58 48-100 48zM12345 390c-41 0-74-14-100-40-26-27-39-61-39-103 0-41 13-75 39-103 25-28 57-42 96-42s70 14 94 41c25 27 37 64 37 107v11h-221c1 27 11 50 30 68 19 17 42 26 68 26 33 0 61-12 84-35l20 28c-27 28-63 42-108 42zM12430 230c0-26-8-47-25-66-16-18-38-26-65-26-25 0-46 8-63 26-17 19-25 40-26 66zM12866 390c-56 0-102-19-139-55s-55-83-55-140c0-58 18-105 55-141s83-54 139-54c59 0 107 24 142 74l-39 22c-11-16-26-29-44-39s-38-16-59-16c-42 0-77 15-105 44-27 29-41 65-41 110 0 44 14 81 41 110 28 28 62 43 105 43 21 0 41-5 59-15s33-24 44-40l40 22c-37 50-85 75-143 75zM13089 389c-8 0-15-3-21-9s-10-14-10-22c0-9 4-17 10-23s13-9 21-9c9 0 16 3 22 9s9 14 9 23c0 8-3 16-9 22s-13 9-22 9zM13344 383v-377h151c36 0 65 10 86 32 22 21 32 48 32 81s-11 61-33 82c-22 22-50 32-85 32h-104v150zM13490 192c22 0 40-7 54-20 14-14 21-31 21-53 0-21-7-39-21-52s-32-20-54-20h-99v145zM13833 383v-31c-23 25-54 38-91 38-27 0-50-9-68-26s-27-39-27-65 9-48 27-64c18-17 40-25 68-25 39 0 70 12 91 37v-49c0-19-7-34-20-44s-29-15-49-15c-32 0-60 13-84 39l-20-30c29-30 66-46 110-46 33 0 59 9 77 25 19 16 28 39 28 69v187zM13758 359c33 0 58-11 75-34v-51c-17-22-42-34-75-34-20 0-36 6-49 17-12 11-18 25-18 43 0 17 6 32 18 43 13 11 29 16 49 16zM14080 390c-40 0-73-14-98-41-26-27-38-61-38-102 0-42 12-77 38-104 25-27 58-41 98-41 42 0 75 16 100 48l-29 27c-17-25-40-36-69-36-28 0-50 9-68 28-17 21-26 46-26 78 0 31 9 56 26 76 17 19 40 29 68 29 29 0 52-12 69-36l29 26c-25 32-58 48-100 48zM14424 383v-236h-143v236h-42v-274h227v274zM14685 390c-39 0-70-16-92-48v145h-43v-378h43v41c10-14 22-25 39-34 16-9 34-14 53-14 36 0 66 13 88 39s33 61 33 106c0 43-11 78-33 104s-51 39-88 39zM14674 352c26 0 48-10 64-29s24-45 24-76c0-32-8-57-24-78-16-19-37-28-64-28-17 0-33 4-48 12-15 9-26 20-33 32v123c7 12 18 22 33 31s31 13 48 13zM14992 390c-39 0-72-14-97-41s-38-61-38-102c0-43 13-78 38-104 25-27 58-41 97-41 40 0 72 14 97 41 26 26 38 61 38 104 0 41-12 75-38 102-25 27-57 41-97 41zM14992 352c27 0 48-10 65-29 17-20 26-46 26-76 0-31-9-56-26-77-17-20-38-29-65-29-26 0-48 9-65 29s-25 46-25 77 8 56 25 76c17 19 38 29 65 29zM15316 390c-40 0-72-14-98-41-25-27-38-61-38-102 0-42 13-77 38-104 26-27 58-41 98-41 42 0 76 16 100 48l-28 27c-17-25-40-36-69-36-28 0-51 9-69 28-17 21-26 46-26 78 0 31 9 56 26 76 17 19 40 29 69 29 28 0 51-12 69-36l28 26c-24 32-58 48-100 48zM15525 383v-236h-79v-38h201v38h-80v236zM15836 390c-38 0-69-16-91-48v145h-43v-378h43v41c9-14 22-25 39-34 16-9 33-14 52-14 37 0 66 13 88 39 23 26 34 61 34 106 0 43-11 78-33 104s-52 39-89 39zM15826 352c26 0 47-10 63-29s24-45 24-76c0-32-8-57-24-78-15-19-37-28-63-28-17 0-33 4-48 12-15 9-26 20-33 32v123c7 12 18 22 33 31s31 13 48 13zM16196 383v-31c-24 25-54 38-91 38-27 0-50-9-68-26s-27-39-27-65 9-48 26-64c18-17 41-25 69-25 39 0 69 12 91 37v-49c0-19-7-34-20-44s-30-15-49-15c-32 0-60 13-84 39l-20-30c29-30 66-46 109-46 34 0 60 9 78 25 19 16 28 39 28 69v187zM16120 359c34 0 59-11 76-34v-51c-17-22-42-34-76-34-19 0-36 6-48 17s-19 25-19 43c0 17 7 32 19 43s29 16 48 16zM16322 383v-274h43v115h142v-115h42v274h-42v-122h-142v122zM16757 390c-41 0-75-14-101-40-25-27-38-61-38-103 0-41 13-75 38-103 26-28 58-42 96-42 40 0 71 14 95 41s36 64 36 107v11h-220c1 27 11 50 30 68 19 17 41 26 68 26 33 0 61-12 84-35l20 28c-28 28-64 42-108 42zM16842 230c0-26-9-47-25-66-17-18-38-26-65-26-25 0-46 8-63 26-17 19-25 40-26 66zM16951 383v-274h43v115h142v-115h42v274h-42v-122h-142v122zM17263 383v-274h43v115h142v-115h42v274h-42v-122h-142v122zM17694 390c-40 0-72-14-98-41-25-27-37-61-37-102 0-43 12-78 37-104 26-27 58-41 98-41 39 0 72 14 97 41 25 26 38 61 38 104 0 41-13 75-38 102s-58 41-97 41zM17694 352c26 0 48-10 64-29 17-20 26-46 26-76 0-31-9-56-26-77-16-20-38-29-64-29-27 0-48 9-65 29s-26 46-26 77 8 56 25 76c17 19 39 29 66 29zM18018 390c-40 0-73-14-98-41-26-27-38-61-38-102 0-42 12-77 38-104 25-27 58-41 98-41 42 0 75 16 100 48l-29 27c-17-25-40-36-69-36-28 0-51 9-68 28-18 21-26 46-26 78 0 31 8 56 25 76 18 19 41 29 69 29s51-12 69-36l29 26c-25 32-58 48-100 48zM18226 383v-236h-79v-38h201v38h-79v236zM18446 109v107h102c26 0 46 8 62 23s24 35 24 60-8 45-24 61c-16 15-36 23-62 23h-145v-274zM18446 253v93h98c15 0 27-5 34-13 8-9 12-20 12-34 0-13-4-24-11-33-8-8-20-13-35-13zM18927 390c-37 0-68-12-93-36-24-24-38-55-41-93h-52v122h-43v-274h43v115h52c5-37 20-67 45-88 25-23 54-34 89-34 39 0 71 14 97 41 25 26 38 61 38 104 0 42-13 76-38 103-26 26-58 40-97 40zM18927 352c26 0 48-10 65-29 17-20 26-45 26-76s-9-56-26-77c-17-20-39-29-65-29-27 0-48 9-65 29-17 21-26 46-26 77s9 56 26 76c17 19 38 29 65 29z">
          <text:p/>
        </draw:path>
        <draw:polygon draw:style-name="gr108" draw:text-style-name="P108" draw:layer="layout" svg:width="0.145cm" svg:height="0.687cm" svg:x="21.232cm" svg:y="8.32cm" svg:viewBox="0 0 146 688" draw:points="0,0 146,0 146,688 0,688">
          <text:p/>
        </draw:polygon>
        <draw:polygon draw:style-name="gr110" draw:text-style-name="P110" draw:layer="layout" svg:width="20.696cm" svg:height="0.678cm" svg:x="2.107cm" svg:y="9.064cm" svg:viewBox="0 0 20697 679" draw:points="0,0 20697,0 20697,679 0,679">
          <text:p/>
        </draw:polygon>
        <draw:polygon draw:style-name="gr108" draw:text-style-name="P108" draw:layer="layout" svg:width="20.696cm" svg:height="0.687cm" svg:x="2.107cm" svg:y="9.087cm" svg:viewBox="0 0 20697 688" draw:points="0,0 20697,0 20697,688 0,688">
          <text:p/>
        </draw:polygon>
        <draw:path draw:style-name="gr115" draw:text-style-name="P117" draw:layer="layout" svg:width="20.646cm" svg:height="0.383cm" svg:x="2.149cm" svg:y="9.327cm" svg:viewBox="0 0 20647 384" svg:d="M0 280v-273h43v114h142v-114h42v273h-42v-122h-142v122zM483 280v-31c-24 25-54 38-91 38-27 0-50-9-68-26s-27-39-27-64c0-27 9-48 26-65 18-17 41-25 69-25 39 0 69 12 91 37v-49c0-18-7-33-20-44-13-9-30-14-49-14-32 0-60 12-84 39l-20-31c29-30 66-45 109-45 34 0 60 8 78 24 19 16 28 40 28 69v187zM407 257c34 0 59-12 76-34v-51c-17-23-42-34-76-34-19 0-36 5-48 16s-19 25-19 43c0 17 7 32 19 43s29 17 48 17zM706 287c-52 0-93-15-123-44l21-28c26 25 60 37 102 37 25 0 44-4 58-13 15-9 22-20 22-34 0-30-28-45-86-45h-61v-35h61c25 0 44-4 59-12s22-19 22-34c0-12-8-24-22-32-15-8-34-12-58-12-38 0-68 12-91 36l-22-27c28-29 66-43 112-43 38 0 68 6 91 19s34 31 34 54c0 17-7 31-20 44-14 12-31 20-54 23 24 2 43 9 58 22 14 12 21 27 21 44 0 24-11 43-33 58-23 15-53 22-91 22zM942 7v106h102c26 0 46 8 62 23 16 16 24 36 24 61s-8 45-24 60c-16 16-36 23-62 23h-145v-273zM942 150v93h97c16 0 27-4 35-13s12-20 12-33c0-14-4-25-11-33-8-9-20-14-36-14zM1174 280v-273h43v273zM1301 280v-273h150c24 0 43 6 57 19 13 13 20 30 20 52 0 16-4 30-13 40-9 11-19 18-31 22 15 4 27 12 36 25s14 26 14 41c0 23-7 40-21 54-14 13-34 20-59 20zM1446 243c13 0 24-4 32-11s12-18 12-31c0-11-4-21-12-29-7-9-18-13-32-13h-102v84zM1444 121c13 0 23-3 30-10s11-16 11-27c0-12-4-22-11-30-7-7-17-10-30-10h-100v77zM1784 280v-31c-23 25-53 38-90 38-27 0-50-9-68-26s-27-39-27-64c0-27 9-48 26-65 18-17 41-25 69-25 39 0 69 12 90 37v-49c0-18-6-33-19-44-13-9-30-14-50-14-32 0-59 12-83 39l-20-31c29-30 65-45 109-45 34 0 59 8 78 24 18 16 28 40 28 69v187zM1709 257c34 0 59-12 75-34v-51c-16-23-41-34-75-34-20 0-36 5-48 16-13 11-19 25-19 43 0 17 6 32 19 43 12 11 28 17 48 17zM2034 287c-41 0-74-13-100-40s-39-61-39-103c0-40 13-74 39-103 25-27 57-41 96-41s70 13 94 41c25 28 37 63 37 106v11h-221c1 28 12 50 30 68 19 17 42 26 68 26 34 0 62-11 84-35l21 28c-28 28-64 42-109 42zM2119 127c0-26-8-47-25-65-16-18-38-27-65-27-25 0-46 9-63 27-16 18-25 39-26 65zM2278 280v-236h-79v-37h201v37h-79v236zM2576 287c-40 0-73-14-98-41s-38-61-38-102 13-75 38-103 58-41 98-41c42 0 76 16 100 47l-28 27c-18-24-41-36-70-36-27 0-50 9-68 30-17 19-26 44-26 76 0 31 9 57 26 76 17 20 40 29 68 29 29 0 52-12 70-35l28 26c-24 31-58 47-100 47zM2726 280l73-107c-20-3-37-11-50-25-14-15-20-34-20-57 0-25 8-46 23-61 16-15 37-23 63-23h144v273h-42v-105h-74l-67 105zM2917 138v-94h-97c-15 0-27 4-35 14-9 9-13 20-13 33 0 14 4 25 12 34 8 8 20 13 36 13zM3308 287c-39 0-71-14-97-40-25-27-37-62-37-103 0-42 12-77 37-104 26-27 58-40 97-40 40 0 72 13 98 40 25 27 38 62 38 104 0 41-13 76-38 103-26 26-58 40-98 40zM3308 249c27 0 48-10 65-29 17-20 26-45 26-76s-9-56-26-75c-17-21-38-31-65-31-26 0-47 10-65 30-17 20-25 45-25 76s8 56 25 76c17 19 39 29 65 29zM3562 280v-236h-79v-37h201v37h-80v236zM3739 280v-273h43v114h142v-114h42v273h-42v-122h-142v122zM4169 287c-39 0-71-14-97-40-25-27-37-62-37-103 0-42 12-77 37-104 26-27 58-40 97-40 40 0 73 13 98 40s38 62 38 104c0 41-13 76-38 103-25 26-58 40-98 40zM4169 249c27 0 49-10 65-29 17-20 26-45 26-76s-9-56-26-75c-16-21-38-31-65-31-26 0-47 10-64 30-18 20-26 45-26 76s8 56 25 76c17 19 39 29 65 29zM4730 7v273h-357v-273h43v236h115v-236h42v236h115v-236zM4938 287c-41 0-74-13-100-40s-39-61-39-103c0-40 13-74 39-103 25-27 57-41 96-41s70 13 94 41c25 28 37 63 37 106v11h-221c1 28 11 50 30 68 19 17 42 26 68 26 33 0 61-11 84-35l21 28c-28 28-64 42-109 42zM5023 127c0-26-8-47-25-65-16-18-38-27-65-27-25 0-46 9-63 27-16 18-25 39-26 65zM5133 280v-273h42v114h143v-114h42v273h-42v-122h-143v122zM5444 280v-273h43v209l142-209h42v273h-42v-212l-144 212zM5879 287c-41 0-75-13-100-40-26-27-39-61-39-103 0-40 13-74 39-103 25-27 57-41 95-41 40 0 71 13 95 41s36 63 36 106v11h-220c1 28 11 50 30 68 19 17 41 26 68 26 33 0 61-11 84-35l20 28c-28 28-64 42-108 42zM5964 127c0-26-9-47-25-65-17-18-38-27-65-27-25 0-46 9-63 27s-25 39-26 65zM6256 7v77c0 23 5 40 16 50 10 10 28 15 53 15 29 0 53-5 73-14v-128h42v273h-42v-111c-24 12-51 18-83 18-36 0-62-7-78-21-15-15-23-37-23-69v-90zM6524 280v-273h43v209l143-209h41v273h-42v-212l-144 212zM6956 287c-40 0-72-14-98-41-25-27-38-61-38-102s13-75 38-103c26-28 58-41 98-41 42 0 76 16 100 47l-28 27c-17-24-40-36-69-36-28 0-51 9-69 30-17 19-26 44-26 76 0 31 9 57 26 76 17 20 40 29 69 29 28 0 51-12 69-35l28 26c-24 31-58 47-100 47zM7083 252c13 0 24-8 32-25 8-16 15-45 20-85l17-135h190v273h-42v-236h-110l-12 103c-6 49-17 84-31 107-15 22-36 33-64 33zM7597 280v-31c-23 25-53 38-90 38-27 0-50-9-68-26s-27-39-27-64c0-27 9-48 26-65 18-17 41-25 69-25 39 0 69 12 90 37v-49c0-18-6-33-19-44-13-9-30-14-50-14-32 0-59 12-83 39l-20-31c29-30 65-45 109-45 34 0 59 8 78 24 18 16 28 40 28 69v187zM7522 257c34 0 59-12 75-34v-51c-16-23-41-34-75-34-20 0-36 5-48 16-13 11-19 25-19 43 0 17 6 32 19 43 12 11 28 17 48 17zM7919 280v-236h-79v-37h201v37h-79v236zM8221 287c-41 0-76-13-102-40-25-27-38-61-38-103 0-40 13-74 38-103 26-27 59-41 97-41 39 0 71 13 95 41s36 63 36 106v11h-222c2 28 12 50 31 68 19 17 42 26 69 26 33 0 61-11 84-35l20 28c-28 28-64 42-108 42zM8305 127c0-26-8-47-24-65-17-18-39-27-65-27s-48 9-64 27c-17 18-26 39-27 65zM8601 280l-98-122-45 45v77h-43v-273h43v146l143-146h54l-121 124 121 149zM8824 287c-40 0-73-14-98-41s-38-61-38-102 13-75 38-103 58-41 98-41c42 0 75 16 100 47l-29 27c-17-24-40-36-69-36-27 0-50 9-68 30-17 19-26 44-26 76 0 31 9 57 26 76 17 20 40 29 68 29 29 0 52-12 69-35l29 26c-25 31-58 47-100 47zM9033 280v-236h-79v-37h200v37h-79v236zM9329 287c-40 0-72-14-97-40-25-27-38-62-38-103 0-42 13-77 38-104s57-40 97-40 72 13 97 40 38 62 38 104c0 41-13 76-38 103-25 26-57 40-97 40zM9329 249c26 0 48-10 65-29 17-20 25-45 25-76s-8-56-25-75c-17-21-39-31-65-31s-48 10-65 30-26 45-26 76 9 56 26 76c16 19 38 29 65 29zM9533 280v-273h150c24 0 43 6 56 19 14 13 21 30 21 52 0 16-5 30-14 40-9 11-19 18-30 22 14 4 26 12 35 25 10 13 14 26 14 41 0 23-7 40-21 54-14 13-33 20-58 20zM9677 243c14 0 24-4 32-11s12-18 12-31c0-11-4-21-11-29-8-9-18-13-33-13h-102v84zM9676 121c13 0 22-3 29-10 8-7 11-16 11-27 0-12-3-22-11-30-7-7-16-10-29-10h-101v77zM9902 267c0 17-4 33-13 48s-20 27-33 37l-21-18c9-6 17-14 24-24 7-9 12-19 13-28l-8 1c-8 0-14-2-20-8-5-5-7-12-7-21 0-8 3-15 8-21 6-6 13-9 22-9s17 3 24 11c8 8 11 18 11 32zM10121 280v-273h150c24 0 43 6 56 19 14 13 21 30 21 52 0 16-5 30-14 40-9 11-19 18-30 22 14 4 26 12 35 25 10 13 14 26 14 41 0 23-7 40-21 54-14 13-33 20-58 20zM10265 243c14 0 24-4 32-11s12-18 12-31c0-11-4-21-11-29-8-9-18-13-33-13h-102v84zM10264 121c13 0 22-3 29-10 8-7 11-16 11-27 0-12-3-22-11-30-7-7-16-10-29-10h-101v77zM10764 280l-98-122-45 45v77h-42v-273h42v146l143-146h54l-121 124 122 149zM10986 287c-39 0-72-14-97-40-25-27-38-62-38-103 0-42 13-77 38-104s58-40 97-40c40 0 72 13 97 40 26 27 38 62 38 104 0 41-12 76-38 103-25 26-57 40-97 40zM10986 249c27 0 48-10 65-29 17-20 26-45 26-76s-9-56-26-75c-17-21-38-31-65-31-26 0-48 10-65 30s-25 45-25 76 8 56 25 76c17 19 38 29 65 29zM11240 280v-236h-79v-37h200v37h-79v236zM11536 287c-40 0-72-14-97-40-25-27-38-62-38-103 0-42 13-77 38-104s57-40 97-40 72 13 97 40 38 62 38 104c0 41-13 76-38 103-25 26-57 40-97 40zM11536 249c26 0 48-10 65-29 17-20 25-45 25-76s-8-56-25-75c-17-21-39-31-65-31s-48 10-65 30-26 45-26 76 9 56 26 76c16 19 38 29 65 29zM11874 287c-39 0-69-16-92-48v145h-42v-377h42v40c10-14 23-25 39-34s34-13 53-13c37 0 66 13 88 38 22 27 33 62 33 106 0 43-11 78-33 104s-51 39-88 39zM11863 249c27 0 48-9 64-28 16-20 24-45 24-77s-8-57-24-76c-16-21-37-30-64-30-17 0-32 4-47 13s-26 19-34 31v123c8 12 19 23 34 31 15 9 30 13 47 13zM12105 7v106h102c26 0 46 8 62 23 16 16 24 36 24 61s-8 45-24 60c-16 16-36 23-62 23h-145v-273zM12105 150v93h97c16 0 28-4 35-13 8-9 12-20 12-33 0-14-4-25-11-33-8-9-20-14-36-14zM12337 280v-273h43v273zM12641 280l-82-111-82 111h-48l104-140-99-133h50l75 105 76-105h49l-99 133 105 140zM12884 280v-273h150c24 0 43 6 57 19 13 13 20 30 20 52 0 16-4 30-13 40-9 11-19 18-31 22 15 4 27 12 36 25s14 26 14 41c0 23-7 40-21 54-14 13-34 20-59 20zM13029 243c13 0 24-4 32-11s12-18 12-31c0-11-4-21-12-29-7-9-18-13-32-13h-102v84zM13027 121c13 0 23-3 30-10s11-16 11-27c0-12-4-22-11-30-7-7-17-10-30-10h-100v77zM13317 287c-40 0-73-14-98-41s-38-61-38-102 13-75 38-103 58-41 98-41c42 0 75 16 100 47l-29 27c-17-24-40-36-69-36-27 0-50 9-68 30-17 19-26 44-26 76 0 31 9 57 26 76 17 20 40 29 68 29 29 0 52-12 69-35l29 26c-25 31-58 47-100 47zM13526 280v-236h-79v-37h201v37h-80v236zM13837 287c-38 0-69-16-92-48v145h-42v-377h42v40c10-14 23-25 39-34 17-9 34-13 53-13 37 0 66 13 88 38 23 27 34 62 34 106 0 43-11 78-33 104s-52 39-89 39zM13826 249c27 0 48-9 64-28 16-20 24-45 24-77s-8-57-24-76c-16-21-37-30-64-30-16 0-32 4-47 13s-26 19-34 31v123c8 12 19 23 34 31 15 9 31 13 47 13zM14149 287c-41 0-75-13-101-40-25-27-38-61-38-103 0-40 13-74 38-103 26-27 58-41 96-41 39 0 71 13 95 41s36 63 36 106v11h-220c1 28 11 50 30 68 18 17 41 26 68 26 33 0 61-11 84-35l20 28c-28 28-64 42-108 42zM14234 127c0-26-9-47-25-65-17-18-38-27-65-27-26 0-47 9-63 27-17 18-26 39-26 65zM14393 280v-236h-79v-37h201v37h-80v236zM14570 280v-273h43v209l142-209h42v273h-42v-212l-144 212zM14850 252c12 0 23-8 31-25 8-16 15-45 20-85l18-135h190v273h-43v-236h-110l-12 103c-6 49-16 84-31 107-15 22-36 33-63 33zM15312 287c-39 0-72-14-97-40-25-27-38-62-38-103 0-42 13-77 38-104s58-40 97-40c40 0 72 13 97 40 26 27 38 62 38 104 0 41-12 76-38 103-25 26-57 40-97 40zM15312 249c27 0 48-10 65-29 17-20 26-45 26-76s-9-56-26-75c-17-21-38-31-65-31-26 0-48 10-65 30s-25 45-25 76 8 56 25 76c17 19 38 29 65 29zM15636 287c-40 0-72-14-98-41-25-27-38-61-38-102s13-75 38-103c26-28 58-41 98-41 42 0 76 16 100 47l-28 27c-17-24-40-36-69-36-28 0-51 9-69 30-17 19-26 44-26 76 0 31 9 57 26 76 17 20 40 29 69 29 28 0 51-12 69-35l28 26c-24 31-58 47-100 47zM15838 7v106h102c26 0 46 8 62 23 16 16 24 36 24 61s-8 45-24 60c-16 16-36 23-62 23h-145v-273zM15838 150v93h97c16 0 27-4 35-13s12-20 12-33c0-14-4-25-11-33-8-9-20-14-36-14zM16235 280v-273h43v209l143-209h41v273h-42v-212l-144 212zM16667 287c-40 0-72-14-98-41-25-27-38-61-38-102s13-75 38-103c26-28 58-41 98-41 42 0 76 16 100 47l-28 27c-17-24-40-36-69-36-28 0-51 9-69 30-17 19-26 44-26 76 0 31 9 57 26 76 17 20 40 29 69 29 28 0 51-12 69-35l28 26c-24 31-58 47-100 47zM17012 280l-98-122-45 45v77h-43v-273h43v146l143-146h54l-121 124 121 149zM17234 287c-40 0-72-14-97-40-26-27-38-62-38-103 0-42 12-77 38-104 25-27 57-40 97-40 39 0 72 13 97 40s38 62 38 104c0 41-13 76-38 103-25 26-58 40-97 40zM17234 249c26 0 48-10 65-29 17-20 25-45 25-76s-8-56-25-75c-17-21-39-31-65-31-27 0-48 10-65 30s-26 45-26 76 9 56 25 76c17 19 39 29 66 29zM17673 280v-214l-88 214h-16l-89-214v214h-43v-273h57l83 203 82-203h57v273zM17919 287c-39 0-71-14-97-40-25-27-37-62-37-103 0-42 12-77 37-104 26-27 58-40 97-40 40 0 72 13 97 40 26 27 38 62 38 104 0 41-12 76-38 103-25 26-57 40-97 40zM17919 249c27 0 48-10 65-29 17-20 26-45 26-76s-9-56-26-75c-17-21-38-31-65-31-26 0-48 10-65 30s-25 45-25 76 8 56 25 76c17 19 39 29 65 29zM18246 287c-41 0-74-13-100-40s-39-61-39-103c0-40 13-74 39-103 25-27 57-41 96-41s70 13 94 41c25 28 37 63 37 106v11h-221c1 28 11 50 30 68 19 17 42 26 68 26 33 0 61-11 84-35l21 28c-28 28-64 42-109 42zM18331 127c0-26-8-47-25-65-16-18-38-27-65-27-25 0-46 9-63 27s-25 39-26 65zM18707 287c-40 0-73-14-98-41-26-27-38-61-38-102s12-75 38-103c25-28 58-41 98-41 42 0 75 16 100 47l-29 27c-17-24-40-36-69-36-28 0-50 9-68 30-17 19-26 44-26 76 0 31 8 57 25 76 18 20 41 29 69 29 29 0 52-12 69-35l29 26c-25 31-58 47-100 47zM18834 252c13 0 23-8 31-25 9-16 15-45 21-85l17-135h190v273h-43v-236h-110l-12 103c-6 49-16 84-31 107-15 22-36 33-63 33zM19296 287c-39 0-72-14-97-40-25-27-38-62-38-103 0-42 13-77 38-104s58-40 97-40c40 0 72 13 97 40 26 27 38 62 38 104 0 41-12 76-38 103-25 26-57 40-97 40zM19296 249c27 0 48-10 65-29 17-20 26-45 26-76s-9-56-26-75c-17-21-38-31-65-31-26 0-48 10-65 30s-25 45-25 76 8 56 25 76c17 19 38 29 65 29zM19500 280v-273h150c24 0 43 6 57 19 13 13 20 30 20 52 0 16-4 30-13 40-9 11-19 18-31 22 15 4 27 12 36 25s14 26 14 41c0 23-7 40-21 54-14 13-34 20-59 20zM19645 243c13 0 24-4 31-11 8-7 12-18 12-31 0-11-3-21-11-29-7-9-18-13-32-13h-102v84zM19643 121c13 0 23-3 30-10s11-16 11-27c0-12-4-22-11-30-7-7-17-10-30-10h-100v77zM19932 287c-40 0-72-14-98-40-25-27-37-62-37-103 0-42 12-77 37-104 26-27 58-40 98-40 39 0 72 13 97 40s38 62 38 104c0 41-13 76-38 103-25 26-58 40-97 40zM19932 249c26 0 48-10 65-29 17-20 25-45 25-76s-8-56-25-75c-17-21-39-31-65-31-27 0-48 10-65 30s-26 45-26 76 9 56 25 76c17 19 39 29 66 29zM20188 267c0 17-4 33-13 48s-20 27-33 37l-21-18c10-6 18-14 24-24 8-9 12-19 13-28l-8 1c-8 0-14-2-19-8-5-5-8-12-8-21 0-8 3-15 8-21 6-6 13-9 22-9s18 3 25 11 10 18 10 32zM20592 280l-98-122-45 45v77h-42v-273h42v146l143-146h54l-121 124 122 149z">
          <text:p/>
        </draw:path>
        <draw:polygon draw:style-name="gr108" draw:text-style-name="P108" draw:layer="layout" svg:width="0.145cm" svg:height="0.687cm" svg:x="22.803cm" svg:y="9.087cm" svg:viewBox="0 0 146 688" draw:points="0,0 146,0 146,688 0,688">
          <text:p/>
        </draw:polygon>
        <draw:polygon draw:style-name="gr110" draw:text-style-name="P110" draw:layer="layout" svg:width="19.021cm" svg:height="0.677cm" svg:x="2.107cm" svg:y="9.832cm" svg:viewBox="0 0 19022 678" draw:points="0,0 19022,0 19022,678 0,678">
          <text:p/>
        </draw:polygon>
        <draw:polygon draw:style-name="gr108" draw:text-style-name="P108" draw:layer="layout" svg:width="17.321cm" svg:height="0.688cm" svg:x="2.107cm" svg:y="9.854cm" svg:viewBox="0 0 17322 689" draw:points="0,0 17322,0 17322,689 0,689">
          <text:p/>
        </draw:polygon>
        <draw:path draw:style-name="gr115" draw:text-style-name="P117" draw:layer="layout" svg:width="17.123cm" svg:height="0.493cm" svg:x="2.134cm" svg:y="9.991cm" svg:viewBox="0 0 17124 494" svg:d="M134 390c-39 0-71-13-97-40-25-27-37-61-37-103s12-76 37-103c26-27 58-41 97-41 40 0 73 14 98 41s38 61 38 103-13 76-38 103-58 40-98 40zM134 353c27 0 49-10 65-30 17-20 26-45 26-76 0-30-9-56-26-75-16-20-38-30-65-30-26 0-47 10-64 29-18 20-26 45-26 76s8 57 25 76c17 20 39 30 65 30zM457 353c27 0 48-10 65-30s26-45 26-77c0-30-9-55-26-75-17-19-39-29-65-29s-48 10-65 29c-17 20-25 45-25 75 0 32 8 58 25 77 17 20 38 30 65 30zM457 390c-40 0-73-14-98-42-24-29-37-67-37-113 0-64 12-111 34-144 23-32 59-51 109-57 30-5 50-9 60-13 11-4 17-9 17-15h41c0 16-8 29-24 40-17 10-44 18-83 23-35 5-61 15-80 29-18 14-29 37-35 64 12-18 26-32 45-43 18-11 38-16 58-16 37 0 68 15 92 42s36 61 36 101c0 43-13 78-38 104-26 27-58 40-97 40zM1021 110v236h35v107h-42v-69h-350v-274h42v236h115v-236h43v236h115v-236zM1237 390c-41 0-74-13-100-40-26-26-39-61-39-103 0-40 13-74 39-102 25-27 57-42 96-42s70 15 94 42c25 27 37 62 37 105v11h-221c1 28 11 51 30 68 19 18 42 26 68 26 33 0 61-11 84-34l21 27c-28 28-64 42-109 42zM1322 230c0-25-8-47-25-64-16-18-38-27-65-27-25 0-46 9-63 27-16 17-25 39-26 64zM1668 384v-214l-89 214h-16l-89-214v214h-42v-274h56l84 203 82-203h56v274zM1786 452c6 3 14 4 24 4 9 0 17-2 23-6s12-11 17-23l18-41-114-276h46l91 224 90-224h46l-136 329c-15 36-42 54-80 55-11 0-22-1-31-4zM2254 110v78c0 23 5 39 15 50 11 10 29 14 54 14 29 0 53-4 72-14v-128h43v274h-43v-112c-23 12-51 19-83 19-36 0-61-8-77-22s-24-37-24-68v-91zM2522 384v-274h43v209l142-209h42v274h-42v-213l-144 213zM2954 390c-40 0-73-13-98-40s-38-62-38-103 13-75 38-102 58-42 98-42c42 0 75 17 100 49l-29 26c-17-24-40-36-69-36-28 0-50 10-68 29-17 19-26 45-26 76 0 32 9 57 26 77 17 19 40 29 68 29 29 0 52-12 69-36l29 26c-25 31-58 47-100 47zM3081 355c13 0 23-8 31-24 9-17 15-45 21-86l17-135h190v274h-42v-236h-110l-13 102c-5 49-16 85-31 107s-36 33-63 33zM3416 452c6 3 14 4 23 4 10 0 17-2 24-6 6-4 12-11 17-23l18-41-114-276h46l90 224 91-224h46l-137 329c-15 36-41 54-80 55-11 0-21-1-31-4zM3896 384v-236h-79v-38h201v38h-79v236zM4197 390c-42 0-75-13-101-40-26-26-38-61-38-103 0-40 12-74 38-102 26-27 58-42 96-42 39 0 71 15 95 42s36 62 36 105v11h-221c2 28 12 51 30 68 19 18 42 26 69 26 33 0 61-11 84-34l20 27c-28 28-64 42-108 42zM4281 230c0-25-8-47-25-64-16-18-38-27-64-27s-47 9-64 27c-16 17-25 39-26 64zM4577 384l-98-123-45 45v78h-43v-274h43v146l143-146h53l-120 125 121 149zM4800 390c-40 0-73-13-98-40-26-27-38-62-38-103s12-75 38-102c25-27 58-42 98-42 42 0 75 17 100 49l-29 26c-17-24-40-36-69-36-28 0-50 10-68 29-17 19-26 45-26 76 0 32 8 57 26 77 17 19 40 29 68 29 29 0 52-12 69-36l29 26c-25 31-58 47-100 47zM5008 384v-236h-79v-38h201v38h-79v236zM5305 390c-40 0-72-13-98-40-25-27-37-61-37-103s12-76 37-103c26-27 58-41 98-41 39 0 72 14 97 41s38 61 38 103-13 76-38 103-58 40-97 40zM5305 353c26 0 48-10 65-30s25-45 25-76c0-30-8-56-25-75-17-20-39-30-65-30-27 0-48 10-65 29-17 20-26 45-26 76s9 57 25 76c17 20 39 30 66 30zM5508 384v-274h150c25 0 44 8 57 21 14 12 20 29 20 50 0 16-4 30-13 40-9 11-19 18-30 22 14 4 26 12 35 25s14 27 14 42c0 22-7 40-21 53-14 14-33 21-59 21zM5653 346c14 0 24-3 32-10 8-8 12-18 12-31 0-11-4-21-11-30-8-8-19-13-33-13h-102v84zM5651 225c13 0 23-4 30-11s11-16 11-27c0-12-4-21-11-28s-17-11-30-11h-100v77zM5967 384v-274h150c24 0 43 8 56 21 14 12 21 29 21 50 0 16-5 30-14 40-9 11-19 18-30 22 14 4 26 12 35 25 10 13 14 27 14 42 0 22-7 40-21 53-14 14-33 21-58 21zM6111 346c14 0 24-3 32-10 8-8 12-18 12-31 0-11-4-21-11-30-8-8-18-13-33-13h-102v84zM6110 225c13 0 22-4 29-11 8-7 11-16 11-27 0-12-3-21-11-28-7-7-16-11-29-11h-101v77zM6611 384l-98-123-45 45v78h-43v-274h43v146l143-146h54l-121 125 122 149zM6833 390c-39 0-72-13-97-40s-38-61-38-103 13-76 38-103 58-41 97-41c40 0 72 14 97 41 26 27 38 61 38 103s-12 76-38 103c-25 27-57 40-97 40zM6833 353c27 0 48-10 65-30s26-45 26-76c0-30-9-56-26-75-17-20-38-30-65-30-26 0-48 10-65 29-17 20-25 45-25 76s8 57 25 76c17 20 38 30 65 30zM7171 390c-38 0-69-16-91-48v145h-43v-377h43v42c9-14 22-26 38-35 17-10 34-14 53-14 37 0 66 14 88 40 23 25 34 60 34 104s-11 78-33 104-52 39-89 39zM7161 353c26 0 47-10 63-29s24-45 24-77c0-31-8-57-24-76-15-19-37-29-63-29-17 0-33 4-48 13-15 8-26 18-33 30v123c7 12 18 23 33 32 15 8 31 13 48 13zM7545 384v-236h-143v236h-42v-274h227v274zM7663 452c6 3 14 4 23 4s17-2 24-6c6-4 12-11 17-23l18-41-114-276h46l90 224 91-224h46l-137 329c-15 36-41 54-80 55-11 0-21-1-31-4zM8068 390c-40 0-73-13-98-40s-38-62-38-103 13-75 38-102 58-42 98-42c42 0 76 17 100 49l-28 26c-18-24-41-36-69-36s-51 10-69 29c-17 19-26 45-26 76 0 32 9 57 26 77 17 19 40 29 69 29 28 0 51-12 69-36l28 26c-24 31-58 47-100 47zM8350 390c-41 0-74-13-100-40-26-26-39-61-39-103 0-40 13-74 39-102 25-27 57-42 96-42s70 15 94 42c25 27 37 62 37 105v11h-221c1 28 11 51 30 68 19 18 42 26 68 26 33 0 61-11 84-34l21 27c-28 28-64 42-109 42zM8435 230c0-25-8-47-25-64-16-18-38-27-65-27-25 0-46 9-63 27-16 17-25 39-26 64zM8564 389c-9 0-16-3-22-9s-9-13-9-22 3-16 9-22 13-9 22-9c8 0 15 3 21 9 7 6 10 13 10 22s-3 16-10 22c-6 6-13 9-21 9zM8996 390c-55 0-101-18-138-54-37-37-55-84-55-141 0-56 18-104 55-140 37-37 83-55 138-55 60 0 108 25 143 75l-39 21c-11-15-26-28-44-38-18-11-38-16-60-16-41 0-76 14-104 43-27 29-41 67-41 110 0 45 14 82 41 110 28 29 62 43 104 43 22 0 42-5 60-15s33-23 44-39l40 22c-37 49-85 74-144 74zM9528 384v-236h-142v236h-43v-274h227v274zM9774 390c-40 0-72-13-97-40s-38-61-38-103 13-76 38-103 57-41 97-41 72 14 97 41 38 61 38 103-13 76-38 103-57 40-97 40zM9774 353c26 0 48-10 65-30s25-45 25-76c0-30-8-56-25-75-17-20-39-30-65-30s-48 10-65 29c-17 20-26 45-26 76s9 57 26 76c16 20 38 30 65 30zM10214 384v-214l-89 214h-16l-89-214v214h-42v-274h56l83 203 83-203h56v274zM10459 390c-39 0-71-13-97-40-25-27-37-61-37-103s12-76 37-103c26-27 58-41 97-41 40 0 73 14 98 41s38 61 38 103-13 76-38 103-58 40-98 40zM10459 353c27 0 49-10 65-30 17-20 26-45 26-76 0-30-9-56-26-75-16-20-38-30-65-30-26 0-47 10-64 29-18 20-26 45-26 76s8 57 25 76c17 20 39 30 65 30zM11020 110v236h36v107h-43v-69h-350v-274h43v236h115v-236h42v236h115v-236zM11156 110v107h102c26 0 47 7 62 23 16 15 24 35 24 60s-8 45-24 60c-15 16-36 24-62 24h-144v-274zM11156 254v92h98c15 0 27-4 34-13 8-8 12-19 12-33 0-13-3-24-11-33s-20-13-35-13zM11637 390c-37 0-68-12-92-35-25-24-39-55-42-93h-52v122h-43v-274h43v114h53c5-36 19-65 44-87 25-23 54-34 89-34 39 0 71 14 97 41 25 27 38 61 38 103s-13 77-38 103c-26 27-58 40-97 40zM11637 353c26 0 48-10 65-30 17-19 26-45 26-76 0-30-9-56-26-75-17-20-39-30-65-30s-48 10-65 30c-17 19-25 45-25 75 0 31 8 57 25 76 17 20 39 30 65 30zM12082 384v-336h-119v-42h285v42h-120v336zM12310 384v-378h247v42h-200v122h195v42h-195v172zM12593 266v-38h136v38zM12789 384v-378h48v378zM12924 384v-378h129c57 0 104 18 140 54 35 35 53 81 53 135 0 56-18 101-54 136s-82 53-139 53zM13053 342c43 0 78-14 105-40 26-27 40-63 40-107 0-43-14-78-40-106-26-27-61-41-105-41h-82v294zM13319 384v-378h247v42h-200v122h196v42h-196v172zM13823 384v-236h-79v-38h201v38h-79v236zM14124 390c-41 0-75-13-101-40-25-26-38-61-38-103 0-40 13-74 38-102 26-27 58-42 96-42 39 0 71 15 95 42s36 62 36 105v11h-221c2 28 12 51 31 68 18 18 41 26 68 26 33 0 61-11 84-34l20 27c-28 28-64 42-108 42zM14208 230c0-25-8-47-24-64-17-18-39-27-65-27s-47 9-63 27c-17 17-26 39-27 64zM14504 384l-98-123-45 45v78h-43v-274h43v146l143-146h54l-121 125 121 149zM14727 390c-40 0-73-13-98-40s-38-62-38-103 13-75 38-102 58-42 98-42c42 0 75 17 100 49l-29 26c-17-24-40-36-69-36-27 0-50 10-68 29-17 19-26 45-26 76 0 32 9 57 26 77 17 19 40 29 68 29 29 0 52-12 69-36l29 26c-25 31-58 47-100 47zM14936 384v-236h-79v-38h200v38h-79v236zM15155 110v107h102c26 0 47 7 62 23 16 15 24 35 24 60s-8 45-24 60c-15 16-36 24-62 24h-144v-274zM15155 254v92h98c15 0 27-4 35-13 8-8 12-19 12-33 0-13-4-24-12-33s-19-13-35-13zM15388 384v-274h42v274zM15710 384v-236h-79v-38h201v38h-80v236zM16058 384v-31c-23 25-54 37-91 37-27 0-50-8-68-25-18-18-27-39-27-65s9-48 27-64c17-17 40-26 68-26 39 0 70 13 91 38v-50c0-18-7-32-20-42s-29-15-49-15c-32 0-60 13-84 38l-20-29c29-31 66-47 109-47 34 0 60 8 78 25 19 17 28 39 28 68v188zM15982 360c34 0 59-11 76-34v-51c-17-23-42-34-76-34-19 0-35 5-48 16-12 11-18 26-18 43 0 18 6 32 18 43 13 11 29 17 48 17zM16370 384l-98-123-45 45v78h-43v-274h43v146l143-146h54l-121 125 122 149zM16440 384l122-149-121-125h53l118 121v-121h42v121l117-121h54l-121 125 121 149h-54l-98-123-19 19v104h-42v-104l-19-19-99 123zM16997 390c-41 0-74-13-100-40-26-26-39-61-39-103 0-40 13-74 39-102 25-27 57-42 96-42s70 15 94 42c25 27 37 62 37 105v11h-221c1 28 11 51 30 68 19 18 42 26 68 26 33 0 61-11 84-34l20 27c-27 28-63 42-108 42zM17082 230c0-25-8-47-25-64-16-18-38-27-65-27-25 0-46 9-63 27-17 17-25 39-26 64z">
          <text:p/>
        </draw:path>
        <draw:polygon draw:style-name="gr113" draw:text-style-name="P114" draw:layer="layout" svg:width="1.7cm" svg:height="0.688cm" svg:x="19.428cm" svg:y="9.854cm" svg:viewBox="0 0 1701 689" draw:points="0,0 1701,0 1701,689 0,689">
          <text:p/>
        </draw:polygon>
        <draw:path draw:style-name="gr115" draw:text-style-name="P117" draw:layer="layout" svg:width="1.632cm" svg:height="0.286cm" svg:x="19.47cm" svg:y="10.094cm" svg:viewBox="0 0 1633 287" svg:d="M236 281v-214l-88 214h-16l-89-214v214h-43v-274h56l84 203 82-203h56v274zM482 287c-39 0-72-13-97-40s-38-61-38-103 13-76 38-104c25-27 58-40 97-40 40 0 72 13 97 40 26 28 38 62 38 104s-12 76-38 103c-25 27-57 40-97 40zM482 250c27 0 48-10 65-30s26-45 26-76c0-30-9-56-26-75-17-21-38-31-65-31-26 0-48 10-65 30s-25 45-25 76 8 57 25 76c17 20 38 30 65 30zM631 281l121-149-121-125h54l117 121v-121h42v121l119-121h54l-123 125 123 149h-54l-99-123-20 19v104h-42v-104l-19-19-98 123zM1067 281v-274h43v114h142v-114h42v274h-42v-122h-142v122zM1498 287c-40 0-72-13-97-40s-38-61-38-103 13-76 38-104c25-27 57-40 97-40 39 0 72 13 97 40 25 28 38 62 38 104s-13 76-38 103-58 40-97 40zM1498 250c26 0 48-10 65-30s25-45 25-76c0-30-8-56-25-75-17-21-39-31-65-31s-48 10-65 30-26 45-26 76 9 57 25 76c17 20 39 30 66 30z">
          <text:p/>
        </draw:path>
        <draw:polygon draw:style-name="gr113" draw:text-style-name="P114" draw:layer="layout" svg:width="0.146cm" svg:height="0.688cm" svg:x="21.128cm" svg:y="9.854cm" svg:viewBox="0 0 147 689" draw:points="0,0 147,0 147,689 0,689">
          <text:p/>
        </draw:polygon>
        <draw:polygon draw:style-name="gr110" draw:text-style-name="P110" draw:layer="layout" svg:width="19.978cm" svg:height="0.677cm" svg:x="2.107cm" svg:y="10.599cm" svg:viewBox="0 0 19979 678" draw:points="0,0 19979,0 19979,678 0,678">
          <text:p/>
        </draw:polygon>
        <draw:polygon draw:style-name="gr113" draw:text-style-name="P114" draw:layer="layout" svg:width="2.967cm" svg:height="0.687cm" svg:x="2.107cm" svg:y="10.622cm" svg:viewBox="0 0 2968 688" draw:points="0,0 2968,0 2968,688 0,688">
          <text:p/>
        </draw:polygon>
        <draw:path draw:style-name="gr115" draw:text-style-name="P117" draw:layer="layout" svg:width="2.918cm" svg:height="0.384cm" svg:x="2.134cm" svg:y="10.861cm" svg:viewBox="0 0 2919 385" svg:d="M136 287c-40 0-73-13-98-40-26-27-38-61-38-103 0-41 12-75 38-103 25-27 58-41 98-41 42 0 75 16 100 48l-29 27c-17-25-40-37-69-37-28 0-50 10-68 30-17 20-26 45-26 76 0 32 8 57 26 77 17 19 40 29 68 29 29 0 52-12 69-36l29 26c-25 32-58 47-100 47zM429 287c-39 0-69-16-92-48v146h-42v-378h42v41c10-14 23-26 39-34 16-9 34-14 53-14 37 0 66 13 88 39s34 61 34 105-11 79-33 105c-23 25-52 38-89 38zM418 250c27 0 48-10 64-29s24-45 24-77c0-31-8-56-24-76s-37-30-64-30c-16 0-32 5-47 13-15 9-26 20-34 32v123c8 12 19 22 34 31s31 13 47 13zM788 281v-31c-23 25-53 37-90 37-28 0-50-8-69-25-17-18-26-39-26-65s8-48 26-64c18-17 41-25 69-25 39 0 69 12 90 37v-49c0-19-6-33-20-44-13-10-29-15-49-15-32 0-60 13-83 39l-20-30c29-30 65-46 109-46 33 0 59 8 78 25 18 16 27 40 27 69v187zM713 257c34 0 59-11 75-34v-51c-16-23-41-34-75-34-20 0-36 6-48 17-13 11-19 25-19 43 0 17 6 31 19 43 12 11 28 16 48 16zM915 281v-274h150c24 0 43 7 57 20 13 13 20 31 20 51 0 17-5 30-13 41-9 10-19 17-31 21 15 4 26 13 36 25 9 13 14 27 14 42 0 22-7 40-21 54-14 13-34 20-59 20zM1060 244c13 0 24-4 31-11 8-8 12-18 12-31 0-11-3-21-11-30-7-8-18-12-32-12h-103v84zM1058 122c13 0 23-3 30-10s10-17 10-28c0-12-3-21-10-28-7-8-17-11-30-11h-101v77zM1228 281v-274h42v115h142v-115h42v274h-42v-122h-142v122zM1539 281v-274h43v209l142-209h42v274h-42v-212l-144 212zM1851 281v-274h150c24 0 43 7 56 20 14 13 20 31 20 51 0 17-4 30-13 41-9 10-19 17-30 21 14 4 26 13 35 25 10 13 14 27 14 42 0 22-7 40-21 54-14 13-33 20-59 20zM1995 244c14 0 24-4 32-11 8-8 12-18 12-31 0-11-4-21-11-30-8-8-18-12-33-12h-102v84zM1994 122c13 0 22-3 29-10s11-17 11-28c0-12-4-21-11-28-7-8-16-11-29-11h-101v77zM2335 281v-31c-23 25-53 37-91 37-28 0-51-8-69-25-18-18-27-39-27-65s9-48 27-64c18-17 41-25 69-25 39 0 70 12 91 37v-49c0-19-7-33-20-44-13-10-29-15-49-15-33 0-61 13-85 39l-20-30c29-30 66-46 111-46 33 0 59 8 77 25 19 16 28 40 28 69v187zM2260 257c33 0 58-11 75-34v-51c-17-23-42-34-75-34-21 0-37 6-50 17-12 11-18 25-18 43 0 17 6 31 18 43 13 11 29 16 50 16zM2511 281v-236h-79v-38h201v38h-79v236zM2731 7v107h102c26 0 46 8 62 23s24 35 24 60-8 45-24 61c-16 15-36 23-62 23h-145v-274zM2731 151v93h98c15 0 27-5 34-13 8-9 12-20 12-34 0-13-4-24-11-33-8-9-20-13-35-13z">
          <text:p/>
        </draw:path>
        <draw:polygon draw:style-name="gr108" draw:text-style-name="P108" draw:layer="layout" svg:width="17.011cm" svg:height="0.687cm" svg:x="5.074cm" svg:y="10.622cm" svg:viewBox="0 0 17012 688" draw:points="0,0 17012,0 17012,688 0,688">
          <text:p/>
        </draw:polygon>
        <draw:path draw:style-name="gr115" draw:text-style-name="P117" draw:layer="layout" svg:width="16.937cm" svg:height="0.475cm" svg:x="5.106cm" svg:y="10.77cm" svg:viewBox="0 0 16938 476" svg:d="M67 357c0 18-4 34-13 50-9 15-20 27-33 36l-21-17c9-6 17-14 24-24 7-11 11-20 13-30l-8 2c-8 0-15-3-20-8s-7-12-7-21 2-16 8-22 13-9 21-9c10 0 18 4 25 12 7 7 11 18 11 31zM285 371v-273h43v208l143-208h41v273h-42v-212l-144 212zM711 336c14-3 25-12 33-28s14-41 18-75l18-135h189v236h32v107h-42v-70h-206v70h-42zM765 334h162v-198h-110l-12 102c-7 47-20 79-40 96zM1182 377c-41 0-74-13-100-39-26-27-39-61-39-104 0-40 13-74 39-101 25-28 57-42 96-42s70 14 94 41c25 27 37 62 37 106v10h-221c1 28 11 51 30 69 19 17 42 26 68 26 33 0 61-12 84-35l21 28c-28 28-64 41-109 41zM1267 217c0-25-8-46-25-64-16-18-38-27-65-27-25 0-46 9-63 27s-25 39-26 64zM1345 343c13 0 23-9 31-25 9-17 15-45 21-85l17-135h190v273h-42v-235h-110l-13 102c-6 48-16 84-31 106s-36 33-63 33zM1859 371v-31c-23 25-53 37-91 37-27 0-50-8-68-25-18-18-27-39-27-65s9-48 27-64c18-17 41-25 68-25 40 0 70 12 91 37v-49c0-19-7-33-20-43s-29-15-49-15c-32 0-60 13-84 38l-19-29c28-30 65-46 109-46 33 0 59 8 77 25 19 16 28 39 28 68v187zM1784 347c33 0 58-11 75-34v-51c-17-23-42-34-75-34-20 0-36 6-49 17-12 11-18 25-18 43 0 17 6 31 18 43 13 11 29 16 49 16zM2035 371v-235h-79v-38h201v38h-79v235zM2255 98v106h102c26 0 46 8 62 23s24 35 24 60-8 45-24 61c-16 15-36 23-62 23h-145v-273zM2255 241v93h98c15 0 27-5 34-13 8-9 12-20 12-34 0-13-4-24-11-33-8-9-20-13-35-13zM2727 377c-42 0-75-15-100-47l27-25c19 25 42 38 71 38 27 0 48-9 64-26 16-16 26-38 29-66h-137v-36h137c-4-27-13-49-29-65s-37-24-64-24c-29 0-53 13-71 38l-27-25c25-32 58-48 100-48 41 0 73 14 99 41 25 27 38 61 38 102 0 42-13 76-38 103-26 27-58 40-99 40zM2982 371v-235h-79v-38h201v38h-80v235zM3278 377c-40 0-72-13-97-40s-38-61-38-103 13-76 38-103c25-26 57-40 97-40s72 14 98 40c25 27 38 61 38 103s-13 76-38 103c-26 27-58 40-98 40zM3278 340c26 0 48-10 65-30 17-19 26-45 26-76 0-30-9-55-26-75s-39-30-65-30-48 10-65 30c-17 19-26 45-26 75 0 32 9 57 26 76 16 20 38 30 65 30zM3864 371v-214l-88 214h-16l-89-214v214h-43v-273h56l84 202 82-202h56v273zM4110 377c-39 0-72-13-97-40s-38-61-38-103 13-76 38-103c25-26 58-40 97-40 40 0 72 14 97 40 26 27 38 61 38 103s-12 76-38 103c-25 27-57 40-97 40zM4110 340c27 0 48-10 65-30 17-19 26-45 26-76 0-30-9-55-26-75s-38-30-65-30c-26 0-48 10-65 30-17 19-25 45-25 75 0 32 8 57 25 76 17 20 38 30 65 30zM4259 371l121-149-121-124h54l117 120v-120h42v120l118-120h53l-121 124 122 149h-54l-98-123-20 19v104h-42v-104l-19-19-98 123zM4694 371v-273h43v114h142v-114h42v273h-42v-122h-142v122zM5125 377c-40 0-72-13-97-40-26-27-38-61-38-103s12-76 38-103c25-26 57-40 97-40 39 0 72 14 97 40 25 27 38 61 38 103s-13 76-38 103-58 40-97 40zM5125 340c26 0 48-10 65-30 17-19 25-45 25-76 0-30-8-55-25-75s-39-30-65-30-48 10-65 30c-17 19-26 45-26 75 0 32 9 57 25 76 17 20 39 30 66 30zM5594 377c-40 0-72-13-98-40-25-27-38-61-38-103 0-41 13-75 38-102 26-27 58-41 98-41 42 0 76 16 100 48l-28 26c-17-24-40-36-69-36-28 0-51 10-68 29-18 20-26 45-26 76 0 32 8 57 25 77 18 19 40 29 69 29 28 0 51-12 69-36l28 26c-24 32-58 47-100 47zM6135 371v-214l-88 214h-17l-88-214v214h-43v-273h56l84 202 82-202h56v273zM6385 377c-41 0-75-13-100-39-26-27-39-61-39-104 0-40 13-74 39-101 25-28 57-42 95-42 40 0 71 14 95 41s36 62 36 106v10h-220c1 28 11 51 30 69 19 17 41 26 68 26 33 0 61-12 84-35l20 28c-28 28-64 41-108 41zM6470 217c0-25-9-46-25-64-17-18-38-27-65-27-25 0-46 9-63 27s-25 39-26 64zM6580 371v-273h42v114h142v-114h42v273h-42v-122h-142v122zM6934 98v106h102c25 0 46 8 62 23 15 15 23 35 23 60s-8 45-23 61c-16 15-37 23-62 23h-145v-273zM6934 241v93h97c16 0 27-5 35-13 8-9 12-20 12-34 0-13-4-24-12-33-7-9-19-13-35-13zM7543 98v273h-357v-273h42v236h115v-236h43v236h115v-236zM7751 377c-41 0-75-13-101-39-25-27-38-61-38-104 0-40 13-74 38-101 26-28 58-42 96-42 39 0 71 14 95 41s36 62 36 106v10h-221c2 28 12 51 31 69 18 17 41 26 68 26 33 0 61-12 84-35l20 28c-28 28-64 41-108 41zM7835 217c0-25-8-46-24-64-17-18-39-27-65-27s-47 9-64 27c-16 18-25 39-26 64zM7945 371v-273h43v208l142-208h42v273h-42v-212l-144 212zM8154 18c-11 15-26 27-43 36s-36 13-56 13c-41 0-74-16-99-49l21-18c19 27 45 40 78 40 34 0 60-13 78-40zM8521 377c-39 0-72-13-97-40s-37-61-37-103 12-76 37-103c25-26 58-40 97-40 40 0 72 14 97 40 26 27 38 61 38 103s-12 76-38 103c-25 27-57 40-97 40zM8521 340c27 0 48-10 65-30 17-19 26-45 26-76 0-30-9-55-26-75s-38-30-65-30c-26 0-48 10-65 30-17 19-25 45-25 75 0 32 8 57 25 76 17 20 39 30 65 30zM8910 371v-235h-142v235h-43v-273h227v273zM9207 371v-31c-23 25-53 37-90 37-28 0-50-8-69-25-17-18-26-39-26-65s8-48 26-64c18-17 41-25 69-25 39 0 69 12 90 37v-49c0-19-6-33-20-43-13-10-29-15-49-15-32 0-60 13-83 38l-20-29c29-30 65-46 109-46 33 0 59 8 78 25 18 16 27 39 27 68v187zM9132 347c34 0 59-11 75-34v-51c-16-23-41-34-75-34-20 0-36 6-48 17-13 11-19 25-19 43 0 17 6 31 19 43 12 11 28 16 48 16zM9454 377c-40 0-72-13-98-40-25-27-38-61-38-103 0-41 13-75 38-102 26-27 58-41 98-41 42 0 76 16 100 48l-28 26c-17-24-40-36-69-36-28 0-51 10-69 29-17 20-26 45-26 76 0 32 9 57 26 77 17 19 40 29 69 29 28 0 51-12 69-36l28 26c-24 32-58 47-100 47zM9799 371l-98-123-45 45v78h-43v-273h43v145l143-145h54l-121 124 121 149zM10021 377c-40 0-72-13-98-40-25-27-37-61-37-103s12-76 37-103c26-26 58-40 98-40 39 0 72 14 97 40 25 27 38 61 38 103s-13 76-38 103-58 40-97 40zM10021 340c26 0 48-10 65-30 17-19 25-45 25-76 0-30-8-55-25-75s-39-30-65-30c-27 0-48 10-65 30-17 19-26 45-26 75 0 32 9 57 25 76 17 20 39 30 66 30zM10224 371v-273h43v208l143-208h41v273h-42v-212l-144 212zM10433 18c-11 15-25 27-42 36-18 9-36 13-57 13-41 0-74-16-99-49l21-18c19 27 46 40 78 40 34 0 60-13 78-40zM10593 357c0 18-4 34-13 50-9 15-20 27-33 36l-21-17c9-6 17-14 24-24 7-11 11-20 13-30l-9 2c-7 0-14-3-19-8s-7-12-7-21 2-16 8-22 13-9 21-9c10 0 18 4 25 12 7 7 11 18 11 31zM10848 98v77c0 23 5 40 16 50s28 15 54 15c28 0 52-5 72-15v-127h42v273h-42v-111c-24 12-51 18-83 18-36 0-62-7-78-22-15-14-23-37-23-68v-90zM11240 377c-41 0-75-13-101-39-25-27-38-61-38-104 0-40 13-74 38-101 26-28 58-42 96-42 39 0 71 14 95 41s36 62 36 106v10h-221c2 28 12 51 31 69 18 17 41 26 68 26 33 0 61-12 84-35l20 28c-28 28-64 41-108 41zM11324 217c0-25-8-46-24-64-17-18-38-27-65-27-26 0-47 9-63 27-17 18-26 39-27 64zM11670 371v-214l-88 214h-16l-89-214v214h-43v-273h56l84 202 82-202h56v273zM12127 371v-235h-142v235h-42v-273h227v273zM12389 377c-39 0-70-16-92-48v147h-43v-378h43v41c9-14 22-26 39-34 16-9 34-14 53-14 36 0 66 13 88 39 22 25 33 60 33 104s-11 79-33 105c-22 25-52 38-88 38zM12378 340c26 0 47-10 63-29s24-45 24-77c0-31-8-56-24-76-15-19-36-29-63-29-17 0-33 5-48 13s-26 19-33 31v123c7 12 18 22 33 31s31 13 48 13zM12577 371v-273h43v208l142-208h42v273h-42v-212l-144 212zM13034 371v-273h43v208l142-208h42v273h-42v-212l-144 212zM13466 377c-40 0-73-13-98-40s-38-61-38-103c0-41 13-75 38-102s58-41 98-41c42 0 75 16 100 48l-29 26c-17-24-40-36-69-36-27 0-50 10-68 29-17 20-26 45-26 76 0 32 9 57 26 77 17 19 40 29 68 29 29 0 52-12 69-36l29 26c-25 32-58 47-100 47zM13810 371v-235h-143v235h-42v-273h227v273zM14055 377c-39 0-71-13-97-40-25-27-37-61-37-103s12-76 37-103c26-26 58-40 97-40 40 0 73 14 98 40 25 27 38 61 38 103s-13 76-38 103-58 40-98 40zM14055 340c27 0 49-10 65-30 17-19 26-45 26-76 0-30-9-55-26-75-16-20-38-30-65-30-26 0-47 10-64 30-18 19-26 45-26 75 0 32 8 57 25 76 17 20 39 30 65 30zM14227 343c13 0 24-9 32-25 8-17 15-45 20-85l17-135h190v273h-42v-235h-110l-12 102c-6 48-17 84-31 106-15 22-36 33-64 33zM14613 98v106h102c26 0 47 8 62 23 16 15 24 35 24 60s-8 45-24 61c-15 15-36 23-62 23h-144v-273zM14613 241v93h98c15 0 27-5 35-13 8-9 12-20 12-34 0-13-4-24-12-33s-19-13-35-13zM14962 377c-52 0-93-14-123-44l21-27c26 24 60 37 102 37 25 0 44-5 58-13 15-9 22-21 22-35 0-30-28-45-86-45h-61v-34h61c25 0 44-4 59-12s22-20 22-34c0-13-8-23-23-31-14-8-33-13-57-13-38 0-68 12-91 36l-22-26c28-29 65-44 112-44 38 0 68 7 91 20s34 30 34 53c0 16-7 31-20 43-14 13-31 20-54 23 24 3 43 10 58 22 14 13 21 27 21 45 0 24-11 43-33 58-23 14-53 21-91 21zM15274 377c-39 0-71-13-97-40-25-27-37-61-37-103s12-76 37-103c26-26 58-40 97-40 40 0 72 14 98 40 25 27 38 61 38 103s-13 76-38 103c-26 27-58 40-98 40zM15274 340c27 0 48-10 65-30 17-19 26-45 26-76 0-30-9-55-26-75s-38-30-65-30c-26 0-47 10-65 30-17 19-25 45-25 75 0 32 8 57 25 76 17 20 39 30 65 30zM15478 371v-273h150c24 0 43 7 57 20 13 13 20 30 20 50 0 17-4 30-13 41-9 10-19 17-31 21 15 4 27 13 36 25 9 13 14 27 14 42 0 22-7 40-21 54-14 13-34 20-59 20zM15623 334c13 0 24-4 32-11 8-8 12-18 12-31 0-11-4-21-12-30-7-8-18-12-32-12h-102v84zM15621 212c13 0 23-3 30-10s11-17 11-28c0-12-4-21-11-28s-17-10-30-10h-100v76zM15961 371v-31c-23 25-53 37-90 37-27 0-50-8-68-25-18-18-27-39-27-65s9-48 26-64c18-17 41-25 69-25 39 0 69 12 90 37v-49c0-19-6-33-19-43s-30-15-50-15c-32 0-59 13-83 38l-20-29c29-30 65-46 109-46 34 0 59 8 78 25 18 16 28 39 28 68v187zM15886 347c34 0 59-11 75-34v-51c-16-23-41-34-75-34-20 0-36 6-48 17-13 11-19 25-19 43 0 17 6 31 19 43 12 11 28 16 48 16zM16088 371v-273h43v114h142v-114h42v273h-42v-122h-142v122zM16400 371v-273h42v208l143-208h42v273h-43v-212l-143 212zM16711 371v-273h43v208l142-208h42v273h-42v-212l-144 212z">
          <text:p/>
        </draw:path>
        <draw:polygon draw:style-name="gr108" draw:text-style-name="P108" draw:layer="layout" svg:width="0.146cm" svg:height="0.687cm" svg:x="22.085cm" svg:y="10.622cm" svg:viewBox="0 0 147 688" draw:points="0,0 147,0 147,688 0,688">
          <text:p/>
        </draw:polygon>
        <draw:polygon draw:style-name="gr110" draw:text-style-name="P110" draw:layer="layout" svg:width="4.243cm" svg:height="0.678cm" svg:x="2.107cm" svg:y="11.366cm" svg:viewBox="0 0 4244 679" draw:points="0,0 4244,0 4244,679 0,679">
          <text:p/>
        </draw:polygon>
        <draw:polygon draw:style-name="gr108" draw:text-style-name="P108" draw:layer="layout" svg:width="4.243cm" svg:height="0.687cm" svg:x="2.107cm" svg:y="11.389cm" svg:viewBox="0 0 4244 688" draw:points="0,0 4244,0 4244,688 0,688">
          <text:p/>
        </draw:polygon>
        <draw:path draw:style-name="gr115" draw:text-style-name="P117" draw:layer="layout" svg:width="4.182cm" svg:height="0.383cm" svg:x="2.134cm" svg:y="11.532cm" svg:viewBox="0 0 4183 384" svg:d="M134 384c-39 0-71-14-97-40-25-27-37-62-37-103 0-42 12-77 37-103 26-28 58-41 97-41 40 0 73 13 98 41 25 26 38 61 38 103 0 41-13 76-38 103-25 26-58 40-98 40zM134 346c27 0 49-10 65-29 17-20 26-45 26-76s-9-56-26-76c-16-19-38-29-65-29-26 0-47 9-64 29-18 20-26 45-26 76s8 56 25 76c17 19 39 29 65 29zM457 346c27 0 48-10 65-29 17-20 26-46 26-77 0-30-9-55-26-75s-39-29-65-29-48 9-65 29-25 45-25 75c0 32 8 57 25 77 17 19 38 29 65 29zM457 384c-40 0-73-14-98-43-24-29-37-66-37-113 0-63 12-112 34-143 23-32 59-51 109-58 30-4 50-8 60-13 11-4 17-9 17-14h41c0 16-8 29-24 39-17 10-44 18-83 23-35 6-61 15-80 30-18 14-29 36-35 64 12-19 26-33 45-44 18-10 38-15 58-15 37 0 68 13 92 42 24 27 36 60 36 101 0 43-13 78-38 104-26 26-58 40-97 40zM706 104v106h102c26 0 47 8 62 23 16 15 24 36 24 61 0 24-8 45-24 60-15 15-36 23-62 23h-144v-273zM706 247v93h98c15 0 27-4 35-13s12-20 12-33c0-14-4-25-12-33-8-9-19-14-35-14zM939 377v-273h42v273zM1102 104v77c0 23 6 40 16 50 11 10 29 15 54 15 28 0 53-5 72-14v-128h42v273h-42v-111c-23 12-51 18-83 18-36 0-62-7-77-21-16-15-24-37-24-69v-90zM1371 377v-273h42v114h143v-114h42v273h-42v-122h-143v122zM1725 104v106h102c26 0 46 8 62 23s24 36 24 61c0 24-8 45-24 60s-36 23-62 23h-145v-273zM1725 247v93h97c16 0 28-4 35-13 8-9 12-20 12-33 0-14-4-25-11-33-8-9-20-14-36-14zM1957 377v-273h43v273zM2261 377l-82-112-82 112h-48l104-140-99-133h50l75 104 76-104h49l-99 133 105 140zM2541 104v77c0 23 5 40 15 50 11 10 29 15 54 15 29 0 53-5 73-14v-128h42v273h-42v-111c-24 12-52 18-84 18-35 0-61-7-77-21-16-15-23-37-23-69v-90zM2980 377v-31c-23 25-53 38-91 38-27 0-50-9-68-26s-27-39-27-64c0-27 9-48 27-65s41-25 68-25c40 0 70 12 91 37v-49c0-19-7-33-20-43s-29-15-49-15c-32 0-60 13-84 38l-19-29c29-31 65-46 109-46 33 0 59 8 77 25 19 16 28 39 28 68v187zM2905 354c33 0 58-12 75-34v-52c-17-22-42-34-75-34-20 0-36 6-49 17-12 11-18 25-18 43 0 17 6 32 18 43 13 11 29 17 49 17zM3227 384c-40 0-73-14-98-41s-38-61-38-102 13-75 38-102c25-29 58-42 98-42 42 0 75 15 100 48l-29 26c-17-23-40-35-69-35-27 0-50 9-68 29-17 19-26 44-26 76 0 31 9 57 26 76s40 29 68 29c29 0 52-12 69-35l29 26c-25 31-58 47-100 47zM3436 377v-235h-79v-38h201v38h-80v235zM3732 384c-40 0-72-14-97-40-25-27-38-62-38-103 0-42 13-77 38-103 25-28 57-41 97-41s72 13 97 41c25 26 38 61 38 103 0 41-13 76-38 103-25 26-57 40-97 40zM3732 346c26 0 48-10 65-29 17-20 25-45 25-76s-8-56-25-76c-17-19-39-29-65-29s-48 9-65 29-26 45-26 76 9 56 26 76c16 19 38 29 65 29zM3985 377v-235h-79v-38h201v38h-79v235zM4152 383c-8 0-16-3-23-9-6-6-9-14-9-22 0-9 3-16 9-22 7-7 15-10 23-10 9 0 16 3 22 10 6 6 9 13 9 22 0 8-3 16-9 22s-13 9-22 9z">
          <text:p/>
        </draw:path>
        <draw:polygon draw:style-name="gr108" draw:text-style-name="P108" draw:layer="layout" svg:width="10.025cm" svg:height="0.9cm" svg:x="0cm" svg:y="13.387cm" svg:viewBox="0 0 10026 901" draw:points="0,0 10026,0 10026,901 0,901">
          <text:p/>
        </draw:polygon>
        <draw:polygon draw:style-name="gr108" draw:text-style-name="P108" draw:layer="layout" svg:width="6.5cm" svg:height="0.386cm" svg:x="0.238cm" svg:y="13.638cm" svg:viewBox="0 0 6501 387" draw:points="0,0 6501,0 6501,387 0,387">
          <text:p/>
        </draw:polygon>
        <draw:path draw:style-name="gr115" draw:text-style-name="P117" draw:layer="layout" svg:width="6.476cm" svg:height="0.28cm" svg:x="0.262cm" svg:y="13.712cm" svg:viewBox="0 0 6477 281" svg:d="M103 219v-102c0-12-2-20-8-26-5-6-14-9-26-9-9 0-17 2-26 7-8 4-15 10-20 17v113h-23v-213h23v81c7-8 15-15 25-19 10-5 20-7 30-7 33 0 49 16 49 48v110zM213 223c-22 0-34-12-34-36v-102h-25v-21h25v-41h24v41h31v21h-31v97c0 5 2 10 4 14 3 4 6 5 12 5s12-2 16-6l7 18c-7 6-16 10-29 10zM307 223c-23 0-34-12-34-36v-102h-25v-21h25v-41h24v41h31v21h-31v97c0 5 1 10 3 14 3 4 7 5 12 5 7 0 12-2 17-6l6 18c-6 6-16 10-28 10zM437 223c-22 0-39-9-52-27v81h-23v-213h23v23c6-8 13-14 22-19s19-7 30-7c20 0 37 7 49 21 13 15 19 34 19 59s-6 45-18 60c-13 14-29 22-50 22zM431 201c15 0 27-5 36-16s13-25 13-44c0-18-4-32-13-43s-21-16-36-16c-10 0-19 2-27 7s-14 11-19 17v71c5 6 11 12 19 17s17 7 27 7zM592 223c-26 0-47-8-62-24l12-18c5 6 12 11 21 16 9 4 19 6 29 6 12 0 21-2 27-7 7-5 10-12 10-19s-4-12-10-16c-7-4-19-8-37-12-16-5-28-9-36-16s-12-16-12-28c0-13 5-24 15-32 11-8 25-12 42-12 23 0 42 7 57 22l-11 17c-5-6-11-11-19-14-8-4-17-6-27-6-11 0-19 2-25 7s-9 10-9 17c0 6 3 11 10 15 7 3 20 7 38 11 15 3 27 9 35 16 8 8 12 18 12 30 0 15-6 26-17 34s-25 13-43 13zM703 97c-4 0-9-2-12-5-4-3-5-7-5-12s1-9 5-13c3-3 8-5 12-5 5 0 9 2 13 5 3 4 5 8 5 13s-2 9-5 12c-4 3-8 5-13 5zM703 222c-4 0-9-2-12-5-4-3-5-8-5-13 0-4 1-8 5-12 3-3 8-5 12-5 5 0 9 2 13 5 3 4 5 8 5 12 0 5-2 10-5 13-4 3-8 5-13 5zM740 225l75-225h19l-76 225zM834 225l75-225h19l-76 225zM1056 219v-102c0-12-3-20-9-26-5-6-14-9-26-9-9 0-17 2-25 7-9 4-15 10-21 17v113h-23v-213h23v81c7-8 16-15 25-19 10-5 20-7 30-7 33 0 49 16 49 48v110zM1223 219v-18c-13 14-30 22-51 22-15 0-28-5-38-15-11-10-16-22-16-36 0-15 5-28 15-37 10-10 23-15 39-15 22 0 39 7 51 21v-27c0-11-4-19-11-24-7-6-17-9-28-9-18 0-34 7-47 21l-11-16c16-17 37-25 61-25 19 0 34 4 44 13s16 22 16 38v107zM1180 206c19 0 34-7 43-19v-29c-9-14-24-20-43-20-11 0-20 3-27 9-7 7-10 15-10 25s3 18 10 24 16 10 27 10zM1318 177c4 7 11 13 19 17 8 5 17 7 27 7 15 0 27-5 36-16s13-25 13-44c0-18-4-32-13-43s-21-16-36-16c-10 0-19 2-27 7s-15 11-19 18zM1294 219v-213h24v82c13-18 30-27 52-27 20 0 37 7 49 22 13 15 19 34 19 58 0 26-6 45-19 60-12 14-29 22-49 22-11 0-21-3-30-8s-16-11-22-19v23zM1477 219v-155h24v25c14-19 31-28 51-28v25l-10-1c-7 0-15 2-24 8-8 5-14 10-17 16v110zM1568 222c-5 0-9-2-13-5-3-3-5-8-5-13 0-4 2-8 5-12 4-3 8-5 13-5s9 2 12 5c4 4 6 8 6 12 0 5-2 10-6 13-3 3-7 5-12 5zM1694 223c-23 0-41-8-55-23-15-15-22-35-22-59 0-23 7-42 22-58 14-15 32-22 55-22s42 9 56 26l-16 15c-10-13-23-20-39-20s-29 5-39 16c-9 11-14 25-14 43 0 19 5 33 14 44 10 11 23 16 39 16s29-6 39-20l16 15c-14 18-33 27-56 27zM1850 223c-22 0-40-8-55-23-14-15-21-35-21-59s7-43 21-58c15-15 33-22 55-22s40 7 54 22c15 15 22 34 22 58s-7 44-22 59c-14 15-32 23-54 23zM1850 201c15 0 27-5 37-16 9-11 14-26 14-44 0-17-5-31-14-42-10-12-22-17-37-17s-27 5-36 16c-10 11-15 26-15 43 0 19 5 33 14 44 10 11 22 16 37 16zM2150 219v-105c0-22-10-32-28-32-8 0-16 2-24 7-7 5-13 10-17 16v114h-24v-105c0-22-9-32-28-32-8 0-16 2-23 7s-13 11-17 17v113h-24v-155h24v23c3-6 10-12 20-18 10-5 19-8 29-8 12 0 21 2 28 8 6 5 11 12 13 20 6-8 13-15 23-20 10-6 19-8 29-8 28 0 43 15 43 46v112zM2198 225l75-225h18l-75 225zM2315 219v-155h24v25c14-19 31-28 51-28v25l-9-1c-7 0-15 2-24 8-9 5-15 10-18 16v110zM2524 219v-22c-6 7-14 13-24 18-9 5-20 8-31 8-32 0-49-17-49-49v-110h24v102c0 12 3 21 8 27 6 6 14 8 26 8 9 0 18-2 27-7 8-4 14-10 19-16v-114h24v155zM2571 225l75-225h19l-75 225zM2757 223c-23 0-41-8-55-23-15-15-22-35-22-59 0-23 7-42 22-58 14-15 32-22 55-22s42 9 56 26l-16 15c-10-13-23-20-39-20s-29 5-39 16c-9 11-14 25-14 43 0 19 5 33 14 44 10 11 23 16 39 16s29-6 39-20l16 15c-14 18-33 27-56 27zM2913 223c-22 0-40-8-55-23-14-15-21-35-21-59s7-43 21-58c15-15 33-22 55-22s40 7 54 22c16 15 23 34 23 58s-7 44-23 59c-14 15-32 23-54 23zM2913 201c15 0 27-5 37-16 9-11 14-26 14-44 0-17-5-31-14-42-10-12-22-17-37-17s-27 5-36 16c-10 11-15 26-15 43 0 19 5 33 14 44 10 11 22 16 37 16zM3214 219v-105c0-22-10-32-28-32-8 0-16 2-24 7-7 5-13 10-17 16v114h-24v-105c0-22-9-32-28-32-8 0-16 2-23 7s-13 11-17 17v113h-24v-155h24v23c3-6 10-12 20-18 10-5 19-8 29-8 12 0 21 2 28 8 6 5 11 12 13 20 6-8 13-15 23-20 10-6 19-8 29-8 28 0 43 15 43 46v112zM3361 223c-22 0-39-9-52-27v81h-24v-213h24v23c6-8 13-14 22-19s19-7 30-7c20 0 37 7 49 21 13 15 19 34 19 59s-6 45-18 60c-13 14-29 22-50 22zM3355 201c15 0 27-5 35-16 10-11 14-25 14-44 0-18-4-32-14-43-8-11-20-16-35-16-10 0-19 2-27 7s-15 11-19 17v71c4 6 11 12 19 17s17 7 27 7zM3563 219v-18c-13 14-30 22-51 22-15 0-28-5-38-15s-16-22-16-36c0-15 5-28 15-37 10-10 23-15 39-15 22 0 39 7 51 21v-27c0-11-4-19-11-24-7-6-17-9-28-9-18 0-33 7-47 21l-11-16c16-17 37-25 61-25 19 0 34 4 44 13s16 22 16 38v107zM3520 206c19 0 34-7 43-19v-29c-9-14-24-20-43-20-11 0-20 3-27 9-7 7-10 15-10 25s3 18 10 24 16 10 27 10zM3738 219v-102c0-13-3-22-10-27-6-6-14-8-25-8-8 0-17 2-26 7-8 5-15 10-19 17v113h-24v-155h24v23c7-8 15-14 24-19 10-5 20-7 31-7 32 0 49 16 49 49v109zM3804 257c4 2 8 3 14 3 5 0 9-1 13-4 3-2 7-6 9-12l10-24-64-156h26l51 127 51-127h26l-77 186c-8 20-23 31-45 31-6 0-12-1-17-2zM3941 225l75-225h19l-75 225zM4126 223c-22 0-41-8-55-23s-21-35-21-59 7-43 21-58 33-22 55-22 40 7 54 22 22 34 22 58-8 44-22 59-32 23-54 23zM4126 201c14 0 27-5 36-16 10-11 15-26 15-44 0-17-5-31-15-42-9-12-22-17-36-17-15 0-27 5-37 16s-14 26-14 43c0 19 4 33 14 44 9 11 22 16 37 16zM4351 219v-23c-5 8-12 14-22 19-9 5-19 8-29 8-21 0-37-8-50-22-12-15-19-34-19-60 0-24 7-44 19-58 13-15 29-22 50-22 10 0 20 2 29 7 9 4 16 11 22 20v-82h24v213zM4305 201c10 0 19-2 27-7 9-4 15-10 19-17v-70c-4-7-10-13-19-18-8-5-17-7-27-7-14 0-26 5-36 16-8 11-13 25-13 43 0 19 5 33 13 44 10 11 22 16 36 16zM4471 223c-25 0-46-8-62-24l13-18c5 6 12 11 21 16 9 4 19 6 29 6 12 0 21-2 27-7 7-5 10-12 10-19s-4-12-10-16c-7-4-19-8-37-12-16-5-28-9-36-16s-12-16-12-28c0-13 5-24 15-32 11-8 25-12 42-12 23 0 42 7 57 22l-11 17c-5-6-11-11-19-14-8-4-17-6-27-6-11 0-19 2-25 7s-9 10-9 17c0 6 3 11 10 15 7 3 20 7 38 11 15 3 27 9 35 16 8 8 12 18 12 30 0 15-6 26-17 34s-25 13-44 13zM4547 225l75-225h19l-76 225zM4688 177c5 7 11 13 19 17 9 5 18 7 27 7 15 0 27-5 36-16s14-25 14-44c0-18-5-32-14-43s-21-16-36-16c-9 0-18 2-27 7-8 5-14 11-19 18zM4665 219v-213h23v82c14-18 31-27 52-27 20 0 37 7 50 22 12 15 19 34 19 58 0 26-7 45-19 60-13 14-30 22-50 22-11 0-21-3-30-8s-16-11-22-19v23zM4847 219v-213h24v213zM4986 223c-23 0-41-8-55-23s-21-35-21-59 7-43 21-58 32-22 55-22c22 0 40 7 54 22s21 34 21 58-7 44-21 59-32 23-54 23zM4986 201c14 0 26-5 36-16s15-26 15-44c0-17-5-31-15-42-10-12-22-17-36-17-15 0-27 5-37 16s-15 26-15 43c0 19 5 33 14 44 10 11 23 16 38 16zM5162 281c-13 0-25-1-34-5-10-3-19-9-28-18l12-18c6 8 13 13 21 16 8 4 18 5 29 5 15 0 27-4 36-12s13-19 13-34v-21c-5 7-13 14-22 19s-19 8-30 8c-20 0-37-7-49-22-13-15-19-34-19-59 0-24 6-43 19-58 13-14 29-21 49-21 22 0 39 9 52 27v-24h24v150c0 22-7 39-19 50-13 11-31 17-54 17zM5165 200c9 0 18-3 26-7 9-5 15-11 20-18v-68c-5-8-11-14-20-18-9-5-17-7-26-7-15 0-27 5-36 16s-13 25-13 42c0 19 5 33 14 44 9 10 21 16 35 16zM5259 225l75-225h18l-75 225zM5437 223c-18 0-33-4-46-11s-23-15-29-24l15-17c6 9 15 15 25 21 10 4 22 7 34 7 16 0 28-4 37-10 9-8 13-17 13-30s-5-22-14-28c-9-7-22-10-39-10h-13-9v-24h9 13c15 0 27-3 36-9s13-15 13-26c0-10-4-19-13-26-9-6-20-10-34-10-21 0-40 9-56 26l-14-17c17-21 42-32 72-32 22 0 39 5 52 16 13 10 20 23 20 40 0 13-5 24-13 33-9 9-20 14-33 17 13 1 25 6 35 16 9 10 14 22 14 37 0 18-7 33-21 44-13 11-31 17-54 17zM5546 219v-21c38-30 63-52 77-65 14-14 25-26 31-37 7-11 10-21 10-31 0-12-4-21-12-28s-19-11-32-11c-25 0-44 9-58 27l-16-17c8-10 19-19 32-25 13-5 27-8 42-8 20 0 37 5 51 17 13 11 20 26 20 45 0 17-7 35-22 54-14 19-41 45-81 76h104v24zM5802 222c-25 0-44-8-59-25l13-20c6 6 12 12 19 16s16 6 27 6c18 0 32-8 43-23s16-36 16-61v-5-4c-6 10-15 18-26 24-12 6-23 9-34 9-21 0-37-6-50-18s-19-29-19-49 7-37 20-50c14-13 32-20 54-20 25 0 45 10 60 29 14 20 22 47 22 81 0 33-8 61-24 81-15 19-36 29-62 29zM5807 117c11 0 21-3 30-9 10-6 17-13 23-23-2-19-8-33-17-43-10-11-22-16-36-16s-26 4-35 13-14 19-14 32c0 14 5 25 14 34 8 8 20 12 35 12zM6015 219v-54h-101v-23l91-136h36v135h30v24h-30v54zM6015 31l-75 110h75zM6138 219v-178l-34 36-16-16 52-55h24v213zM6286 223c-25 0-45-11-59-31-15-20-22-47-22-80s7-59 22-79 34-30 59-30c16 0 31 4 43 14 12 9 21 22 28 39 6 17 10 36 10 56s-4 40-10 57c-7 17-16 30-28 39-12 10-26 15-43 15zM6286 199c17 0 30-8 39-23 10-15 15-37 15-64s-5-48-15-63c-9-15-22-23-39-23s-30 8-40 23-14 36-14 63 4 49 14 64c9 15 23 23 40 23zM6383 225l75-225h19l-76 225z">
          <text:p/>
        </draw:path>
        <draw:polygon draw:style-name="gr113" draw:text-style-name="P114" draw:layer="layout" svg:width="0cm" svg:height="0.385cm" svg:x="6.738cm" svg:y="13.638cm" svg:viewBox="0 0 0 386" draw:points="0,0 0,386">
          <text:p/>
        </draw:polygon>
      </draw:page>
      <draw:page draw:name="page8" draw:style-name="dp1" draw:master-page-name="master-page3">
        <draw:polygon draw:style-name="gr1" draw:text-style-name="P1" draw:layer="layout" svg:width="2.48cm" svg:height="2.48cm" svg:x="0cm" svg:y="0cm" svg:viewBox="0 0 2481 2481" draw:points="0,0 0,2481 2481,0">
          <text:p/>
        </draw:polygon>
        <draw:polygon draw:style-name="gr1" draw:text-style-name="P1" draw:layer="layout" svg:width="3.72cm" svg:height="3.72cm" svg:x="0cm" svg:y="0cm" svg:viewBox="0 0 3721 3721" draw:points="2481,0 0,2481 0,3721 3721,0">
          <text:p/>
        </draw:polygon>
        <draw:polygon draw:style-name="gr1" draw:text-style-name="P1" draw:layer="layout" svg:width="4.34cm" svg:height="4.34cm" svg:x="0cm" svg:y="0cm" svg:viewBox="0 0 4341 4341" draw:points="3721,0 0,3721 0,4341 4341,0">
          <text:p/>
        </draw:polygon>
        <draw:polygon draw:style-name="gr1" draw:text-style-name="P1" draw:layer="layout" svg:width="4.65cm" svg:height="4.65cm" svg:x="0cm" svg:y="0cm" svg:viewBox="0 0 4651 4651" draw:points="4341,0 0,4341 0,4651 4651,0">
          <text:p/>
        </draw:polygon>
        <draw:polygon draw:style-name="gr2" draw:text-style-name="P2" draw:layer="layout" svg:width="4.96cm" svg:height="4.96cm" svg:x="0cm" svg:y="0cm" svg:viewBox="0 0 4961 4961" draw:points="4651,0 0,4651 0,4961 4961,0">
          <text:p/>
        </draw:polygon>
        <draw:polygon draw:style-name="gr3" draw:text-style-name="P3" draw:layer="layout" svg:width="5.271cm" svg:height="5.27cm" svg:x="0cm" svg:y="0cm" svg:viewBox="0 0 5272 5271" draw:points="4961,0 0,4961 0,5271 5272,0">
          <text:p/>
        </draw:polygon>
        <draw:polygon draw:style-name="gr4" draw:text-style-name="P4" draw:layer="layout" svg:width="5.581cm" svg:height="5.581cm" svg:x="0cm" svg:y="0cm" svg:viewBox="0 0 5582 5582" draw:points="5272,0 0,5271 0,5582 5582,0">
          <text:p/>
        </draw:polygon>
        <draw:polygon draw:style-name="gr4" draw:text-style-name="P4" draw:layer="layout" svg:width="5.891cm" svg:height="5.891cm" svg:x="0cm" svg:y="0cm" svg:viewBox="0 0 5892 5892" draw:points="5582,0 0,5582 0,5892 5892,0">
          <text:p/>
        </draw:polygon>
        <draw:polygon draw:style-name="gr5" draw:text-style-name="P5" draw:layer="layout" svg:width="6.201cm" svg:height="6.201cm" svg:x="0cm" svg:y="0cm" svg:viewBox="0 0 6202 6202" draw:points="5892,0 0,5892 0,6202 6202,0">
          <text:p/>
        </draw:polygon>
        <draw:polygon draw:style-name="gr6" draw:text-style-name="P6" draw:layer="layout" svg:width="6.511cm" svg:height="6.511cm" svg:x="0cm" svg:y="0cm" svg:viewBox="0 0 6512 6512" draw:points="6202,0 0,6202 0,6512 6512,0">
          <text:p/>
        </draw:polygon>
        <draw:polygon draw:style-name="gr7" draw:text-style-name="P7" draw:layer="layout" svg:width="6.821cm" svg:height="6.821cm" svg:x="0cm" svg:y="0cm" svg:viewBox="0 0 6822 6822" draw:points="6512,0 0,6512 0,6822 6822,0">
          <text:p/>
        </draw:polygon>
        <draw:polygon draw:style-name="gr8" draw:text-style-name="P8" draw:layer="layout" svg:width="7.131cm" svg:height="7.131cm" svg:x="0cm" svg:y="0cm" svg:viewBox="0 0 7132 7132" draw:points="6822,0 0,6822 0,7132 7132,0">
          <text:p/>
        </draw:polygon>
        <draw:polygon draw:style-name="gr10" draw:text-style-name="P10" draw:layer="layout" svg:width="7.441cm" svg:height="7.441cm" svg:x="0cm" svg:y="0cm" svg:viewBox="0 0 7442 7442" draw:points="7132,0 0,7132 0,7442 7442,0">
          <text:p/>
        </draw:polygon>
        <draw:polygon draw:style-name="gr11" draw:text-style-name="P11" draw:layer="layout" svg:width="7.751cm" svg:height="7.751cm" svg:x="0cm" svg:y="0cm" svg:viewBox="0 0 7752 7752" draw:points="7442,0 0,7442 0,7752 7752,0">
          <text:p/>
        </draw:polygon>
        <draw:polygon draw:style-name="gr11" draw:text-style-name="P11" draw:layer="layout" svg:width="8.061cm" svg:height="8.061cm" svg:x="0cm" svg:y="0cm" svg:viewBox="0 0 8062 8062" draw:points="7752,0 0,7752 0,8062 8062,0">
          <text:p/>
        </draw:polygon>
        <draw:polygon draw:style-name="gr12" draw:text-style-name="P12" draw:layer="layout" svg:width="8.371cm" svg:height="8.371cm" svg:x="0cm" svg:y="0cm" svg:viewBox="0 0 8372 8372" draw:points="8062,0 0,8062 0,8372 8372,0">
          <text:p/>
        </draw:polygon>
        <draw:polygon draw:style-name="gr13" draw:text-style-name="P13" draw:layer="layout" svg:width="8.681cm" svg:height="8.681cm" svg:x="0cm" svg:y="0cm" svg:viewBox="0 0 8682 8682" draw:points="8372,0 0,8372 0,8682 8682,0">
          <text:p/>
        </draw:polygon>
        <draw:polygon draw:style-name="gr14" draw:text-style-name="P14" draw:layer="layout" svg:width="8.991cm" svg:height="8.991cm" svg:x="0cm" svg:y="0cm" svg:viewBox="0 0 8992 8992" draw:points="8682,0 0,8682 0,8992 8992,0">
          <text:p/>
        </draw:polygon>
        <draw:polygon draw:style-name="gr15" draw:text-style-name="P15" draw:layer="layout" svg:width="9.301cm" svg:height="9.301cm" svg:x="0cm" svg:y="0cm" svg:viewBox="0 0 9302 9302" draw:points="8992,0 0,8992 0,9302 9302,0">
          <text:p/>
        </draw:polygon>
        <draw:polygon draw:style-name="gr16" draw:text-style-name="P16" draw:layer="layout" svg:width="9.611cm" svg:height="9.611cm" svg:x="0cm" svg:y="0cm" svg:viewBox="0 0 9612 9612" draw:points="9302,0 0,9302 0,9612 9612,0">
          <text:p/>
        </draw:polygon>
        <draw:polygon draw:style-name="gr17" draw:text-style-name="P17" draw:layer="layout" svg:width="9.921cm" svg:height="9.921cm" svg:x="0cm" svg:y="0cm" svg:viewBox="0 0 9922 9922" draw:points="9612,0 0,9612 0,9922 9922,0">
          <text:p/>
        </draw:polygon>
        <draw:polygon draw:style-name="gr18" draw:text-style-name="P18" draw:layer="layout" svg:width="10.231cm" svg:height="10.231cm" svg:x="0cm" svg:y="0cm" svg:viewBox="0 0 10232 10232" draw:points="9922,0 0,9922 0,10232 10232,0">
          <text:p/>
        </draw:polygon>
        <draw:polygon draw:style-name="gr19" draw:text-style-name="P19" draw:layer="layout" svg:width="10.542cm" svg:height="10.541cm" svg:x="0cm" svg:y="0cm" svg:viewBox="0 0 10543 10542" draw:points="10232,0 0,10232 0,10542 10543,0">
          <text:p/>
        </draw:polygon>
        <draw:polygon draw:style-name="gr20" draw:text-style-name="P20" draw:layer="layout" svg:width="10.852cm" svg:height="10.852cm" svg:x="0cm" svg:y="0cm" svg:viewBox="0 0 10853 10853" draw:points="10543,0 0,10542 0,10853 10853,0">
          <text:p/>
        </draw:polygon>
        <draw:polygon draw:style-name="gr21" draw:text-style-name="P21" draw:layer="layout" svg:width="11.162cm" svg:height="11.162cm" svg:x="0cm" svg:y="0cm" svg:viewBox="0 0 11163 11163" draw:points="10853,0 0,10853 0,11163 11163,0">
          <text:p/>
        </draw:polygon>
        <draw:polygon draw:style-name="gr22" draw:text-style-name="P22" draw:layer="layout" svg:width="11.472cm" svg:height="11.472cm" svg:x="0cm" svg:y="0cm" svg:viewBox="0 0 11473 11473" draw:points="11163,0 0,11163 0,11473 11473,0">
          <text:p/>
        </draw:polygon>
        <draw:polygon draw:style-name="gr23" draw:text-style-name="P23" draw:layer="layout" svg:width="11.782cm" svg:height="11.782cm" svg:x="0cm" svg:y="0cm" svg:viewBox="0 0 11783 11783" draw:points="11473,0 0,11473 0,11783 11783,0">
          <text:p/>
        </draw:polygon>
        <draw:polygon draw:style-name="gr117" draw:text-style-name="P119" draw:layer="layout" svg:width="12.092cm" svg:height="12.092cm" svg:x="0cm" svg:y="0cm" svg:viewBox="0 0 12093 12093" draw:points="11783,0 0,11783 0,12093 12093,0">
          <text:p/>
        </draw:polygon>
        <draw:polygon draw:style-name="gr25" draw:text-style-name="P25" draw:layer="layout" svg:width="12.402cm" svg:height="12.402cm" svg:x="0cm" svg:y="0cm" svg:viewBox="0 0 12403 12403" draw:points="12093,0 0,12093 0,12403 12403,0">
          <text:p/>
        </draw:polygon>
        <draw:polygon draw:style-name="gr118" draw:text-style-name="P120" draw:layer="layout" svg:width="12.712cm" svg:height="12.712cm" svg:x="0cm" svg:y="0cm" svg:viewBox="0 0 12713 12713" draw:points="12403,0 0,12403 0,12713 12713,0">
          <text:p/>
        </draw:polygon>
        <draw:polygon draw:style-name="gr26" draw:text-style-name="P26" draw:layer="layout" svg:width="13.022cm" svg:height="13.022cm" svg:x="0cm" svg:y="0cm" svg:viewBox="0 0 13023 13023" draw:points="12713,0 0,12713 0,13023 13023,0">
          <text:p/>
        </draw:polygon>
        <draw:polygon draw:style-name="gr27" draw:text-style-name="P27" draw:layer="layout" svg:width="13.332cm" svg:height="13.332cm" svg:x="0cm" svg:y="0cm" svg:viewBox="0 0 13333 13333" draw:points="13023,0 0,13023 0,13333 13333,0">
          <text:p/>
        </draw:polygon>
        <draw:polygon draw:style-name="gr28" draw:text-style-name="P28" draw:layer="layout" svg:width="13.642cm" svg:height="13.642cm" svg:x="0cm" svg:y="0cm" svg:viewBox="0 0 13643 13643" draw:points="13333,0 0,13333 0,13643 13643,0">
          <text:p/>
        </draw:polygon>
        <draw:polygon draw:style-name="gr30" draw:text-style-name="P30" draw:layer="layout" svg:width="13.952cm" svg:height="13.952cm" svg:x="0cm" svg:y="0cm" svg:viewBox="0 0 13953 13953" draw:points="13643,0 0,13643 0,13953 13953,0">
          <text:p/>
        </draw:polygon>
        <draw:polygon draw:style-name="gr119" draw:text-style-name="P121" draw:layer="layout" svg:width="14.262cm" svg:height="14.262cm" svg:x="0cm" svg:y="0cm" svg:viewBox="0 0 14263 14263" draw:points="13953,0 0,13953 0,14263 14263,0">
          <text:p/>
        </draw:polygon>
        <draw:polygon draw:style-name="gr32" draw:text-style-name="P32" draw:layer="layout" svg:width="14.287cm" svg:height="14.287cm" svg:x="0cm" svg:y="0cm" svg:viewBox="0 0 14288 14288" draw:points="14263,0 0,14263 0,14288 14288,0">
          <text:p/>
        </draw:polygon>
        <draw:polygon draw:style-name="gr32" draw:text-style-name="P32" draw:layer="layout" svg:width="14.572cm" svg:height="14.287cm" svg:x="0cm" svg:y="0cm" svg:viewBox="0 0 14573 14288" draw:points="14288,0 0,14288 285,14288 14573,0">
          <text:p/>
        </draw:polygon>
        <draw:polygon draw:style-name="gr32" draw:text-style-name="P32" draw:layer="layout" svg:width="14.597cm" svg:height="14.287cm" svg:x="0.285cm" svg:y="0cm" svg:viewBox="0 0 14598 14288" draw:points="14288,0 0,14288 310,14288 14598,0">
          <text:p/>
        </draw:polygon>
        <draw:polygon draw:style-name="gr33" draw:text-style-name="P33" draw:layer="layout" svg:width="14.597cm" svg:height="14.287cm" svg:x="0.595cm" svg:y="0cm" svg:viewBox="0 0 14598 14288" draw:points="14288,0 0,14288 310,14288 14598,0">
          <text:p/>
        </draw:polygon>
        <draw:polygon draw:style-name="gr34" draw:text-style-name="P34" draw:layer="layout" svg:width="14.597cm" svg:height="14.287cm" svg:x="0.905cm" svg:y="0cm" svg:viewBox="0 0 14598 14288" draw:points="14288,0 0,14288 310,14288 14598,0">
          <text:p/>
        </draw:polygon>
        <draw:polygon draw:style-name="gr35" draw:text-style-name="P35" draw:layer="layout" svg:width="14.598cm" svg:height="14.287cm" svg:x="1.215cm" svg:y="0cm" svg:viewBox="0 0 14599 14288" draw:points="14288,0 0,14288 310,14288 14599,0">
          <text:p/>
        </draw:polygon>
        <draw:polygon draw:style-name="gr120" draw:text-style-name="P122" draw:layer="layout" svg:width="14.598cm" svg:height="14.287cm" svg:x="1.525cm" svg:y="0cm" svg:viewBox="0 0 14599 14288" draw:points="14289,0 0,14288 310,14288 14599,0">
          <text:p/>
        </draw:polygon>
        <draw:polygon draw:style-name="gr37" draw:text-style-name="P37" draw:layer="layout" svg:width="14.598cm" svg:height="14.287cm" svg:x="1.835cm" svg:y="0cm" svg:viewBox="0 0 14599 14288" draw:points="14289,0 0,14288 310,14288 14599,0">
          <text:p/>
        </draw:polygon>
        <draw:polygon draw:style-name="gr38" draw:text-style-name="P38" draw:layer="layout" svg:width="14.598cm" svg:height="14.287cm" svg:x="2.145cm" svg:y="0cm" svg:viewBox="0 0 14599 14288" draw:points="14289,0 0,14288 310,14288 14599,0">
          <text:p/>
        </draw:polygon>
        <draw:polygon draw:style-name="gr39" draw:text-style-name="P39" draw:layer="layout" svg:width="14.598cm" svg:height="14.287cm" svg:x="2.455cm" svg:y="0cm" svg:viewBox="0 0 14599 14288" draw:points="14289,0 0,14288 310,14288 14599,0">
          <text:p/>
        </draw:polygon>
        <draw:polygon draw:style-name="gr121" draw:text-style-name="P123" draw:layer="layout" svg:width="14.598cm" svg:height="14.287cm" svg:x="2.765cm" svg:y="0cm" svg:viewBox="0 0 14599 14288" draw:points="14289,0 0,14288 310,14288 14599,0">
          <text:p/>
        </draw:polygon>
        <draw:polygon draw:style-name="gr40" draw:text-style-name="P40" draw:layer="layout" svg:width="14.598cm" svg:height="14.287cm" svg:x="3.075cm" svg:y="0cm" svg:viewBox="0 0 14599 14288" draw:points="14289,0 0,14288 310,14288 14599,0">
          <text:p/>
        </draw:polygon>
        <draw:polygon draw:style-name="gr41" draw:text-style-name="P41" draw:layer="layout" svg:width="14.598cm" svg:height="14.287cm" svg:x="3.385cm" svg:y="0cm" svg:viewBox="0 0 14599 14288" draw:points="14289,0 0,14288 310,14288 14599,0">
          <text:p/>
        </draw:polygon>
        <draw:polygon draw:style-name="gr42" draw:text-style-name="P42" draw:layer="layout" svg:width="14.598cm" svg:height="14.287cm" svg:x="3.695cm" svg:y="0cm" svg:viewBox="0 0 14599 14288" draw:points="14289,0 0,14288 310,14288 14599,0">
          <text:p/>
        </draw:polygon>
        <draw:polygon draw:style-name="gr43" draw:text-style-name="P43" draw:layer="layout" svg:width="14.598cm" svg:height="14.287cm" svg:x="4.005cm" svg:y="0cm" svg:viewBox="0 0 14599 14288" draw:points="14289,0 0,14288 310,14288 14599,0">
          <text:p/>
        </draw:polygon>
        <draw:polygon draw:style-name="gr44" draw:text-style-name="P44" draw:layer="layout" svg:width="14.598cm" svg:height="14.287cm" svg:x="4.315cm" svg:y="0cm" svg:viewBox="0 0 14599 14288" draw:points="14289,0 0,14288 311,14288 14599,0">
          <text:p/>
        </draw:polygon>
        <draw:polygon draw:style-name="gr45" draw:text-style-name="P45" draw:layer="layout" svg:width="14.597cm" svg:height="14.287cm" svg:x="4.626cm" svg:y="0cm" svg:viewBox="0 0 14598 14288" draw:points="14288,0 0,14288 310,14288 14598,0">
          <text:p/>
        </draw:polygon>
        <draw:polygon draw:style-name="gr45" draw:text-style-name="P45" draw:layer="layout" svg:width="14.597cm" svg:height="14.287cm" svg:x="4.936cm" svg:y="0cm" svg:viewBox="0 0 14598 14288" draw:points="14288,0 0,14288 310,14288 14598,0">
          <text:p/>
        </draw:polygon>
        <draw:polygon draw:style-name="gr46" draw:text-style-name="P46" draw:layer="layout" svg:width="14.597cm" svg:height="14.287cm" svg:x="5.246cm" svg:y="0cm" svg:viewBox="0 0 14598 14288" draw:points="14288,0 0,14288 310,14288 14598,0">
          <text:p/>
        </draw:polygon>
        <draw:polygon draw:style-name="gr47" draw:text-style-name="P47" draw:layer="layout" svg:width="14.597cm" svg:height="14.287cm" svg:x="5.556cm" svg:y="0cm" svg:viewBox="0 0 14598 14288" draw:points="14288,0 0,14288 310,14288 14598,0">
          <text:p/>
        </draw:polygon>
        <draw:polygon draw:style-name="gr48" draw:text-style-name="P48" draw:layer="layout" svg:width="14.597cm" svg:height="14.287cm" svg:x="5.866cm" svg:y="0cm" svg:viewBox="0 0 14598 14288" draw:points="14288,0 0,14288 310,14288 14598,0">
          <text:p/>
        </draw:polygon>
        <draw:polygon draw:style-name="gr49" draw:text-style-name="P49" draw:layer="layout" svg:width="14.597cm" svg:height="14.287cm" svg:x="6.176cm" svg:y="0cm" svg:viewBox="0 0 14598 14288" draw:points="14288,0 0,14288 310,14288 14598,0">
          <text:p/>
        </draw:polygon>
        <draw:polygon draw:style-name="gr50" draw:text-style-name="P50" draw:layer="layout" svg:width="14.598cm" svg:height="14.287cm" svg:x="6.486cm" svg:y="0cm" svg:viewBox="0 0 14599 14288" draw:points="14288,0 0,14288 310,14288 14599,0">
          <text:p/>
        </draw:polygon>
        <draw:polygon draw:style-name="gr51" draw:text-style-name="P51" draw:layer="layout" svg:width="14.598cm" svg:height="14.287cm" svg:x="6.796cm" svg:y="0cm" svg:viewBox="0 0 14599 14288" draw:points="14289,0 0,14288 310,14288 14599,0">
          <text:p/>
        </draw:polygon>
        <draw:polygon draw:style-name="gr51" draw:text-style-name="P51" draw:layer="layout" svg:width="14.598cm" svg:height="14.287cm" svg:x="7.106cm" svg:y="0cm" svg:viewBox="0 0 14599 14288" draw:points="14289,0 0,14288 311,14288 14599,0">
          <text:p/>
        </draw:polygon>
        <draw:polygon draw:style-name="gr52" draw:text-style-name="P52" draw:layer="layout" svg:width="14.598cm" svg:height="14.287cm" svg:x="7.416cm" svg:y="0cm" svg:viewBox="0 0 14599 14288" draw:points="14288,0 0,14288 310,14288 14599,0">
          <text:p/>
        </draw:polygon>
        <draw:polygon draw:style-name="gr54" draw:text-style-name="P54" draw:layer="layout" svg:width="14.598cm" svg:height="14.287cm" svg:x="7.726cm" svg:y="0cm" svg:viewBox="0 0 14599 14288" draw:points="14289,0 0,14288 310,14288 14599,0">
          <text:p/>
        </draw:polygon>
        <draw:polygon draw:style-name="gr55" draw:text-style-name="P55" draw:layer="layout" svg:width="14.598cm" svg:height="14.287cm" svg:x="8.036cm" svg:y="0cm" svg:viewBox="0 0 14599 14288" draw:points="14289,0 0,14288 310,14288 14599,0">
          <text:p/>
        </draw:polygon>
        <draw:polygon draw:style-name="gr56" draw:text-style-name="P56" draw:layer="layout" svg:width="14.598cm" svg:height="14.287cm" svg:x="8.346cm" svg:y="0cm" svg:viewBox="0 0 14599 14288" draw:points="14289,0 0,14288 310,14288 14599,0">
          <text:p/>
        </draw:polygon>
        <draw:polygon draw:style-name="gr57" draw:text-style-name="P57" draw:layer="layout" svg:width="14.598cm" svg:height="14.287cm" svg:x="8.656cm" svg:y="0cm" svg:viewBox="0 0 14599 14288" draw:points="14289,0 0,14288 310,14288 14599,0">
          <text:p/>
        </draw:polygon>
        <draw:polygon draw:style-name="gr58" draw:text-style-name="P58" draw:layer="layout" svg:width="14.598cm" svg:height="14.287cm" svg:x="8.966cm" svg:y="0cm" svg:viewBox="0 0 14599 14288" draw:points="14289,0 0,14288 310,14288 14599,0">
          <text:p/>
        </draw:polygon>
        <draw:polygon draw:style-name="gr122" draw:text-style-name="P124" draw:layer="layout" svg:width="14.598cm" svg:height="14.287cm" svg:x="9.276cm" svg:y="0cm" svg:viewBox="0 0 14599 14288" draw:points="14289,0 0,14288 310,14288 14599,0">
          <text:p/>
        </draw:polygon>
        <draw:polygon draw:style-name="gr59" draw:text-style-name="P59" draw:layer="layout" svg:width="14.598cm" svg:height="14.287cm" svg:x="9.586cm" svg:y="0cm" svg:viewBox="0 0 14599 14288" draw:points="14289,0 0,14288 311,14288 14599,0">
          <text:p/>
        </draw:polygon>
        <draw:polygon draw:style-name="gr60" draw:text-style-name="P60" draw:layer="layout" svg:width="14.597cm" svg:height="14.287cm" svg:x="9.897cm" svg:y="0cm" svg:viewBox="0 0 14598 14288" draw:points="14288,0 0,14288 310,14288 14598,0">
          <text:p/>
        </draw:polygon>
        <draw:polygon draw:style-name="gr61" draw:text-style-name="P61" draw:layer="layout" svg:width="14.597cm" svg:height="14.287cm" svg:x="10.207cm" svg:y="0cm" svg:viewBox="0 0 14598 14288" draw:points="14288,0 0,14288 310,14288 14598,0">
          <text:p/>
        </draw:polygon>
        <draw:polygon draw:style-name="gr62" draw:text-style-name="P62" draw:layer="layout" svg:width="14.597cm" svg:height="14.287cm" svg:x="10.517cm" svg:y="0cm" svg:viewBox="0 0 14598 14288" draw:points="14288,0 0,14288 310,14288 14598,0">
          <text:p/>
        </draw:polygon>
        <draw:polygon draw:style-name="gr63" draw:text-style-name="P63" draw:layer="layout" svg:width="14.573cm" svg:height="14.287cm" svg:x="10.827cm" svg:y="0cm" svg:viewBox="0 0 14574 14288" draw:points="14288,0 0,14288 285,14288 14574,0">
          <text:p/>
        </draw:polygon>
        <draw:polygon draw:style-name="gr63" draw:text-style-name="P63" draw:layer="layout" svg:width="14.288cm" svg:height="14.287cm" svg:x="11.112cm" svg:y="0cm" svg:viewBox="0 0 14289 14288" draw:points="14289,0 0,14288 25,14288 14289,24">
          <text:p/>
        </draw:polygon>
        <draw:polygon draw:style-name="gr64" draw:text-style-name="P64" draw:layer="layout" svg:width="14.263cm" svg:height="14.263cm" svg:x="11.137cm" svg:y="0.024cm" svg:viewBox="0 0 14264 14264" draw:points="14264,0 0,14264 310,14264 14264,310">
          <text:p/>
        </draw:polygon>
        <draw:polygon draw:style-name="gr65" draw:text-style-name="P65" draw:layer="layout" svg:width="13.953cm" svg:height="13.953cm" svg:x="11.447cm" svg:y="0.334cm" svg:viewBox="0 0 13954 13954" draw:points="13954,0 0,13954 310,13954 13954,310">
          <text:p/>
        </draw:polygon>
        <draw:polygon draw:style-name="gr65" draw:text-style-name="P65" draw:layer="layout" svg:width="13.643cm" svg:height="13.643cm" svg:x="11.757cm" svg:y="0.644cm" svg:viewBox="0 0 13644 13644" draw:points="13644,0 0,13644 310,13644 13644,311">
          <text:p/>
        </draw:polygon>
        <draw:polygon draw:style-name="gr123" draw:text-style-name="P125" draw:layer="layout" svg:width="13.333cm" svg:height="13.332cm" svg:x="12.067cm" svg:y="0.955cm" svg:viewBox="0 0 13334 13333" draw:points="13334,0 0,13333 310,13333 13334,310">
          <text:p/>
        </draw:polygon>
        <draw:polygon draw:style-name="gr67" draw:text-style-name="P67" draw:layer="layout" svg:width="13.023cm" svg:height="13.022cm" svg:x="12.377cm" svg:y="1.265cm" svg:viewBox="0 0 13024 13023" draw:points="13024,0 0,13023 310,13023 13024,310">
          <text:p/>
        </draw:polygon>
        <draw:polygon draw:style-name="gr69" draw:text-style-name="P69" draw:layer="layout" svg:width="12.713cm" svg:height="12.712cm" svg:x="12.687cm" svg:y="1.575cm" svg:viewBox="0 0 12714 12713" draw:points="12714,0 0,12713 310,12713 12714,310">
          <text:p/>
        </draw:polygon>
        <draw:polygon draw:style-name="gr70" draw:text-style-name="P70" draw:layer="layout" svg:width="12.403cm" svg:height="12.402cm" svg:x="12.997cm" svg:y="1.885cm" svg:viewBox="0 0 12404 12403" draw:points="12404,0 0,12403 310,12403 12404,310">
          <text:p/>
        </draw:polygon>
        <draw:polygon draw:style-name="gr71" draw:text-style-name="P71" draw:layer="layout" svg:width="12.093cm" svg:height="12.092cm" svg:x="13.307cm" svg:y="2.195cm" svg:viewBox="0 0 12094 12093" draw:points="12094,0 0,12093 310,12093 12094,310">
          <text:p/>
        </draw:polygon>
        <draw:polygon draw:style-name="gr124" draw:text-style-name="P126" draw:layer="layout" svg:width="11.783cm" svg:height="11.782cm" svg:x="13.617cm" svg:y="2.505cm" svg:viewBox="0 0 11784 11783" draw:points="11784,0 0,11783 310,11783 11784,310">
          <text:p/>
        </draw:polygon>
        <draw:polygon draw:style-name="gr72" draw:text-style-name="P72" draw:layer="layout" svg:width="11.473cm" svg:height="11.472cm" svg:x="13.927cm" svg:y="2.815cm" svg:viewBox="0 0 11474 11473" draw:points="11474,0 0,11473 310,11473 11474,310">
          <text:p/>
        </draw:polygon>
        <draw:polygon draw:style-name="gr73" draw:text-style-name="P73" draw:layer="layout" svg:width="11.163cm" svg:height="11.162cm" svg:x="14.237cm" svg:y="3.125cm" svg:viewBox="0 0 11164 11163" draw:points="11164,0 0,11163 310,11163 11164,310">
          <text:p/>
        </draw:polygon>
        <draw:polygon draw:style-name="gr74" draw:text-style-name="P74" draw:layer="layout" svg:width="10.853cm" svg:height="10.852cm" svg:x="14.547cm" svg:y="3.435cm" svg:viewBox="0 0 10854 10853" draw:points="10854,0 0,10853 310,10853 10854,310">
          <text:p/>
        </draw:polygon>
        <draw:polygon draw:style-name="gr75" draw:text-style-name="P75" draw:layer="layout" svg:width="10.543cm" svg:height="10.542cm" svg:x="14.857cm" svg:y="3.745cm" svg:viewBox="0 0 10544 10543" draw:points="10544,0 0,10543 311,10543 10544,310">
          <text:p/>
        </draw:polygon>
        <draw:polygon draw:style-name="gr76" draw:text-style-name="P76" draw:layer="layout" svg:width="10.232cm" svg:height="10.232cm" svg:x="15.168cm" svg:y="4.055cm" svg:viewBox="0 0 10233 10233" draw:points="10233,0 0,10233 311,10233 10233,310">
          <text:p/>
        </draw:polygon>
        <draw:polygon draw:style-name="gr77" draw:text-style-name="P77" draw:layer="layout" svg:width="9.922cm" svg:height="9.922cm" svg:x="15.478cm" svg:y="4.365cm" svg:viewBox="0 0 9923 9923" draw:points="9923,0 0,9923 310,9923 9923,310">
          <text:p/>
        </draw:polygon>
        <draw:polygon draw:style-name="gr78" draw:text-style-name="P78" draw:layer="layout" svg:width="9.612cm" svg:height="9.612cm" svg:x="15.788cm" svg:y="4.675cm" svg:viewBox="0 0 9613 9613" draw:points="9613,0 0,9613 310,9613 9613,311">
          <text:p/>
        </draw:polygon>
        <draw:polygon draw:style-name="gr80" draw:text-style-name="P80" draw:layer="layout" svg:width="9.302cm" svg:height="9.302cm" svg:x="16.098cm" svg:y="4.985cm" svg:viewBox="0 0 9303 9303" draw:points="9303,0 0,9303 310,9303 9303,310">
          <text:p/>
        </draw:polygon>
        <draw:polygon draw:style-name="gr80" draw:text-style-name="P80" draw:layer="layout" svg:width="8.992cm" svg:height="8.992cm" svg:x="16.408cm" svg:y="5.295cm" svg:viewBox="0 0 8993 8993" draw:points="8993,0 0,8993 310,8993 8993,310">
          <text:p/>
        </draw:polygon>
        <draw:polygon draw:style-name="gr81" draw:text-style-name="P81" draw:layer="layout" svg:width="8.682cm" svg:height="8.682cm" svg:x="16.718cm" svg:y="5.605cm" svg:viewBox="0 0 8683 8683" draw:points="8683,0 0,8683 310,8683 8683,310">
          <text:p/>
        </draw:polygon>
        <draw:polygon draw:style-name="gr82" draw:text-style-name="P82" draw:layer="layout" svg:width="8.372cm" svg:height="8.372cm" svg:x="17.028cm" svg:y="5.915cm" svg:viewBox="0 0 8373 8373" draw:points="8373,0 0,8373 310,8373 8373,310">
          <text:p/>
        </draw:polygon>
        <draw:polygon draw:style-name="gr83" draw:text-style-name="P83" draw:layer="layout" svg:width="8.062cm" svg:height="8.062cm" svg:x="17.338cm" svg:y="6.225cm" svg:viewBox="0 0 8063 8063" draw:points="8063,0 0,8063 310,8063 8063,311">
          <text:p/>
        </draw:polygon>
        <draw:polygon draw:style-name="gr84" draw:text-style-name="P84" draw:layer="layout" svg:width="7.752cm" svg:height="7.751cm" svg:x="17.648cm" svg:y="6.536cm" svg:viewBox="0 0 7753 7752" draw:points="7753,0 0,7752 310,7752 7753,310">
          <text:p/>
        </draw:polygon>
        <draw:polygon draw:style-name="gr85" draw:text-style-name="P85" draw:layer="layout" svg:width="7.442cm" svg:height="7.441cm" svg:x="17.958cm" svg:y="6.846cm" svg:viewBox="0 0 7443 7442" draw:points="7443,0 0,7442 310,7442 7443,310">
          <text:p/>
        </draw:polygon>
        <draw:polygon draw:style-name="gr86" draw:text-style-name="P86" draw:layer="layout" svg:width="7.132cm" svg:height="7.131cm" svg:x="18.268cm" svg:y="7.156cm" svg:viewBox="0 0 7133 7132" draw:points="7133,0 0,7132 310,7132 7133,310">
          <text:p/>
        </draw:polygon>
        <draw:polygon draw:style-name="gr86" draw:text-style-name="P86" draw:layer="layout" svg:width="6.822cm" svg:height="6.821cm" svg:x="18.578cm" svg:y="7.466cm" svg:viewBox="0 0 6823 6822" draw:points="6823,0 0,6822 310,6822 6823,310">
          <text:p/>
        </draw:polygon>
        <draw:polygon draw:style-name="gr87" draw:text-style-name="P87" draw:layer="layout" svg:width="6.512cm" svg:height="6.511cm" svg:x="18.888cm" svg:y="7.776cm" svg:viewBox="0 0 6513 6512" draw:points="6513,0 0,6512 310,6512 6513,310">
          <text:p/>
        </draw:polygon>
        <draw:polygon draw:style-name="gr125" draw:text-style-name="P127" draw:layer="layout" svg:width="6.202cm" svg:height="6.201cm" svg:x="19.198cm" svg:y="8.086cm" svg:viewBox="0 0 6203 6202" draw:points="6203,0 0,6202 310,6202 6203,310">
          <text:p/>
        </draw:polygon>
        <draw:polygon draw:style-name="gr90" draw:text-style-name="P90" draw:layer="layout" svg:width="5.892cm" svg:height="5.891cm" svg:x="19.508cm" svg:y="8.396cm" svg:viewBox="0 0 5893 5892" draw:points="5893,0 0,5892 310,5892 5893,310">
          <text:p/>
        </draw:polygon>
        <draw:polygon draw:style-name="gr91" draw:text-style-name="P91" draw:layer="layout" svg:width="5.582cm" svg:height="5.581cm" svg:x="19.818cm" svg:y="8.706cm" svg:viewBox="0 0 5583 5582" draw:points="5583,0 0,5582 310,5582 5583,310">
          <text:p/>
        </draw:polygon>
        <draw:polygon draw:style-name="gr92" draw:text-style-name="P92" draw:layer="layout" svg:width="5.272cm" svg:height="5.271cm" svg:x="20.128cm" svg:y="9.016cm" svg:viewBox="0 0 5273 5272" draw:points="5273,0 0,5272 311,5272 5273,310">
          <text:p/>
        </draw:polygon>
        <draw:polygon draw:style-name="gr93" draw:text-style-name="P93" draw:layer="layout" svg:width="4.961cm" svg:height="4.961cm" svg:x="20.439cm" svg:y="9.326cm" svg:viewBox="0 0 4962 4962" draw:points="4962,0 0,4962 310,4962 4962,310">
          <text:p/>
        </draw:polygon>
        <draw:polygon draw:style-name="gr93" draw:text-style-name="P93" draw:layer="layout" svg:width="4.651cm" svg:height="4.651cm" svg:x="20.749cm" svg:y="9.636cm" svg:viewBox="0 0 4652 4652" draw:points="4652,0 0,4652 311,4652 4652,310">
          <text:p/>
        </draw:polygon>
        <draw:polygon draw:style-name="gr94" draw:text-style-name="P94" draw:layer="layout" svg:width="4.341cm" svg:height="4.341cm" svg:x="21.059cm" svg:y="9.946cm" svg:viewBox="0 0 4342 4342" draw:points="4342,0 0,4342 310,4342 4342,310">
          <text:p/>
        </draw:polygon>
        <draw:polygon draw:style-name="gr95" draw:text-style-name="P95" draw:layer="layout" svg:width="4.031cm" svg:height="4.031cm" svg:x="21.369cm" svg:y="10.256cm" svg:viewBox="0 0 4032 4032" draw:points="4032,0 0,4032 310,4032 4032,310">
          <text:p/>
        </draw:polygon>
        <draw:polygon draw:style-name="gr96" draw:text-style-name="P96" draw:layer="layout" svg:width="3.721cm" svg:height="3.721cm" svg:x="21.679cm" svg:y="10.566cm" svg:viewBox="0 0 3722 3722" draw:points="3722,0 0,3722 310,3722 3722,310">
          <text:p/>
        </draw:polygon>
        <draw:polygon draw:style-name="gr97" draw:text-style-name="P97" draw:layer="layout" svg:width="3.411cm" svg:height="3.411cm" svg:x="21.989cm" svg:y="10.876cm" svg:viewBox="0 0 3412 3412" draw:points="3412,0 0,3412 311,3412 3412,310">
          <text:p/>
        </draw:polygon>
        <draw:polygon draw:style-name="gr98" draw:text-style-name="P98" draw:layer="layout" svg:width="3.101cm" svg:height="3.101cm" svg:x="22.299cm" svg:y="11.186cm" svg:viewBox="0 0 3102 3102" draw:points="3102,0 0,3102 310,3102 3102,310">
          <text:p/>
        </draw:polygon>
        <draw:polygon draw:style-name="gr99" draw:text-style-name="P99" draw:layer="layout" svg:width="2.791cm" svg:height="2.791cm" svg:x="22.609cm" svg:y="11.496cm" svg:viewBox="0 0 2792 2792" draw:points="2792,0 0,2792 310,2792 2792,311">
          <text:p/>
        </draw:polygon>
        <draw:polygon draw:style-name="gr101" draw:text-style-name="P101" draw:layer="layout" svg:width="2.481cm" svg:height="2.48cm" svg:x="22.919cm" svg:y="11.807cm" svg:viewBox="0 0 2482 2481" draw:points="2482,0 0,2481 310,2481 2482,310">
          <text:p/>
        </draw:polygon>
        <draw:polygon draw:style-name="gr101" draw:text-style-name="P101" draw:layer="layout" svg:width="2.171cm" svg:height="2.17cm" svg:x="23.229cm" svg:y="12.117cm" svg:viewBox="0 0 2172 2171" draw:points="2172,0 0,2171 310,2171 2172,310">
          <text:p/>
        </draw:polygon>
        <draw:polygon draw:style-name="gr102" draw:text-style-name="P102" draw:layer="layout" svg:width="1.861cm" svg:height="1.86cm" svg:x="23.539cm" svg:y="12.427cm" svg:viewBox="0 0 1862 1861" draw:points="1862,0 0,1861 310,1861 1862,310">
          <text:p/>
        </draw:polygon>
        <draw:polygon draw:style-name="gr103" draw:text-style-name="P103" draw:layer="layout" svg:width="1.551cm" svg:height="1.55cm" svg:x="23.849cm" svg:y="12.737cm" svg:viewBox="0 0 1552 1551" draw:points="1552,0 0,1551 311,1551 1552,310">
          <text:p/>
        </draw:polygon>
        <draw:polygon draw:style-name="gr104" draw:text-style-name="P104" draw:layer="layout" svg:width="1.241cm" svg:height="1.24cm" svg:x="24.159cm" svg:y="13.047cm" svg:viewBox="0 0 1242 1241" draw:points="1242,0 0,1241 311,1241 1242,310">
          <text:p/>
        </draw:polygon>
        <draw:polygon draw:style-name="gr105" draw:text-style-name="P105" draw:layer="layout" svg:width="0.931cm" svg:height="0.93cm" svg:x="24.469cm" svg:y="13.357cm" svg:viewBox="0 0 932 931" draw:points="932,0 0,931 311,931 932,311">
          <text:p/>
        </draw:polygon>
        <draw:polygon draw:style-name="gr106" draw:text-style-name="P106" draw:layer="layout" svg:width="0.621cm" svg:height="0.62cm" svg:x="24.779cm" svg:y="13.667cm" svg:viewBox="0 0 622 621" draw:points="622,0 0,621 310,621 622,311">
          <text:p/>
        </draw:polygon>
        <draw:polygon draw:style-name="gr107" draw:text-style-name="P107" draw:layer="layout" svg:width="0.311cm" svg:height="0.31cm" svg:x="25.089cm" svg:y="13.977cm" svg:viewBox="0 0 312 311" draw:points="312,0 0,311 312,311">
          <text:p/>
        </draw:polygon>
        <draw:polygon draw:style-name="gr108" draw:text-style-name="P108" draw:layer="layout" svg:width="2.505cm" svg:height="0.532cm" svg:x="20.854cm" svg:y="12.801cm" svg:viewBox="0 0 2506 533" draw:points="0,0 2506,0 2506,533 0,533">
          <text:p/>
        </draw:polygon>
        <draw:frame draw:style-name="gr109" draw:text-style-name="P109" draw:layer="layout" svg:width="2.504cm" svg:height="0.53cm" svg:x="20.855cm" svg:y="12.802cm">
          <draw:image xlink:href="Pictures/100002010000014500000045B2009FA7E7BDC1DD.png" xlink:type="simple" xlink:show="embed" xlink:actuate="onLoad">
            <text:p/>
          </draw:image>
        </draw:frame>
        <draw:polygon draw:style-name="gr108" draw:text-style-name="P108" draw:layer="layout" svg:width="25.399cm" svg:height="2.091cm" svg:x="0cm" svg:y="6.209cm" svg:viewBox="0 0 25400 2092" draw:points="0,0 25400,0 25400,2092 0,2092">
          <text:p/>
        </draw:polygon>
        <draw:path draw:style-name="gr110" draw:text-style-name="P110" draw:layer="layout" svg:width="14.777cm" svg:height="0.973cm" svg:x="5.302cm" svg:y="6.607cm" svg:viewBox="0 0 14778 974" svg:d="M501 974c-146 0-266-46-360-138-94-93-141-210-141-350 0-92 22-175 65-250 44-76 104-134 182-174 77-42 161-62 254-62 173 0 304 77 393 230l-172 85c-20-39-49-71-89-98-39-26-83-39-132-39-86 0-157 29-212 88-56 59-83 132-83 220 0 92 28 166 84 225 57 57 127 86 211 86 49 0 93-13 132-39 40-26 69-59 89-99l172 84c-89 154-220 231-393 231zM1471 958v-526h-282v526h-179v-683h641v683zM2239 958v-71c-50 58-122 87-217 87-66 0-122-20-168-62s-69-97-69-163c0-68 21-121 65-161s101-61 172-61c99 0 171 28 217 84v-92c0-35-14-62-41-83-28-21-64-31-109-31-76 0-143 27-200 80l-68-120c83-71 182-107 299-107 96 0 170 23 221 67 51 45 77 109 77 191v442zM2095 853c66 0 114-20 144-59v-85c-30-40-78-60-144-60-37 0-67 9-93 27-24 19-37 44-37 77 0 32 13 57 37 74 26 17 56 26 93 26zM2913 974c-107 0-194-33-261-101s-100-154-100-258c0-102 33-187 100-255s154-102 261-102c70 0 126 13 170 38 44 26 77 54 100 85l-117 110c-33-49-82-74-145-74-54 0-99 19-133 55s-51 84-51 143 17 108 51 145 79 55 133 55c62 0 110-24 145-73l117 108c-23 32-56 61-100 86-44 26-100 38-170 38zM3300 958v-683h179v412l281-412h180v683h-179v-429l-289 429zM4434 815c53 0 95-19 127-57s48-87 48-146c0-54-16-100-49-138-32-38-74-57-126-57-50 0-91 19-124 55s-49 83-49 140c0 61 16 110 48 148 32 36 73 55 125 55zM4434 974c-108 0-195-35-261-106s-99-165-99-284c0-159 29-280 86-363 58-84 147-133 268-148 103-15 154-34 154-57h186c0 96-94 157-283 183-141 20-223 77-245 170 56-74 133-111 232-111 92 0 169 34 230 102s92 152 92 254c0 104-33 190-100 258-66 68-153 102-260 102zM5248 974c-105 0-192-33-259-101s-101-154-101-258c0-103 34-189 101-256s154-101 259-101c106 0 192 34 260 101 67 67 101 153 101 256 0 106-34 191-101 259-68 67-154 100-260 100zM5248 815c52 0 94-19 126-55 33-38 49-87 49-145 0-56-16-103-49-141-32-38-74-57-126-57-50 0-91 19-124 55s-49 84-49 143c0 60 16 109 49 146 33 36 74 54 124 54zM6352 974c-140 0-245-36-318-108l82-111c60 51 139 77 236 77 46 0 81-7 105-20 24-14 36-32 36-53 0-51-51-78-153-78h-139v-138h139c93 0 140-24 140-73 0-21-13-38-38-50-26-13-58-19-99-19-88 0-159 25-212 77l-87-106c75-75 175-112 298-112 103 0 183 16 240 49 56 33 84 78 84 137 0 41-17 77-52 106s-77 47-125 55c57 5 103 23 138 54 36 32 53 68 53 109 0 61-30 111-89 148-60 38-140 56-239 56zM7224 958v-71c-50 58-122 87-216 87-66 0-122-20-168-62s-69-97-69-163c0-68 21-121 65-161s101-61 172-61c98 0 170 28 216 84v-92c0-35-14-62-41-83-28-21-64-31-109-31-75 0-142 27-199 80l-68-120c83-71 182-107 298-107 96 0 169 23 221 67 51 45 77 109 77 191v442zM7080 853c66 0 114-20 144-59v-85c-30-40-78-60-144-60-36 0-67 9-92 27-24 19-37 44-37 77 0 32 13 57 37 74 25 17 56 26 92 26zM7942 958v-683h431c65 0 116 17 154 50 37 34 56 75 56 125 0 41-12 75-34 102-23 26-50 44-82 53 37 9 68 28 93 59 24 31 37 67 37 109 0 52-18 95-54 131s-88 54-157 54zM8342 811c22 0 39-6 52-17s19-27 19-47c0-17-6-31-19-44-12-14-29-20-52-20h-221v128zM8337 536c20 0 35-5 46-16 12-11 17-25 17-41s-5-30-17-41c-11-11-26-16-46-16h-216v114zM8769 958v-683h179v252h282v-252h179v683h-179v-274h-282v274zM9587 958v-683h179v412l281-412h181v683h-180v-429l-289 429zM11032 958v-445l-182 445h-82l-184-445v445h-179v-683h236l168 406 165-406h237v683zM11798 958v-71c-50 58-122 87-216 87-66 0-122-20-168-62s-69-97-69-163c0-68 22-121 66-161 43-40 101-61 171-61 98 0 170 28 216 84v-92c0-35-14-62-41-83s-63-31-109-31c-75 0-141 27-199 80l-67-120c82-71 182-107 297-107 96 0 170 23 221 67 51 45 77 109 77 191v442zM11654 853c66 0 114-20 144-59v-85c-30-40-78-60-144-60-36 0-66 9-91 27-25 19-37 44-37 77 0 32 12 57 37 74s55 26 91 26zM12155 958v-683h179v252h282v-252h180v683h-180v-274h-282v274zM12973 958v-683h179v412l281-412h181v683h-179v-429l-290 429zM14112 974c-107 0-195-33-263-99-67-66-101-153-101-260 0-102 33-187 101-255 67-68 151-102 251-102 101 0 183 35 247 104 63 69 95 159 95 271v40h-507c6 44 26 81 59 113 34 30 79 46 138 46 28 0 59-6 94-17 35-12 64-29 88-51l79 116c-34 31-76 55-126 71-50 15-102 23-155 23zM14269 551c-3-45-20-81-52-109-30-28-69-41-117-41-46 0-85 14-115 42-30 29-48 65-52 108zM14585 650l-30-634h216l-28 634zM14664 972c-32 0-59-12-81-34-21-23-32-49-32-79 0-31 11-58 33-80 22-23 49-34 80-34s57 11 80 34c22 22 34 49 34 80 0 30-12 56-34 79-23 22-49 34-80 3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erif" svg:font-family="'Liberation Serif'"/>
    <style:font-face style:name="ProximaNova" svg:font-family="ProximaNova"/>
    <style:font-face style:name="ProximaNovaular" svg:font-family="ProximaNovaular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_5f_" style:display-name="master-page3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7-07T15:29:48.688946914</dc:date>
    <meta:editing-duration>PT5M30S</meta:editing-duration>
    <meta:editing-cycles>1</meta:editing-cycles>
    <meta:document-statistic meta:object-count="362"/>
    <meta:generator>LibreOffice/6.0.7.3$Linux_X86_64 LibreOffice_project/00m0$Build-3</meta:generator>
  </office:meta>
</office:document-meta>
</file>